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9cm"/>
    </style:style>
    <style:style style:name="co2" style:family="table-column">
      <style:table-column-properties fo:break-before="auto" style:column-width="3.528cm"/>
    </style:style>
    <style:style style:name="co3" style:family="table-column">
      <style:table-column-properties fo:break-before="auto" style:column-width="25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2.579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5.528cm" fo:break-before="auto" style:use-optimal-row-height="true"/>
    </style:style>
    <style:style style:name="ro7" style:family="table-row">
      <style:table-row-properties style:row-height="5.106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4.685cm" fo:break-before="auto" style:use-optimal-row-height="true"/>
    </style:style>
    <style:style style:name="ro13" style:family="table-row">
      <style:table-row-properties style:row-height="6.369cm" fo:break-before="auto" style:use-optimal-row-height="true"/>
    </style:style>
    <style:style style:name="ro14" style:family="table-row">
      <style:table-row-properties style:row-height="21.087cm" fo:break-before="auto" style:use-optimal-row-height="true"/>
    </style:style>
    <style:style style:name="ro15" style:family="table-row">
      <style:table-row-properties style:row-height="4.263cm" fo:break-before="auto" style:use-optimal-row-height="true"/>
    </style:style>
    <style:style style:name="ro16" style:family="table-row">
      <style:table-row-properties style:row-height="6.791cm" fo:break-before="auto" style:use-optimal-row-height="true"/>
    </style:style>
    <style:style style:name="ro17" style:family="table-row">
      <style:table-row-properties style:row-height="5.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hyphenate="true"/>
    </style:style>
  </office:automatic-styles>
  <office:body>
    <office:spreadsheet>
      <table:table table:name="Tabelle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1"/>
        <table:table-column table:style-name="co4" table:number-columns-repeated="2" table:default-cell-style-name="Default"/>
        <table:table-row table:style-name="ro1">
          <table:table-cell office:value-type="string">
            <text:p>comment_id</text:p>
          </table:table-cell>
          <table:table-cell office:value-type="string">
            <text:p>avg_sent</text:p>
          </table:table-cell>
          <table:table-cell office:value-type="string">
            <text:p>body</text:p>
          </table:table-cell>
          <table:table-cell office:value-type="string">
            <text:p>Label</text:p>
          </table:table-cell>
          <table:table-cell office:value-type="string">
            <text:p>Kommentar</text:p>
          </table:table-cell>
        </table:table-row>
        <table:table-row table:style-name="ro2">
          <table:table-cell office:value-type="float" office:value="7765253">
            <text:p>7765253</text:p>
          </table:table-cell>
          <table:table-cell office:value-type="string">
            <text:p>0.986044585704803</text:p>
          </table:table-cell>
          <table:table-cell office:value-type="string">
            <text:p>Bravo ! Auch ich freu mich mit meinen 46 Jahren <text:s/>jedes Jahr auf den letzten Sonntag im März wie ein Kind auf seinen Geburtstag. Kann es kaum erwarten aufzustehen an diesem Sonntag im Hinblick auf den langen Abend, und die Uhren vorzustellen. Es ist irgendwie wie der Geburtstag des kommenden Sommers. Einfach nur herrlich. Auch mein 10 jähriger Sohn liebt die Sommerzeit , am Abend noch schnell ins Freibad nach der Schule und im Juni die Leuchtkäfer und Junikäfer beim Abendspaziergang schwärmen <text:s/>sehen. Einfach ein Naturerlebnis pur ,auch für Kinder ! Viel besser als das Kind um 19 Uhr ins Bett stecken und die Eltern im Sonnenschein vor den Fernseher. Ein 3faches Daumen hoch ,AlWeMa !!</text:p>
            <text:p>Also bitte weiterhin die Sommerzeit wie gehabt im Sommerhalbjahr.</text:p>
          </table:table-cell>
          <table:table-cell office:value-type="float" office:value="1">
            <text:p>1</text:p>
          </table:table-cell>
          <table:table-cell/>
        </table:table-row>
        <table:table-row table:style-name="ro3">
          <table:table-cell office:value-type="float" office:value="7023162">
            <text:p>7023162</text:p>
          </table:table-cell>
          <table:table-cell office:value-type="string">
            <text:p>0.984491149584452</text:p>
          </table:table-cell>
          <table:table-cell office:value-type="string">
            <text:p>Amazon ist ein großartiges Unternehmen! Sehr gut marktwirtschaftlich ausgerichtet und bietet einen Hammer Mehrwert für den Kunden. Ich hoffe Amazon macht noch weiter Druck auf den Einzelhandel und merzt diese Service Wüste in Deutschland endlich aus. </text:p>
            <text:p/>
          </table:table-cell>
          <table:table-cell office:value-type="float" office:value="1">
            <text:p>1</text:p>
          </table:table-cell>
          <table:table-cell/>
        </table:table-row>
        <table:table-row table:style-name="ro4">
          <table:table-cell office:value-type="float" office:value="11222530">
            <text:p>11222530</text:p>
          </table:table-cell>
          <table:table-cell office:value-type="string">
            <text:p>0.980709095795949</text:p>
          </table:table-cell>
          <table:table-cell office:value-type="string">
            <text:p>Großartig! Ich hoffe dasselbe für Kreuzfahrtschiffe, Fluglinien und vieles mehr. So kann ich mich sicher fühlen und endlich wieder aufs Konzert. Jetzt brauche ich nur noch meinen Impftermin.</text:p>
          </table:table-cell>
          <table:table-cell office:value-type="float" office:value="1">
            <text:p>1</text:p>
          </table:table-cell>
          <table:table-cell/>
        </table:table-row>
        <table:table-row table:style-name="ro3">
          <table:table-cell office:value-type="float" office:value="11382875">
            <text:p>11382875</text:p>
          </table:table-cell>
          <table:table-cell office:value-type="string">
            <text:p>0.980437556902568</text:p>
          </table:table-cell>
          <table:table-cell office:value-type="string">
            <text:p>Mega cool.</text:p>
            <text:p>Porsche ist einfach sehr emotional und bringt immer wieder top Autos heraus.</text:p>
            <text:p>Sowas soll sich auch nicht jeder leisten können.</text:p>
          </table:table-cell>
          <table:table-cell office:value-type="float" office:value="1">
            <text:p>1</text:p>
          </table:table-cell>
          <table:table-cell/>
        </table:table-row>
        <table:table-row table:style-name="ro1">
          <table:table-cell office:value-type="float" office:value="11422534">
            <text:p>11422534</text:p>
          </table:table-cell>
          <table:table-cell office:value-type="string">
            <text:p>0.97696441411972</text:p>
          </table:table-cell>
          <table:table-cell office:value-type="string">
            <text:p>Wunderbar, tolle Initiative, tolle Leute!</text:p>
          </table:table-cell>
          <table:table-cell office:value-type="float" office:value="1">
            <text:p>1</text:p>
          </table:table-cell>
          <table:table-cell/>
        </table:table-row>
        <table:table-row table:style-name="ro5">
          <table:table-cell office:value-type="float" office:value="5565176">
            <text:p>5565176</text:p>
          </table:table-cell>
          <table:table-cell office:value-type="string">
            <text:p>0.976692994435628</text:p>
          </table:table-cell>
          <table:table-cell office:value-type="string">
            <text:p>Wie berührend, mir laufen die Tränen, sehe das jetzt erst und wie ehrlich, so echt und so wahr !!!!</text:p>
            <text:p>Meinen Respekt für diese Familie, die in ihrem Schmerz noch solche aufrichtigen Worte findet und für viele andere, die das dort in Amerika erleben müssen. </text:p>
            <text:p>Ich wünsche ihnen, das sich dort zum Ende des Jahres vieles zum positiven verändert, auch wenn hoffentlich ein Joe Biden und eine K. Harris eine respektvollere, verantwortungsvollere Politik für alle Menschen dort führen werden. Ich drücke alle Daumen. </text:p>
          </table:table-cell>
          <table:table-cell office:value-type="float" office:value="1">
            <text:p>1</text:p>
          </table:table-cell>
          <table:table-cell/>
        </table:table-row>
        <table:table-row table:style-name="ro4">
          <table:table-cell office:value-type="float" office:value="7696723">
            <text:p>7696723</text:p>
          </table:table-cell>
          <table:table-cell office:value-type="string">
            <text:p>0.971325437227885</text:p>
          </table:table-cell>
          <table:table-cell office:value-type="string">
            <text:p>Hervorragend, ein guter Tag für die CDU !</text:p>
            <text:p>Ich hoffe, jetzt besinnen sich alle und wählen Friedrich Merz zum Vorsitzenden und stellen ihn als Kanzlerkandidaten auf.</text:p>
          </table:table-cell>
          <table:table-cell office:value-type="float" office:value="1">
            <text:p>1</text:p>
          </table:table-cell>
          <table:table-cell/>
        </table:table-row>
        <table:table-row table:style-name="ro4">
          <table:table-cell office:value-type="float" office:value="5651443">
            <text:p>5651443</text:p>
          </table:table-cell>
          <table:table-cell office:value-type="string">
            <text:p>0.971083382765452</text:p>
          </table:table-cell>
          <table:table-cell office:value-type="string">
            <text:p>Großartig! Das ist zum einen eine spaßige Wendung, aber zugleich eine der großen Wahrheiten ... die zahlreiche hochrangige (Ex-) Regierungsmitglieder schmerzhaft lernen mussten.</text:p>
          </table:table-cell>
          <table:table-cell office:value-type="float" office:value="1">
            <text:p>1</text:p>
          </table:table-cell>
          <table:table-cell office:value-type="string">
            <text:p>ambivalent (Themenabhängig)</text:p>
          </table:table-cell>
        </table:table-row>
        <table:table-row table:style-name="ro4">
          <table:table-cell office:value-type="float" office:value="11111383">
            <text:p>11111383</text:p>
          </table:table-cell>
          <table:table-cell office:value-type="string">
            <text:p>0.969499091307322</text:p>
          </table:table-cell>
          <table:table-cell office:value-type="string">
            <text:p>Das ist wie beim Bafög =&gt; fast jeder Euro fließt direkt in den Studienort. Da wird, ähnlich wie bei weniger wohlhabenden Familien, nicht gespart oder in Geldanlagen investiert, sondern direkt das reale Leben bezahlt. Für mich einer der besten Hebel um den Konsum direkt und schnell anzukurbeln.</text:p>
          </table:table-cell>
          <table:table-cell office:value-type="float" office:value="1">
            <text:p>1</text:p>
          </table:table-cell>
          <table:table-cell/>
        </table:table-row>
        <table:table-row table:style-name="ro1">
          <table:table-cell office:value-type="float" office:value="11365110">
            <text:p>11365110</text:p>
          </table:table-cell>
          <table:table-cell office:value-type="string">
            <text:p>0.969394425551097</text:p>
          </table:table-cell>
          <table:table-cell office:value-type="string">
            <text:p>absolut richtig! Und ich habe schon in vielen Bezirken der Stadt gewohnt. Auch im Wedding, Kreuzberg und SChöneberg.</text:p>
          </table:table-cell>
          <table:table-cell office:value-type="float" office:value="1">
            <text:p>1</text:p>
          </table:table-cell>
          <table:table-cell/>
        </table:table-row>
        <table:table-row table:style-name="ro1">
          <table:table-cell office:value-type="float" office:value="11366619">
            <text:p>11366619</text:p>
          </table:table-cell>
          <table:table-cell office:value-type="string">
            <text:p>0.969394425551097</text:p>
          </table:table-cell>
          <table:table-cell office:value-type="string">
            <text:p>absolut richtig! Und ich habe schon in vielen Bezirken der Stadt gewohnt. Auch im Wedding, Kreuzberg und SChöneberg.</text:p>
          </table:table-cell>
          <table:table-cell office:value-type="float" office:value="1">
            <text:p>1</text:p>
          </table:table-cell>
          <table:table-cell office:value-type="string">
            <text:p>wdh</text:p>
          </table:table-cell>
        </table:table-row>
        <table:table-row table:style-name="ro4">
          <table:table-cell office:value-type="float" office:value="8409376">
            <text:p>8409376</text:p>
          </table:table-cell>
          <table:table-cell office:value-type="string">
            <text:p>0.966714183489482</text:p>
          </table:table-cell>
          <table:table-cell office:value-type="string">
            <text:p>Laschet habe ich noch nie so überzeugend erlebt wie heute. Er wird sich in Geradlinigkeit üben, alle anderen Qualitäten hat er für sein neues Amt. Bin überrascht:)</text:p>
          </table:table-cell>
          <table:table-cell office:value-type="float" office:value="1">
            <text:p>1</text:p>
          </table:table-cell>
          <table:table-cell/>
        </table:table-row>
        <table:table-row table:style-name="ro3">
          <table:table-cell office:value-type="float" office:value="6098502">
            <text:p>6098502</text:p>
          </table:table-cell>
          <table:table-cell office:value-type="string">
            <text:p>0.965760707855225</text:p>
          </table:table-cell>
          <table:table-cell office:value-type="string">
            <text:p>Das Foto ist einfach wunderbar. Es zeigt den totalen Verfall der politischen Klasse und Trump hat den Schneid, das unverhohlen publik zu machen.</text:p>
            <text:p>Merz und Konsorten haben mindestens genau so viele Bohnen im Regal, würden sich ein solches Foto aber nicht trauen. Respekt Donald!</text:p>
            <text:p/>
          </table:table-cell>
          <table:table-cell office:value-type="float" office:value="1">
            <text:p>1</text:p>
          </table:table-cell>
          <table:table-cell office:value-type="string">
            <text:p>positiv über negatives</text:p>
          </table:table-cell>
        </table:table-row>
        <table:table-row table:style-name="ro1">
          <table:table-cell office:value-type="float" office:value="11332368">
            <text:p>11332368</text:p>
          </table:table-cell>
          <table:table-cell office:value-type="string">
            <text:p>0.965380827585856</text:p>
          </table:table-cell>
          <table:table-cell office:value-type="string">
            <text:p>Na endlich mal Tacheles. Dankeschön. Wunderbar gemacht!</text:p>
          </table:table-cell>
          <table:table-cell office:value-type="float" office:value="1">
            <text:p>1</text:p>
          </table:table-cell>
          <table:table-cell/>
        </table:table-row>
        <table:table-row table:style-name="ro3">
          <table:table-cell office:value-type="float" office:value="3999123">
            <text:p>3999123</text:p>
          </table:table-cell>
          <table:table-cell office:value-type="string">
            <text:p>0.964978456497192</text:p>
          </table:table-cell>
          <table:table-cell office:value-type="string">
            <text:p>Ich lebe seit 7 Jahren überwiegend vegan. <text:s/>Es ist das <text:s/>Beste, <text:s/>was ich mir jemals angetan habe. <text:s/>Seitdem habe ich quasi keine Erkrankungen mehr. Keine Erkältung, <text:s/>keine Kopfschmerzen , keine Wetterfühligkeit etc. Alles weg. </text:p>
            <text:p>Also Leute macht mit, go vegan </text:p>
          </table:table-cell>
          <table:table-cell office:value-type="float" office:value="1">
            <text:p>1</text:p>
          </table:table-cell>
          <table:table-cell/>
        </table:table-row>
        <table:table-row table:style-name="ro6">
          <table:table-cell office:value-type="float" office:value="4049832">
            <text:p>4049832</text:p>
          </table:table-cell>
          <table:table-cell office:value-type="string">
            <text:p>0.963859895865122</text:p>
          </table:table-cell>
          <table:table-cell office:value-type="string">
            <text:p>Standing ovations!</text:p>
            <text:p/>
            <text:p>Ein wirklich großer Wurf – eine rundum gelungene, einmalige Mischung aus tiefschwarzer Verwechslungskomödie und Krimi.</text:p>
            <text:p/>
            <text:p>Ich kann nur den Hut davor ziehen, wie es hier gelungen ist, die Elemente des Komödiantischen mit einer im Ganzen erstaunlich realistischen Krimihandlung zusammenzubringen. Natürlich kann man eine solche Handlung nicht ganz für bare Münze nehmen, aber es war eben nicht (wie ich nach den Vorbesprechungen befürchtet hatte) ein sinnfreier Phantasie-Film mit Klamauk um des Klamauks willen. Die satirische Darstellung der Verlogenheit hinter der bürgerlichen Fassade war großartig. So fühlte ich mich von der ersten bis zur letzten Sekunde bestens unterhalten, immer wieder zum Lachen gereizt und trotzdem ständig unter atemloser Spannung. Und das, obwohl ich den Film "Die Ferien des Monsieur Hulot" nicht kannte und mir auch nicht die Mühe gemacht habe, ihn mir in Vorbereitung auf den heutigen Tatort anzusehen.</text:p>
            <text:p/>
            <text:p>Für mich der beste Murot-Tatort seit "Im Schmerz geboren". 10 von 10 Punkten.</text:p>
            <text:p/>
          </table:table-cell>
          <table:table-cell office:value-type="float" office:value="1">
            <text:p>1</text:p>
          </table:table-cell>
          <table:table-cell/>
        </table:table-row>
        <table:table-row table:style-name="ro3">
          <table:table-cell office:value-type="float" office:value="5302665">
            <text:p>5302665</text:p>
          </table:table-cell>
          <table:table-cell office:value-type="string">
            <text:p>0.962145169576009</text:p>
          </table:table-cell>
          <table:table-cell office:value-type="string">
            <text:p>Bravo, Herr Laschet!!</text:p>
            <text:p>Mit gutem Beispiel voran - und auch noch formal juristisch korrekt!</text:p>
            <text:p>Echt überzeugend....</text:p>
          </table:table-cell>
          <table:table-cell office:value-type="float" office:value="1">
            <text:p>1</text:p>
          </table:table-cell>
          <table:table-cell/>
        </table:table-row>
        <table:table-row table:style-name="ro7">
          <table:table-cell office:value-type="float" office:value="11382910">
            <text:p>11382910</text:p>
          </table:table-cell>
          <table:table-cell office:value-type="string">
            <text:p>0.961717704931895</text:p>
          </table:table-cell>
          <table:table-cell office:value-type="string">
            <text:p>Einer der schönsten Urlaube meines Lebens.</text:p>
            <text:p/>
            <text:p>Mit Frau und zwei Kindern 3 Wochen auf der Mecklenburger Seenplatte verbracht.</text:p>
            <text:p/>
            <text:p>Man "schippert" so vor sich hin und wenn man eine schöne Stelle entdeckt hat, Anker raus, Schwimmen gehen oder angeln. Abends Lagerfeuer in der Feuerschale auf der Terrasse , Traumhaft.</text:p>
            <text:p/>
            <text:p>Das Boot war wie ein kleiner Bungalow auf dem Wasser, Bad mit Dusche, Küche, 2 Schlafzimmer, Wohnküche und zwei Terrassen.</text:p>
            <text:p/>
            <text:p>BunBo bei google eingeben.</text:p>
            <text:p/>
            <text:p>Besser kann man nicht "runter" kommen und sich erholen!</text:p>
          </table:table-cell>
          <table:table-cell office:value-type="float" office:value="1">
            <text:p>1</text:p>
          </table:table-cell>
          <table:table-cell/>
        </table:table-row>
        <table:table-row table:style-name="ro4">
          <table:table-cell office:value-type="float" office:value="11283637">
            <text:p>11283637</text:p>
          </table:table-cell>
          <table:table-cell office:value-type="string">
            <text:p>0.96066822608312</text:p>
          </table:table-cell>
          <table:table-cell office:value-type="string">
            <text:p>Aus Berliner Sicht ist Drahgi die perfekte Lösung. Viel besser als Conte den wir ja mit den Zuschüssen eigentlich an der Macht halten wollten. Alles richtig gemacht! </text:p>
          </table:table-cell>
          <table:table-cell office:value-type="float" office:value="1">
            <text:p>1</text:p>
          </table:table-cell>
          <table:table-cell/>
        </table:table-row>
        <table:table-row table:style-name="ro1">
          <table:table-cell office:value-type="float" office:value="11333828">
            <text:p>11333828</text:p>
          </table:table-cell>
          <table:table-cell office:value-type="string">
            <text:p>0.960172235965729</text:p>
          </table:table-cell>
          <table:table-cell office:value-type="string">
            <text:p>Schon gesehen und für toll empfunden. Endlich einmal Fernsehen wie es auch sein kann.</text:p>
          </table:table-cell>
          <table:table-cell office:value-type="float" office:value="1">
            <text:p>1</text:p>
          </table:table-cell>
          <table:table-cell/>
        </table:table-row>
        <table:table-row table:style-name="ro4">
          <table:table-cell office:value-type="float" office:value="6333816">
            <text:p>6333816</text:p>
          </table:table-cell>
          <table:table-cell office:value-type="string">
            <text:p>0.960028688112895</text:p>
          </table:table-cell>
          <table:table-cell office:value-type="string">
            <text:p>Hervorragende Arbeit. Vor einem Jahr hätten 100 Millionen noch nicht gereicht. <text:s/>Dazu 2 Top Talente zum 0 Preis. Persic günstig holen und dann noch mit Alaba verlängern und alle Hausaufgaben wurden gemacht. Für Thiago gibt es noch ein großes Schmerzensgeld. </text:p>
          </table:table-cell>
          <table:table-cell office:value-type="float" office:value="1">
            <text:p>1</text:p>
          </table:table-cell>
          <table:table-cell/>
        </table:table-row>
        <table:table-row table:style-name="ro1">
          <table:table-cell office:value-type="float" office:value="5364556">
            <text:p>5364556</text:p>
          </table:table-cell>
          <table:table-cell office:value-type="string">
            <text:p>0.959921300411224</text:p>
          </table:table-cell>
          <table:table-cell office:value-type="string">
            <text:p>Alle drei sind gute Kandidaten, Merz sogar absolut hervorragend. Die brauchen sich vor keiner Konkurrenz zu verstecken!</text:p>
          </table:table-cell>
          <table:table-cell office:value-type="float" office:value="1">
            <text:p>1</text:p>
          </table:table-cell>
          <table:table-cell/>
        </table:table-row>
        <table:table-row table:style-name="ro1">
          <table:table-cell office:value-type="float" office:value="4155429">
            <text:p>4155429</text:p>
          </table:table-cell>
          <table:table-cell office:value-type="string">
            <text:p>0.957120418548584</text:p>
          </table:table-cell>
          <table:table-cell office:value-type="string">
            <text:p>Frau Baerbock hat Herrn Merz sehr, sehr gut gekontert. Eine tolle Frau!</text:p>
          </table:table-cell>
          <table:table-cell office:value-type="float" office:value="1">
            <text:p>1</text:p>
          </table:table-cell>
          <table:table-cell/>
        </table:table-row>
        <table:table-row table:style-name="ro1">
          <table:table-cell office:value-type="float" office:value="4957897">
            <text:p>4957897</text:p>
          </table:table-cell>
          <table:table-cell office:value-type="string">
            <text:p>0.956920385360718</text:p>
          </table:table-cell>
          <table:table-cell office:value-type="string">
            <text:p>Großartig. Jetzt sollte es jeder begreifen der noch nicht verstanden hat was das Problem mit Merzens Aussage ist.</text:p>
          </table:table-cell>
          <table:table-cell office:value-type="float" office:value="1">
            <text:p>1</text:p>
          </table:table-cell>
          <table:table-cell office:value-type="string">
            <text:p>positiv über negatives</text:p>
          </table:table-cell>
        </table:table-row>
        <table:table-row table:style-name="ro5">
          <table:table-cell office:value-type="float" office:value="5864945">
            <text:p>5864945</text:p>
          </table:table-cell>
          <table:table-cell office:value-type="string">
            <text:p>0.956602017084757</text:p>
          </table:table-cell>
          <table:table-cell office:value-type="string">
            <text:p>Einfach super und ein Ausdruck der schon sehr besonderen Form der Demokratie in der BRD. Die Teilnahme an einer genehmigten Demonstration führt sofort zu Berufsverboten. Neben der in anderen Ländern schon sprichwörtlichen Meinungsfreiheit und einer besonders vielfältigen Meinungsbildung der BRD Presse ein weiteres Indiz einer lupenreinen Demokratie. Als deren Ausdruck folgen möglicherweise bald Umerziehungslager und Einzug des persönlichen Eigentums zugunsten der Staatskasse bei dem Wunsch die BRD zu verlassen, die Instalierung diverser Schnüffeldienste und Denunziatenplattformen gibt es ja schon. Schöne neue BRD Welt!</text:p>
          </table:table-cell>
          <table:table-cell office:value-type="string">
            <text:p>?</text:p>
          </table:table-cell>
          <table:table-cell office:value-type="string">
            <text:p>Ironie</text:p>
          </table:table-cell>
        </table:table-row>
        <table:table-row table:style-name="ro1">
          <table:table-cell office:value-type="float" office:value="6998440">
            <text:p>6998440</text:p>
          </table:table-cell>
          <table:table-cell office:value-type="string">
            <text:p>0.95648447672526</text:p>
          </table:table-cell>
          <table:table-cell office:value-type="string">
            <text:p>Sehr gut Herr Laschet. Dieses Land besteht nicht nur aus Corona Meldungen und kann nicht nur von Virologen regiert werden. Meine Stimme haben Sie. </text:p>
          </table:table-cell>
          <table:table-cell office:value-type="float" office:value="1">
            <text:p>1</text:p>
          </table:table-cell>
          <table:table-cell/>
        </table:table-row>
        <table:table-row table:style-name="ro4">
          <table:table-cell office:value-type="float" office:value="4965721">
            <text:p>4965721</text:p>
          </table:table-cell>
          <table:table-cell office:value-type="string">
            <text:p>0.956263959407806</text:p>
          </table:table-cell>
          <table:table-cell office:value-type="string">
            <text:p>Es passt einfach hervorragend in dieses denkwürdige Jahr, dass ein Merz plötzlich wieder aufpoppt und offenbar die größten Chancen auf den CDU-Vorsitz und somit die Kanzlerschaft hat.</text:p>
          </table:table-cell>
          <table:table-cell office:value-type="string">
            <text:p>?</text:p>
          </table:table-cell>
          <table:table-cell office:value-type="string">
            <text:p>Ironie</text:p>
          </table:table-cell>
        </table:table-row>
        <table:table-row table:style-name="ro3">
          <table:table-cell office:value-type="float" office:value="7084061">
            <text:p>7084061</text:p>
          </table:table-cell>
          <table:table-cell office:value-type="string">
            <text:p>0.955278098583221</text:p>
          </table:table-cell>
          <table:table-cell office:value-type="string">
            <text:p>Danke für diese so anschauliche wie realistische Urlaubsvision. Mich haben Sie überzeugt - das kann keiner wollen; und mir ist klargeworden, dass ich etwas anderes viel schmerzlicher vermisse als eine Ferienreise: Nach fünf ausgefallenen Geburtstags-, Tauf- und Sommerfesten würde ich so gerne wieder mit der Großfamilie um einen riesigen mit allem Guten gedeckten Tisch versammelt sitzen und feiern, erzählen, singen ... und alles mit "Anfassen".</text:p>
          </table:table-cell>
          <table:table-cell office:value-type="float" office:value="1">
            <text:p>1</text:p>
          </table:table-cell>
          <table:table-cell/>
        </table:table-row>
        <table:table-row table:style-name="ro1">
          <table:table-cell office:value-type="float" office:value="8409500">
            <text:p>8409500</text:p>
          </table:table-cell>
          <table:table-cell office:value-type="string">
            <text:p>0.955189208189646</text:p>
          </table:table-cell>
          <table:table-cell office:value-type="string">
            <text:p>Sehr gut, alles ist besser als Merz.</text:p>
          </table:table-cell>
          <table:table-cell office:value-type="float" office:value="1">
            <text:p>1</text:p>
          </table:table-cell>
          <table:table-cell/>
        </table:table-row>
        <table:table-row table:style-name="ro1">
          <table:table-cell office:value-type="float" office:value="4723289">
            <text:p>4723289</text:p>
          </table:table-cell>
          <table:table-cell office:value-type="string">
            <text:p>0.954063236713409</text:p>
          </table:table-cell>
          <table:table-cell office:value-type="string">
            <text:p>Sehr gut. Bleiben Sie in NRW und danken Sie MP Laschet für seine Lockerungen.</text:p>
          </table:table-cell>
          <table:table-cell office:value-type="float" office:value="1">
            <text:p>1</text:p>
          </table:table-cell>
          <table:table-cell/>
        </table:table-row>
        <table:table-row table:style-name="ro4">
          <table:table-cell office:value-type="float" office:value="7721129">
            <text:p>7721129</text:p>
          </table:table-cell>
          <table:table-cell office:value-type="string">
            <text:p>0.953916966915131</text:p>
          </table:table-cell>
          <table:table-cell office:value-type="string">
            <text:p>Genau, um Gottes Willen, bloß nicht Merz! Der Mann hat sein Studium abgeschlossen, hat gearbeitet und das auch noch überaus erfolgreich. So einer darf niemals Kanzler werden! Lieber der Kevin oder die Annalena, die haben immer so lustige Ideen wie BMW enteignen und so. Find ich voll toll! </text:p>
          </table:table-cell>
          <table:table-cell office:value-type="string">
            <text:p>?</text:p>
          </table:table-cell>
          <table:table-cell office:value-type="string">
            <text:p>Ironie</text:p>
          </table:table-cell>
        </table:table-row>
        <table:table-row table:style-name="ro4">
          <table:table-cell office:value-type="float" office:value="11389072">
            <text:p>11389072</text:p>
          </table:table-cell>
          <table:table-cell office:value-type="string">
            <text:p>0.953748285770416</text:p>
          </table:table-cell>
          <table:table-cell office:value-type="string">
            <text:p>Super! Am 3.2. ein Stimmungsbild von November/Dezember zu veröffentlichen, das ist schon spannend! Ist etwa genauso aussagekräftig, wie heute die Totenzahlen vom Dezember zu veröffentlichen. Herausragend!</text:p>
          </table:table-cell>
          <table:table-cell office:value-type="string">
            <text:p>?</text:p>
          </table:table-cell>
          <table:table-cell office:value-type="string">
            <text:p>Ironie</text:p>
          </table:table-cell>
        </table:table-row>
        <table:table-row table:style-name="ro8">
          <table:table-cell office:value-type="float" office:value="1367698">
            <text:p>1367698</text:p>
          </table:table-cell>
          <table:table-cell office:value-type="string">
            <text:p>0.95339423418045</text:p>
          </table:table-cell>
          <table:table-cell office:value-type="string">
            <text:p>Es sind wunderschöne Fotos, die sehr eindrucksvoll zeigen, was den Weg ins Leben ausmacht.</text:p>
            <text:p>Das sind Momente von unendlichem Schmerz, unglaublicher Kraft und so tief bewegender Emotionen und einer überwältigenden Liebe, die mit der Geburt wie eine Erlösung über einen kommt.</text:p>
            <text:p>Ich durfte das 3x erleben, muss aber sagen, das ich es für mich und meinen Mann und unsere Familie lieber immer nur bei uns lasse/n würde.</text:p>
          </table:table-cell>
          <table:table-cell office:value-type="float" office:value="1">
            <text:p>1</text:p>
          </table:table-cell>
          <table:table-cell/>
        </table:table-row>
        <table:table-row table:style-name="ro4">
          <table:table-cell office:value-type="float" office:value="4268774">
            <text:p>4268774</text:p>
          </table:table-cell>
          <table:table-cell office:value-type="string">
            <text:p>0.95326292514801</text:p>
          </table:table-cell>
          <table:table-cell office:value-type="string">
            <text:p>Herr Merz hat viel politischen Sachverstand, gute Kontakte in den den USA, er spricht hervorragend Englisch und ist in der Lage mit allen Großen dieser Welt auf Augenhöhe zu verhandeln. Mit Sicherheit der beste Kandidat im Interesse Deutschlands und Europas!! </text:p>
          </table:table-cell>
          <table:table-cell office:value-type="float" office:value="1">
            <text:p>1</text:p>
          </table:table-cell>
          <table:table-cell/>
        </table:table-row>
        <table:table-row table:style-name="ro5">
          <table:table-cell office:value-type="float" office:value="11422554">
            <text:p>11422554</text:p>
          </table:table-cell>
          <table:table-cell office:value-type="string">
            <text:p>0.953239301840464</text:p>
          </table:table-cell>
          <table:table-cell office:value-type="string">
            <text:p>Na endlich! Gratulation zu diesem mutigen und überaus wichtigem Schritt. Wir sind auf dem besten Weg uns von Fanatikern gängeln zu lassen, die die Erleuchtung offensichtlich verblendet hat. Und das nicht nur in der Wissenschaft. Die Gedanken sind frei, darfst nur nichts verraten... Es scheint vielen bis zum Hals zu stehen dieser elende moralische Absolutismus, der um sich greift wie ein Geschwür, die freie Meinungsäußerung unterdrückt, die deutsche Sprache massakriert und Andersdenkende bis hin zu physischer Gewalt auszuschalten trachtet. Ich freue mich, dass sich nun endlich die Vernünftigen und Freiheitsliebenden zu wehren beginnen. </text:p>
          </table:table-cell>
          <table:table-cell office:value-type="float" office:value="1">
            <text:p>1</text:p>
          </table:table-cell>
          <table:table-cell/>
        </table:table-row>
        <table:table-row table:style-name="ro4">
          <table:table-cell office:value-type="float" office:value="7633190">
            <text:p>7633190</text:p>
          </table:table-cell>
          <table:table-cell office:value-type="string">
            <text:p>0.952064752578735</text:p>
          </table:table-cell>
          <table:table-cell office:value-type="string">
            <text:p>"Merz ist altes, weißes Männerkonzentrat. Aufgetragen auf die wunden Seelen der selbsterklärten Leistungsträger."</text:p>
            <text:p>Wohl eine der besten und treffensten Formulierungen, die ich je in einer Kolumne lesen durfte.</text:p>
          </table:table-cell>
          <table:table-cell office:value-type="float" office:value="1">
            <text:p>1</text:p>
          </table:table-cell>
          <table:table-cell/>
        </table:table-row>
        <table:table-row table:style-name="ro9">
          <table:table-cell office:value-type="float" office:value="11111529">
            <text:p>11111529</text:p>
          </table:table-cell>
          <table:table-cell office:value-type="string">
            <text:p>0.951914111773173</text:p>
          </table:table-cell>
          <table:table-cell office:value-type="string">
            <text:p>Liebe Nutzerinnen und Nutzer,</text:p>
            <text:p/>
            <text:p>wir bedanken uns für Ihr Interesse an diesem Thema und freuen uns über eine sachliche und respektvolle Diskussion.</text:p>
            <text:p/>
            <text:p>Viele Grüße aus Hamburg</text:p>
            <text:p>Ihr Community-Team</text:p>
            <text:p/>
          </table:table-cell>
          <table:table-cell/>
          <table:table-cell office:value-type="string">
            <text:p>redaktionell</text:p>
          </table:table-cell>
        </table:table-row>
        <table:table-row table:style-name="ro4">
          <table:table-cell office:value-type="float" office:value="11351775">
            <text:p>11351775</text:p>
          </table:table-cell>
          <table:table-cell office:value-type="string">
            <text:p>0.951790432135264</text:p>
          </table:table-cell>
          <table:table-cell office:value-type="string">
            <text:p>Voll cool! Endlich wird dieses wichtige Thema aufgegriffen. Bitte dabei auch die Bedürfnisse der Wildtiere, Haustiere, Dorf- und Bergbewohnerinnen nicht vergessen. Auch sollten die besonderen Bedürfnisse der Veganerinnen aufgrund ihrer gesellschaftlichen Vorreiterfunktion separat gefördert werden!</text:p>
          </table:table-cell>
          <table:table-cell office:value-type="float" office:value="1">
            <text:p>1</text:p>
          </table:table-cell>
          <table:table-cell/>
        </table:table-row>
        <table:table-row table:style-name="ro8">
          <table:table-cell office:value-type="float" office:value="7093723">
            <text:p>7093723</text:p>
          </table:table-cell>
          <table:table-cell office:value-type="string">
            <text:p>0.95158980290095</text:p>
          </table:table-cell>
          <table:table-cell office:value-type="string">
            <text:p>Sehr gut.</text:p>
            <text:p>Deutschland hat tatsächlich prima die Krise gemeistert!</text:p>
            <text:p>Besonders die NRW.</text:p>
            <text:p>Danke, Laschet!</text:p>
          </table:table-cell>
          <table:table-cell office:value-type="float" office:value="1">
            <text:p>1</text:p>
          </table:table-cell>
          <table:table-cell/>
        </table:table-row>
        <table:table-row table:style-name="ro4">
          <table:table-cell office:value-type="float" office:value="7652043">
            <text:p>7652043</text:p>
          </table:table-cell>
          <table:table-cell office:value-type="string">
            <text:p>0.951268494129181</text:p>
          </table:table-cell>
          <table:table-cell office:value-type="string">
            <text:p>Röttgen ist die beste Option für alle. Kann sein, das die Hinterzimmerpolitik, mit Kaffeetrinken bei AKK als Erfüllungsgehilfe von AM das konterkariert. Einfach richtig wählen, auch abseits der CDU.</text:p>
          </table:table-cell>
          <table:table-cell office:value-type="float" office:value="1">
            <text:p>1</text:p>
          </table:table-cell>
          <table:table-cell/>
        </table:table-row>
        <table:table-row table:style-name="ro1">
          <table:table-cell office:value-type="float" office:value="286300">
            <text:p>286300</text:p>
          </table:table-cell>
          <table:table-cell office:value-type="string">
            <text:p>0.950539191563924</text:p>
          </table:table-cell>
          <table:table-cell office:value-type="string">
            <text:p>Merz, bester Mann!</text:p>
          </table:table-cell>
          <table:table-cell office:value-type="float" office:value="1">
            <text:p>1</text:p>
          </table:table-cell>
          <table:table-cell/>
        </table:table-row>
        <table:table-row table:style-name="ro3">
          <table:table-cell office:value-type="float" office:value="7462630">
            <text:p>7462630</text:p>
          </table:table-cell>
          <table:table-cell office:value-type="string">
            <text:p>0.950188338756561</text:p>
          </table:table-cell>
          <table:table-cell office:value-type="string">
            <text:p>Ich bin angenehm überrascht, Bayern macht es super.</text:p>
            <text:p>Da sollten sich alle anderen Politiker ein Beispiel nehmen. </text:p>
            <text:p>Besonders Herr Laschet der eiert nur rum. </text:p>
          </table:table-cell>
          <table:table-cell office:value-type="float" office:value="1">
            <text:p>1</text:p>
          </table:table-cell>
          <table:table-cell/>
        </table:table-row>
        <table:table-row table:style-name="ro1">
          <table:table-cell office:value-type="float" office:value="11283936">
            <text:p>11283936</text:p>
          </table:table-cell>
          <table:table-cell office:value-type="string">
            <text:p>0.949844241142273</text:p>
          </table:table-cell>
          <table:table-cell office:value-type="string">
            <text:p>Der Film wurde bereits letztes Jahr im öffentlichen Fernsehen...Arte glaube ich...gezeigt und ist absolut zu empfehlen!</text:p>
          </table:table-cell>
          <table:table-cell office:value-type="float" office:value="1">
            <text:p>1</text:p>
          </table:table-cell>
          <table:table-cell/>
        </table:table-row>
        <table:table-row table:style-name="ro1">
          <table:table-cell office:value-type="float" office:value="7678871">
            <text:p>7678871</text:p>
          </table:table-cell>
          <table:table-cell office:value-type="string">
            <text:p>0.949006934960683</text:p>
          </table:table-cell>
          <table:table-cell office:value-type="string">
            <text:p>Röttgen ist allemal besser als das was wir jetzt als CDU Führung haben!</text:p>
          </table:table-cell>
          <table:table-cell office:value-type="float" office:value="1">
            <text:p>1</text:p>
          </table:table-cell>
          <table:table-cell office:value-type="string">
            <text:p>ambivalent (Themenabhängig)</text:p>
          </table:table-cell>
        </table:table-row>
        <table:table-row table:style-name="ro9">
          <table:table-cell office:value-type="float" office:value="11365640">
            <text:p>11365640</text:p>
          </table:table-cell>
          <table:table-cell office:value-type="string">
            <text:p>0.948996841907501</text:p>
          </table:table-cell>
          <table:table-cell office:value-type="string">
            <text:p>Liebe Nutzerinnen und Nutzer, </text:p>
            <text:p/>
            <text:p>wir freuen uns sehr über die vielen Beiträge zu diesem Thema und möchten uns bei Ihnen für die konstruktiven Kommentare und die persönlichen Ansichten bedanken. </text:p>
            <text:p><text:s text:c="2"/></text:p>
            <text:p>Viele Grüße aus Hamburg </text:p>
            <text:p>Ihr Community-Team </text:p>
          </table:table-cell>
          <table:table-cell/>
          <table:table-cell office:value-type="string">
            <text:p>redaktionell</text:p>
          </table:table-cell>
        </table:table-row>
        <table:table-row table:style-name="ro9">
          <table:table-cell office:value-type="float" office:value="11362689">
            <text:p>11362689</text:p>
          </table:table-cell>
          <table:table-cell office:value-type="string">
            <text:p>0.948996841907501</text:p>
          </table:table-cell>
          <table:table-cell office:value-type="string">
            <text:p>Liebe Nutzerinnen und Nutzer, </text:p>
            <text:p/>
            <text:p>wir freuen uns sehr über die vielen Beiträge zu diesem Thema und möchten uns bei Ihnen für die konstruktiven Kommentare und die persönlichen Ansichten bedanken. </text:p>
            <text:p><text:s text:c="2"/></text:p>
            <text:p>Viele Grüße aus Hamburg </text:p>
            <text:p>Ihr Community-Team </text:p>
          </table:table-cell>
          <table:table-cell/>
          <table:table-cell office:value-type="string">
            <text:p>redaktionell</text:p>
          </table:table-cell>
        </table:table-row>
        <table:table-row table:style-name="ro9">
          <table:table-cell office:value-type="float" office:value="11383809">
            <text:p>11383809</text:p>
          </table:table-cell>
          <table:table-cell office:value-type="string">
            <text:p>0.948996841907501</text:p>
          </table:table-cell>
          <table:table-cell office:value-type="string">
            <text:p>Liebe Nutzerinnen und Nutzer, </text:p>
            <text:p/>
            <text:p>wir freuen uns sehr über die vielen Beiträge zu diesem Thema und möchten uns bei Ihnen für die konstruktiven Kommentare und die persönlichen Ansichten bedanken. </text:p>
            <text:p><text:s text:c="2"/></text:p>
            <text:p>Viele Grüße aus Hamburg </text:p>
            <text:p>Ihr Community-Team </text:p>
          </table:table-cell>
          <table:table-cell/>
          <table:table-cell office:value-type="string">
            <text:p>redaktionell</text:p>
          </table:table-cell>
        </table:table-row>
        <table:table-row table:style-name="ro9">
          <table:table-cell office:value-type="float" office:value="11353484">
            <text:p>11353484</text:p>
          </table:table-cell>
          <table:table-cell office:value-type="string">
            <text:p>0.948996841907501</text:p>
          </table:table-cell>
          <table:table-cell office:value-type="string">
            <text:p>Liebe Nutzerinnen und Nutzer, </text:p>
            <text:p/>
            <text:p>wir freuen uns sehr über die vielen Beiträge zu diesem Thema und möchten uns bei Ihnen für die konstruktiven Kommentare und die persönlichen Ansichten bedanken. </text:p>
            <text:p><text:s text:c="2"/></text:p>
            <text:p>Viele Grüße aus Hamburg </text:p>
            <text:p>Ihr Community-Team </text:p>
          </table:table-cell>
          <table:table-cell/>
          <table:table-cell office:value-type="string">
            <text:p>redaktionell</text:p>
          </table:table-cell>
        </table:table-row>
        <table:table-row table:style-name="ro9">
          <table:table-cell office:value-type="float" office:value="11364187">
            <text:p>11364187</text:p>
          </table:table-cell>
          <table:table-cell office:value-type="string">
            <text:p>0.948996841907501</text:p>
          </table:table-cell>
          <table:table-cell office:value-type="string">
            <text:p>Liebe Nutzerinnen und Nutzer, </text:p>
            <text:p/>
            <text:p>wir freuen uns sehr über die vielen Beiträge zu diesem Thema und möchten uns bei Ihnen für die konstruktiven Kommentare und die persönlichen Ansichten bedanken. </text:p>
            <text:p><text:s text:c="2"/></text:p>
            <text:p>Viele Grüße aus Hamburg </text:p>
            <text:p>Ihr Community-Team </text:p>
          </table:table-cell>
          <table:table-cell/>
          <table:table-cell office:value-type="string">
            <text:p>redaktionell</text:p>
          </table:table-cell>
        </table:table-row>
        <table:table-row table:style-name="ro9">
          <table:table-cell office:value-type="float" office:value="11366634">
            <text:p>11366634</text:p>
          </table:table-cell>
          <table:table-cell office:value-type="string">
            <text:p>0.948996841907501</text:p>
          </table:table-cell>
          <table:table-cell office:value-type="string">
            <text:p>Liebe Nutzerinnen und Nutzer, </text:p>
            <text:p/>
            <text:p>wir freuen uns sehr über die vielen Beiträge zu diesem Thema und möchten uns bei Ihnen für die konstruktiven Kommentare und die persönlichen Ansichten bedanken. </text:p>
            <text:p><text:s text:c="2"/></text:p>
            <text:p>Viele Grüße aus Hamburg </text:p>
            <text:p>Ihr Community-Team </text:p>
          </table:table-cell>
          <table:table-cell/>
          <table:table-cell office:value-type="string">
            <text:p>redaktionell</text:p>
          </table:table-cell>
        </table:table-row>
        <table:table-row table:style-name="ro9">
          <table:table-cell office:value-type="float" office:value="11363551">
            <text:p>11363551</text:p>
          </table:table-cell>
          <table:table-cell office:value-type="string">
            <text:p>0.948996841907501</text:p>
          </table:table-cell>
          <table:table-cell office:value-type="string">
            <text:p>Liebe Nutzerinnen und Nutzer, </text:p>
            <text:p/>
            <text:p>wir freuen uns sehr über die vielen Beiträge zu diesem Thema und möchten uns bei Ihnen für die konstruktiven Kommentare und die persönlichen Ansichten bedanken. </text:p>
            <text:p><text:s text:c="2"/></text:p>
            <text:p>Viele Grüße aus Hamburg </text:p>
            <text:p>Ihr Community-Team </text:p>
          </table:table-cell>
          <table:table-cell/>
          <table:table-cell office:value-type="string">
            <text:p>redaktionell</text:p>
          </table:table-cell>
        </table:table-row>
        <table:table-row table:style-name="ro9">
          <table:table-cell office:value-type="float" office:value="11365125">
            <text:p>11365125</text:p>
          </table:table-cell>
          <table:table-cell office:value-type="string">
            <text:p>0.948996841907501</text:p>
          </table:table-cell>
          <table:table-cell office:value-type="string">
            <text:p>Liebe Nutzerinnen und Nutzer, </text:p>
            <text:p/>
            <text:p>wir freuen uns sehr über die vielen Beiträge zu diesem Thema und möchten uns bei Ihnen für die konstruktiven Kommentare und die persönlichen Ansichten bedanken. </text:p>
            <text:p><text:s text:c="2"/></text:p>
            <text:p>Viele Grüße aus Hamburg </text:p>
            <text:p>Ihr Community-Team </text:p>
          </table:table-cell>
          <table:table-cell/>
          <table:table-cell office:value-type="string">
            <text:p>redaktionell</text:p>
          </table:table-cell>
        </table:table-row>
        <table:table-row table:style-name="ro9">
          <table:table-cell office:value-type="float" office:value="11355290">
            <text:p>11355290</text:p>
          </table:table-cell>
          <table:table-cell office:value-type="string">
            <text:p>0.948996841907501</text:p>
          </table:table-cell>
          <table:table-cell office:value-type="string">
            <text:p>Liebe Nutzerinnen und Nutzer, </text:p>
            <text:p/>
            <text:p>wir freuen uns sehr über die vielen Beiträge zu diesem Thema und möchten uns bei Ihnen für die konstruktiven Kommentare und die persönlichen Ansichten bedanken. </text:p>
            <text:p><text:s text:c="2"/></text:p>
            <text:p>Viele Grüße aus Hamburg </text:p>
            <text:p>Ihr Community-Team </text:p>
          </table:table-cell>
          <table:table-cell/>
          <table:table-cell office:value-type="string">
            <text:p>redaktionell</text:p>
          </table:table-cell>
        </table:table-row>
        <table:table-row table:style-name="ro9">
          <table:table-cell office:value-type="float" office:value="11365468">
            <text:p>11365468</text:p>
          </table:table-cell>
          <table:table-cell office:value-type="string">
            <text:p>0.948996841907501</text:p>
          </table:table-cell>
          <table:table-cell office:value-type="string">
            <text:p>Liebe Nutzerinnen und Nutzer, </text:p>
            <text:p/>
            <text:p>wir freuen uns sehr über die vielen Beiträge zu diesem Thema und möchten uns bei Ihnen für die konstruktiven Kommentare und die persönlichen Ansichten bedanken. </text:p>
            <text:p><text:s text:c="2"/></text:p>
            <text:p>Viele Grüße aus Hamburg </text:p>
            <text:p>Ihr Community-Team </text:p>
          </table:table-cell>
          <table:table-cell/>
          <table:table-cell office:value-type="string">
            <text:p>redaktionell</text:p>
          </table:table-cell>
        </table:table-row>
        <table:table-row table:style-name="ro9">
          <table:table-cell office:value-type="float" office:value="11362105">
            <text:p>11362105</text:p>
          </table:table-cell>
          <table:table-cell office:value-type="string">
            <text:p>0.948996841907501</text:p>
          </table:table-cell>
          <table:table-cell office:value-type="string">
            <text:p>Liebe Nutzerinnen und Nutzer, </text:p>
            <text:p/>
            <text:p>wir freuen uns sehr über die vielen Beiträge zu diesem Thema und möchten uns bei Ihnen für die konstruktiven Kommentare und die persönlichen Ansichten bedanken. </text:p>
            <text:p><text:s text:c="2"/></text:p>
            <text:p>Viele Grüße aus Hamburg </text:p>
            <text:p>Ihr Community-Team </text:p>
          </table:table-cell>
          <table:table-cell/>
          <table:table-cell office:value-type="string">
            <text:p>redaktionell</text:p>
          </table:table-cell>
        </table:table-row>
        <table:table-row table:style-name="ro4">
          <table:table-cell office:value-type="float" office:value="4957874">
            <text:p>4957874</text:p>
          </table:table-cell>
          <table:table-cell office:value-type="string">
            <text:p>0.948236326376597</text:p>
          </table:table-cell>
          <table:table-cell office:value-type="string">
            <text:p>Ich habe meine Teenager Jahre in den 1990ern verbracht. Das beste Jahrzent ever! Von daher ist das aus meiner subjektiven Sicht kein Argument, welches gegen Merz sprechen würde. Die 90er waren wirklich gut!</text:p>
          </table:table-cell>
          <table:table-cell office:value-type="float" office:value="1">
            <text:p>1</text:p>
          </table:table-cell>
          <table:table-cell/>
        </table:table-row>
        <table:table-row table:style-name="ro3">
          <table:table-cell office:value-type="float" office:value="372699">
            <text:p>372699</text:p>
          </table:table-cell>
          <table:table-cell office:value-type="string">
            <text:p>0.947958409786224</text:p>
          </table:table-cell>
          <table:table-cell office:value-type="string">
            <text:p>Der Raspi 4 mit iobroker ist ein Haus Automatisierungs Server par Excellence! Eine extrem aktive Benutzer/Entwickler Gemeinschaft bringt es zu Stande dass sich alle nur denkbaren und undenkbaren Geräte steuern und regeln lassen, unabhängig vom Hersteller. Das stellt so gut wie alle kommerziellen Lösungen locker in den Schatten. Und das auf einem Mini Rechner mit minimalem Stromverbrauch.</text:p>
          </table:table-cell>
          <table:table-cell office:value-type="float" office:value="1">
            <text:p>1</text:p>
          </table:table-cell>
          <table:table-cell/>
        </table:table-row>
        <table:table-row table:style-name="ro1">
          <table:table-cell office:value-type="float" office:value="11370162">
            <text:p>11370162</text:p>
          </table:table-cell>
          <table:table-cell office:value-type="string">
            <text:p>0.946966826915741</text:p>
          </table:table-cell>
          <table:table-cell office:value-type="string">
            <text:p>Hervorragende Entscheidung. <text:s/>Das wird sich markentechnisch bezahlt machen.</text:p>
          </table:table-cell>
          <table:table-cell office:value-type="float" office:value="1">
            <text:p>1</text:p>
          </table:table-cell>
          <table:table-cell/>
        </table:table-row>
        <table:table-row table:style-name="ro1">
          <table:table-cell office:value-type="float" office:value="8622312">
            <text:p>8622312</text:p>
          </table:table-cell>
          <table:table-cell office:value-type="string">
            <text:p>0.946784655253092</text:p>
          </table:table-cell>
          <table:table-cell office:value-type="string">
            <text:p>Merz for Kanzler. Der beste Mann in der CDU. </text:p>
          </table:table-cell>
          <table:table-cell office:value-type="float" office:value="1">
            <text:p>1</text:p>
          </table:table-cell>
          <table:table-cell/>
        </table:table-row>
        <table:table-row table:style-name="ro5">
          <table:table-cell office:value-type="float" office:value="8321856">
            <text:p>8321856</text:p>
          </table:table-cell>
          <table:table-cell office:value-type="string">
            <text:p>0.946711540222168</text:p>
          </table:table-cell>
          <table:table-cell office:value-type="string">
            <text:p>Merz - er ist einfach perfekt! Perfekt die angemessene Steuerschuld aufs Minimum runter zurechnen und seine Steuererklärungen als die eines armen Schluckers darzulegen, <text:s/>den Harmlosen in der Öffentlichkeit zugeben zu geben, die Super-/Reichen als hilfsbedürftige zu präsentiern (er verdient natürlich an Allem!), dass Dumme ist lediglich, dass er als Politiker ständig der Versager ist!</text:p>
            <text:p>Wenn er nicht so extremst missgünstig auf das Bisschen, was die Politikfiguren den Geringverdienern und Armen gerade noch zum Überleben gönnen, wäre, dann könnte man schon etwas Mitleid für ihn hegen.</text:p>
          </table:table-cell>
          <table:table-cell office:value-type="string">
            <text:p>?</text:p>
          </table:table-cell>
          <table:table-cell office:value-type="string">
            <text:p>Ironie</text:p>
          </table:table-cell>
        </table:table-row>
        <table:table-row table:style-name="ro1">
          <table:table-cell office:value-type="float" office:value="6287839">
            <text:p>6287839</text:p>
          </table:table-cell>
          <table:table-cell office:value-type="string">
            <text:p>0.946154773235321</text:p>
          </table:table-cell>
          <table:table-cell office:value-type="string">
            <text:p>Ich hab es noch nicht gelesen, keine Zeit, aber der Titel: "Die Ideen des Merz" ist einfach nur genial und hat mich sehr unterhalten. </text:p>
          </table:table-cell>
          <table:table-cell office:value-type="float" office:value="1">
            <text:p>1</text:p>
          </table:table-cell>
          <table:table-cell/>
        </table:table-row>
        <table:table-row table:style-name="ro1">
          <table:table-cell office:value-type="float" office:value="6144716">
            <text:p>6144716</text:p>
          </table:table-cell>
          <table:table-cell office:value-type="string">
            <text:p>0.943846007188161</text:p>
          </table:table-cell>
          <table:table-cell office:value-type="string">
            <text:p>Ich laufe, radle und schwimme. GYM ist die perfekte Ergänzung. Rückenschmerzen kenne ich nicht. Ich bin fast 60.</text:p>
          </table:table-cell>
          <table:table-cell office:value-type="float" office:value="1">
            <text:p>1</text:p>
          </table:table-cell>
          <table:table-cell/>
        </table:table-row>
        <table:table-row table:style-name="ro1">
          <table:table-cell office:value-type="float" office:value="4049084">
            <text:p>4049084</text:p>
          </table:table-cell>
          <table:table-cell office:value-type="string">
            <text:p>0.943701525529226</text:p>
          </table:table-cell>
          <table:table-cell office:value-type="string">
            <text:p>Paßt hervorragend zu dem Gastbeitrag von Röttgen. Europa muß sich von den USA trennen, auch zur eigenen Sicherheit. </text:p>
          </table:table-cell>
          <table:table-cell office:value-type="float" office:value="1">
            <text:p>1</text:p>
          </table:table-cell>
          <table:table-cell/>
        </table:table-row>
        <table:table-row table:style-name="ro10">
          <table:table-cell office:value-type="float" office:value="7639082">
            <text:p>7639082</text:p>
          </table:table-cell>
          <table:table-cell office:value-type="string">
            <text:p>0.942543884118398</text:p>
          </table:table-cell>
          <table:table-cell office:value-type="string">
            <text:p>Liebe Kathrin, </text:p>
            <text:p>ich kann das sehr gut verstehen. Mein Sohn ( heute 16 Jahre) war mit 2 Jahren an Leukämie erkrankt. Damals hat keiner unserer Freunde wirklich verstanden, was es bedeutet, wenn man nicht weiß wie es weitergeht. Wir hatten Unterstützung und Hilfe, das war gegeben. Aber jeder Mensch, der die gleiche oder ähnliche Situation nicht selbst schmerzlich erlebt, kann diese nicht verstehen. Familie wahrscheinlich aber eher wie FREUNDE.</text:p>
            <text:p>wir haben gelernt, dass Hilfe von Freunden und Familie einfach Grenzen hat...</text:p>
            <text:p>Ich kann Ihnen nur raten, mit Ihren Kindern zu einer Familienkur zu gehen. Dort treffen Sie Menschen mit dem gleichen oder ähnlichen Schicksal. Ihre Kinder werden betreut und es gibt Gesprächsangebote für Sie.</text:p>
            <text:p>Uns hat es geholfen, und ich bin heute immer noch sehr dankbar für die Chance auf unseren Neuanfang.</text:p>
            <text:p>Ich wünsche Ihnen von Herzen viel Kraft, bauen Sie auf sich selbst und auf Ihre Kinder! </text:p>
          </table:table-cell>
          <table:table-cell office:value-type="float" office:value="1">
            <text:p>1</text:p>
          </table:table-cell>
          <table:table-cell/>
        </table:table-row>
        <table:table-row table:style-name="ro3">
          <table:table-cell office:value-type="float" office:value="4635377">
            <text:p>4635377</text:p>
          </table:table-cell>
          <table:table-cell office:value-type="string">
            <text:p>0.942543685436249</text:p>
          </table:table-cell>
          <table:table-cell office:value-type="string">
            <text:p>Wir sind letzte Woche einfach hingegangen. Gut, ich musste eine halbe Stunde im Gang warten, dann hat es schmerzfrei geklappt. </text:p>
            <text:p/>
            <text:p>Super Sache, super vorbereitete Hausärztin!</text:p>
          </table:table-cell>
          <table:table-cell office:value-type="float" office:value="1">
            <text:p>1</text:p>
          </table:table-cell>
          <table:table-cell/>
        </table:table-row>
        <table:table-row table:style-name="ro1">
          <table:table-cell office:value-type="float" office:value="11363744">
            <text:p>11363744</text:p>
          </table:table-cell>
          <table:table-cell office:value-type="string">
            <text:p>0.942498584588369</text:p>
          </table:table-cell>
          <table:table-cell office:value-type="string">
            <text:p>Völlig richtig, Herr L.obo! Sie sind nicht nur optisch ein brillanter Kopf. Deutschland ist immer schuld!</text:p>
          </table:table-cell>
          <table:table-cell office:value-type="string">
            <text:p>?</text:p>
          </table:table-cell>
          <table:table-cell office:value-type="string">
            <text:p>Ironie?</text:p>
          </table:table-cell>
        </table:table-row>
        <table:table-row table:style-name="ro3">
          <table:table-cell office:value-type="float" office:value="11303678">
            <text:p>11303678</text:p>
          </table:table-cell>
          <table:table-cell office:value-type="string">
            <text:p>0.941489815711975</text:p>
          </table:table-cell>
          <table:table-cell office:value-type="string">
            <text:p>Toll toll toll, alle machen einen tollen Job und wir dürfen uns immer wieder gegenseitig zuklatschen, die Regierung und ich... Läuft! <text:s/>„Über den in Aussicht gestellten Anstieg der Impfstoffdosen im Jahresverlauf zeigte sich Drosten nach dem Impfgipfel von Bund und Ländern „sehr positiv überrascht“. „Die Situation ist viel besser, als ich das noch vor Tagen gedacht habe.“</text:p>
          </table:table-cell>
          <table:table-cell office:value-type="string">
            <text:p>?</text:p>
          </table:table-cell>
          <table:table-cell office:value-type="string">
            <text:p>Ironie?</text:p>
          </table:table-cell>
        </table:table-row>
        <table:table-row table:style-name="ro3">
          <table:table-cell office:value-type="float" office:value="568041">
            <text:p>568041</text:p>
          </table:table-cell>
          <table:table-cell office:value-type="string">
            <text:p>0.941280881563822</text:p>
          </table:table-cell>
          <table:table-cell office:value-type="string">
            <text:p>Söder und Merz, super! Beide prima Wahlkampfhilfe für Scholz oder Habeck </text:p>
            <text:p>... und noch etwas bevor der Souverän*innen ;-) einen Bayern zum Kanzler wählt haben er/sie kurz davor tatsächlich noch jedesmal das Denken angefangen.</text:p>
          </table:table-cell>
          <table:table-cell office:value-type="string">
            <text:p>?</text:p>
          </table:table-cell>
          <table:table-cell office:value-type="string">
            <text:p>Ironie?</text:p>
          </table:table-cell>
        </table:table-row>
        <table:table-row table:style-name="ro1">
          <table:table-cell office:value-type="float" office:value="11343770">
            <text:p>11343770</text:p>
          </table:table-cell>
          <table:table-cell office:value-type="string">
            <text:p>0.940507709980011</text:p>
          </table:table-cell>
          <table:table-cell office:value-type="string">
            <text:p>Sie hat alles richtig gemacht ! Es gab und gibt keine Fehler ! Ich zähle die <text:s/>Tage rückwärts bis zum Ende der Kanzlerschaft </text:p>
          </table:table-cell>
          <table:table-cell office:value-type="string">
            <text:p>?</text:p>
          </table:table-cell>
          <table:table-cell office:value-type="string">
            <text:p>Ironie</text:p>
          </table:table-cell>
        </table:table-row>
        <table:table-row table:style-name="ro1">
          <table:table-cell office:value-type="float" office:value="11362161">
            <text:p>11362161</text:p>
          </table:table-cell>
          <table:table-cell office:value-type="string">
            <text:p>0.939656496047974</text:p>
          </table:table-cell>
          <table:table-cell office:value-type="string">
            <text:p>Ich liebe es, wenn gute Menschen immer alles wissen und andere darauf aufmerksam machen. </text:p>
          </table:table-cell>
          <table:table-cell office:value-type="string">
            <text:p>?</text:p>
          </table:table-cell>
          <table:table-cell office:value-type="string">
            <text:p>Ironie</text:p>
          </table:table-cell>
        </table:table-row>
        <table:table-row table:style-name="ro8">
          <table:table-cell office:value-type="float" office:value="5106815">
            <text:p>5106815</text:p>
          </table:table-cell>
          <table:table-cell office:value-type="string">
            <text:p>0.939417203267415</text:p>
          </table:table-cell>
          <table:table-cell office:value-type="string">
            <text:p>Herr Röttgen hat meinen vollen Respekt für seine klare Aussage. Wohlwissend, dass er sich bei vielen Deutschen keine Freunde macht, bekennt er sich zu Menschlichkeit und Verantwortung, Mitgefühl und Hilfsbereitschaft. Genau das vermisse ich bei vielen Beiträgen hier. Es ist nicht unbedingt unser Verdienst, dass es uns hier gut geht, wir haben einfach nur Glück gehabt hier zu leben. Keinem von uns wird es schlechter gehen wenn wir diese Hilfesuchenden aufnehmen. </text:p>
          </table:table-cell>
          <table:table-cell office:value-type="float" office:value="1">
            <text:p>1</text:p>
          </table:table-cell>
          <table:table-cell/>
        </table:table-row>
        <table:table-row table:style-name="ro5">
          <table:table-cell office:value-type="float" office:value="317355">
            <text:p>317355</text:p>
          </table:table-cell>
          <table:table-cell office:value-type="string">
            <text:p>0.938352445761363</text:p>
          </table:table-cell>
          <table:table-cell office:value-type="string">
            <text:p>Es ist so genial. Die Union gräbt mit ihren aktuellen Vorschlägen so richtig toll im wählerlager der AfürD und der FdP. Das wird dazu führen das die zweit genannte aus dem BT fliegt. Gleichzeitig verschreckt die Union Anhänger merkels die einen eher sozialeren Kurs fahren und treibt diese zu den Grünen.</text:p>
            <text:p/>
            <text:p>Die Union biedert sich dem zukünftigen großen Vorsitzenden Merz an und macht Habeck zum Kanzler. Wie man so ... sein kann muss mir mal einer erklären. </text:p>
          </table:table-cell>
          <table:table-cell office:value-type="string">
            <text:p>?</text:p>
          </table:table-cell>
          <table:table-cell office:value-type="string">
            <text:p>Ironie</text:p>
          </table:table-cell>
        </table:table-row>
        <table:table-row table:style-name="ro1">
          <table:table-cell office:value-type="float" office:value="507055">
            <text:p>507055</text:p>
          </table:table-cell>
          <table:table-cell office:value-type="string">
            <text:p>0.937192181746165</text:p>
          </table:table-cell>
          <table:table-cell office:value-type="string">
            <text:p>Sehr gute Alternative für Merz, viel Erfolg !</text:p>
          </table:table-cell>
          <table:table-cell office:value-type="float" office:value="1">
            <text:p>1</text:p>
          </table:table-cell>
          <table:table-cell/>
        </table:table-row>
        <table:table-row table:style-name="ro4">
          <table:table-cell office:value-type="float" office:value="2282258">
            <text:p>2282258</text:p>
          </table:table-cell>
          <table:table-cell office:value-type="string">
            <text:p>0.936451077461243</text:p>
          </table:table-cell>
          <table:table-cell office:value-type="string">
            <text:p>Dass sich Herr Merz um "Kinder aus sozial schwachen und bildungsfernen Familien" sorgt, hat mich total überrascht. Und gerührt.</text:p>
            <text:p>Was für ein Mann.</text:p>
          </table:table-cell>
          <table:table-cell office:value-type="string">
            <text:p>?</text:p>
          </table:table-cell>
          <table:table-cell office:value-type="string">
            <text:p>Ironie?</text:p>
          </table:table-cell>
        </table:table-row>
        <table:table-row table:style-name="ro4">
          <table:table-cell office:value-type="float" office:value="4891368">
            <text:p>4891368</text:p>
          </table:table-cell>
          <table:table-cell office:value-type="string">
            <text:p>0.936093548933665</text:p>
          </table:table-cell>
          <table:table-cell office:value-type="string">
            <text:p>WOW! was für ein herausragender text! danke an die autorin! witzig, schmerzhaft herausgearbeitet, von was wir alle gerade mächtig bedroht sind! sowas von gehaltvoll mit nachhalleffekt! mehr davon bitte!! </text:p>
          </table:table-cell>
          <table:table-cell office:value-type="float" office:value="1">
            <text:p>1</text:p>
          </table:table-cell>
          <table:table-cell/>
        </table:table-row>
        <table:table-row table:style-name="ro5">
          <table:table-cell office:value-type="float" office:value="4536231">
            <text:p>4536231</text:p>
          </table:table-cell>
          <table:table-cell office:value-type="string">
            <text:p>0.935994903246562</text:p>
          </table:table-cell>
          <table:table-cell office:value-type="string">
            <text:p>Merz hat erreicht was er wollte:</text:p>
            <text:p>In allen Medien diese Woche auf Platz eins. Das er dabei den Trump macht ist ihm egal. Frei nach Motto "bad news are good news" Er bleibt damit sichtbar und kann sich scheinbar profilieren.</text:p>
            <text:p>Das er damit gehörig vielen Menschen auf den Sack geht und mehr vergrätzt als gut für ihn ist finde ich top.</text:p>
            <text:p>Weiter so Herr Merz!</text:p>
          </table:table-cell>
          <table:table-cell office:value-type="string">
            <text:p>?</text:p>
          </table:table-cell>
          <table:table-cell office:value-type="string">
            <text:p>Ironie?</text:p>
          </table:table-cell>
        </table:table-row>
        <table:table-row table:style-name="ro1">
          <table:table-cell office:value-type="float" office:value="7109988">
            <text:p>7109988</text:p>
          </table:table-cell>
          <table:table-cell office:value-type="string">
            <text:p>0.935942093531291</text:p>
          </table:table-cell>
          <table:table-cell office:value-type="string">
            <text:p>Laschet ist der beste aller Ministerpräsidenten. Er hat das Zeug zum Bundeskanzler</text:p>
          </table:table-cell>
          <table:table-cell office:value-type="float" office:value="1">
            <text:p>1</text:p>
          </table:table-cell>
          <table:table-cell/>
        </table:table-row>
        <table:table-row table:style-name="ro5">
          <table:table-cell office:value-type="float" office:value="6625844">
            <text:p>6625844</text:p>
          </table:table-cell>
          <table:table-cell office:value-type="string">
            <text:p>0.935543338457743</text:p>
          </table:table-cell>
          <table:table-cell office:value-type="string">
            <text:p>Ich liebe Angela Merkel. </text:p>
            <text:p>Sie bekommt alle Machos und Proleten platt.</text:p>
            <text:p>Egal ob Trump, Stoiber oder Merz.</text:p>
            <text:p>Und nun schafft sie es die Besatzung zu reduzieren?</text:p>
            <text:p>Einfach Genial die Frau.</text:p>
          </table:table-cell>
          <table:table-cell office:value-type="float" office:value="1">
            <text:p>1</text:p>
          </table:table-cell>
          <table:table-cell office:value-type="string">
            <text:p>Ironie?</text:p>
          </table:table-cell>
        </table:table-row>
        <table:table-row table:style-name="ro8">
          <table:table-cell office:value-type="float" office:value="11344699">
            <text:p>11344699</text:p>
          </table:table-cell>
          <table:table-cell office:value-type="string">
            <text:p>0.934891184171041</text:p>
          </table:table-cell>
          <table:table-cell office:value-type="string">
            <text:p>Da unser eigener Impfstoff auf Monate hinaus bereits - vertraglich gesichert - ins Ausland geht, müssen wir nun Russen- und Chinaware nehmen. <text:s/>Super gemacht, Frau Merkel. <text:s text:c="2"/>Ihre EU- und Kabinettsbesetzung war eh eine Spitzenleistung! Lauter fleissige und hoch engagierte, exzellent geeignete Spitzen-Mitarbeiter. Frau Merkel ist die beste Führungskraft, die wir je hatten. Sie umgibt sich mit den Besten der Besten. Mit echten Könnern ihres Faches. (sog. Ja-Sagern.) :-))</text:p>
          </table:table-cell>
          <table:table-cell office:value-type="string">
            <text:p>?</text:p>
          </table:table-cell>
          <table:table-cell office:value-type="string">
            <text:p>Ironie</text:p>
          </table:table-cell>
        </table:table-row>
        <table:table-row table:style-name="ro3">
          <table:table-cell office:value-type="float" office:value="6028678">
            <text:p>6028678</text:p>
          </table:table-cell>
          <table:table-cell office:value-type="string">
            <text:p>0.934502919514974</text:p>
          </table:table-cell>
          <table:table-cell office:value-type="string">
            <text:p>Deutschland ist wunderschön: Sylt, Amrum, Timmendorfer Strand, Hiddensee, Usedom, dazu der Chiemsee oder das klare Wasser des Wörthsees. Wunderbar. Oder andere deutschsprachige Sommerziele wie der Zurichsee, der Vierwaldstädter See, der Luganer See, der Mondsee und Wolfgangsee uvm ...</text:p>
            <text:p>Manches muss man erlebt haben!</text:p>
          </table:table-cell>
          <table:table-cell office:value-type="float" office:value="1">
            <text:p>1</text:p>
          </table:table-cell>
          <table:table-cell/>
        </table:table-row>
        <table:table-row table:style-name="ro8">
          <table:table-cell office:value-type="float" office:value="5606081">
            <text:p>5606081</text:p>
          </table:table-cell>
          <table:table-cell office:value-type="string">
            <text:p>0.934471964836121</text:p>
          </table:table-cell>
          <table:table-cell office:value-type="string">
            <text:p>Ich empfehle wirklich jedem der dem Englischen mächtig ist, sich Obamas Rede auf Youtube anzuschauen. Großartig und ich denke, die Welt vermisst einen intelligenten und empathischen Präsidenten. Egal, welcher politischen Seite man angehört. Trumpfans sind immer Trumpfans. Aber es gibt Wechselwähler und Swingstates, welche die Wahl entscheiden. Ich kann mir nicht vorstellen, dass diese Menschen, die vor 4 Jahren mit Bauchschmerzen für Trump gewählt haben, dies wieder tun würden. Ich wünsche der Welt viel Glück für den 3. November. </text:p>
          </table:table-cell>
          <table:table-cell office:value-type="float" office:value="1">
            <text:p>1</text:p>
          </table:table-cell>
          <table:table-cell/>
        </table:table-row>
        <table:table-row table:style-name="ro1">
          <table:table-cell office:value-type="float" office:value="11283566">
            <text:p>11283566</text:p>
          </table:table-cell>
          <table:table-cell office:value-type="string">
            <text:p>0.933988213539124</text:p>
          </table:table-cell>
          <table:table-cell office:value-type="string">
            <text:p>Danke. Wie immer brillant. Weiter so. </text:p>
          </table:table-cell>
          <table:table-cell office:value-type="float" office:value="1">
            <text:p>1</text:p>
          </table:table-cell>
          <table:table-cell/>
        </table:table-row>
        <table:table-row table:style-name="ro4">
          <table:table-cell office:value-type="float" office:value="286303">
            <text:p>286303</text:p>
          </table:table-cell>
          <table:table-cell office:value-type="string">
            <text:p>0.933099309603373</text:p>
          </table:table-cell>
          <table:table-cell office:value-type="string">
            <text:p>Merz, bester Mann. </text:p>
            <text:p>Seine Argumente sind überzeugend!</text:p>
          </table:table-cell>
          <table:table-cell office:value-type="float" office:value="1">
            <text:p>1</text:p>
          </table:table-cell>
          <table:table-cell office:value-type="string">
            <text:p>Ironie?</text:p>
          </table:table-cell>
        </table:table-row>
        <table:table-row table:style-name="ro4">
          <table:table-cell office:value-type="float" office:value="11325051">
            <text:p>11325051</text:p>
          </table:table-cell>
          <table:table-cell office:value-type="string">
            <text:p>0.931811213493347</text:p>
          </table:table-cell>
          <table:table-cell office:value-type="string">
            <text:p>Ja, Frau Merkel! Der Great Reset! Wir haben schon mitbekommen , dass Sie den ganz toll finden und das Virus für diesen Zweck ein sehr nützliches Werkzeug <text:s/>ist. Den Sozialismus in seinem Lauf, halten weder Ochs noch Esel auf! Freundschaft, Genossin Erika!</text:p>
          </table:table-cell>
          <table:table-cell office:value-type="string">
            <text:p>?</text:p>
          </table:table-cell>
          <table:table-cell office:value-type="string">
            <text:p>Ironie</text:p>
          </table:table-cell>
        </table:table-row>
        <table:table-row table:style-name="ro8">
          <table:table-cell office:value-type="float" office:value="8622282">
            <text:p>8622282</text:p>
          </table:table-cell>
          <table:table-cell office:value-type="string">
            <text:p>0.931568463643392</text:p>
          </table:table-cell>
          <table:table-cell office:value-type="string">
            <text:p>Chapeau für Herrn Merz!</text:p>
            <text:p>Als Wirtschaftsminister sicher das was Deutschland braucht!</text:p>
            <text:p>Leute mit Wissen und Leidenschaft!</text:p>
            <text:p>Daumen hoch!</text:p>
          </table:table-cell>
          <table:table-cell office:value-type="float" office:value="1">
            <text:p>1</text:p>
          </table:table-cell>
          <table:table-cell/>
        </table:table-row>
        <table:table-row table:style-name="ro1">
          <table:table-cell office:value-type="float" office:value="316158">
            <text:p>316158</text:p>
          </table:table-cell>
          <table:table-cell office:value-type="string">
            <text:p>0.931341528892517</text:p>
          </table:table-cell>
          <table:table-cell office:value-type="string">
            <text:p>Ich liebe es, danke Herr Laschet, was den Unterhaltungswert angeht sind sie Spitze</text:p>
          </table:table-cell>
          <table:table-cell office:value-type="float" office:value="1">
            <text:p>1</text:p>
          </table:table-cell>
          <table:table-cell office:value-type="string">
            <text:p>Ironie?</text:p>
          </table:table-cell>
        </table:table-row>
        <table:table-row table:style-name="ro1">
          <table:table-cell office:value-type="float" office:value="1737034">
            <text:p>1737034</text:p>
          </table:table-cell>
          <table:table-cell office:value-type="string">
            <text:p>0.931341528892517</text:p>
          </table:table-cell>
          <table:table-cell office:value-type="string">
            <text:p>Ich liebe es, danke Herr Laschet, was den Unterhaltungswert angeht sind sie Spitze</text:p>
          </table:table-cell>
          <table:table-cell office:value-type="float" office:value="1">
            <text:p>1</text:p>
          </table:table-cell>
          <table:table-cell office:value-type="string">
            <text:p>wdh</text:p>
          </table:table-cell>
        </table:table-row>
        <table:table-row table:style-name="ro5">
          <table:table-cell office:value-type="float" office:value="7327603">
            <text:p>7327603</text:p>
          </table:table-cell>
          <table:table-cell office:value-type="string">
            <text:p>0.931296447912852</text:p>
          </table:table-cell>
          <table:table-cell office:value-type="string">
            <text:p>Die Deutsche Bank ist ein seriöses, großartiges und äußerst erfolgreiches Unternehmen. Die Trump Organisation ist ein seriöses, großartiges und äußerst erfolgreiches Unternehmen. Die gesamte Trump Familie sind seriöse, großartige und äußerst erfolgreiche Menschen, geführt vom größten kommerziellen und politischen Genie in der Historie der Vereinigten Staaten. Mr. Trump kennt außerdem sehr viele Worte, ist kerngesund, ist ein Experte in Viren Angelegenheiten und sieht phantastisch aus. Jede Bank wünscht sich solche Kunden und jeder Kunde eine solche Bank. Lasst uns stolz sein auf die Deutsche Bank und Gott segne Donald Trump, den solche Universalgenies werden nur alle 200 Jahre geboren.</text:p>
          </table:table-cell>
          <table:table-cell office:value-type="string">
            <text:p>?</text:p>
          </table:table-cell>
          <table:table-cell office:value-type="string">
            <text:p>Ironie</text:p>
          </table:table-cell>
        </table:table-row>
        <table:table-row table:style-name="ro1">
          <table:table-cell office:value-type="float" office:value="11363790">
            <text:p>11363790</text:p>
          </table:table-cell>
          <table:table-cell office:value-type="string">
            <text:p>0.931043962637583</text:p>
          </table:table-cell>
          <table:table-cell office:value-type="string">
            <text:p>Wunderbar auf den Punkt gebracht!</text:p>
          </table:table-cell>
          <table:table-cell office:value-type="float" office:value="1">
            <text:p>1</text:p>
          </table:table-cell>
          <table:table-cell/>
        </table:table-row>
        <table:table-row table:style-name="ro1">
          <table:table-cell office:value-type="float" office:value="6304715">
            <text:p>6304715</text:p>
          </table:table-cell>
          <table:table-cell office:value-type="string">
            <text:p>0.930979331334432</text:p>
          </table:table-cell>
          <table:table-cell office:value-type="string">
            <text:p>immer noch besser als Merz</text:p>
          </table:table-cell>
          <table:table-cell office:value-type="string">
            <text:p>?</text:p>
          </table:table-cell>
          <table:table-cell/>
        </table:table-row>
        <table:table-row table:style-name="ro1">
          <table:table-cell office:value-type="float" office:value="11332601">
            <text:p>11332601</text:p>
          </table:table-cell>
          <table:table-cell office:value-type="string">
            <text:p>0.92963437239329</text:p>
          </table:table-cell>
          <table:table-cell office:value-type="string">
            <text:p>Herzlichen Dank! Jedes Wort stimmt! </text:p>
          </table:table-cell>
          <table:table-cell office:value-type="float" office:value="1">
            <text:p>1</text:p>
          </table:table-cell>
          <table:table-cell/>
        </table:table-row>
        <table:table-row table:style-name="ro1">
          <table:table-cell office:value-type="float" office:value="8410368">
            <text:p>8410368</text:p>
          </table:table-cell>
          <table:table-cell office:value-type="string">
            <text:p>0.928984622160594</text:p>
          </table:table-cell>
          <table:table-cell office:value-type="string">
            <text:p>Alles besser als Merz.</text:p>
          </table:table-cell>
          <table:table-cell office:value-type="string">
            <text:p>?</text:p>
          </table:table-cell>
          <table:table-cell/>
        </table:table-row>
        <table:table-row table:style-name="ro1">
          <table:table-cell office:value-type="float" office:value="11351428">
            <text:p>11351428</text:p>
          </table:table-cell>
          <table:table-cell office:value-type="string">
            <text:p>0.92878923813502</text:p>
          </table:table-cell>
          <table:table-cell office:value-type="string">
            <text:p>Ich bin sehr zufrieden mit den Bundes- und Landespolitikern. Besonders mit den Regierungsparteien. 💓😂</text:p>
          </table:table-cell>
          <table:table-cell office:value-type="float" office:value="1">
            <text:p>1</text:p>
          </table:table-cell>
          <table:table-cell office:value-type="string">
            <text:p>Ironie?</text:p>
          </table:table-cell>
        </table:table-row>
        <table:table-row table:style-name="ro3">
          <table:table-cell office:value-type="float" office:value="5602074">
            <text:p>5602074</text:p>
          </table:table-cell>
          <table:table-cell office:value-type="string">
            <text:p>0.928370157877604</text:p>
          </table:table-cell>
          <table:table-cell office:value-type="string">
            <text:p>Danial Montazeri haut seit Tagen 3 Artikel täglich raus. Dass er da mal ein paar Millimeter neben dem "t" anschlägt, kann ich verstehen und angesichts seiner sehr intelligenten Analysen auch sehr gut verschmerzen. Ich lese einfach sehr gerne seine von Fachverstand und Neutralität geprägten Artikel. Sehr wohltuend im Vergleich zu seinen Kollegen K. und A.</text:p>
          </table:table-cell>
          <table:table-cell office:value-type="float" office:value="1">
            <text:p>1</text:p>
          </table:table-cell>
          <table:table-cell/>
        </table:table-row>
        <table:table-row table:style-name="ro3">
          <table:table-cell office:value-type="float" office:value="6743843">
            <text:p>6743843</text:p>
          </table:table-cell>
          <table:table-cell office:value-type="string">
            <text:p>0.927858034769694</text:p>
          </table:table-cell>
          <table:table-cell office:value-type="string">
            <text:p>endlich sagt’s mal eine(r)! </text:p>
            <text:p>natürlich haben wir die Wochen bezahlt für unsere Spezialistin - sie schmerzlich vermisst und freuen uns immer auf den schönsten Tag der Woche in der Wohnung.... nachdem sie da war. Sie kann zaubern und dafür sind die bezahlten 25 die Stunde ... echt ein Schnäppchen! </text:p>
          </table:table-cell>
          <table:table-cell office:value-type="float" office:value="1">
            <text:p>1</text:p>
          </table:table-cell>
          <table:table-cell/>
        </table:table-row>
        <table:table-row table:style-name="ro1">
          <table:table-cell office:value-type="float" office:value="11349481">
            <text:p>11349481</text:p>
          </table:table-cell>
          <table:table-cell office:value-type="string">
            <text:p>0.926780303319295</text:p>
          </table:table-cell>
          <table:table-cell office:value-type="string">
            <text:p>Sehr gut. Keine Veränderung ohne Eskalation!!!</text:p>
          </table:table-cell>
          <table:table-cell office:value-type="float" office:value="1">
            <text:p>1</text:p>
          </table:table-cell>
          <table:table-cell office:value-type="string">
            <text:p>Ironie?</text:p>
          </table:table-cell>
        </table:table-row>
        <table:table-row table:style-name="ro2">
          <table:table-cell office:value-type="float" office:value="6641720">
            <text:p>6641720</text:p>
          </table:table-cell>
          <table:table-cell office:value-type="string">
            <text:p>0.926620880762736</text:p>
          </table:table-cell>
          <table:table-cell office:value-type="string">
            <text:p>Danke fürs ewige Lehrerbashing! Irgendjemand muss ja Schuld sein! </text:p>
            <text:p>Ich erinnere mich zu gern an die beiden absoluten Quereinsteiger, die meinten, sie könnten Lehrer sein. Die beiden Herren Doktoren überlebten je nur ein paar Stunden in der Schule. Also, wer meint, dass er oder sie es besser kann, gerne, jederzeit! Ich finde es jedoch immer wieder faszinierend, dass alle wissen, was Lehrer wie zu tun hätten. Als ob wir für die fehlende Digitalisierung verantwortlich sind, oder für faule Schüler, oder... Ich kann Aufgaben und Lösungen bereitstellen und Apps einrichten und immerzu kommunizieren, wenn jemand nicht will, oder die Eltern meinen es wären Ferien, dann leben wir in einem freien Land, in dem jeder selber über seinen Bildungserfolg entscheidet!</text:p>
          </table:table-cell>
          <table:table-cell office:value-type="string">
            <text:p>?</text:p>
          </table:table-cell>
          <table:table-cell office:value-type="string">
            <text:p>Ironie</text:p>
          </table:table-cell>
        </table:table-row>
        <table:table-row table:style-name="ro1">
          <table:table-cell office:value-type="float" office:value="4472532">
            <text:p>4472532</text:p>
          </table:table-cell>
          <table:table-cell office:value-type="string">
            <text:p>0.926546653111776</text:p>
          </table:table-cell>
          <table:table-cell office:value-type="string">
            <text:p>Ich liebe Merz wenn er aus der Fassung gerät. Total authentisch und ungefiltert. Der perfekte Kandidat für die CDU. </text:p>
          </table:table-cell>
          <table:table-cell office:value-type="float" office:value="1">
            <text:p>1</text:p>
          </table:table-cell>
          <table:table-cell office:value-type="string">
            <text:p>Ironie?</text:p>
          </table:table-cell>
        </table:table-row>
        <table:table-row table:style-name="ro1">
          <table:table-cell office:value-type="float" office:value="6281981">
            <text:p>6281981</text:p>
          </table:table-cell>
          <table:table-cell office:value-type="string">
            <text:p>0.925323665142059</text:p>
          </table:table-cell>
          <table:table-cell office:value-type="string">
            <text:p>Sehr gut - anders als bei der Commerzbank wird der Staat meiner Meinung nach hieran gut verdienen.</text:p>
          </table:table-cell>
          <table:table-cell office:value-type="float" office:value="1">
            <text:p>1</text:p>
          </table:table-cell>
          <table:table-cell/>
        </table:table-row>
        <table:table-row table:style-name="ro4">
          <table:table-cell office:value-type="float" office:value="11422546">
            <text:p>11422546</text:p>
          </table:table-cell>
          <table:table-cell office:value-type="string">
            <text:p>0.924565414587657</text:p>
          </table:table-cell>
          <table:table-cell office:value-type="string">
            <text:p>Eine sehr gute Initiative ! Wenn man dort Unterstützung braucht sollte man mithelfen, denn die Freiheit der Wissenschaft ist das Lebenselixier der Gesellschaft.</text:p>
          </table:table-cell>
          <table:table-cell office:value-type="float" office:value="1">
            <text:p>1</text:p>
          </table:table-cell>
          <table:table-cell/>
        </table:table-row>
        <table:table-row table:style-name="ro1">
          <table:table-cell office:value-type="float" office:value="191419">
            <text:p>191419</text:p>
          </table:table-cell>
          <table:table-cell office:value-type="string">
            <text:p>0.924363891283671</text:p>
          </table:table-cell>
          <table:table-cell office:value-type="string">
            <text:p>Merz ist die beste Wahl der drei Kandidaten!</text:p>
          </table:table-cell>
          <table:table-cell office:value-type="float" office:value="1">
            <text:p>1</text:p>
          </table:table-cell>
          <table:table-cell/>
        </table:table-row>
        <table:table-row table:style-name="ro1">
          <table:table-cell office:value-type="float" office:value="11385309">
            <text:p>11385309</text:p>
          </table:table-cell>
          <table:table-cell office:value-type="string">
            <text:p>0.924144049485525</text:p>
          </table:table-cell>
          <table:table-cell office:value-type="string">
            <text:p>Danke, finde die Berichte von Florian Haupt, besonders auch über den neuesten Skandalklub, FC Barcelona, immer sehr lesenswert. <text:s/></text:p>
          </table:table-cell>
          <table:table-cell office:value-type="float" office:value="1">
            <text:p>1</text:p>
          </table:table-cell>
          <table:table-cell/>
        </table:table-row>
        <table:table-row table:style-name="ro3">
          <table:table-cell office:value-type="float" office:value="5094936">
            <text:p>5094936</text:p>
          </table:table-cell>
          <table:table-cell office:value-type="string">
            <text:p>0.923600137233734</text:p>
          </table:table-cell>
          <table:table-cell office:value-type="string">
            <text:p>Oh mein Gott, was ein großartiger und wahrer, so wahrer Text. Danke dafür! Ich stimme Ihnen voll zu und möchte Ihnen Hoffnung machen: Die beschriebenen Männer werden nach und nach alle enttarnt. Etwas anderes lässt unsere Gesellschaft in der Breite gar nicht mehr zu. Merz, Lindner, sie kommen nicht (mehr) aus dem Quark, weil sie kein Weg in die Zukunft sind. Viele wissen das. Die meisten. Da bin ich ganz sicher. </text:p>
          </table:table-cell>
          <table:table-cell office:value-type="float" office:value="1">
            <text:p>1</text:p>
          </table:table-cell>
          <table:table-cell/>
        </table:table-row>
        <table:table-row table:style-name="ro4">
          <table:table-cell office:value-type="float" office:value="11111100">
            <text:p>11111100</text:p>
          </table:table-cell>
          <table:table-cell office:value-type="string">
            <text:p>0.923235714435577</text:p>
          </table:table-cell>
          <table:table-cell office:value-type="string">
            <text:p>Wir haben von dem Bonus eine Playstation 4 gekauft. Seither haben wir kein Betreuungsproblem mehr mit dem 5-jährigen. Eine super Sache, zumal uns das Nintendo langsam genervt hatte. Schön, dass wir so auch noch die Wirtschaft ankurbeln konnten. Das ist Win Win für alle. </text:p>
          </table:table-cell>
          <table:table-cell office:value-type="float" office:value="1">
            <text:p>1</text:p>
          </table:table-cell>
          <table:table-cell office:value-type="string">
            <text:p>Ironie?</text:p>
          </table:table-cell>
        </table:table-row>
        <table:table-row table:style-name="ro1">
          <table:table-cell office:value-type="float" office:value="11333810">
            <text:p>11333810</text:p>
          </table:table-cell>
          <table:table-cell office:value-type="string">
            <text:p>0.923036555449168</text:p>
          </table:table-cell>
          <table:table-cell office:value-type="string">
            <text:p>Find ich super. Wusste noch gar nicht, dass es auch dunkelhäutige Menschen gibt, die in Filmen mitspielen. </text:p>
          </table:table-cell>
          <table:table-cell office:value-type="float" office:value="1">
            <text:p>1</text:p>
          </table:table-cell>
          <table:table-cell office:value-type="string">
            <text:p>Ironie</text:p>
          </table:table-cell>
        </table:table-row>
        <table:table-row table:style-name="ro8">
          <table:table-cell office:value-type="float" office:value="4508974">
            <text:p>4508974</text:p>
          </table:table-cell>
          <table:table-cell office:value-type="string">
            <text:p>0.922910352547963</text:p>
          </table:table-cell>
          <table:table-cell office:value-type="string">
            <text:p>Also ich bin absolut für den Merz. Der äußert sich zu allen wichtigen Themen, innenpolitisch, außenpolitisch, in Sachen Corona, Klimawandel und überhaupt allem, was eine Rolle spielt auch Schwulen und Lesben. </text:p>
            <text:p>Un er eiert nicht rum. Von dem erfährt man genau, was er vorhat, wie er den Geringverdienern nachweisen wird, dass <text:s/>es sinnvoll ist, sich für das Wohlergehen der Mittelschicht ala Merz zu verschulden und krummzulegen. Ein wirklich seriöser Herr, der Merz. </text:p>
          </table:table-cell>
          <table:table-cell office:value-type="string">
            <text:p>?</text:p>
          </table:table-cell>
          <table:table-cell office:value-type="string">
            <text:p>Ironie</text:p>
          </table:table-cell>
        </table:table-row>
        <table:table-row table:style-name="ro4">
          <table:table-cell office:value-type="float" office:value="8480946">
            <text:p>8480946</text:p>
          </table:table-cell>
          <table:table-cell office:value-type="string">
            <text:p>0.922611355781555</text:p>
          </table:table-cell>
          <table:table-cell office:value-type="string">
            <text:p>Mensch Laschet Du bist wirklich ein Großer. Innerhalb von wenigen Minuten, noch nicht mal auf die Wahl angestoßen, hast Du es schon geschafft, dass "die CDU den Weg der Mitte endgültig verloren hat". Was für ein Tempo, klasse!</text:p>
          </table:table-cell>
          <table:table-cell office:value-type="string">
            <text:p>?</text:p>
          </table:table-cell>
          <table:table-cell office:value-type="string">
            <text:p>Ironie</text:p>
          </table:table-cell>
        </table:table-row>
        <table:table-row table:style-name="ro8">
          <table:table-cell office:value-type="float" office:value="8215161">
            <text:p>8215161</text:p>
          </table:table-cell>
          <table:table-cell office:value-type="string">
            <text:p>0.921884616216024</text:p>
          </table:table-cell>
          <table:table-cell office:value-type="string">
            <text:p>Bemerkenswerter taktischer Zug von Röttgen: Ohne Not eine Koalitionsoption vernichten, dem letzten verbleibenden möglichen Koalitionspartner damit sagen „ihr habt uns in der Hand“, und jedem Wähler klar machen: Wer CDU wählt, wählt grün.</text:p>
            <text:p/>
            <text:p>Bravo, sehr intelligent!</text:p>
          </table:table-cell>
          <table:table-cell office:value-type="string">
            <text:p>?</text:p>
          </table:table-cell>
          <table:table-cell office:value-type="string">
            <text:p>Ironie</text:p>
          </table:table-cell>
        </table:table-row>
        <table:table-row table:style-name="ro3">
          <table:table-cell office:value-type="float" office:value="5556511">
            <text:p>5556511</text:p>
          </table:table-cell>
          <table:table-cell office:value-type="string">
            <text:p>0.921842892964681</text:p>
          </table:table-cell>
          <table:table-cell office:value-type="string">
            <text:p>Meine beiden Kinder sind seit 2 Wochen wieder auf NRW Gymnasium im Regelschulbetrieb. Soweit klappt es hervorragend, endlich wieder normaler Unterricht. Beste Stimmung! Sogar eine Klassenfahrt ist noch im September geplant. Nur die Maskenpflicht im Unterricht sollte Ende August auslaufen. Danke an Gebauer / Laschet, dass wieder Schule möglich ist!</text:p>
          </table:table-cell>
          <table:table-cell office:value-type="float" office:value="1">
            <text:p>1</text:p>
          </table:table-cell>
          <table:table-cell/>
        </table:table-row>
        <table:table-row table:style-name="ro1">
          <table:table-cell office:value-type="float" office:value="11169641">
            <text:p>11169641</text:p>
          </table:table-cell>
          <table:table-cell office:value-type="string">
            <text:p>0.921830932299296</text:p>
          </table:table-cell>
          <table:table-cell office:value-type="string">
            <text:p>Danke für die tolle Zeit!</text:p>
          </table:table-cell>
          <table:table-cell office:value-type="float" office:value="1">
            <text:p>1</text:p>
          </table:table-cell>
          <table:table-cell/>
        </table:table-row>
        <table:table-row table:style-name="ro4">
          <table:table-cell office:value-type="float" office:value="7529478">
            <text:p>7529478</text:p>
          </table:table-cell>
          <table:table-cell office:value-type="string">
            <text:p>0.921608904997508</text:p>
          </table:table-cell>
          <table:table-cell office:value-type="string">
            <text:p>Ja, der Herr Merz ist richtig ausgebufft. Kompliment, ein hervorragender Wirtschaftsstratege und ein alter Fuchs. Und noch dazu christlich, denn alle Vonovia- Mieter haben ein Dach über dem Kopf. Großartig!</text:p>
          </table:table-cell>
          <table:table-cell office:value-type="float" office:value="1">
            <text:p>1</text:p>
          </table:table-cell>
          <table:table-cell office:value-type="string">
            <text:p>Ironie</text:p>
          </table:table-cell>
        </table:table-row>
        <table:table-row table:style-name="ro4">
          <table:table-cell office:value-type="float" office:value="6646755">
            <text:p>6646755</text:p>
          </table:table-cell>
          <table:table-cell office:value-type="string">
            <text:p>0.921201129754384</text:p>
          </table:table-cell>
          <table:table-cell office:value-type="string">
            <text:p>Bravo Herr Röttgen, diese ruhige Reaktion ist natürlich genau das was der kleine Trotztrump nicht haben will, und genau darum ist es auch genau das Richtige.</text:p>
          </table:table-cell>
          <table:table-cell office:value-type="float" office:value="1">
            <text:p>1</text:p>
          </table:table-cell>
          <table:table-cell/>
        </table:table-row>
        <table:table-row table:style-name="ro3">
          <table:table-cell office:value-type="float" office:value="3600284">
            <text:p>3600284</text:p>
          </table:table-cell>
          <table:table-cell office:value-type="string">
            <text:p>0.920964121818542</text:p>
          </table:table-cell>
          <table:table-cell office:value-type="string">
            <text:p>@Nicolai "... neue Impulse und Reformen für unser Land ..."</text:p>
            <text:p/>
            <text:p>Und genau dieser Gedanke erfüllt niemanden weniger als Merz. Der will nur eigene und persönliche Vorteile. Auf Kosten aller anderen.</text:p>
          </table:table-cell>
          <table:table-cell office:value-type="float" office:value="-1">
            <text:p>-1</text:p>
          </table:table-cell>
          <table:table-cell/>
        </table:table-row>
        <table:table-row table:style-name="ro4">
          <table:table-cell office:value-type="float" office:value="4542981">
            <text:p>4542981</text:p>
          </table:table-cell>
          <table:table-cell office:value-type="string">
            <text:p>0.920143306255341</text:p>
          </table:table-cell>
          <table:table-cell office:value-type="string">
            <text:p>Ich fänd merz toll als Kanzler - endlich mal einer aus dem Mittelstand. Der wird bürgernahe, soziale Politik betreiben. Wie man es von der CDU gewohnt ist.</text:p>
          </table:table-cell>
          <table:table-cell office:value-type="float" office:value="1">
            <text:p>1</text:p>
          </table:table-cell>
          <table:table-cell office:value-type="string">
            <text:p>Ironie?</text:p>
          </table:table-cell>
        </table:table-row>
        <table:table-row table:style-name="ro4">
          <table:table-cell office:value-type="float" office:value="11169432">
            <text:p>11169432</text:p>
          </table:table-cell>
          <table:table-cell office:value-type="string">
            <text:p>0.918872972329458</text:p>
          </table:table-cell>
          <table:table-cell office:value-type="string">
            <text:p>Glückwunsch ein perfekter Start ! So wird der "White flight" aus amerikanischen Großstädten verstärkt und die "Gated <text:s/>communities" werden weiter zunehmen. So eint man eine Nation... <text:s/>Andererseits, wenn auf diese Weise der Migrationsdruck auf Deutschland abnimmt, auch nicht schlecht...</text:p>
          </table:table-cell>
          <table:table-cell office:value-type="string">
            <text:p>?</text:p>
          </table:table-cell>
          <table:table-cell office:value-type="string">
            <text:p>Ironie</text:p>
          </table:table-cell>
        </table:table-row>
        <table:table-row table:style-name="ro1">
          <table:table-cell office:value-type="float" office:value="11222705">
            <text:p>11222705</text:p>
          </table:table-cell>
          <table:table-cell office:value-type="string">
            <text:p>0.918238798777262</text:p>
          </table:table-cell>
          <table:table-cell office:value-type="string">
            <text:p>Find ich super, man muss sich in erster Linie sicher fühlen wenn man auf ein Konzert gehen will.</text:p>
          </table:table-cell>
          <table:table-cell office:value-type="float" office:value="1">
            <text:p>1</text:p>
          </table:table-cell>
          <table:table-cell office:value-type="string">
            <text:p>Ironie?</text:p>
          </table:table-cell>
        </table:table-row>
        <table:table-row table:style-name="ro4">
          <table:table-cell office:value-type="float" office:value="8324169">
            <text:p>8324169</text:p>
          </table:table-cell>
          <table:table-cell office:value-type="string">
            <text:p>0.918107469876607</text:p>
          </table:table-cell>
          <table:table-cell office:value-type="string">
            <text:p>"Friedrich Merz, das ist für die CDU wie Herpes, kommt immer wieder, ist nicht lange da, aber auch nie ganz weg."</text:p>
            <text:p>Für mich einer der besten Sprüche, die Trittin je gebracht hat :-)</text:p>
          </table:table-cell>
          <table:table-cell office:value-type="float" office:value="1">
            <text:p>1</text:p>
          </table:table-cell>
          <table:table-cell office:value-type="string">
            <text:p>ambivalent (Zitat)</text:p>
          </table:table-cell>
        </table:table-row>
        <table:table-row table:style-name="ro3">
          <table:table-cell office:value-type="float" office:value="4508506">
            <text:p>4508506</text:p>
          </table:table-cell>
          <table:table-cell office:value-type="string">
            <text:p>0.917628904183706</text:p>
          </table:table-cell>
          <table:table-cell office:value-type="string">
            <text:p>Ich bin seit über 40 Jahren überzeugtes CDU-Mitglied, habe in manchem Wahlkampf mitgekämpft und dabei eins gelernt: Man wird nicht gewählt, weil man andere schlecht macht, sondern weil man mit eigenen Kompetenzen überzeugt. Wenn Merz jetzt die eigene Parteiführung attackiert, wird er seinen Lohn bekommen... und das ist auch gut so!</text:p>
          </table:table-cell>
          <table:table-cell office:value-type="float" office:value="1">
            <text:p>1</text:p>
          </table:table-cell>
          <table:table-cell office:value-type="string">
            <text:p>ambivalent (Themenabhängig)</text:p>
          </table:table-cell>
        </table:table-row>
        <table:table-row table:style-name="ro4">
          <table:table-cell office:value-type="float" office:value="2133540">
            <text:p>2133540</text:p>
          </table:table-cell>
          <table:table-cell office:value-type="string">
            <text:p>0.917419652144114</text:p>
          </table:table-cell>
          <table:table-cell office:value-type="string">
            <text:p>Danke für den Beitrag! Herr Merz hat jede Menge Erfahrung in Wirtschaft und Politik und niemand ist perfekt. Das sind gute Voraussetzungen für die Kanzlerschaft.</text:p>
          </table:table-cell>
          <table:table-cell office:value-type="float" office:value="1">
            <text:p>1</text:p>
          </table:table-cell>
          <table:table-cell/>
        </table:table-row>
        <table:table-row table:style-name="ro1">
          <table:table-cell office:value-type="float" office:value="11419479">
            <text:p>11419479</text:p>
          </table:table-cell>
          <table:table-cell office:value-type="string">
            <text:p>0.916711111863454</text:p>
          </table:table-cell>
          <table:table-cell office:value-type="string">
            <text:p>Yes freuen uns schon auf den Super Bowl. Paar Jungs, was trinken und essen. Klasse </text:p>
          </table:table-cell>
          <table:table-cell office:value-type="float" office:value="1">
            <text:p>1</text:p>
          </table:table-cell>
          <table:table-cell/>
        </table:table-row>
        <table:table-row table:style-name="ro4">
          <table:table-cell office:value-type="float" office:value="8067020">
            <text:p>8067020</text:p>
          </table:table-cell>
          <table:table-cell office:value-type="string">
            <text:p>0.916321337223053</text:p>
          </table:table-cell>
          <table:table-cell office:value-type="string">
            <text:p>Danke Herr Merz! Danke, dass Sie die Sorgen der kleinen Unternehmer, aber auch der breiten Bevölkerung so gut verstehen. Erfreulich, dass es noch Politiker mit gesundem Menschenverstand gibt!</text:p>
          </table:table-cell>
          <table:table-cell office:value-type="float" office:value="1">
            <text:p>1</text:p>
          </table:table-cell>
          <table:table-cell office:value-type="string">
            <text:p>Ironie?</text:p>
          </table:table-cell>
        </table:table-row>
        <table:table-row table:style-name="ro1">
          <table:table-cell office:value-type="float" office:value="7618523">
            <text:p>7618523</text:p>
          </table:table-cell>
          <table:table-cell office:value-type="string">
            <text:p>0.916238645712535</text:p>
          </table:table-cell>
          <table:table-cell office:value-type="string">
            <text:p>Danke! Mehr Merz und mehr Fairness und Vernunft braucht das Land!</text:p>
          </table:table-cell>
          <table:table-cell office:value-type="float" office:value="1">
            <text:p>1</text:p>
          </table:table-cell>
          <table:table-cell office:value-type="string">
            <text:p>Ironie?</text:p>
          </table:table-cell>
        </table:table-row>
        <table:table-row table:style-name="ro1">
          <table:table-cell office:value-type="float" office:value="11222080">
            <text:p>11222080</text:p>
          </table:table-cell>
          <table:table-cell office:value-type="string">
            <text:p>0.916058878103892</text:p>
          </table:table-cell>
          <table:table-cell office:value-type="string">
            <text:p>Auf jeden Fall eine neue Verdienstmöglichkeit für Juristen.</text:p>
          </table:table-cell>
          <table:table-cell office:value-type="float" office:value="1">
            <text:p>1</text:p>
          </table:table-cell>
          <table:table-cell office:value-type="string">
            <text:p>Ironie?</text:p>
          </table:table-cell>
        </table:table-row>
        <table:table-row table:style-name="ro1">
          <table:table-cell office:value-type="float" office:value="11422521">
            <text:p>11422521</text:p>
          </table:table-cell>
          <table:table-cell office:value-type="string">
            <text:p>0.916013360023499</text:p>
          </table:table-cell>
          <table:table-cell office:value-type="string">
            <text:p>Besten Dank dafür und viel Erfolg!</text:p>
          </table:table-cell>
          <table:table-cell office:value-type="float" office:value="1">
            <text:p>1</text:p>
          </table:table-cell>
          <table:table-cell/>
        </table:table-row>
        <table:table-row table:style-name="ro11">
          <table:table-cell office:value-type="float" office:value="6857530">
            <text:p>6857530</text:p>
          </table:table-cell>
          <table:table-cell office:value-type="string">
            <text:p>0.915897230307261</text:p>
          </table:table-cell>
          <table:table-cell office:value-type="string">
            <text:p>Sehr geehrte Frau Stokowski,</text:p>
            <text:p>das ist einer der besten Beiträge zu diesem Thema die ich bisher gelesen habe. Ich befürchte nur, dass Sie damit die "Sturrköpfe" nicht erreichen.</text:p>
            <text:p/>
            <text:p>Ich kenne selber Bürger, die ich eigentlich für ganz gebildet halte und von denen ich dachte, die stehen mit beiden Beinen fest auf dem demokratischem Boden, mußte aber in den letzten Tagen mehrfach sehr schockiert feststellen, dass diese lieben Mitmenschen total von der Rolle sind was die Einordnung der Krise betrifft. Das schmerzt sehr und macht mich extrem traurig, denn ich befürchte daran kann die Gesellschaft zerbrechen oder um Jahrzehnte oder gar Jahrhunderte zurückgeworfen werden. </text:p>
            <text:p/>
          </table:table-cell>
          <table:table-cell office:value-type="float" office:value="1">
            <text:p>1</text:p>
          </table:table-cell>
          <table:table-cell office:value-type="string">
            <text:p>ambivalent (Themenabhängig)</text:p>
          </table:table-cell>
        </table:table-row>
        <table:table-row table:style-name="ro3">
          <table:table-cell office:value-type="float" office:value="7128726">
            <text:p>7128726</text:p>
          </table:table-cell>
          <table:table-cell office:value-type="string">
            <text:p>0.914760271708171</text:p>
          </table:table-cell>
          <table:table-cell office:value-type="string">
            <text:p>Ich kann Ihnen nur voll zustimmen. Wir werden durch die Lockerungen der vielen kleinen Könige in Deutschland, allen voran Herr Laschet, noch unser Wunder erleben. Ich finde es verantwortungslos von Herrn Laschet wegen seiner politischen Ambitionen so zu handeln. Ich kann auch aus meiner Kenntnis zum genetischen Verhalten von Populationen die Menschen nur auffordern, sich unbedingt weiter zu schützen.</text:p>
          </table:table-cell>
          <table:table-cell office:value-type="float" office:value="1">
            <text:p>1</text:p>
          </table:table-cell>
          <table:table-cell office:value-type="string">
            <text:p>ambivalent (Themenabhängig)</text:p>
          </table:table-cell>
        </table:table-row>
        <table:table-row table:style-name="ro1">
          <table:table-cell office:value-type="float" office:value="4843044">
            <text:p>4843044</text:p>
          </table:table-cell>
          <table:table-cell office:value-type="string">
            <text:p>0.914413948853811</text:p>
          </table:table-cell>
          <table:table-cell office:value-type="string">
            <text:p>Sehr gut. Röttgen wäre mE auch prädestiniert für das Amt des Aussenministers.</text:p>
          </table:table-cell>
          <table:table-cell office:value-type="float" office:value="1">
            <text:p>1</text:p>
          </table:table-cell>
          <table:table-cell/>
        </table:table-row>
        <table:table-row table:style-name="ro1">
          <table:table-cell office:value-type="float" office:value="11422563">
            <text:p>11422563</text:p>
          </table:table-cell>
          <table:table-cell office:value-type="string">
            <text:p>0.914330164591471</text:p>
          </table:table-cell>
          <table:table-cell office:value-type="string">
            <text:p>Sehr gut. </text:p>
          </table:table-cell>
          <table:table-cell office:value-type="float" office:value="1">
            <text:p>1</text:p>
          </table:table-cell>
          <table:table-cell/>
        </table:table-row>
        <table:table-row table:style-name="ro1">
          <table:table-cell office:value-type="float" office:value="6495864">
            <text:p>6495864</text:p>
          </table:table-cell>
          <table:table-cell office:value-type="string">
            <text:p>0.913983027140299</text:p>
          </table:table-cell>
          <table:table-cell office:value-type="string">
            <text:p>Amthor + Merz; bestes Bild Spiegel 👌</text:p>
          </table:table-cell>
          <table:table-cell office:value-type="float" office:value="1">
            <text:p>1</text:p>
          </table:table-cell>
          <table:table-cell office:value-type="string">
            <text:p>ambivalent (Themenabhängig)</text:p>
          </table:table-cell>
        </table:table-row>
        <table:table-row table:style-name="ro1">
          <table:table-cell office:value-type="float" office:value="7535541">
            <text:p>7535541</text:p>
          </table:table-cell>
          <table:table-cell office:value-type="string">
            <text:p>0.912753264109294</text:p>
          </table:table-cell>
          <table:table-cell office:value-type="string">
            <text:p>Und alle, sogar "Finanztest" <text:s/>und Herr Merz, <text:s text:c="2"/>empfehlen Aktien !! <text:s text:c="2"/>Es war schon immer besser, <text:s/>genau das Gegenteil <text:s/>von dem zu tun, was alle machen. </text:p>
          </table:table-cell>
          <table:table-cell office:value-type="float" office:value="0">
            <text:p>0</text:p>
          </table:table-cell>
          <table:table-cell office:value-type="string">
            <text:p>eher negativ?</text:p>
          </table:table-cell>
        </table:table-row>
        <table:table-row table:style-name="ro1">
          <table:table-cell office:value-type="float" office:value="6380205">
            <text:p>6380205</text:p>
          </table:table-cell>
          <table:table-cell office:value-type="string">
            <text:p>0.912370165189107</text:p>
          </table:table-cell>
          <table:table-cell office:value-type="string">
            <text:p>einer der wenigen Fußballer heutzutage, den man mag, egal, wo er spielt und auftritt. Ein wohltuender Lichtblick in der glattgebügelten Kommerzwelt.</text:p>
          </table:table-cell>
          <table:table-cell office:value-type="float" office:value="1">
            <text:p>1</text:p>
          </table:table-cell>
          <table:table-cell/>
        </table:table-row>
        <table:table-row table:style-name="ro1">
          <table:table-cell office:value-type="float" office:value="11310618">
            <text:p>11310618</text:p>
          </table:table-cell>
          <table:table-cell office:value-type="string">
            <text:p>0.911977628866831</text:p>
          </table:table-cell>
          <table:table-cell office:value-type="string">
            <text:p>Ein interessantes Objekt. Gefällt mir auf jeden Fall besser, als die mit Platten und Schotter versiegelten Vorgärten in deutschen Städten. </text:p>
          </table:table-cell>
          <table:table-cell office:value-type="float" office:value="1">
            <text:p>1</text:p>
          </table:table-cell>
          <table:table-cell office:value-type="string">
            <text:p>ambivalent (Themenabhängig)</text:p>
          </table:table-cell>
        </table:table-row>
        <table:table-row table:style-name="ro1">
          <table:table-cell office:value-type="float" office:value="11222747">
            <text:p>11222747</text:p>
          </table:table-cell>
          <table:table-cell office:value-type="string">
            <text:p>0.911483963330587</text:p>
          </table:table-cell>
          <table:table-cell office:value-type="string">
            <text:p>Sehr vernünftig!Danke!!!</text:p>
          </table:table-cell>
          <table:table-cell office:value-type="float" office:value="1">
            <text:p>1</text:p>
          </table:table-cell>
          <table:table-cell/>
        </table:table-row>
        <table:table-row table:style-name="ro1">
          <table:table-cell office:value-type="float" office:value="11169408">
            <text:p>11169408</text:p>
          </table:table-cell>
          <table:table-cell office:value-type="string">
            <text:p>0.911415338516235</text:p>
          </table:table-cell>
          <table:table-cell office:value-type="string">
            <text:p>Bekämpfung von Fluchtursachen. Wie super das funktioniert, kann Biden ja mal bei Merkel nachfragen. </text:p>
          </table:table-cell>
          <table:table-cell office:value-type="float" office:value="1">
            <text:p>1</text:p>
          </table:table-cell>
          <table:table-cell office:value-type="string">
            <text:p>Ironie</text:p>
          </table:table-cell>
        </table:table-row>
        <table:table-row table:style-name="ro11">
          <table:table-cell office:value-type="float" office:value="5979927">
            <text:p>5979927</text:p>
          </table:table-cell>
          <table:table-cell office:value-type="string">
            <text:p>0.910898904005686</text:p>
          </table:table-cell>
          <table:table-cell office:value-type="string">
            <text:p>Vielen Dank für diesen erklärenden Artikel, der die aktuelle Diskussion, die Widersprüche und die Gerüchte die in den sozialen Medien (auch in Ihren Foren) aufkommen neutral aufnimmt und klarstellt.</text:p>
            <text:p/>
            <text:p>Sehr gut auch Details wie "laut Polizeiangaben" und die Erklärungen zu den Teilnehmerzahlen - genau so eine Berichterstattung ist die richtige Antwort auf die vielen Falschmeldungen und Behauptungen der letzten Tage.</text:p>
            <text:p/>
            <text:p>Danke!</text:p>
            <text:p/>
          </table:table-cell>
          <table:table-cell office:value-type="float" office:value="1">
            <text:p>1</text:p>
          </table:table-cell>
          <table:table-cell/>
        </table:table-row>
        <table:table-row table:style-name="ro1">
          <table:table-cell office:value-type="float" office:value="11169249">
            <text:p>11169249</text:p>
          </table:table-cell>
          <table:table-cell office:value-type="string">
            <text:p>0.910889446735382</text:p>
          </table:table-cell>
          <table:table-cell office:value-type="string">
            <text:p>Ich wiederhole gerne nochmal, was ich schon vor einigen Wochen hier geschrieben habe: Söder Kanzler, Baerbock Vize. </text:p>
          </table:table-cell>
          <table:table-cell office:value-type="float" office:value="0">
            <text:p>0</text:p>
          </table:table-cell>
          <table:table-cell/>
        </table:table-row>
        <table:table-row table:style-name="ro1">
          <table:table-cell office:value-type="float" office:value="283387">
            <text:p>283387</text:p>
          </table:table-cell>
          <table:table-cell office:value-type="string">
            <text:p>0.910783966382345</text:p>
          </table:table-cell>
          <table:table-cell office:value-type="string">
            <text:p>Röttgen war überraschend gut, Laschet wie immer und Merz auch:-)</text:p>
          </table:table-cell>
          <table:table-cell office:value-type="float" office:value="1">
            <text:p>1</text:p>
          </table:table-cell>
          <table:table-cell office:value-type="string">
            <text:p>ambivalent (Themenabhängig)</text:p>
          </table:table-cell>
        </table:table-row>
        <table:table-row table:style-name="ro1">
          <table:table-cell office:value-type="float" office:value="4156208">
            <text:p>4156208</text:p>
          </table:table-cell>
          <table:table-cell office:value-type="string">
            <text:p>0.910763164361318</text:p>
          </table:table-cell>
          <table:table-cell office:value-type="string">
            <text:p>Völlig richtig. Kuban und Merz passen auch charakterlich gut zusammen, da zählt in erster Reihe immer nur das eigene Ego.</text:p>
          </table:table-cell>
          <table:table-cell office:value-type="float" office:value="1">
            <text:p>1</text:p>
          </table:table-cell>
          <table:table-cell office:value-type="string">
            <text:p>ambivalent (Themenabhängig)</text:p>
          </table:table-cell>
        </table:table-row>
        <table:table-row table:style-name="ro1">
          <table:table-cell office:value-type="float" office:value="7697019">
            <text:p>7697019</text:p>
          </table:table-cell>
          <table:table-cell office:value-type="string">
            <text:p>0.910537898540497</text:p>
          </table:table-cell>
          <table:table-cell office:value-type="string">
            <text:p>Endlich! Das hätte schon vor Monaten geschehen müssen. Jetzt geht kein Weg mehr an Merz vorbei! Auch hier, endlich!</text:p>
          </table:table-cell>
          <table:table-cell office:value-type="float" office:value="1">
            <text:p>1</text:p>
          </table:table-cell>
          <table:table-cell office:value-type="string">
            <text:p>Ironie?</text:p>
          </table:table-cell>
        </table:table-row>
        <table:table-row table:style-name="ro3">
          <table:table-cell office:value-type="float" office:value="11385411">
            <text:p>11385411</text:p>
          </table:table-cell>
          <table:table-cell office:value-type="string">
            <text:p>0.910421927769979</text:p>
          </table:table-cell>
          <table:table-cell office:value-type="string">
            <text:p>So wird man zum zweit reichsten Menschen auf der Erde.</text:p>
            <text:p>Bravo!!</text:p>
            <text:p/>
          </table:table-cell>
          <table:table-cell office:value-type="float" office:value="1">
            <text:p>1</text:p>
          </table:table-cell>
          <table:table-cell/>
        </table:table-row>
        <table:table-row table:style-name="ro2">
          <table:table-cell office:value-type="float" office:value="4556374">
            <text:p>4556374</text:p>
          </table:table-cell>
          <table:table-cell office:value-type="string">
            <text:p>0.908445676167806</text:p>
          </table:table-cell>
          <table:table-cell office:value-type="string">
            <text:p>Mir hat der Beitrag über Roula und ihre Familie sehr gut gefallen. Die Fotos und das Kochrezept erlaubten mir fast mittendrin zu sein. Lächeln und frohe Gesichter, auch in schwierigen Zeiten, sind ansteckend. Das verbindet uns, über Landes-, kulturelle und sprachliche Grenzen. Ich hab sofort an unsre Freundin Yuirsa in Nicaragua gedacht, und die guten Kochrezepte ihrer Mutter. Ich wünschte wir alle könnten Freunde haben, irgendwo auf dieser Welt. Dann fühlt sich keiner so richtig allein mit all den Problemen und Stress den wir haben, und es hilft unsere Sorgen und Betrübnisse zu relativieren. Wir sind in all dem zusammen, Pandemie, Klimaveränderung, Schmerz, Unfairness, und Freude, Freunschaften, Sehnsüchten. Wir haben so viel mehr gemeinsam als was uns trennt. Ich wünsche Roula und Ihrer Familie Zuversicht, Freude und viel Kraft. Ein Deutscher aus Houston.</text:p>
          </table:table-cell>
          <table:table-cell office:value-type="float" office:value="1">
            <text:p>1</text:p>
          </table:table-cell>
          <table:table-cell/>
        </table:table-row>
        <table:table-row table:style-name="ro4">
          <table:table-cell office:value-type="float" office:value="2132460">
            <text:p>2132460</text:p>
          </table:table-cell>
          <table:table-cell office:value-type="string">
            <text:p>0.907517611980438</text:p>
          </table:table-cell>
          <table:table-cell office:value-type="string">
            <text:p>Sehr gut Herr Merz. Das ist der einzig nachhaltige Weg. Ich würde mir wünschen, den würden alle Politik einsehen, denn sie will ich nicht wirklich wählen. Aber wenn es nur sie sind, die sich trauen diese Wahrheit auszusprechen, dann muss es eben sein.</text:p>
          </table:table-cell>
          <table:table-cell office:value-type="float" office:value="1">
            <text:p>1</text:p>
          </table:table-cell>
          <table:table-cell office:value-type="string">
            <text:p>ambivalent (Themenabhängig)</text:p>
          </table:table-cell>
        </table:table-row>
        <table:table-row table:style-name="ro1">
          <table:table-cell office:value-type="float" office:value="11333830">
            <text:p>11333830</text:p>
          </table:table-cell>
          <table:table-cell office:value-type="string">
            <text:p>0.907489637533824</text:p>
          </table:table-cell>
          <table:table-cell office:value-type="string">
            <text:p>Sehr gut. Jetzt gibt es Quotenfernsehen. Wird ja langsam auch Zeit. </text:p>
          </table:table-cell>
          <table:table-cell office:value-type="float" office:value="1">
            <text:p>1</text:p>
          </table:table-cell>
          <table:table-cell office:value-type="string">
            <text:p>Ironie?</text:p>
          </table:table-cell>
        </table:table-row>
        <table:table-row table:style-name="ro1">
          <table:table-cell office:value-type="float" office:value="4555833">
            <text:p>4555833</text:p>
          </table:table-cell>
          <table:table-cell office:value-type="string">
            <text:p>0.907483359177907</text:p>
          </table:table-cell>
          <table:table-cell office:value-type="string">
            <text:p>Freue mich schon auf die nächste Sommerzeit! </text:p>
          </table:table-cell>
          <table:table-cell office:value-type="float" office:value="1">
            <text:p>1</text:p>
          </table:table-cell>
          <table:table-cell office:value-type="string">
            <text:p>Ironie?</text:p>
          </table:table-cell>
        </table:table-row>
        <table:table-row table:style-name="ro8">
          <table:table-cell office:value-type="float" office:value="7524624">
            <text:p>7524624</text:p>
          </table:table-cell>
          <table:table-cell office:value-type="string">
            <text:p>0.907017310460409</text:p>
          </table:table-cell>
          <table:table-cell office:value-type="string">
            <text:p>Röttgen ist ...der Kandidat.....</text:p>
            <text:p>Er kennt sich in allen politischen Belsngen,ob Inneres,wirtschaftlich,soziales und auch sehr gut in der Außenpolitik aus...dieses ist wichtig für den Führungssnspruch und Aufgabe Deutschlands in Europa.Er hat ein gutes Augenmaß für die politische Situation...erkennt die Hintergründe und analysiert perfekt.</text:p>
          </table:table-cell>
          <table:table-cell office:value-type="float" office:value="1">
            <text:p>1</text:p>
          </table:table-cell>
          <table:table-cell/>
        </table:table-row>
        <table:table-row table:style-name="ro4">
          <table:table-cell office:value-type="float" office:value="7620839">
            <text:p>7620839</text:p>
          </table:table-cell>
          <table:table-cell office:value-type="string">
            <text:p>0.906552751859029</text:p>
          </table:table-cell>
          <table:table-cell office:value-type="string">
            <text:p>Merz ist grossartig und strahlt Zuversicht, Kompetenz und klare Kante aus.</text:p>
            <text:p>All das haben wir verdammt lang vermisst. Das vage Rumgeiere und Taktieren von Merkel, Laschet und Habeck kann ich nicht mehr hören. </text:p>
          </table:table-cell>
          <table:table-cell office:value-type="float" office:value="1">
            <text:p>1</text:p>
          </table:table-cell>
          <table:table-cell office:value-type="string">
            <text:p>ambivalent (Themenabhängig)</text:p>
          </table:table-cell>
        </table:table-row>
        <table:table-row table:style-name="ro1">
          <table:table-cell office:value-type="float" office:value="11224975">
            <text:p>11224975</text:p>
          </table:table-cell>
          <table:table-cell office:value-type="string">
            <text:p>0.906273265679677</text:p>
          </table:table-cell>
          <table:table-cell office:value-type="string">
            <text:p>Kann man im Dezember auch gleich als Weihnachtsbaum verwenden. Sehr praktisch.</text:p>
          </table:table-cell>
          <table:table-cell office:value-type="float" office:value="1">
            <text:p>1</text:p>
          </table:table-cell>
          <table:table-cell office:value-type="string">
            <text:p>Ironie?</text:p>
          </table:table-cell>
        </table:table-row>
        <table:table-row table:style-name="ro1">
          <table:table-cell office:value-type="float" office:value="4542145">
            <text:p>4542145</text:p>
          </table:table-cell>
          <table:table-cell office:value-type="string">
            <text:p>0.906229496002197</text:p>
          </table:table-cell>
          <table:table-cell office:value-type="string">
            <text:p>Lieber Herr Merz, das ist der beste Weg, die Leute zu vergraulen. Machen Sie ruhig weiter so. 😂😂</text:p>
          </table:table-cell>
          <table:table-cell office:value-type="string">
            <text:p>?</text:p>
          </table:table-cell>
          <table:table-cell office:value-type="string">
            <text:p>Ironie</text:p>
          </table:table-cell>
        </table:table-row>
        <table:table-row table:style-name="ro4">
          <table:table-cell office:value-type="float" office:value="7123053">
            <text:p>7123053</text:p>
          </table:table-cell>
          <table:table-cell office:value-type="string">
            <text:p>0.906199773152669</text:p>
          </table:table-cell>
          <table:table-cell office:value-type="string">
            <text:p>Sehr schön. Und dafür lobe ich unseren Föderalismus. </text:p>
            <text:p>Lasst Laschet für NRW sprechen - das reicht dann auch.</text:p>
          </table:table-cell>
          <table:table-cell office:value-type="string">
            <text:p>?</text:p>
          </table:table-cell>
          <table:table-cell office:value-type="string">
            <text:p>ambivalent (Themenabhängig)</text:p>
          </table:table-cell>
        </table:table-row>
        <table:table-row table:style-name="ro1">
          <table:table-cell office:value-type="float" office:value="11149866">
            <text:p>11149866</text:p>
          </table:table-cell>
          <table:table-cell office:value-type="string">
            <text:p>0.90567954381307</text:p>
          </table:table-cell>
          <table:table-cell office:value-type="string">
            <text:p>Vielen Dank für die tollen Bilder!</text:p>
          </table:table-cell>
          <table:table-cell office:value-type="float" office:value="1">
            <text:p>1</text:p>
          </table:table-cell>
          <table:table-cell/>
        </table:table-row>
        <table:table-row table:style-name="ro4">
          <table:table-cell office:value-type="float" office:value="1312610">
            <text:p>1312610</text:p>
          </table:table-cell>
          <table:table-cell office:value-type="string">
            <text:p>0.905428071816762</text:p>
          </table:table-cell>
          <table:table-cell office:value-type="string">
            <text:p>„Schmerz“ passt da absolut.</text:p>
            <text:p>Behaupte ich jetzt mal, so als Frau und Mutter. </text:p>
          </table:table-cell>
          <table:table-cell office:value-type="float" office:value="1">
            <text:p>1</text:p>
          </table:table-cell>
          <table:table-cell/>
        </table:table-row>
        <table:table-row table:style-name="ro3">
          <table:table-cell office:value-type="float" office:value="8606460">
            <text:p>8606460</text:p>
          </table:table-cell>
          <table:table-cell office:value-type="string">
            <text:p>0.904916226863861</text:p>
          </table:table-cell>
          <table:table-cell office:value-type="string">
            <text:p>Oh, super. Genau weil nur Menschen wie Sie diesem Populisten nachlaufen, die sich nicht entblöden, mit Aufruhr und Gewalt zu drohen, wenn ihr Held nicht auf den Platz kommt, auf dem sie ihn sehen wollen, wird Merz nie was werden. Glauben Sie es oder nicht: wir haben Demokratie und wollen diese auch behalten. </text:p>
          </table:table-cell>
          <table:table-cell office:value-type="float" office:value="-1">
            <text:p>-1</text:p>
          </table:table-cell>
          <table:table-cell/>
        </table:table-row>
        <table:table-row table:style-name="ro4">
          <table:table-cell office:value-type="float" office:value="4536725">
            <text:p>4536725</text:p>
          </table:table-cell>
          <table:table-cell office:value-type="string">
            <text:p>0.904708842436473</text:p>
          </table:table-cell>
          <table:table-cell office:value-type="string">
            <text:p>Sehr gut, Merz!</text:p>
            <text:p>So macht er allen klar was Sache ist bei Merkel und Komparsen und zudem zieht er die CDU-BAsis noch mehr auf seine Seite.</text:p>
          </table:table-cell>
          <table:table-cell office:value-type="float" office:value="1">
            <text:p>1</text:p>
          </table:table-cell>
          <table:table-cell/>
        </table:table-row>
        <table:table-row table:style-name="ro1">
          <table:table-cell office:value-type="float" office:value="7729177">
            <text:p>7729177</text:p>
          </table:table-cell>
          <table:table-cell office:value-type="string">
            <text:p>0.904675443967183</text:p>
          </table:table-cell>
          <table:table-cell office:value-type="string">
            <text:p>bei allem was in den letzten Jahren gewesen ist. wir können auch weiter hin OHNE Friedrich Merz !</text:p>
          </table:table-cell>
          <table:table-cell office:value-type="float" office:value="-1">
            <text:p>-1</text:p>
          </table:table-cell>
          <table:table-cell/>
        </table:table-row>
        <table:table-row table:style-name="ro1">
          <table:table-cell office:value-type="float" office:value="7018467">
            <text:p>7018467</text:p>
          </table:table-cell>
          <table:table-cell office:value-type="string">
            <text:p>0.90466054280599</text:p>
          </table:table-cell>
          <table:table-cell office:value-type="string">
            <text:p>Laschet, der Corona-Welle-Surfer, sehr unterhaltsam! Die Ikone der Leugner und Relativierer demontiert sich selbst, herrlich!</text:p>
          </table:table-cell>
          <table:table-cell office:value-type="string">
            <text:p>?</text:p>
          </table:table-cell>
          <table:table-cell office:value-type="string">
            <text:p>Ironie</text:p>
          </table:table-cell>
        </table:table-row>
        <table:table-row table:style-name="ro4">
          <table:table-cell office:value-type="float" office:value="8607844">
            <text:p>8607844</text:p>
          </table:table-cell>
          <table:table-cell office:value-type="string">
            <text:p>0.904577573140462</text:p>
          </table:table-cell>
          <table:table-cell office:value-type="string">
            <text:p>Ich wohn hier und bin froh und find Laschet macht mit seiner Schwarz/Gelben Regierung bessere Arbeit als Rot/Grün zuvor, unaufgeregt, moderat und vorallem kein Söder. </text:p>
          </table:table-cell>
          <table:table-cell office:value-type="float" office:value="1">
            <text:p>1</text:p>
          </table:table-cell>
          <table:table-cell/>
        </table:table-row>
        <table:table-row table:style-name="ro4">
          <table:table-cell office:value-type="float" office:value="8616674">
            <text:p>8616674</text:p>
          </table:table-cell>
          <table:table-cell office:value-type="string">
            <text:p>0.904577573140462</text:p>
          </table:table-cell>
          <table:table-cell office:value-type="string">
            <text:p>Ich wohn hier und bin froh und find Laschet macht mit seiner Schwarz/Gelben Regierung bessere Arbeit als Rot/Grün zuvor, unaufgeregt, moderat und vorallem kein Söder. </text:p>
          </table:table-cell>
          <table:table-cell/>
          <table:table-cell office:value-type="string">
            <text:p>wdh</text:p>
          </table:table-cell>
        </table:table-row>
        <table:table-row table:style-name="ro4">
          <table:table-cell office:value-type="float" office:value="7125766">
            <text:p>7125766</text:p>
          </table:table-cell>
          <table:table-cell office:value-type="string">
            <text:p>0.904332180817922</text:p>
          </table:table-cell>
          <table:table-cell office:value-type="string">
            <text:p>Was für ein kluger, persönlicher, nachdenklicher, gefühlvoller Essay ganz ohne Weltschmerz und Selbstmitleid - davon könnten sich manche DampfplauderInnen hier gleich mehrere Scheiben abschneiden!</text:p>
          </table:table-cell>
          <table:table-cell office:value-type="float" office:value="1">
            <text:p>1</text:p>
          </table:table-cell>
          <table:table-cell/>
        </table:table-row>
        <table:table-row table:style-name="ro1">
          <table:table-cell office:value-type="float" office:value="8410955">
            <text:p>8410955</text:p>
          </table:table-cell>
          <table:table-cell office:value-type="string">
            <text:p>0.903773387273153</text:p>
          </table:table-cell>
          <table:table-cell office:value-type="string">
            <text:p>Alles besser als Merz. Na ja Röttgen.... ;-)</text:p>
          </table:table-cell>
          <table:table-cell office:value-type="string">
            <text:p>?</text:p>
          </table:table-cell>
          <table:table-cell office:value-type="string">
            <text:p>ambivalent (Themenabhängig)</text:p>
          </table:table-cell>
        </table:table-row>
        <table:table-row table:style-name="ro3">
          <table:table-cell office:value-type="float" office:value="5140838">
            <text:p>5140838</text:p>
          </table:table-cell>
          <table:table-cell office:value-type="string">
            <text:p>0.903441230456034</text:p>
          </table:table-cell>
          <table:table-cell office:value-type="string">
            <text:p>großartig! da wird markus söder grün im gesicht vor neid! und olaf scholz</text:p>
            <text:p>verzichtet freiwillig darauf anzutreten. hoffentlich wissen auch die herren</text:p>
            <text:p>merz und röttgen, was sie nun zu tun haben: in rente gehen. </text:p>
          </table:table-cell>
          <table:table-cell office:value-type="string">
            <text:p>?</text:p>
          </table:table-cell>
          <table:table-cell office:value-type="string">
            <text:p>ambivalent (Themenabhängig)</text:p>
          </table:table-cell>
        </table:table-row>
        <table:table-row table:style-name="ro1">
          <table:table-cell office:value-type="float" office:value="11331646">
            <text:p>11331646</text:p>
          </table:table-cell>
          <table:table-cell office:value-type="string">
            <text:p>0.903003990650177</text:p>
          </table:table-cell>
          <table:table-cell office:value-type="string">
            <text:p>Ein spannender Minister hat in spannenden Zeiten spannende Visionen.</text:p>
          </table:table-cell>
          <table:table-cell office:value-type="float" office:value="1">
            <text:p>1</text:p>
          </table:table-cell>
          <table:table-cell office:value-type="string">
            <text:p>Ironie?</text:p>
          </table:table-cell>
        </table:table-row>
        <table:table-row table:style-name="ro4">
          <table:table-cell office:value-type="float" office:value="6951305">
            <text:p>6951305</text:p>
          </table:table-cell>
          <table:table-cell office:value-type="string">
            <text:p>0.902624110380808</text:p>
          </table:table-cell>
          <table:table-cell office:value-type="string">
            <text:p>Ich finde das auch prima. Und ich glaube auch, dass eine nicht kommerzialisierte Variante des Impfstoffes die Wissenschaftler anspornen wird. Es macht einfach mehr Freude, an solchen Projekten mitzuarbeiten, im Rahmen einer internationalen Zusammenarbeit und dem Austausch von Ergebnissen.</text:p>
          </table:table-cell>
          <table:table-cell office:value-type="float" office:value="1">
            <text:p>1</text:p>
          </table:table-cell>
          <table:table-cell/>
        </table:table-row>
        <table:table-row table:style-name="ro3">
          <table:table-cell office:value-type="float" office:value="7111935">
            <text:p>7111935</text:p>
          </table:table-cell>
          <table:table-cell office:value-type="string">
            <text:p>0.901855111122131</text:p>
          </table:table-cell>
          <table:table-cell office:value-type="string">
            <text:p>@Knut</text:p>
            <text:p/>
            <text:p>Ja, auch finde Laschet mittlerweile den besten Ministerpräsidenten, er konnte sich gut profilieren bisher!</text:p>
          </table:table-cell>
          <table:table-cell office:value-type="float" office:value="1">
            <text:p>1</text:p>
          </table:table-cell>
          <table:table-cell/>
        </table:table-row>
        <table:table-row table:style-name="ro4">
          <table:table-cell office:value-type="float" office:value="2196844">
            <text:p>2196844</text:p>
          </table:table-cell>
          <table:table-cell office:value-type="string">
            <text:p>0.901098092397054</text:p>
          </table:table-cell>
          <table:table-cell office:value-type="string">
            <text:p>Sehr schön! Der Song wurde - glaube ich - von einem gewissen Norbert Röttgen geschrieben und wird seither von seinem Sprachroboter auf allen Kanälen täglich wiederholt... Läuft demnächst auch auf dem Anrufbeantworter im Konrad-Adenauer-Haus, wenn Röttgen CDU-Chef ist. :)</text:p>
          </table:table-cell>
          <table:table-cell office:value-type="string">
            <text:p>?</text:p>
          </table:table-cell>
          <table:table-cell office:value-type="string">
            <text:p>Ironie</text:p>
          </table:table-cell>
        </table:table-row>
        <table:table-row table:style-name="ro4">
          <table:table-cell office:value-type="float" office:value="2441287">
            <text:p>2441287</text:p>
          </table:table-cell>
          <table:table-cell office:value-type="string">
            <text:p>0.901084840297699</text:p>
          </table:table-cell>
          <table:table-cell office:value-type="string">
            <text:p>Mit 2m ist Business echt toll. Die paar mal, wo es mir moeglich war fand ich es herrlich mal ohne Knie und oder Rueckenschmerzen am Ziel anzukommen. Nicht immer bekommt man in Economy die Plaetze am Notausgang.</text:p>
          </table:table-cell>
          <table:table-cell office:value-type="string">
            <text:p>?</text:p>
          </table:table-cell>
          <table:table-cell office:value-type="string">
            <text:p>ambivalent (Themenabhängig)</text:p>
          </table:table-cell>
        </table:table-row>
        <table:table-row table:style-name="ro1">
          <table:table-cell office:value-type="float" office:value="11222512">
            <text:p>11222512</text:p>
          </table:table-cell>
          <table:table-cell office:value-type="string">
            <text:p>0.899648050467173</text:p>
          </table:table-cell>
          <table:table-cell office:value-type="string">
            <text:p>Genau richtig !</text:p>
          </table:table-cell>
          <table:table-cell office:value-type="float" office:value="1">
            <text:p>1</text:p>
          </table:table-cell>
          <table:table-cell/>
        </table:table-row>
        <table:table-row table:style-name="ro5">
          <table:table-cell office:value-type="float" office:value="7065561">
            <text:p>7065561</text:p>
          </table:table-cell>
          <table:table-cell office:value-type="string">
            <text:p>0.89919658501943</text:p>
          </table:table-cell>
          <table:table-cell office:value-type="string">
            <text:p>Kommerz geht halt überall vor Leben. </text:p>
            <text:p>Mir ist es mittlerweile egal was da auf Länder und Bundesebene ausgeheckt wird. Und mir ist ehrlich auch egal wie so manche Bundesbürger ticken, die nicht mal fünf Minuten die Füße still halten können ohne das sie das Nörgeln anfangen. Wenn die Zahl der Infizierten dann 250tsd erreicht haben und die Krankenhäuser dann doch aus allen Nähten platzen. Ihr wollt es ihr bekommt es. Viel Glück und wenn ich könnte würd ich sagen und Danke für den vielen Fisch.</text:p>
          </table:table-cell>
          <table:table-cell office:value-type="float" office:value="-1">
            <text:p>-1</text:p>
          </table:table-cell>
          <table:table-cell/>
        </table:table-row>
        <table:table-row table:style-name="ro1">
          <table:table-cell office:value-type="float" office:value="11333870">
            <text:p>11333870</text:p>
          </table:table-cell>
          <table:table-cell office:value-type="string">
            <text:p>0.898678680260976</text:p>
          </table:table-cell>
          <table:table-cell office:value-type="string">
            <text:p>Und direkt wärend Corona wird das nächste Kosten-Faß aufgemacht, wunderbar...</text:p>
          </table:table-cell>
          <table:table-cell office:value-type="float" office:value="-1">
            <text:p>-1</text:p>
          </table:table-cell>
          <table:table-cell office:value-type="string">
            <text:p>Ironie</text:p>
          </table:table-cell>
        </table:table-row>
        <table:table-row table:style-name="ro8">
          <table:table-cell office:value-type="float" office:value="4590236">
            <text:p>4590236</text:p>
          </table:table-cell>
          <table:table-cell office:value-type="string">
            <text:p>0.898635486761729</text:p>
          </table:table-cell>
          <table:table-cell office:value-type="string">
            <text:p>"und im Sommer etwas länger die Helligkeit zu genießen, finde ich prima!"</text:p>
            <text:p/>
            <text:p>... und im Winter etwas länger die Helligkeit zu genießen, fände ich noch viel wichtiger. Ich bin für permanente Sommerzeit, am liebsten sogar um 2 Stunden vor der astronomischen Zeit.</text:p>
          </table:table-cell>
          <table:table-cell office:value-type="float" office:value="1">
            <text:p>1</text:p>
          </table:table-cell>
          <table:table-cell/>
        </table:table-row>
        <table:table-row table:style-name="ro4">
          <table:table-cell office:value-type="float" office:value="7694229">
            <text:p>7694229</text:p>
          </table:table-cell>
          <table:table-cell office:value-type="string">
            <text:p>0.898227592309316</text:p>
          </table:table-cell>
          <table:table-cell office:value-type="string">
            <text:p>Das ist richtig! Die große Chance wirklich Neues zu schaffen ! Wenn Merkel klug wäre könnte Herr Merz Vorsitzender werden und nach ihrem Abgang auch Kanzler!!! Mal sehen was und wie die CDU es schaffen wird!?</text:p>
          </table:table-cell>
          <table:table-cell office:value-type="float" office:value="1">
            <text:p>1</text:p>
          </table:table-cell>
          <table:table-cell/>
        </table:table-row>
        <table:table-row table:style-name="ro1">
          <table:table-cell office:value-type="float" office:value="4524079">
            <text:p>4524079</text:p>
          </table:table-cell>
          <table:table-cell office:value-type="string">
            <text:p>0.898019313812256</text:p>
          </table:table-cell>
          <table:table-cell office:value-type="string">
            <text:p>Stimmt Merz ist wirklich reich ;)</text:p>
          </table:table-cell>
          <table:table-cell office:value-type="float" office:value="1">
            <text:p>1</text:p>
          </table:table-cell>
          <table:table-cell/>
        </table:table-row>
        <table:table-row table:style-name="ro4">
          <table:table-cell office:value-type="float" office:value="4784237">
            <text:p>4784237</text:p>
          </table:table-cell>
          <table:table-cell office:value-type="string">
            <text:p>0.897771298885345</text:p>
          </table:table-cell>
          <table:table-cell office:value-type="string">
            <text:p>Alles schön und gut...und wenn Sie nun noch Clouddienste nutzen würden, dürften Ihnen auch die 512 GB Speicherplatz keine Kopfschmerzen mehr bereiten. </text:p>
          </table:table-cell>
          <table:table-cell office:value-type="string">
            <text:p>?</text:p>
          </table:table-cell>
          <table:table-cell/>
        </table:table-row>
        <table:table-row table:style-name="ro1">
          <table:table-cell office:value-type="float" office:value="4423845">
            <text:p>4423845</text:p>
          </table:table-cell>
          <table:table-cell office:value-type="string">
            <text:p>0.897612333297729</text:p>
          </table:table-cell>
          <table:table-cell office:value-type="string">
            <text:p>Fast jeder ist besser als Merz! </text:p>
          </table:table-cell>
          <table:table-cell office:value-type="string">
            <text:p>?</text:p>
          </table:table-cell>
          <table:table-cell office:value-type="string">
            <text:p>ambivalent (Themenabhängig)</text:p>
          </table:table-cell>
        </table:table-row>
        <table:table-row table:style-name="ro1">
          <table:table-cell office:value-type="float" office:value="11356505">
            <text:p>11356505</text:p>
          </table:table-cell>
          <table:table-cell office:value-type="string">
            <text:p>0.897372305393219</text:p>
          </table:table-cell>
          <table:table-cell office:value-type="string">
            <text:p>Na klasse! Ein Mann der weiß wie man mit dem Geld der deutschen Steuerzahler umgeht! Forca Italia!</text:p>
          </table:table-cell>
          <table:table-cell office:value-type="float" office:value="1">
            <text:p>1</text:p>
          </table:table-cell>
          <table:table-cell office:value-type="string">
            <text:p>Ironie</text:p>
          </table:table-cell>
        </table:table-row>
        <table:table-row table:style-name="ro4">
          <table:table-cell office:value-type="float" office:value="5920121">
            <text:p>5920121</text:p>
          </table:table-cell>
          <table:table-cell office:value-type="string">
            <text:p>0.896923283735911</text:p>
          </table:table-cell>
          <table:table-cell office:value-type="string">
            <text:p>Meine Damen und Herren! Da ist es wieder! Wir haben es schmerzlich vermisst! Endlich: es wird wieder in die Arme getrieben und zwar durch alleinige Betrachtung von Dunja Hayali. Das nenn ich wahre Größe.</text:p>
          </table:table-cell>
          <table:table-cell office:value-type="float" office:value="1">
            <text:p>1</text:p>
          </table:table-cell>
          <table:table-cell office:value-type="string">
            <text:p>Ironie</text:p>
          </table:table-cell>
        </table:table-row>
        <table:table-row table:style-name="ro5">
          <table:table-cell office:value-type="float" office:value="7618762">
            <text:p>7618762</text:p>
          </table:table-cell>
          <table:table-cell office:value-type="string">
            <text:p>0.896054009596507</text:p>
          </table:table-cell>
          <table:table-cell office:value-type="string">
            <text:p>Schon amüsant. Stromerzeugung mit Wärmekopplung ist so ziemlich das beste was man machen kann.</text:p>
            <text:p>Und ich weiß schon wie es enden wird. Die Dinger werden abgeschaltet und jeder Haushalt bekommt eine Gastherme oder Ölbrenner.</text:p>
            <text:p>Und statt mit Kraftstoff wie bisher Strom + Wärme zu erzeugen wird dann bei den Haushalten dieses Potential Strom zu erzeugen natürlich nicht genutzt. So wie bei mir zu Hause auch nicht.</text:p>
            <text:p>In der Summe wird dadurch mehr CO2 ausgestoßen.</text:p>
          </table:table-cell>
          <table:table-cell office:value-type="string">
            <text:p>?</text:p>
          </table:table-cell>
          <table:table-cell office:value-type="string">
            <text:p>ambivalent (Themenabhängig)</text:p>
          </table:table-cell>
        </table:table-row>
        <table:table-row table:style-name="ro11">
          <table:table-cell office:value-type="float" office:value="7600132">
            <text:p>7600132</text:p>
          </table:table-cell>
          <table:table-cell office:value-type="string">
            <text:p>0.896035611629486</text:p>
          </table:table-cell>
          <table:table-cell office:value-type="string">
            <text:p>Viel sehr gutes hier!</text:p>
            <text:p/>
            <text:p>Auch die "Bierdeckel-Aktion" sollte zuallererst der "FDP-Klientel" helfen, die so ohne Belebe größere Steuerermäßigungen erwarten durften. </text:p>
            <text:p/>
            <text:p>Es war übrigens nicht nur Merz, es gibt da eine ganze Glaubensrichtung, die die Reduktion der Sozialhilfe auf ein möglichst niedriges Hartz IV betrieb (und betreibt), um so den Weg freizumachen für niedrigere Löhne für die arbeitense Bevölkerung. Deren Angst ist es, daß man praktisch niemanden motivieren kann, für 5 Euro die Stunde hart zu arbeiten, wenn man ebensoviel Geld auch ohne Arbeit erzielen kann. Es wird interessant sein, zu beobachten, wie lange es nach einer Machtübernahme durch die Wirtschaftsliberalen dauert, bevor der Mindestlohn ausgehöhlt oder gleich ganz abgeschafft wird. </text:p>
          </table:table-cell>
          <table:table-cell office:value-type="string">
            <text:p>?</text:p>
          </table:table-cell>
          <table:table-cell office:value-type="string">
            <text:p>schwierig (inhaltlich)</text:p>
          </table:table-cell>
        </table:table-row>
        <table:table-row table:style-name="ro1">
          <table:table-cell office:value-type="float" office:value="5198348">
            <text:p>5198348</text:p>
          </table:table-cell>
          <table:table-cell office:value-type="string">
            <text:p>0.895959377288818</text:p>
          </table:table-cell>
          <table:table-cell office:value-type="string">
            <text:p>Der Schmerz ist am schönsten, wenn er aufhört, hat meine Tante immer gesagt. Der freut sich offensichtlich auf extrem schöne Stunden... 😁</text:p>
          </table:table-cell>
          <table:table-cell office:value-type="string">
            <text:p>?</text:p>
          </table:table-cell>
          <table:table-cell/>
        </table:table-row>
        <table:table-row table:style-name="ro4">
          <table:table-cell office:value-type="float" office:value="4508394">
            <text:p>4508394</text:p>
          </table:table-cell>
          <table:table-cell office:value-type="string">
            <text:p>0.895879666010539</text:p>
          </table:table-cell>
          <table:table-cell office:value-type="string">
            <text:p>Sehr gute Analyse!</text:p>
            <text:p>Merz steht sich selbst im Weg.</text:p>
          </table:table-cell>
          <table:table-cell office:value-type="float" office:value="1">
            <text:p>1</text:p>
          </table:table-cell>
          <table:table-cell office:value-type="string">
            <text:p>ambivalent (Themenabhängig)</text:p>
          </table:table-cell>
        </table:table-row>
        <table:table-row table:style-name="ro4">
          <table:table-cell office:value-type="float" office:value="7113930">
            <text:p>7113930</text:p>
          </table:table-cell>
          <table:table-cell office:value-type="string">
            <text:p>0.895433962345123</text:p>
          </table:table-cell>
          <table:table-cell office:value-type="string">
            <text:p>Laschet gehen eben genau nicht die Nerven durch. Er wägt ab und sieht die Dinge anders als Sie. Das ist alles. Ich finde seinen Kurs nachvollziehbar und für mich bleibt er absolut wählbar.</text:p>
          </table:table-cell>
          <table:table-cell office:value-type="float" office:value="1">
            <text:p>1</text:p>
          </table:table-cell>
          <table:table-cell/>
        </table:table-row>
        <table:table-row table:style-name="ro4">
          <table:table-cell office:value-type="float" office:value="4193471">
            <text:p>4193471</text:p>
          </table:table-cell>
          <table:table-cell office:value-type="string">
            <text:p>0.895023902257284</text:p>
          </table:table-cell>
          <table:table-cell office:value-type="string">
            <text:p>Endlich mal ein Rennen in dem es auf die fahrerischen Qualitäten ankommt und nicht auf das Design des Autos.....und prompt hat Seb geliefert!</text:p>
            <text:p>Ich freue mich auf die nächste Saison, auch wenn ich sie mir aus den bekannten kommerziellen Gründen nicht anschauen werde......</text:p>
          </table:table-cell>
          <table:table-cell office:value-type="float" office:value="1">
            <text:p>1</text:p>
          </table:table-cell>
          <table:table-cell office:value-type="string">
            <text:p>ambivalent (Themenabhängig)</text:p>
          </table:table-cell>
        </table:table-row>
        <table:table-row table:style-name="ro4">
          <table:table-cell office:value-type="float" office:value="11150003">
            <text:p>11150003</text:p>
          </table:table-cell>
          <table:table-cell office:value-type="string">
            <text:p>0.894965589046478</text:p>
          </table:table-cell>
          <table:table-cell office:value-type="string">
            <text:p>klasse typ. eine ehemalige freundin (oder sollte ich flamme sagen;-) hat angeblich mal gesagt, er hätte sogar eier aus stahl. glaub ich sofort. erinnert mich an howard hughes, hoffentlich ohne keimphobie.</text:p>
          </table:table-cell>
          <table:table-cell office:value-type="float" office:value="1">
            <text:p>1</text:p>
          </table:table-cell>
          <table:table-cell/>
        </table:table-row>
        <table:table-row table:style-name="ro1">
          <table:table-cell office:value-type="float" office:value="5015352">
            <text:p>5015352</text:p>
          </table:table-cell>
          <table:table-cell office:value-type="string">
            <text:p>0.894243657588959</text:p>
          </table:table-cell>
          <table:table-cell office:value-type="string">
            <text:p>Friedrich Merz hat eine klare Sprache! Das gefällt! </text:p>
          </table:table-cell>
          <table:table-cell office:value-type="float" office:value="1">
            <text:p>1</text:p>
          </table:table-cell>
          <table:table-cell/>
        </table:table-row>
        <table:table-row table:style-name="ro1">
          <table:table-cell office:value-type="float" office:value="11146053">
            <text:p>11146053</text:p>
          </table:table-cell>
          <table:table-cell office:value-type="string">
            <text:p>0.893516480922699</text:p>
          </table:table-cell>
          <table:table-cell office:value-type="string">
            <text:p>Buch lesen <text:s/>„ great reset „ Steht alles drin wie es laufen soll <text:s/>Und so läuft es auch <text:s/></text:p>
          </table:table-cell>
          <table:table-cell office:value-type="float" office:value="1">
            <text:p>1</text:p>
          </table:table-cell>
          <table:table-cell/>
        </table:table-row>
        <table:table-row table:style-name="ro3">
          <table:table-cell office:value-type="float" office:value="5094960">
            <text:p>5094960</text:p>
          </table:table-cell>
          <table:table-cell office:value-type="string">
            <text:p>0.893378297487895</text:p>
          </table:table-cell>
          <table:table-cell office:value-type="string">
            <text:p>Wie großmütig und modern von Merz.</text:p>
            <text:p/>
            <text:p>Ich bin beinahe ergriffen.</text:p>
          </table:table-cell>
          <table:table-cell office:value-type="string">
            <text:p>?</text:p>
          </table:table-cell>
          <table:table-cell office:value-type="string">
            <text:p>Ironie</text:p>
          </table:table-cell>
        </table:table-row>
        <table:table-row table:style-name="ro4">
          <table:table-cell office:value-type="float" office:value="11228959">
            <text:p>11228959</text:p>
          </table:table-cell>
          <table:table-cell office:value-type="string">
            <text:p>0.893257836500804</text:p>
          </table:table-cell>
          <table:table-cell office:value-type="string">
            <text:p>Schon geil. Selbst hier in Deutschland oder Europa reicht der Impstoff hinten und vorne nicht aber die EU, die USA, Großbritannien und die Schweiz sprechen sich gegen eine Aussetzung der Patente ein um auch in einer solchen globalen Krise noch Profit zu maximieren anstatt das Problem ASAP zu lösen. </text:p>
          </table:table-cell>
          <table:table-cell office:value-type="string">
            <text:p>?</text:p>
          </table:table-cell>
          <table:table-cell office:value-type="string">
            <text:p>Ironie</text:p>
          </table:table-cell>
        </table:table-row>
        <table:table-row table:style-name="ro1">
          <table:table-cell office:value-type="float" office:value="11324546">
            <text:p>11324546</text:p>
          </table:table-cell>
          <table:table-cell office:value-type="string">
            <text:p>0.892719984054565</text:p>
          </table:table-cell>
          <table:table-cell office:value-type="string">
            <text:p>Die größten Dilettatinen und Dilettanten wollen die Welt neu ordnen. Das ist genau mein Humor. </text:p>
          </table:table-cell>
          <table:table-cell office:value-type="float" office:value="1">
            <text:p>1</text:p>
          </table:table-cell>
          <table:table-cell office:value-type="string">
            <text:p>ambivalent (Themenabhängig)</text:p>
          </table:table-cell>
        </table:table-row>
        <table:table-row table:style-name="ro4">
          <table:table-cell office:value-type="float" office:value="7195571">
            <text:p>7195571</text:p>
          </table:table-cell>
          <table:table-cell office:value-type="string">
            <text:p>0.892587224642436</text:p>
          </table:table-cell>
          <table:table-cell office:value-type="string">
            <text:p>Was genau ist das Konzept von Söder? </text:p>
            <text:p>So wie Laschet + 1 Woche, genial... :)</text:p>
          </table:table-cell>
          <table:table-cell office:value-type="string">
            <text:p>?</text:p>
          </table:table-cell>
          <table:table-cell office:value-type="string">
            <text:p>Ironie</text:p>
          </table:table-cell>
        </table:table-row>
        <table:table-row table:style-name="ro4">
          <table:table-cell office:value-type="float" office:value="4591847">
            <text:p>4591847</text:p>
          </table:table-cell>
          <table:table-cell office:value-type="string">
            <text:p>0.892505208651225</text:p>
          </table:table-cell>
          <table:table-cell office:value-type="string">
            <text:p>Ja, super. Und Schüler haben dann die erste große Pause noch im Dunkeln. Wirklich erstrebenswert. Und sollten Sie, wie vermutlich viele Menschen in Deutschland nicht vor 17 Uhr <text:s/>Feierabend haben, bringt Ihnen die Sommerzeit auch nix.</text:p>
          </table:table-cell>
          <table:table-cell/>
          <table:table-cell office:value-type="string">
            <text:p>Ironie</text:p>
          </table:table-cell>
        </table:table-row>
        <table:table-row table:style-name="ro1">
          <table:table-cell office:value-type="float" office:value="11407809">
            <text:p>11407809</text:p>
          </table:table-cell>
          <table:table-cell office:value-type="string">
            <text:p>0.892435789108276</text:p>
          </table:table-cell>
          <table:table-cell office:value-type="string">
            <text:p>Die riesigen Windparks! :-)</text:p>
          </table:table-cell>
          <table:table-cell office:value-type="float" office:value="0">
            <text:p>0</text:p>
          </table:table-cell>
          <table:table-cell/>
        </table:table-row>
        <table:table-row table:style-name="ro9">
          <table:table-cell office:value-type="float" office:value="7301383">
            <text:p>7301383</text:p>
          </table:table-cell>
          <table:table-cell office:value-type="string">
            <text:p>0.891868472099304</text:p>
          </table:table-cell>
          <table:table-cell office:value-type="string">
            <text:p>Ein wirklich tolles Festival, welches sich über die Jahre Aufgrund steigender Bekanntheit und Kommerzialisierung doch geändert hat, aber das ist wohl der Preis, welcher Erfolg so mit sich bringt.</text:p>
            <text:p/>
            <text:p>5 Mal war ich dort, zuletzt 2013 und es war jedes Mal ein unvergleichbarer Riss aus dem Alltag.</text:p>
            <text:p>Auf 4-5 Tage Festival hätte ich heute keine Lust mehr, man wird halt doch Älter, aber an einem Sonntag Morgen bei aufgehender Sonne vor der Turmbühne tanzen, würde mir schon noch einmal zusagen.</text:p>
            <text:p>Mal sehen ...</text:p>
          </table:table-cell>
          <table:table-cell office:value-type="float" office:value="1">
            <text:p>1</text:p>
          </table:table-cell>
          <table:table-cell/>
        </table:table-row>
        <table:table-row table:style-name="ro8">
          <table:table-cell office:value-type="float" office:value="7639083">
            <text:p>7639083</text:p>
          </table:table-cell>
          <table:table-cell office:value-type="string">
            <text:p>0.891503751277924</text:p>
          </table:table-cell>
          <table:table-cell office:value-type="string">
            <text:p>Liebe Frau Holzapfel,</text:p>
            <text:p>ich möchte mich bei Ihnen für diesen empathischen Text bedanken! Ich denke, dass es bei diesem Thema kein Richtig und kein Falsch gibt - mit solchen Erlebnissen geht jeder, ob direkt Betroffener oder Angehöriger, Freund oder Bekannter, anders um. Ich wünsche Ihnen, dass Sie eines Tages einen Weg finden, mit Ihrer Trauer und Ihrem Schmerz in Einklang zu leben, denn auch das gehört zum Leben dazu!</text:p>
          </table:table-cell>
          <table:table-cell office:value-type="float" office:value="1">
            <text:p>1</text:p>
          </table:table-cell>
          <table:table-cell/>
        </table:table-row>
        <table:table-row table:style-name="ro1">
          <table:table-cell office:value-type="float" office:value="11316093">
            <text:p>11316093</text:p>
          </table:table-cell>
          <table:table-cell office:value-type="string">
            <text:p>0.890467345714569</text:p>
          </table:table-cell>
          <table:table-cell office:value-type="string">
            <text:p>100% Zustimmung.</text:p>
          </table:table-cell>
          <table:table-cell office:value-type="float" office:value="1">
            <text:p>1</text:p>
          </table:table-cell>
          <table:table-cell/>
        </table:table-row>
        <table:table-row table:style-name="ro4">
          <table:table-cell office:value-type="float" office:value="207439">
            <text:p>207439</text:p>
          </table:table-cell>
          <table:table-cell office:value-type="string">
            <text:p>0.890418350696564</text:p>
          </table:table-cell>
          <table:table-cell office:value-type="string">
            <text:p>Weil ich nicht verstehen kann das man so einem ver.loge.nen Haufen hinterher rennen kann. Die Kirche hat so unglaublich viel Leid und Schmerz verursacht und werden immer noch unterstützt. Zur Rechenschaft wird niemand gezogen, einfach versetzt. Fertig </text:p>
          </table:table-cell>
          <table:table-cell office:value-type="float" office:value="-1">
            <text:p>-1</text:p>
          </table:table-cell>
          <table:table-cell/>
        </table:table-row>
        <table:table-row table:style-name="ro4">
          <table:table-cell office:value-type="float" office:value="4627256">
            <text:p>4627256</text:p>
          </table:table-cell>
          <table:table-cell office:value-type="string">
            <text:p>0.890007734298706</text:p>
          </table:table-cell>
          <table:table-cell office:value-type="string">
            <text:p>Top Aussage, Sie berücksichtigen auch die Klimaänderung. Gut und richtig.</text:p>
            <text:p>Bei Winterzeit im Sommer wäre es zum normalen Arbeitsbeginn schon extrem heiß. Deshalb ist die Sommerzeit im Sommerhalbjahr extrem wichtig.</text:p>
          </table:table-cell>
          <table:table-cell table:number-columns-repeated="2"/>
        </table:table-row>
        <table:table-row table:style-name="ro1">
          <table:table-cell office:value-type="float" office:value="11112517">
            <text:p>11112517</text:p>
          </table:table-cell>
          <table:table-cell office:value-type="string">
            <text:p>0.889992455641429</text:p>
          </table:table-cell>
          <table:table-cell office:value-type="string">
            <text:p>Sehr lustig</text:p>
          </table:table-cell>
          <table:table-cell office:value-type="float" office:value="1">
            <text:p>1</text:p>
          </table:table-cell>
          <table:table-cell office:value-type="string">
            <text:p>Ironie?</text:p>
          </table:table-cell>
        </table:table-row>
        <table:table-row table:style-name="ro1">
          <table:table-cell office:value-type="float" office:value="4921836">
            <text:p>4921836</text:p>
          </table:table-cell>
          <table:table-cell office:value-type="string">
            <text:p>0.88952241341273</text:p>
          </table:table-cell>
          <table:table-cell office:value-type="string">
            <text:p>Christoph Ploß ist der beste Beweis, dass man mit Merz-Nähe auch in der Großstadt punkten kann. </text:p>
          </table:table-cell>
          <table:table-cell office:value-type="float" office:value="1">
            <text:p>1</text:p>
          </table:table-cell>
          <table:table-cell/>
        </table:table-row>
        <table:table-row table:style-name="ro9">
          <table:table-cell office:value-type="float" office:value="6397164">
            <text:p>6397164</text:p>
          </table:table-cell>
          <table:table-cell office:value-type="string">
            <text:p>0.889363845189412</text:p>
          </table:table-cell>
          <table:table-cell office:value-type="string">
            <text:p>Sehr, sehr gut geschrieben!</text:p>
            <text:p>Meine Anerkennung!</text:p>
            <text:p>Wir sind wirklich verrückt.</text:p>
            <text:p>Laut Laschet soll ab 1. Juli auch das Händewaschen nach dem Klo wieder wegfallen.</text:p>
            <text:p>Und so manches andere.</text:p>
            <text:p>Und dann wir . .</text:p>
            <text:p/>
          </table:table-cell>
          <table:table-cell office:value-type="float" office:value="1">
            <text:p>1</text:p>
          </table:table-cell>
          <table:table-cell office:value-type="string">
            <text:p>ambivalent (Themenabhängig)</text:p>
          </table:table-cell>
        </table:table-row>
        <table:table-row table:style-name="ro3">
          <table:table-cell office:value-type="float" office:value="6832927">
            <text:p>6832927</text:p>
          </table:table-cell>
          <table:table-cell office:value-type="string">
            <text:p>0.889259457588196</text:p>
          </table:table-cell>
          <table:table-cell office:value-type="string">
            <text:p>Ist eigentlich nur das beste Beispiel wie die Regeln bezüglich Corona oder auch Quarantäne in Niedersachsen oder NRW gehandhabt werden. Es wird weder kontrolliert noch sich daran gehalten. Also alles in bester Ordnung. Wenn da nur nicht die blöden Ärzte wären die auch noch Menschen zu Tests schicken hätte man längst Null Infektionen, aber an dem Problem arbeiten Weil und Laschet sicher gerade.</text:p>
          </table:table-cell>
          <table:table-cell office:value-type="string">
            <text:p>?</text:p>
          </table:table-cell>
          <table:table-cell office:value-type="string">
            <text:p>Ironie</text:p>
          </table:table-cell>
        </table:table-row>
        <table:table-row table:style-name="ro1">
          <table:table-cell office:value-type="float" office:value="5980669">
            <text:p>5980669</text:p>
          </table:table-cell>
          <table:table-cell office:value-type="string">
            <text:p>0.889191071192423</text:p>
          </table:table-cell>
          <table:table-cell office:value-type="string">
            <text:p>Sehr gut die Erläuterung im Artikel zur Ermittlung der Teilnehmerzahl. Bitte gerne öfter sowas. </text:p>
          </table:table-cell>
          <table:table-cell office:value-type="float" office:value="1">
            <text:p>1</text:p>
          </table:table-cell>
          <table:table-cell/>
        </table:table-row>
        <table:table-row table:style-name="ro1">
          <table:table-cell office:value-type="float" office:value="8582782">
            <text:p>8582782</text:p>
          </table:table-cell>
          <table:table-cell office:value-type="string">
            <text:p>0.889072994391123</text:p>
          </table:table-cell>
          <table:table-cell office:value-type="string">
            <text:p>Wahlverlierer Merz - ich liebe diese Überschrift. Wie lange mussten wir darauf warten? </text:p>
          </table:table-cell>
          <table:table-cell office:value-type="float" office:value="1">
            <text:p>1</text:p>
          </table:table-cell>
          <table:table-cell/>
        </table:table-row>
        <table:table-row table:style-name="ro1">
          <table:table-cell office:value-type="float" office:value="7588833">
            <text:p>7588833</text:p>
          </table:table-cell>
          <table:table-cell office:value-type="string">
            <text:p>0.888440748055776</text:p>
          </table:table-cell>
          <table:table-cell office:value-type="string">
            <text:p>Merz wird der neue Kohl des SPIEGELs. Und das ist verdammt nochmal gut so!</text:p>
          </table:table-cell>
          <table:table-cell office:value-type="float" office:value="1">
            <text:p>1</text:p>
          </table:table-cell>
          <table:table-cell office:value-type="string">
            <text:p>ambivalent (Themenabhängig)</text:p>
          </table:table-cell>
        </table:table-row>
        <table:table-row table:style-name="ro4">
          <table:table-cell office:value-type="float" office:value="8321535">
            <text:p>8321535</text:p>
          </table:table-cell>
          <table:table-cell office:value-type="string">
            <text:p>0.888389964898427</text:p>
          </table:table-cell>
          <table:table-cell office:value-type="string">
            <text:p>Der Merz hat's echt drauf, sich überall richtig beliebt zu machen.</text:p>
            <text:p/>
          </table:table-cell>
          <table:table-cell office:value-type="float" office:value="1">
            <text:p>1</text:p>
          </table:table-cell>
          <table:table-cell office:value-type="string">
            <text:p>Ironie</text:p>
          </table:table-cell>
        </table:table-row>
        <table:table-row table:style-name="ro4">
          <table:table-cell office:value-type="float" office:value="5393126">
            <text:p>5393126</text:p>
          </table:table-cell>
          <table:table-cell office:value-type="string">
            <text:p>0.888348380724589</text:p>
          </table:table-cell>
          <table:table-cell office:value-type="string">
            <text:p>Ich bin froh, Frau Merkel als Kanzlerin zu haben. Sie ist mir sympathisch und geht mit der Pandemie souverän um. Daran könnten sich Söder oder Laschet mal ein Beispiel nehmen.</text:p>
          </table:table-cell>
          <table:table-cell office:value-type="float" office:value="1">
            <text:p>1</text:p>
          </table:table-cell>
          <table:table-cell office:value-type="string">
            <text:p>ambivalent (Themenabhängig)</text:p>
          </table:table-cell>
        </table:table-row>
        <table:table-row table:style-name="ro1">
          <table:table-cell office:value-type="float" office:value="5110084">
            <text:p>5110084</text:p>
          </table:table-cell>
          <table:table-cell office:value-type="string">
            <text:p>0.887617985407511</text:p>
          </table:table-cell>
          <table:table-cell office:value-type="string">
            <text:p>Herr Merz sieht das absolut richtig!!!</text:p>
          </table:table-cell>
          <table:table-cell office:value-type="float" office:value="1">
            <text:p>1</text:p>
          </table:table-cell>
          <table:table-cell/>
        </table:table-row>
        <table:table-row table:style-name="ro1">
          <table:table-cell office:value-type="float" office:value="11229618">
            <text:p>11229618</text:p>
          </table:table-cell>
          <table:table-cell office:value-type="string">
            <text:p>0.886940081914266</text:p>
          </table:table-cell>
          <table:table-cell office:value-type="string">
            <text:p>Welcome to last year! </text:p>
          </table:table-cell>
          <table:table-cell office:value-type="float" office:value="0">
            <text:p>0</text:p>
          </table:table-cell>
          <table:table-cell/>
        </table:table-row>
        <table:table-row table:style-name="ro4">
          <table:table-cell office:value-type="float" office:value="8215361">
            <text:p>8215361</text:p>
          </table:table-cell>
          <table:table-cell office:value-type="string">
            <text:p>0.88664831717809</text:p>
          </table:table-cell>
          <table:table-cell office:value-type="string">
            <text:p>Egal wie sehr ich mich auch bemühe- Der Röttgen wird mir immer sympathischer (im Rahmen seiner Möglichkeiten) und fast schon wünsche ich ihm Erfolg für seine Kandidatur.</text:p>
          </table:table-cell>
          <table:table-cell office:value-type="float" office:value="1">
            <text:p>1</text:p>
          </table:table-cell>
          <table:table-cell/>
        </table:table-row>
        <table:table-row table:style-name="ro8">
          <table:table-cell office:value-type="float" office:value="7300298">
            <text:p>7300298</text:p>
          </table:table-cell>
          <table:table-cell office:value-type="string">
            <text:p>0.886441787083944</text:p>
          </table:table-cell>
          <table:table-cell office:value-type="string">
            <text:p>Schon klasse, wie hier gleich wieder gemotz wird. Und worüber? Über einen Katalog von Vorschlägen, von dem hier bisher lediglich eine dürre Zusammenfassung vorgestellt wird. Und sofort kommen alle an, die mit dem, worüber sie noch gar nichts wissen, unzufrieden sind. Und natürlich weiß jeder Zweite, wie man's besser machen kann. </text:p>
            <text:p>ICH würde jederzeit einer Fachkommission von wirklichen Experten den Vorzug vor z.B. einem Maßnahmenentwurf von A.Laschet geben! </text:p>
          </table:table-cell>
          <table:table-cell office:value-type="string">
            <text:p>?</text:p>
          </table:table-cell>
          <table:table-cell office:value-type="string">
            <text:p>Ironie / ambivalent (Themenabhängig)</text:p>
          </table:table-cell>
        </table:table-row>
        <table:table-row table:style-name="ro3">
          <table:table-cell office:value-type="float" office:value="11422527">
            <text:p>11422527</text:p>
          </table:table-cell>
          <table:table-cell office:value-type="string">
            <text:p>0.886128882567088</text:p>
          </table:table-cell>
          <table:table-cell office:value-type="string">
            <text:p>Ein sehr gutes Zeichen, vor allem, dass es so von den Geisteswissenschzaften kommt. In den MINT-Fächern sind die Probleme geringer, aber sie stammen ohnehin weniger von den Wissenschaftlern oder aus dem Lehrkörper, sondern aus einer stetig steigenden Diversokratie, die sich in den Verwaltungen ausbreitet. Gut, dass es da jetzt eine neue Initiative gibt, die versucht die Entwicklung einzuhegen. </text:p>
          </table:table-cell>
          <table:table-cell office:value-type="float" office:value="1">
            <text:p>1</text:p>
          </table:table-cell>
          <table:table-cell/>
        </table:table-row>
        <table:table-row table:style-name="ro1">
          <table:table-cell office:value-type="float" office:value="8066965">
            <text:p>8066965</text:p>
          </table:table-cell>
          <table:table-cell office:value-type="string">
            <text:p>0.885969460010529</text:p>
          </table:table-cell>
          <table:table-cell office:value-type="string">
            <text:p>Na großartig, da geht was zusammen. Fritze Merz wird Kanzler und Boris Palmer Vizekanzler als Superminister für Umwelt und Wirtschaft. </text:p>
          </table:table-cell>
          <table:table-cell office:value-type="string">
            <text:p>?</text:p>
          </table:table-cell>
          <table:table-cell office:value-type="string">
            <text:p>Ironie</text:p>
          </table:table-cell>
        </table:table-row>
        <table:table-row table:style-name="ro1">
          <table:table-cell office:value-type="float" office:value="2133118">
            <text:p>2133118</text:p>
          </table:table-cell>
          <table:table-cell office:value-type="string">
            <text:p>0.885596334934235</text:p>
          </table:table-cell>
          <table:table-cell office:value-type="string">
            <text:p>Herr Merz hat vollkommen Recht. Die Resourcen in Deutschland sind endlich und nicht unendlich! </text:p>
          </table:table-cell>
          <table:table-cell office:value-type="float" office:value="1">
            <text:p>1</text:p>
          </table:table-cell>
          <table:table-cell/>
        </table:table-row>
        <table:table-row table:style-name="ro1">
          <table:table-cell office:value-type="float" office:value="7402">
            <text:p>7402</text:p>
          </table:table-cell>
          <table:table-cell office:value-type="string">
            <text:p>0.885218739509583</text:p>
          </table:table-cell>
          <table:table-cell office:value-type="string">
            <text:p>Meine Stimme haben sie. Alles besser als Söder und Merz.... </text:p>
          </table:table-cell>
          <table:table-cell office:value-type="string">
            <text:p>?</text:p>
          </table:table-cell>
          <table:table-cell office:value-type="string">
            <text:p>ambivalent (Themenabhängig)</text:p>
          </table:table-cell>
        </table:table-row>
        <table:table-row table:style-name="ro4">
          <table:table-cell office:value-type="float" office:value="11325777">
            <text:p>11325777</text:p>
          </table:table-cell>
          <table:table-cell office:value-type="string">
            <text:p>0.884529670079549</text:p>
          </table:table-cell>
          <table:table-cell office:value-type="string">
            <text:p>Draghi und Lagarde gleichzeitig in solch schwerwiegenden Ämtern.... Ein genialer Kunstgriff der Personen, die eine neue Weltordnung anstreben, ein Albtraum für alle, die das Denken noch nicht haben eingestellt haben</text:p>
          </table:table-cell>
          <table:table-cell office:value-type="float" office:value="-1">
            <text:p>-1</text:p>
          </table:table-cell>
          <table:table-cell office:value-type="string">
            <text:p>ambivalent (Themenabhängig)</text:p>
          </table:table-cell>
        </table:table-row>
        <table:table-row table:style-name="ro4">
          <table:table-cell office:value-type="float" office:value="6709950">
            <text:p>6709950</text:p>
          </table:table-cell>
          <table:table-cell office:value-type="string">
            <text:p>0.883743325869242</text:p>
          </table:table-cell>
          <table:table-cell office:value-type="string">
            <text:p>Was der Himmel bewahren möchte. Komisch, dass der Merz es sogar schafft mit den Söder sympatisch erscheinen zu lassen. Ich war ja nie AKK Fan, aber die ist immer noch besser, als alle, die die CDU gerade ins Rennen schickt.</text:p>
          </table:table-cell>
          <table:table-cell office:value-type="float" office:value="-1">
            <text:p>-1</text:p>
          </table:table-cell>
          <table:table-cell office:value-type="string">
            <text:p>ambivalent (Themenabhängig)</text:p>
          </table:table-cell>
        </table:table-row>
        <table:table-row table:style-name="ro3">
          <table:table-cell office:value-type="float" office:value="11378867">
            <text:p>11378867</text:p>
          </table:table-cell>
          <table:table-cell office:value-type="string">
            <text:p>0.883478661378225</text:p>
          </table:table-cell>
          <table:table-cell office:value-type="string">
            <text:p>Boah ey, das wäre nix für mich gewesen. Die Studienzeit war die beste Zeit ever. Und in Medizin muss man mindestens 12,5 Semester oder so studieren. Genug Zeit für Freunde, <text:s/>Freundinnen, Reisen, Sport, Spaß, Ferien und gleichzeitig viel lernen können. Einfach großartig. </text:p>
            <text:p>Wenn das alles in 6 Semester gewesen wäre, hätte einiges um nicht zu sagen das Wesentliche gefehlt. </text:p>
          </table:table-cell>
          <table:table-cell office:value-type="float" office:value="-1">
            <text:p>-1</text:p>
          </table:table-cell>
          <table:table-cell office:value-type="string">
            <text:p>ambivalent (Themenabhängig)</text:p>
          </table:table-cell>
        </table:table-row>
        <table:table-row table:style-name="ro1">
          <table:table-cell office:value-type="float" office:value="3071418">
            <text:p>3071418</text:p>
          </table:table-cell>
          <table:table-cell office:value-type="string">
            <text:p>0.883421858151754</text:p>
          </table:table-cell>
          <table:table-cell office:value-type="string">
            <text:p>Alles ist besser als Laschet.</text:p>
          </table:table-cell>
          <table:table-cell office:value-type="string">
            <text:p>?</text:p>
          </table:table-cell>
          <table:table-cell/>
        </table:table-row>
        <table:table-row table:style-name="ro1">
          <table:table-cell office:value-type="float" office:value="4387286">
            <text:p>4387286</text:p>
          </table:table-cell>
          <table:table-cell office:value-type="string">
            <text:p>0.882915596167246</text:p>
          </table:table-cell>
          <table:table-cell office:value-type="string">
            <text:p>Endlich läuft mal was richtig...dank dem Schulleiter Tempel und dank seiner Courage. Laschet erscheint immer weniger geeignet als Kanzlerkandidat.</text:p>
          </table:table-cell>
          <table:table-cell office:value-type="float" office:value="1">
            <text:p>1</text:p>
          </table:table-cell>
          <table:table-cell office:value-type="string">
            <text:p>ambivalent (Themenabhängig)</text:p>
          </table:table-cell>
        </table:table-row>
        <table:table-row table:style-name="ro1">
          <table:table-cell office:value-type="float" office:value="11304538">
            <text:p>11304538</text:p>
          </table:table-cell>
          <table:table-cell office:value-type="string">
            <text:p>0.882879157861074</text:p>
          </table:table-cell>
          <table:table-cell office:value-type="string">
            <text:p>Ein unterhaltsamer und guter Artikel. </text:p>
          </table:table-cell>
          <table:table-cell office:value-type="float" office:value="1">
            <text:p>1</text:p>
          </table:table-cell>
          <table:table-cell/>
        </table:table-row>
        <table:table-row table:style-name="ro1">
          <table:table-cell office:value-type="float" office:value="11170714">
            <text:p>11170714</text:p>
          </table:table-cell>
          <table:table-cell office:value-type="string">
            <text:p>0.882690648237864</text:p>
          </table:table-cell>
          <table:table-cell office:value-type="string">
            <text:p>Gute und richtige Darstellung !</text:p>
          </table:table-cell>
          <table:table-cell office:value-type="float" office:value="1">
            <text:p>1</text:p>
          </table:table-cell>
          <table:table-cell/>
        </table:table-row>
        <table:table-row table:style-name="ro1">
          <table:table-cell office:value-type="float" office:value="11422030">
            <text:p>11422030</text:p>
          </table:table-cell>
          <table:table-cell office:value-type="string">
            <text:p>0.882492403189341</text:p>
          </table:table-cell>
          <table:table-cell office:value-type="string">
            <text:p>der ist geil, der Baumgart. Hammer</text:p>
          </table:table-cell>
          <table:table-cell office:value-type="float" office:value="1">
            <text:p>1</text:p>
          </table:table-cell>
          <table:table-cell/>
        </table:table-row>
        <table:table-row table:style-name="ro1">
          <table:table-cell office:value-type="float" office:value="11422542">
            <text:p>11422542</text:p>
          </table:table-cell>
          <table:table-cell office:value-type="string">
            <text:p>0.882351597150167</text:p>
          </table:table-cell>
          <table:table-cell office:value-type="string">
            <text:p>Bravo.</text:p>
          </table:table-cell>
          <table:table-cell office:value-type="float" office:value="1">
            <text:p>1</text:p>
          </table:table-cell>
          <table:table-cell/>
        </table:table-row>
        <table:table-row table:style-name="ro11">
          <table:table-cell office:value-type="float" office:value="7697881">
            <text:p>7697881</text:p>
          </table:table-cell>
          <table:table-cell office:value-type="string">
            <text:p>0.882329742113749</text:p>
          </table:table-cell>
          <table:table-cell office:value-type="string">
            <text:p>Absolut richtige Entscheidung!</text:p>
            <text:p/>
            <text:p>Es kann nicht sein, dass ein Supertanker, wie Deutschland von den Mädels WillNixMehr und KannDochNix geführt werden.</text:p>
            <text:p/>
            <text:p>Wir brauchen endlich eine aktive Politik in Deutschland, die nicht nur Deutschland, sondern auch die Eu aktiv, mit starken, die Kräfte in Deutschland einenden Visionen, voranbringt!</text:p>
            <text:p/>
            <text:p>Ich frage mich allerdings, ob Merz oder Merkel Kanzlerkandidat für die nächste Wahl werden ....</text:p>
          </table:table-cell>
          <table:table-cell office:value-type="float" office:value="1">
            <text:p>1</text:p>
          </table:table-cell>
          <table:table-cell office:value-type="string">
            <text:p>ambivalent (Themenabhängig)</text:p>
          </table:table-cell>
        </table:table-row>
        <table:table-row table:style-name="ro3">
          <table:table-cell office:value-type="float" office:value="4295611">
            <text:p>4295611</text:p>
          </table:table-cell>
          <table:table-cell office:value-type="string">
            <text:p>0.882239639759064</text:p>
          </table:table-cell>
          <table:table-cell office:value-type="string">
            <text:p>Die Pharmaindustrie verdient gutes Geld, zahlt gute gejhälter und rettet jedes Jahr vielen Menschen das Leben....alles ist also gut!</text:p>
            <text:p/>
            <text:p>Wenn sie Aspirin kilogrammweise nehmen, bekommen Sie tatsächlich Schmerzen, nicht nur am Kopf!</text:p>
          </table:table-cell>
          <table:table-cell office:value-type="float" office:value="1">
            <text:p>1</text:p>
          </table:table-cell>
          <table:table-cell office:value-type="string">
            <text:p>ambivalent (Themenabhängig)</text:p>
          </table:table-cell>
        </table:table-row>
        <table:table-row table:style-name="ro4">
          <table:table-cell office:value-type="float" office:value="87033">
            <text:p>87033</text:p>
          </table:table-cell>
          <table:table-cell office:value-type="string">
            <text:p>0.882071514924367</text:p>
          </table:table-cell>
          <table:table-cell office:value-type="string">
            <text:p>Schön für mehr Autos auf den Straßen und mehr Kohle im Kamin geht in diesem Land immer und jederzeit alles. Bei Querdenkern gibt es großes Verständnis von Bouffier, Laschet und Co. </text:p>
          </table:table-cell>
          <table:table-cell office:value-type="string">
            <text:p>?</text:p>
          </table:table-cell>
          <table:table-cell office:value-type="string">
            <text:p>negativ verklausuliert</text:p>
          </table:table-cell>
        </table:table-row>
        <table:table-row table:style-name="ro8">
          <table:table-cell office:value-type="float" office:value="4380770">
            <text:p>4380770</text:p>
          </table:table-cell>
          <table:table-cell office:value-type="string">
            <text:p>0.881839613119761</text:p>
          </table:table-cell>
          <table:table-cell office:value-type="string">
            <text:p>Genau - es macht meines Erachtens schon Sinn, die Leute zu sehen und zu indentifizieren, die sich aktiv gegen den Konsens zur Meinungsfreiheit in unsere Kultur stellen und ihn mit Demonstrationen versuchen zu bekämpfen.</text:p>
            <text:p>Es ist gut wenn wir die Feinde der freiheitlichen Kultur kennen, die wir in Westeuropa unter vielen Schmerzen errungen haben, und die ich sehr liebe und schätze!</text:p>
          </table:table-cell>
          <table:table-cell office:value-type="float" office:value="1">
            <text:p>1</text:p>
          </table:table-cell>
          <table:table-cell office:value-type="string">
            <text:p>ambivalent (Themenabhängig)</text:p>
          </table:table-cell>
        </table:table-row>
        <table:table-row table:style-name="ro1">
          <table:table-cell office:value-type="float" office:value="11229921">
            <text:p>11229921</text:p>
          </table:table-cell>
          <table:table-cell office:value-type="string">
            <text:p>0.881460507710775</text:p>
          </table:table-cell>
          <table:table-cell office:value-type="string">
            <text:p>Solange sich unsere Politiker gleich beim Bundestagseinzug mit IPads ausrüsten können ist alles gut!</text:p>
          </table:table-cell>
          <table:table-cell office:value-type="string">
            <text:p>?</text:p>
          </table:table-cell>
          <table:table-cell office:value-type="string">
            <text:p>Ironie</text:p>
          </table:table-cell>
        </table:table-row>
        <table:table-row table:style-name="ro11">
          <table:table-cell office:value-type="float" office:value="7052327">
            <text:p>7052327</text:p>
          </table:table-cell>
          <table:table-cell office:value-type="string">
            <text:p>0.881441235542297</text:p>
          </table:table-cell>
          <table:table-cell office:value-type="string">
            <text:p>Was eine herrlich rationale sachliche Meinung! DANKE! Es ging schon ein paar Tage nach dem Lockdown los, als Politiker sich überschlugen Maßnahmen "anzupassen". Ich habe es damal mit ähnlichen Worten kritisiert. </text:p>
            <text:p/>
            <text:p>Ich bin Erziehe, ich habe solche Diskussionen bis jetzt nur mit Kindern, Jugendlichen und Behinderten....und selbst die waren im Großen und Ganzen umgänglicher wenn man etwas erklärte!</text:p>
            <text:p/>
            <text:p>Nie waren wir aufgeklärte, nie wurde offenet Kommuniziert, dadurch haben wie diese herausragend gute Situation....ich könnte schreien vor Schmerzen vor so viel Dummheit unf wenig Verständnis für die Welt! </text:p>
          </table:table-cell>
          <table:table-cell office:value-type="float" office:value="1">
            <text:p>1</text:p>
          </table:table-cell>
          <table:table-cell office:value-type="string">
            <text:p>ambivalent (Themenabhängig)</text:p>
          </table:table-cell>
        </table:table-row>
        <table:table-row table:style-name="ro1">
          <table:table-cell office:value-type="float" office:value="6411203">
            <text:p>6411203</text:p>
          </table:table-cell>
          <table:table-cell office:value-type="string">
            <text:p>0.881343921025594</text:p>
          </table:table-cell>
          <table:table-cell office:value-type="string">
            <text:p>Ja, der Fritze Merz und sein Schwarzstein... immer wieder amüsant.</text:p>
          </table:table-cell>
          <table:table-cell office:value-type="float" office:value="1">
            <text:p>1</text:p>
          </table:table-cell>
          <table:table-cell office:value-type="string">
            <text:p>ambivalent (Themenabhängig)</text:p>
          </table:table-cell>
        </table:table-row>
        <table:table-row table:style-name="ro5">
          <table:table-cell office:value-type="float" office:value="6341574">
            <text:p>6341574</text:p>
          </table:table-cell>
          <table:table-cell office:value-type="string">
            <text:p>0.881096919377645</text:p>
          </table:table-cell>
          <table:table-cell office:value-type="string">
            <text:p>Gut so, Herr Laschet !</text:p>
            <text:p/>
            <text:p>.. <text:s/>kritisiert Fleischindustrie <text:s/>.. !!</text:p>
            <text:p/>
            <text:p>Ich war genau so überrascht wie Sie !</text:p>
          </table:table-cell>
          <table:table-cell office:value-type="float" office:value="1">
            <text:p>1</text:p>
          </table:table-cell>
          <table:table-cell office:value-type="string">
            <text:p>Ironie?</text:p>
          </table:table-cell>
        </table:table-row>
        <table:table-row table:style-name="ro1">
          <table:table-cell office:value-type="float" office:value="5859285">
            <text:p>5859285</text:p>
          </table:table-cell>
          <table:table-cell office:value-type="string">
            <text:p>0.880340576171875</text:p>
          </table:table-cell>
          <table:table-cell office:value-type="string">
            <text:p>Fast so perfekt wie die Merz- undf Söderclique Richtung AbfallFürDeutschland...</text:p>
          </table:table-cell>
          <table:table-cell office:value-type="string">
            <text:p>?</text:p>
          </table:table-cell>
          <table:table-cell office:value-type="string">
            <text:p>Ironie</text:p>
          </table:table-cell>
        </table:table-row>
        <table:table-row table:style-name="ro5">
          <table:table-cell office:value-type="float" office:value="7723191">
            <text:p>7723191</text:p>
          </table:table-cell>
          <table:table-cell office:value-type="string">
            <text:p>0.880082587401072</text:p>
          </table:table-cell>
          <table:table-cell office:value-type="string">
            <text:p>Gerade eine Merz Rede auf NTV gesehen und bin begeistert! Endlich mal jemand mit einer Meinung und auch den nötigen rhetorischen Fähigkeiten und Elan der begeistern kann ! Seine Themen wie Globalisierung, Beziehung zu China, wohin steuert die EU, Migration sind absolute Zukunftsthemen die auch mich beschäftigen. Keine andere Partei oder Kandidat spricht diese an, alle ducken sich bei diesen Themen weg. Bin mir sicher das Merz auch der AfD Stimmen abjagen könnte und dies ohne die Mitte freizumachen! Wenn die CDU Merz nicht aufstellt wäre sie selbst Schuld! Ein Laschet ist im Gegensatz zu Merz eine Schlafttablette und davon hatten wir schon mehr als genug...!</text:p>
          </table:table-cell>
          <table:table-cell office:value-type="float" office:value="1">
            <text:p>1</text:p>
          </table:table-cell>
          <table:table-cell office:value-type="string">
            <text:p>ambivalent (Themenabhängig)</text:p>
          </table:table-cell>
        </table:table-row>
        <table:table-row table:style-name="ro8">
          <table:table-cell office:value-type="float" office:value="7719375">
            <text:p>7719375</text:p>
          </table:table-cell>
          <table:table-cell office:value-type="string">
            <text:p>0.879684646924337</text:p>
          </table:table-cell>
          <table:table-cell office:value-type="string">
            <text:p>Ich habe mit 52 Jahren über 30 Kilo abgenommen und mache mittlerweile 4x pro Woche Sport. Das tut mir und meiner Umgebung gut: ich bin nicht mehr ständig am rumnörgeln sondern vom Sport schön entspannt..das tut mir so gut, dass ich nicht mehr damit aufhören will! Keine Ahnung, ob ich Hundert werde oder nur 55....Hauptsache, die Zeit, die mir bleibt ist gut! Das ist für mich wichtig. Ich hatte bereits 2 Schlaganfälle und weiß, wie kostbar das Leben ist. Ich möchte aber auch ein lebenswertes Leben, und keines das mich mit Schmerzen quält. Dafür tue ich was :-)</text:p>
          </table:table-cell>
          <table:table-cell office:value-type="float" office:value="1">
            <text:p>1</text:p>
          </table:table-cell>
          <table:table-cell/>
        </table:table-row>
        <table:table-row table:style-name="ro3">
          <table:table-cell office:value-type="float" office:value="6592164">
            <text:p>6592164</text:p>
          </table:table-cell>
          <table:table-cell office:value-type="string">
            <text:p>0.879680355389913</text:p>
          </table:table-cell>
          <table:table-cell office:value-type="string">
            <text:p>Insgesamt ein sehr gutes Ergebnis.</text:p>
            <text:p>Danke, SPD - keine Abwrackprämie.</text:p>
            <text:p>Herr Merz blamiert sich mal wieder.</text:p>
          </table:table-cell>
          <table:table-cell office:value-type="float" office:value="1">
            <text:p>1</text:p>
          </table:table-cell>
          <table:table-cell office:value-type="string">
            <text:p>ambivalent (Themenabhängig)</text:p>
          </table:table-cell>
        </table:table-row>
        <table:table-row table:style-name="ro1">
          <table:table-cell office:value-type="float" office:value="11229639">
            <text:p>11229639</text:p>
          </table:table-cell>
          <table:table-cell office:value-type="string">
            <text:p>0.879631400108337</text:p>
          </table:table-cell>
          <table:table-cell office:value-type="string">
            <text:p>Die richtige Frau für strategisches Denken und Vorgehen. Da hat man den Bock zum Gärtner gemacht.</text:p>
          </table:table-cell>
          <table:table-cell/>
          <table:table-cell office:value-type="string">
            <text:p>Ironie</text:p>
          </table:table-cell>
        </table:table-row>
        <table:table-row table:style-name="ro3">
          <table:table-cell office:value-type="float" office:value="3947678">
            <text:p>3947678</text:p>
          </table:table-cell>
          <table:table-cell office:value-type="string">
            <text:p>0.879316846529643</text:p>
          </table:table-cell>
          <table:table-cell office:value-type="string">
            <text:p>Ich denke Herr Merz ist der Einzige, der die Abwege auf die sich unsere Gesellschaft begeben hat (Moralismus, Cancel-Culture, Ausgrenzung von Minderheitsmeinungen usw.) noch stoppen kann. Ich unterstütze seine Kandidatur für den CDU-Vorsitz, dass die JU ihn unterstützt, finde ich top! Und mit Herrn Merz dann auch als Kanzlerkandidaten, freue ich mich auf einen Wahlkampf, der die Grünen und Linken das Fürchten lehren wird.</text:p>
          </table:table-cell>
          <table:table-cell office:value-type="float" office:value="1">
            <text:p>1</text:p>
          </table:table-cell>
          <table:table-cell/>
        </table:table-row>
        <table:table-row table:style-name="ro3">
          <table:table-cell office:value-type="float" office:value="7462909">
            <text:p>7462909</text:p>
          </table:table-cell>
          <table:table-cell office:value-type="string">
            <text:p>0.878879110018412</text:p>
          </table:table-cell>
          <table:table-cell office:value-type="string">
            <text:p>Ich muss schon sagen das der Bayrische Ministerpräsident wirklich gute Arbeit leistet! Und ich kann’s selbst gar nicht glauben das ich mir als Berliner den Söder als Bundeskanzler vorstellen!! Wer brauch schon Merkel , Merz oder die blassen Laschet und Röttgen. Wenn ein Politiker Kanzler kann dann Söder das zeigt er grade ganz eindrucksvoll. Ich sag nur Respekt und weiter so.</text:p>
          </table:table-cell>
          <table:table-cell office:value-type="float" office:value="1">
            <text:p>1</text:p>
          </table:table-cell>
          <table:table-cell office:value-type="string">
            <text:p>ambivalent (Themenabhängig)</text:p>
          </table:table-cell>
        </table:table-row>
        <table:table-row table:style-name="ro3">
          <table:table-cell office:value-type="float" office:value="5364741">
            <text:p>5364741</text:p>
          </table:table-cell>
          <table:table-cell office:value-type="string">
            <text:p>0.87779821952184</text:p>
          </table:table-cell>
          <table:table-cell office:value-type="string">
            <text:p>Vielen Dank für die Genesungswünsche! Wurde schon schlimmer erwischt, alles wieder gut.</text:p>
            <text:p>Wundere mich nur, mein Handy macht aus "Herero" das oben. Ist mir in Mischung aus Gehirnerschütterung und Schmerzmitteln im Beitrag durchgerutscht, bitte um Verzeihung. </text:p>
          </table:table-cell>
          <table:table-cell office:value-type="float" office:value="1">
            <text:p>1</text:p>
          </table:table-cell>
          <table:table-cell/>
        </table:table-row>
        <table:table-row table:style-name="ro4">
          <table:table-cell office:value-type="float" office:value="4033628">
            <text:p>4033628</text:p>
          </table:table-cell>
          <table:table-cell office:value-type="string">
            <text:p>0.87748928864797</text:p>
          </table:table-cell>
          <table:table-cell office:value-type="string">
            <text:p>Danke. Das ist so nah an meinem eigenen Empfinden, dass es fast schon schmerzt. Und der Schlußsatz öffnet eine schöne Perspektive und tut deshalb gut.</text:p>
          </table:table-cell>
          <table:table-cell office:value-type="float" office:value="1">
            <text:p>1</text:p>
          </table:table-cell>
          <table:table-cell/>
        </table:table-row>
        <table:table-row table:style-name="ro1">
          <table:table-cell office:value-type="float" office:value="4188805">
            <text:p>4188805</text:p>
          </table:table-cell>
          <table:table-cell office:value-type="string">
            <text:p>0.877426564693451</text:p>
          </table:table-cell>
          <table:table-cell office:value-type="string">
            <text:p>In Taiwan, Neuseeland und Australien funktioniert es auch mit einer Demokratie sehr gut. Da gibt es eben keinen Laschet.</text:p>
          </table:table-cell>
          <table:table-cell office:value-type="float" office:value="1">
            <text:p>1</text:p>
          </table:table-cell>
          <table:table-cell office:value-type="string">
            <text:p>ambivalent (Themenabhängig)</text:p>
          </table:table-cell>
        </table:table-row>
        <table:table-row table:style-name="ro8">
          <table:table-cell office:value-type="float" office:value="7646371">
            <text:p>7646371</text:p>
          </table:table-cell>
          <table:table-cell office:value-type="string">
            <text:p>0.877188821633657</text:p>
          </table:table-cell>
          <table:table-cell office:value-type="string">
            <text:p>Wie bei jeder Nachricht von mordenden Rechten: Wut und Trauer und Angst. Immer wieder. Seit 30 Jahren. Jede dieser Nachrichten reißt die Gräben von Schmerz wieder auf, die kaum verheilt sind. Denn jedes Mal habe ich die Wort im Kopf mit denen ich erfahren habe, dass einer meiner besten Freunde von Nazis getötet worden war. Wir bleiben hilflos und voller Wut und Trauer zurück. Angehörige von 209 Menschen, die seit der Wiedervereinigung von Nazis getötet wurden. Und es geht für uns niemals vorbei. </text:p>
          </table:table-cell>
          <table:table-cell office:value-type="string">
            <text:p>?</text:p>
          </table:table-cell>
          <table:table-cell/>
        </table:table-row>
        <table:table-row table:style-name="ro1">
          <table:table-cell office:value-type="float" office:value="11155402">
            <text:p>11155402</text:p>
          </table:table-cell>
          <table:table-cell office:value-type="string">
            <text:p>0.876404682795207</text:p>
          </table:table-cell>
          <table:table-cell office:value-type="string">
            <text:p>Die erste gute Nachricht seit Wochen...</text:p>
          </table:table-cell>
          <table:table-cell office:value-type="float" office:value="1">
            <text:p>1</text:p>
          </table:table-cell>
          <table:table-cell/>
        </table:table-row>
        <table:table-row table:style-name="ro1">
          <table:table-cell office:value-type="float" office:value="11409154">
            <text:p>11409154</text:p>
          </table:table-cell>
          <table:table-cell office:value-type="string">
            <text:p>0.876404682795207</text:p>
          </table:table-cell>
          <table:table-cell office:value-type="string">
            <text:p>Die erste gute Nachricht seit Wochen...</text:p>
          </table:table-cell>
          <table:table-cell office:value-type="float" office:value="1">
            <text:p>1</text:p>
          </table:table-cell>
          <table:table-cell office:value-type="string">
            <text:p>wdh</text:p>
          </table:table-cell>
        </table:table-row>
        <table:table-row table:style-name="ro3">
          <table:table-cell office:value-type="float" office:value="7100158">
            <text:p>7100158</text:p>
          </table:table-cell>
          <table:table-cell office:value-type="string">
            <text:p>0.876337150732676</text:p>
          </table:table-cell>
          <table:table-cell office:value-type="string">
            <text:p>@claus7447</text:p>
            <text:p/>
            <text:p>Laschet hat sich gebessert , mittlerweile finde ich er ist einer besten MP</text:p>
          </table:table-cell>
          <table:table-cell office:value-type="float" office:value="1">
            <text:p>1</text:p>
          </table:table-cell>
          <table:table-cell/>
        </table:table-row>
        <table:table-row table:style-name="ro3">
          <table:table-cell office:value-type="float" office:value="4495452">
            <text:p>4495452</text:p>
          </table:table-cell>
          <table:table-cell office:value-type="string">
            <text:p>0.876292506853739</text:p>
          </table:table-cell>
          <table:table-cell office:value-type="string">
            <text:p>Liebe CDU, <text:s/>wählt bitte Merz als Vorsitzenden.</text:p>
            <text:p>Für mich als aktives SPD Mitglied ist er der beste Kandidat <text:s/>für einen erheblichen Stimmenzuwachs für die SPD. </text:p>
            <text:p/>
          </table:table-cell>
          <table:table-cell office:value-type="string">
            <text:p>?</text:p>
          </table:table-cell>
          <table:table-cell office:value-type="string">
            <text:p>ambivalent (Themenabhängig)</text:p>
          </table:table-cell>
        </table:table-row>
        <table:table-row table:style-name="ro4">
          <table:table-cell office:value-type="float" office:value="2404186">
            <text:p>2404186</text:p>
          </table:table-cell>
          <table:table-cell office:value-type="string">
            <text:p>0.876007934411367</text:p>
          </table:table-cell>
          <table:table-cell office:value-type="string">
            <text:p>Vielen Dank, da freue ich mich als Kopfschmerzpatient wenn ich abends nicht mehr spazieren gehen kann oder eine Runde Rad fahren darf. Ist gerade im Winter super bei trockener Heizungsluft.....</text:p>
          </table:table-cell>
          <table:table-cell office:value-type="string">
            <text:p>?</text:p>
          </table:table-cell>
          <table:table-cell office:value-type="string">
            <text:p>Ironie</text:p>
          </table:table-cell>
        </table:table-row>
        <table:table-row table:style-name="ro1">
          <table:table-cell office:value-type="float" office:value="74898">
            <text:p>74898</text:p>
          </table:table-cell>
          <table:table-cell office:value-type="string">
            <text:p>0.875526924928029</text:p>
          </table:table-cell>
          <table:table-cell office:value-type="string">
            <text:p>Wenn BlackRock "Karriereschmiede" für Biden ist, muss Herr Merz Bundeskanzler werden. Beste Beziehungen sind immer gut. :-)</text:p>
          </table:table-cell>
          <table:table-cell office:value-type="string">
            <text:p>?</text:p>
          </table:table-cell>
          <table:table-cell office:value-type="string">
            <text:p>Ironie</text:p>
          </table:table-cell>
        </table:table-row>
        <table:table-row table:style-name="ro4">
          <table:table-cell office:value-type="float" office:value="8478156">
            <text:p>8478156</text:p>
          </table:table-cell>
          <table:table-cell office:value-type="string">
            <text:p>0.875459412733714</text:p>
          </table:table-cell>
          <table:table-cell office:value-type="string">
            <text:p>Laschet ist doch der perfekte Vize von Habeck! Endlich kann sich mal in Deutschland zukunftsorientiert und nachhaltig etwas ändern! Alterantiv(e) auch gerne Grün - Rot - Rot.</text:p>
          </table:table-cell>
          <table:table-cell office:value-type="float" office:value="1">
            <text:p>1</text:p>
          </table:table-cell>
          <table:table-cell office:value-type="string">
            <text:p>Ironie?</text:p>
          </table:table-cell>
        </table:table-row>
        <table:table-row table:style-name="ro1">
          <table:table-cell office:value-type="float" office:value="4982179">
            <text:p>4982179</text:p>
          </table:table-cell>
          <table:table-cell office:value-type="string">
            <text:p>0.875444749991099</text:p>
          </table:table-cell>
          <table:table-cell office:value-type="string">
            <text:p>Merz immer gut für inhaltsleeren Terz.</text:p>
          </table:table-cell>
          <table:table-cell office:value-type="float" office:value="-1">
            <text:p>-1</text:p>
          </table:table-cell>
          <table:table-cell/>
        </table:table-row>
        <table:table-row table:style-name="ro4">
          <table:table-cell office:value-type="float" office:value="11316558">
            <text:p>11316558</text:p>
          </table:table-cell>
          <table:table-cell office:value-type="string">
            <text:p>0.875275850296021</text:p>
          </table:table-cell>
          <table:table-cell office:value-type="string">
            <text:p>... es hat gedauert ... aber endlich ist Petzen und Denunzieren nebst öffentliches "an den Pranger" stellen im Namen der guten Sache salonfähig geworden ... und die Petzer und Denunzierer können sich edel und gerecht fühlen ... herrlich :-) </text:p>
          </table:table-cell>
          <table:table-cell office:value-type="float" office:value="-1">
            <text:p>-1</text:p>
          </table:table-cell>
          <table:table-cell office:value-type="string">
            <text:p>Ironie</text:p>
          </table:table-cell>
        </table:table-row>
        <table:table-row table:style-name="ro1">
          <table:table-cell office:value-type="float" office:value="11351764">
            <text:p>11351764</text:p>
          </table:table-cell>
          <table:table-cell office:value-type="string">
            <text:p>0.874667624632517</text:p>
          </table:table-cell>
          <table:table-cell office:value-type="string">
            <text:p>Made my day! :-)</text:p>
          </table:table-cell>
          <table:table-cell office:value-type="float" office:value="1">
            <text:p>1</text:p>
          </table:table-cell>
          <table:table-cell/>
        </table:table-row>
        <table:table-row table:style-name="ro1">
          <table:table-cell office:value-type="float" office:value="8409517">
            <text:p>8409517</text:p>
          </table:table-cell>
          <table:table-cell office:value-type="string">
            <text:p>0.874454438686371</text:p>
          </table:table-cell>
          <table:table-cell office:value-type="string">
            <text:p>besser als Merz</text:p>
          </table:table-cell>
          <table:table-cell office:value-type="string">
            <text:p>?</text:p>
          </table:table-cell>
          <table:table-cell office:value-type="string">
            <text:p>ambivalent (Themenabhängig)</text:p>
          </table:table-cell>
        </table:table-row>
        <table:table-row table:style-name="ro4">
          <table:table-cell office:value-type="float" office:value="7429438">
            <text:p>7429438</text:p>
          </table:table-cell>
          <table:table-cell office:value-type="string">
            <text:p>0.874146739641825</text:p>
          </table:table-cell>
          <table:table-cell office:value-type="string">
            <text:p>Endlich wieder Sommerzeit! Wie schön.</text:p>
            <text:p>Die meisten Uhren stellen sich von selbst um - wo ist da das Problem?</text:p>
          </table:table-cell>
          <table:table-cell office:value-type="float" office:value="1">
            <text:p>1</text:p>
          </table:table-cell>
          <table:table-cell office:value-type="string">
            <text:p>ambivalent (Themenabhängig)</text:p>
          </table:table-cell>
        </table:table-row>
        <table:table-row table:style-name="ro4">
          <table:table-cell office:value-type="float" office:value="7058710">
            <text:p>7058710</text:p>
          </table:table-cell>
          <table:table-cell office:value-type="string">
            <text:p>0.874096075693766</text:p>
          </table:table-cell>
          <table:table-cell office:value-type="string">
            <text:p>Ich bin ansich kein Freund von Söder, aber ich muss zugeben das er mir mit seiner bisher gezeigten Haltung imponiert. Auf jeden Fall mehr als Herr Laschet. </text:p>
          </table:table-cell>
          <table:table-cell office:value-type="float" office:value="1">
            <text:p>1</text:p>
          </table:table-cell>
          <table:table-cell office:value-type="string">
            <text:p>ambivalent (Themenabhängig)</text:p>
          </table:table-cell>
        </table:table-row>
        <table:table-row table:style-name="ro1">
          <table:table-cell office:value-type="float" office:value="5257952">
            <text:p>5257952</text:p>
          </table:table-cell>
          <table:table-cell office:value-type="string">
            <text:p>0.873835623264313</text:p>
          </table:table-cell>
          <table:table-cell office:value-type="string">
            <text:p>Genau! Weil: Wo nichts ist, kann auch nichts schmerzen.</text:p>
          </table:table-cell>
          <table:table-cell office:value-type="float" office:value="1">
            <text:p>1</text:p>
          </table:table-cell>
          <table:table-cell/>
        </table:table-row>
        <table:table-row table:style-name="ro4">
          <table:table-cell office:value-type="float" office:value="8410732">
            <text:p>8410732</text:p>
          </table:table-cell>
          <table:table-cell office:value-type="string">
            <text:p>0.873786727587382</text:p>
          </table:table-cell>
          <table:table-cell office:value-type="string">
            <text:p>Wow! Das überrascht mich. Ich bin kein Unionswähler, aber in meinen Augen war dies die richtige Wahl. Man kann nur hoffen, dass er nicht dasselbe Schicksal wie AKK erleidet und am Ende doch ein Merz an der Spitze steht.</text:p>
          </table:table-cell>
          <table:table-cell office:value-type="float" office:value="1">
            <text:p>1</text:p>
          </table:table-cell>
          <table:table-cell office:value-type="string">
            <text:p>ambivalent (Themenabhängig)</text:p>
          </table:table-cell>
        </table:table-row>
        <table:table-row table:style-name="ro3">
          <table:table-cell office:value-type="float" office:value="6519821">
            <text:p>6519821</text:p>
          </table:table-cell>
          <table:table-cell office:value-type="string">
            <text:p>0.873734255631765</text:p>
          </table:table-cell>
          <table:table-cell office:value-type="string">
            <text:p>Schon wieder ein geiles Schreiben! Und im Gegensatz zum bayuwarischen Freiherrn kann er "mea culpa"! Was wollt ihr denn noch? Etwa, dass die Firma, für die er tätig war, nicht abzocken wollte? Oder das er die Herren Massen und Hirte zu anständigen Demokraten umerziehen soll?</text:p>
            <text:p/>
          </table:table-cell>
          <table:table-cell table:number-columns-repeated="2"/>
        </table:table-row>
        <table:table-row table:style-name="ro1">
          <table:table-cell office:value-type="float" office:value="11152493">
            <text:p>11152493</text:p>
          </table:table-cell>
          <table:table-cell office:value-type="string">
            <text:p>0.87363197406133</text:p>
          </table:table-cell>
          <table:table-cell office:value-type="string">
            <text:p>Guter Mann ! <text:s/>Er hat aus Bochum innerhalb kurzer Zeit eine starke Mannschaft gemacht. Aufstieg möglich.</text:p>
          </table:table-cell>
          <table:table-cell table:number-columns-repeated="2"/>
        </table:table-row>
        <table:table-row table:style-name="ro4">
          <table:table-cell office:value-type="float" office:value="8349323">
            <text:p>8349323</text:p>
          </table:table-cell>
          <table:table-cell office:value-type="string">
            <text:p>0.873459339141846</text:p>
          </table:table-cell>
          <table:table-cell office:value-type="string">
            <text:p>Röttgen ist ein guter Kanzlerkandidat. Offen für Kompromisse, fachkundig in Außen- und Umweltpolitik, versucht alle mitzunehmen und zu modernisieren. Von den drei Kandidaten der beste finde ich.</text:p>
          </table:table-cell>
          <table:table-cell table:number-columns-repeated="2"/>
        </table:table-row>
        <table:table-row table:style-name="ro8">
          <table:table-cell office:value-type="float" office:value="6208212">
            <text:p>6208212</text:p>
          </table:table-cell>
          <table:table-cell office:value-type="string">
            <text:p>0.873133838176727</text:p>
          </table:table-cell>
          <table:table-cell office:value-type="string">
            <text:p>Ich lebe in der Schweiz und vermeide die recht schmerzhaften Bussen ganz einfach:</text:p>
            <text:p>Aufmerksam und folgsam.</text:p>
            <text:p>Hat noch keinem geschadet!</text:p>
            <text:p/>
          </table:table-cell>
          <table:table-cell table:number-columns-repeated="2"/>
        </table:table-row>
        <table:table-row table:style-name="ro8">
          <table:table-cell office:value-type="float" office:value="4004525">
            <text:p>4004525</text:p>
          </table:table-cell>
          <table:table-cell office:value-type="string">
            <text:p>0.873049755891164</text:p>
          </table:table-cell>
          <table:table-cell office:value-type="string">
            <text:p>Seit langem eine wirklich gute und adäquate Kolumne zur Jetztzeit. Super Margarete! Mich schmerzt auch der Gedanke, dass die Museen schließen mussten, aber Malls von pimpkie bis Zara brav weiter rocken dürfen. Dass Sie hier nicht immer Anklang finden wundert mich ehrlich gesagt auch nicht. Bei einer ausschließlich männlichen Leserschaft, die auf die fünfzig zugeht und das große Eigenheim mit Firmenwagen als Lebensziel sehen... Würde mich eher anwidern, wenn solche Menschen ihren Text durchweg gut finden würden ;)</text:p>
          </table:table-cell>
          <table:table-cell table:number-columns-repeated="2"/>
        </table:table-row>
        <table:table-row table:style-name="ro8">
          <table:table-cell office:value-type="float" office:value="7697065">
            <text:p>7697065</text:p>
          </table:table-cell>
          <table:table-cell office:value-type="string">
            <text:p>0.872946401437124</text:p>
          </table:table-cell>
          <table:table-cell office:value-type="string">
            <text:p>Ganze Arbeit, liebe Thüringer! </text:p>
            <text:p>Jetzt noch Lindner und Mohring (Kemmerich hat sich eh erledigt)....</text:p>
            <text:p/>
            <text:p>Hoffentlich habt Ihr lieben Thüringer uns jetzt nicht Merz beschert...</text:p>
          </table:table-cell>
          <table:table-cell table:number-columns-repeated="2"/>
        </table:table-row>
        <table:table-row table:style-name="ro1">
          <table:table-cell office:value-type="float" office:value="11331677">
            <text:p>11331677</text:p>
          </table:table-cell>
          <table:table-cell office:value-type="string">
            <text:p>0.872701744238536</text:p>
          </table:table-cell>
          <table:table-cell office:value-type="string">
            <text:p>Sehr spannend... ja sicher doch ;-)</text:p>
          </table:table-cell>
          <table:table-cell table:number-columns-repeated="2"/>
        </table:table-row>
        <table:table-row table:style-name="ro1">
          <table:table-cell office:value-type="float" office:value="5407006">
            <text:p>5407006</text:p>
          </table:table-cell>
          <table:table-cell office:value-type="string">
            <text:p>0.872669855753581</text:p>
          </table:table-cell>
          <table:table-cell office:value-type="string">
            <text:p>Röttgen ist sympathisch, kompetent und vertritt ganz klar den Markenkern des Westens: den Rechtsstaat. Für mich der geeignetste Kanzlerkandidat. </text:p>
          </table:table-cell>
          <table:table-cell table:number-columns-repeated="2"/>
        </table:table-row>
        <table:table-row table:style-name="ro1">
          <table:table-cell office:value-type="float" office:value="8582641">
            <text:p>8582641</text:p>
          </table:table-cell>
          <table:table-cell office:value-type="string">
            <text:p>0.872170627117157</text:p>
          </table:table-cell>
          <table:table-cell office:value-type="string">
            <text:p>Merz kann Wirtschaft so wie Trump. Ganz einfach. </text:p>
          </table:table-cell>
          <table:table-cell table:number-columns-repeated="2"/>
        </table:table-row>
        <table:table-row table:style-name="ro3">
          <table:table-cell office:value-type="float" office:value="11316753">
            <text:p>11316753</text:p>
          </table:table-cell>
          <table:table-cell office:value-type="string">
            <text:p>0.871778885523478</text:p>
          </table:table-cell>
          <table:table-cell office:value-type="string">
            <text:p>Was hier geschieht - wieder mal muss man sagen: Die Britische Regierung versucht den „schwarzen Peter“ der EU zu zuschieben. Um den Nordirland-Konflikt nicht anzufachen oder zu schüren soll jetzt die Übergangsphase verlängert werden. Falls die EU nicht einlenkt, ist sie dann auch für die Folgen verantwortlich. Fast schon genial diese Briten. </text:p>
          </table:table-cell>
          <table:table-cell table:number-columns-repeated="2"/>
        </table:table-row>
        <table:table-row table:style-name="ro8">
          <table:table-cell office:value-type="float" office:value="8038369">
            <text:p>8038369</text:p>
          </table:table-cell>
          <table:table-cell office:value-type="string">
            <text:p>0.871274431546529</text:p>
          </table:table-cell>
          <table:table-cell office:value-type="string">
            <text:p>oliver</text:p>
            <text:p>Ich bin für Fernunterricht und bin auch froh das es in BW so oder so keine Präsenzpflicht gibt.</text:p>
            <text:p>In diesem Schuljahr wurden meine Kinder min 2 mal pro Monat abwechselnd getestet und immer Negativ.</text:p>
            <text:p>Die Schulen bei uns lassen ein Mädchen nicht mal rein wenn es Bauchschmerzen hat,was einmal im Monat vorkommen kann!</text:p>
          </table:table-cell>
          <table:table-cell table:number-columns-repeated="2"/>
        </table:table-row>
        <table:table-row table:style-name="ro4">
          <table:table-cell office:value-type="float" office:value="8412722">
            <text:p>8412722</text:p>
          </table:table-cell>
          <table:table-cell office:value-type="string">
            <text:p>0.871240178743998</text:p>
          </table:table-cell>
          <table:table-cell office:value-type="string">
            <text:p>Prima! "Harmoniker" Laschet gewinnt (weiter so, weiter so).</text:p>
            <text:p>Man hat Augenmaß mit Mittelmaß verwechselt.</text:p>
          </table:table-cell>
          <table:table-cell table:number-columns-repeated="2"/>
        </table:table-row>
        <table:table-row table:style-name="ro1">
          <table:table-cell office:value-type="float" office:value="11229860">
            <text:p>11229860</text:p>
          </table:table-cell>
          <table:table-cell office:value-type="string">
            <text:p>0.871082206567129</text:p>
          </table:table-cell>
          <table:table-cell office:value-type="string">
            <text:p>Wenn man richtig und lange genug sucht findet man immer was. 😉</text:p>
          </table:table-cell>
          <table:table-cell table:number-columns-repeated="2"/>
        </table:table-row>
        <table:table-row table:style-name="ro4">
          <table:table-cell office:value-type="float" office:value="11351678">
            <text:p>11351678</text:p>
          </table:table-cell>
          <table:table-cell office:value-type="string">
            <text:p>0.870903889338175</text:p>
          </table:table-cell>
          <table:table-cell office:value-type="string">
            <text:p>Das ist sehr gut! Dann bekommen Männer endlich mehr Platz in Bus, Bahn und Flugzeug,. Denn sie sind im Durchschnitt ja breiter als Frauen und sollten in ihrer körperlichen Selbstbestimmung und Entfaltung nicht eingeschränkt oder gar diskriminiert werden. Klasse Idee 😃</text:p>
          </table:table-cell>
          <table:table-cell table:number-columns-repeated="2"/>
        </table:table-row>
        <table:table-row table:style-name="ro8">
          <table:table-cell office:value-type="float" office:value="191474">
            <text:p>191474</text:p>
          </table:table-cell>
          <table:table-cell office:value-type="string">
            <text:p>0.870010117689768</text:p>
          </table:table-cell>
          <table:table-cell office:value-type="string">
            <text:p>Mit Merz wird es sicher keine Koalition mit der AfD geben. Das hat der Kandidat mehr als einmal unmissverständlich klargestellt. In Sachfragen würde <text:s/>die CDU gemäß der ihr eigenen Meinung abstimmen, ohne auf andere Gruppierungen zu schauen. So sieht vernünftige Politik aus! Ich hatte die Gelegenheit Friedrich Merz heute Abend in einem Interview <text:s/>auf berlin.tv zu erleben. Der Mann ist umwerfend gut. Auf jede Frage hat er eine schlüssige Antwort und seine Vorstellungen CDU zu modernisieren sind mehr als überzeugend. </text:p>
          </table:table-cell>
          <table:table-cell table:number-columns-repeated="2"/>
        </table:table-row>
        <table:table-row table:style-name="ro5">
          <table:table-cell office:value-type="float" office:value="5779359">
            <text:p>5779359</text:p>
          </table:table-cell>
          <table:table-cell office:value-type="string">
            <text:p>0.869972348213196</text:p>
          </table:table-cell>
          <table:table-cell office:value-type="string">
            <text:p>Eine hervorragende Lösung zur Umerziehung.</text:p>
            <text:p>Mit Umweltschutz hat es nicht geklappt, Wohlstand und "Unnötiges" hat sich trotzdem erhöht. Denn eben der Weltuntergang wg. Klimawandel.</text:p>
            <text:p>Das muss doch funktionieren damit alle so leben wie es eine bestimmte Gruppe für Richtig hält.</text:p>
            <text:p/>
            <text:p>(Hey, ich fahr gerne Rad - und ich weiß - ich rette das Klima damit nicht)</text:p>
          </table:table-cell>
          <table:table-cell table:number-columns-repeated="2"/>
        </table:table-row>
        <table:table-row table:style-name="ro4">
          <table:table-cell office:value-type="float" office:value="6618395">
            <text:p>6618395</text:p>
          </table:table-cell>
          <table:table-cell office:value-type="string">
            <text:p>0.869922618071238</text:p>
          </table:table-cell>
          <table:table-cell office:value-type="string">
            <text:p>Ein sehr gutes Interview. Vor allem hat <text:s text:c="2"/>Eddie Glaude erkannt, dass es nicht ausreicht, nur den Rassismus anzuprangern und auszumerzen. Rassismus und Kapitalismus gehen Hand in Hand. So lange wir das wirtschaftliche System nicht ändern, wird es weiter Rassismus und Ungleichheit geben. </text:p>
          </table:table-cell>
          <table:table-cell table:number-columns-repeated="2"/>
        </table:table-row>
        <table:table-row table:style-name="ro4">
          <table:table-cell office:value-type="float" office:value="11158142">
            <text:p>11158142</text:p>
          </table:table-cell>
          <table:table-cell office:value-type="string">
            <text:p>0.869540055592855</text:p>
          </table:table-cell>
          <table:table-cell office:value-type="string">
            <text:p>Die Geschichte der Medizin ist spannender als jeder Kriminalroman. Ich kann jedem nur empfehlen, bei Gelegenheit einmal die Bücher von Jürgen Thorwald zu lesen. Übrigens auch die zur Geschichte der Kriminalistik.</text:p>
          </table:table-cell>
          <table:table-cell table:number-columns-repeated="2"/>
        </table:table-row>
        <table:table-row table:style-name="ro5">
          <table:table-cell office:value-type="float" office:value="11363453">
            <text:p>11363453</text:p>
          </table:table-cell>
          <table:table-cell office:value-type="string">
            <text:p>0.869497418403625</text:p>
          </table:table-cell>
          <table:table-cell office:value-type="string">
            <text:p>Ausgezeichneter Kommentar, der die Qualität angelsächsischer Kolumnen hat! Nicht nur mal so eben in 30 Minuten eine informationsarme, meist staatstragende Meinung eingetippt, sondern eine kritische Argumentation unterfüttert mit recherchierten Fakten und Zahlen.</text:p>
            <text:p/>
            <text:p>Wenn es in deutschen Gefilden nur wieder mehr davon gäbe, was man mal arbeitsintensiven, kritischen Journalismus nannte, bevor er sich in den vielen, lähmenden Jahren der Großen Koalition in ängstlichen Konformismus und bequeme Lobhudelei wandelte! </text:p>
          </table:table-cell>
          <table:table-cell table:number-columns-repeated="2"/>
        </table:table-row>
        <table:table-row table:style-name="ro4">
          <table:table-cell office:value-type="float" office:value="6200927">
            <text:p>6200927</text:p>
          </table:table-cell>
          <table:table-cell office:value-type="string">
            <text:p>0.869431575139364</text:p>
          </table:table-cell>
          <table:table-cell office:value-type="string">
            <text:p>Ich werde nie verstehen warum man den Wankel nicht im MX 5 verbaut hat. Die Vorteile des Motors (kompakt, leicht, hohe Drehzahlen) passen perfekt zur Charakteristik des Wagens und der hohe Spritverbrauch ist bei einem Spaßmobil eher zu verschmerzen.</text:p>
          </table:table-cell>
          <table:table-cell table:number-columns-repeated="2"/>
        </table:table-row>
        <table:table-row table:style-name="ro1">
          <table:table-cell office:value-type="float" office:value="11325750">
            <text:p>11325750</text:p>
          </table:table-cell>
          <table:table-cell office:value-type="string">
            <text:p>0.86931848526001</text:p>
          </table:table-cell>
          <table:table-cell office:value-type="string">
            <text:p>Endlich mal eine sehr gute Wahl. Schließlich hat er in der EZB einen hervorragenden Job gemacht ....für Italien. </text:p>
          </table:table-cell>
          <table:table-cell table:number-columns-repeated="2"/>
        </table:table-row>
        <table:table-row table:style-name="ro5">
          <table:table-cell office:value-type="float" office:value="4626790">
            <text:p>4626790</text:p>
          </table:table-cell>
          <table:table-cell office:value-type="string">
            <text:p>0.869066953659058</text:p>
          </table:table-cell>
          <table:table-cell office:value-type="string">
            <text:p>Gut mitgedacht, wirklich Tim. Die Beibehaltung der Zeitumstellung ist bei weitem die beste Lösung . Gerade in der heutigen Zeit ist die Helligkeit im Frühlig/Sommer abends besonders wichtig. Vor allem Kinder und Jugendliche profitieren davon, da sie, erwiesener Maßen dann mehr Bewegung und Sport im freien machen, auch abends nach der Schule. Und das ist gesund und wichtig für die Heranwachsenden. Beugt Übergewicht, Haltungsschäden und sogar Kurzsichtigkeit vor. Bei Dunkelheit sitzen die meisten vor TV, PC Smartphone und dergleichen. Also bitte, Sommerzeit im Sommerhalbjahr wie bisher beibehalten. Natürlich können auch Berufstätige die Abendhelligkeit gut nützen, vielleicht zum sporteln, hätte ich fast vergessen....</text:p>
          </table:table-cell>
          <table:table-cell table:number-columns-repeated="2"/>
        </table:table-row>
        <table:table-row table:style-name="ro4">
          <table:table-cell office:value-type="float" office:value="5867314">
            <text:p>5867314</text:p>
          </table:table-cell>
          <table:table-cell office:value-type="string">
            <text:p>0.868890881538391</text:p>
          </table:table-cell>
          <table:table-cell office:value-type="string">
            <text:p>Wie leicht man Menschen glücklich machen kann. Erst ein bisschen Law and Order. Morgen noch ein kleiner Flirt mit den Grünen und schon ist Laschet wieder im Rennen... ;)</text:p>
          </table:table-cell>
          <table:table-cell table:number-columns-repeated="2"/>
        </table:table-row>
        <table:table-row table:style-name="ro8">
          <table:table-cell office:value-type="float" office:value="6500102">
            <text:p>6500102</text:p>
          </table:table-cell>
          <table:table-cell office:value-type="string">
            <text:p>0.868291656176249</text:p>
          </table:table-cell>
          <table:table-cell office:value-type="string">
            <text:p>Wir beschäftigen uns immer gerne mit der Vergangenheit und der Schuldfrage. Würden wir unser heutiges Verhalten auch so intensiv beleuchten, so müssten wir ganz viele Dinge anders machen. Das könnte sehr schmerzhaft werden und deshalb ändern wir uns nicht. Wir verhalten uns heute auch nicht anders als unsere Vorfahren zur damaligen Zeit. Wir sind somit keine besseren Menschen geworden, obwohl wir ja immer diesen Anspruch hatten. Es wird höchste Zeit, dass wir endlich erwachsen werden.</text:p>
          </table:table-cell>
          <table:table-cell table:number-columns-repeated="2"/>
        </table:table-row>
        <table:table-row table:style-name="ro4">
          <table:table-cell office:value-type="float" office:value="4556296">
            <text:p>4556296</text:p>
          </table:table-cell>
          <table:table-cell office:value-type="string">
            <text:p>0.867922723293304</text:p>
          </table:table-cell>
          <table:table-cell office:value-type="string">
            <text:p>Freut mich sehr, dass die Umstellung offenbar bleibt. Ein guter Kompromiss mit Vorteilen bei Sommerzeit und Winterzeit. Schön, dass die Mehrheit zu ihrem Recht kommt und nicht auf eine laute, aggressive Minderheit gehört wird. Gerne weiter so! </text:p>
          </table:table-cell>
          <table:table-cell table:number-columns-repeated="2"/>
        </table:table-row>
        <table:table-row table:style-name="ro1">
          <table:table-cell office:value-type="float" office:value="11351761">
            <text:p>11351761</text:p>
          </table:table-cell>
          <table:table-cell office:value-type="string">
            <text:p>0.867533663908641</text:p>
          </table:table-cell>
          <table:table-cell office:value-type="string">
            <text:p>Herrlich! Made my day :-)</text:p>
          </table:table-cell>
          <table:table-cell table:number-columns-repeated="2"/>
        </table:table-row>
        <table:table-row table:style-name="ro12">
          <table:table-cell office:value-type="float" office:value="11229988">
            <text:p>11229988</text:p>
          </table:table-cell>
          <table:table-cell office:value-type="string">
            <text:p>0.867111563682556</text:p>
          </table:table-cell>
          <table:table-cell office:value-type="string">
            <text:p>Ich liebe diese Ironie! Wer in einer Familie von zumeist bildungsfernen Abgehängten wird einen Laptop wohl benutzen und mutmaßlich für was?</text:p>
            <text:p/>
            <text:p>Naja, vielleicht sollte man zur Abwechlung mal einen richtig Plan daraus machen. Man könnte z.B. auf den Dingern einen Staatstrojaner installieren und überwachen, für was sie genau verwendet werden. Dann erfährt man als Staat vielleicht auch, wie umfangreich sich in den jeweiligen Familien um Anschluss bemüht wird. Das wiederum könnte man ja in ein social scoring einfließen lassen, so dass man mittelfristig gezielt den richtigen weiterhelfen kann. Sonst ziehen sich die Jobcenter mit dieser Aktion nur ihre zukünftige "Kundschaft" heran.</text:p>
            <text:p/>
            <text:p>Ach so, das mit dem Trojaner könnte man natürlich auch mit den Lehrer-Laptops machen. Oder werden dann ganz plötzlich vielleicht doch die privaten Laptops verwendet? </text:p>
            <text:p/>
            <text:p>Klar, alles ein wenig sarkastisch. Aber ich muss zugeben, interessieren würde es mich schon...</text:p>
          </table:table-cell>
          <table:table-cell table:number-columns-repeated="2"/>
        </table:table-row>
        <table:table-row table:style-name="ro1">
          <table:table-cell office:value-type="float" office:value="4478776">
            <text:p>4478776</text:p>
          </table:table-cell>
          <table:table-cell office:value-type="string">
            <text:p>0.867023825645447</text:p>
          </table:table-cell>
          <table:table-cell office:value-type="string">
            <text:p>Ich finde auch, dass Merz ein Super Kandidat ist! Vor allem für die SPD und die Grünen. </text:p>
          </table:table-cell>
          <table:table-cell table:number-columns-repeated="2"/>
        </table:table-row>
        <table:table-row table:style-name="ro8">
          <table:table-cell office:value-type="float" office:value="2286394">
            <text:p>2286394</text:p>
          </table:table-cell>
          <table:table-cell office:value-type="string">
            <text:p>0.866939226786296</text:p>
          </table:table-cell>
          <table:table-cell office:value-type="string">
            <text:p>Mit Merz endlich ein Realpolitiker, der die Vernunft vor die Moral stellt. Daß das kleine Deutschland nicht die Welt heilen kann, sollte selbst der Dümmste verstanden haben. Und die vielen Opfer seit 2015 sollten auch nicht vergessen werden. Wer dennoch Gutes tun will, kann ja auf eigene Kosten Leute bei sich aufnehmen. Bin mal gespannt, wie viele ihren Sprechblasen auch wirklich Taten folgen lassen, wenn sie das, was sie fordern, auch mal selber tun müssen.</text:p>
          </table:table-cell>
          <table:table-cell table:number-columns-repeated="2"/>
        </table:table-row>
        <table:table-row table:style-name="ro1">
          <table:table-cell office:value-type="float" office:value="7213843">
            <text:p>7213843</text:p>
          </table:table-cell>
          <table:table-cell office:value-type="string">
            <text:p>0.866938213507334</text:p>
          </table:table-cell>
          <table:table-cell office:value-type="string">
            <text:p>Merz! Der hat in dieser Angelegenheit bisher nichts falsch gemacht.</text:p>
          </table:table-cell>
          <table:table-cell table:number-columns-repeated="2"/>
        </table:table-row>
        <table:table-row table:style-name="ro1">
          <table:table-cell office:value-type="float" office:value="8410159">
            <text:p>8410159</text:p>
          </table:table-cell>
          <table:table-cell office:value-type="string">
            <text:p>0.866546909014384</text:p>
          </table:table-cell>
          <table:table-cell office:value-type="string">
            <text:p>Merz hat jetzt mehr Zeit für seine Cessna. Auch nice!</text:p>
          </table:table-cell>
          <table:table-cell table:number-columns-repeated="2"/>
        </table:table-row>
        <table:table-row table:style-name="ro8">
          <table:table-cell office:value-type="float" office:value="6420132">
            <text:p>6420132</text:p>
          </table:table-cell>
          <table:table-cell office:value-type="string">
            <text:p>0.865807016690572</text:p>
          </table:table-cell>
          <table:table-cell office:value-type="string">
            <text:p>Nicht nur jeder Nebenverdienst der Abgeordneten, auch jede Aktienoption sind für den Wähler äußerst interessant, denke ich!</text:p>
            <text:p/>
            <text:p/>
            <text:p>Spezielle Grüße an Merz (mit e)</text:p>
          </table:table-cell>
          <table:table-cell table:number-columns-repeated="2"/>
        </table:table-row>
        <table:table-row table:style-name="ro1">
          <table:table-cell office:value-type="float" office:value="6252244">
            <text:p>6252244</text:p>
          </table:table-cell>
          <table:table-cell office:value-type="string">
            <text:p>0.865627785523733</text:p>
          </table:table-cell>
          <table:table-cell office:value-type="string">
            <text:p>Stimmt Friedrich Merz ist da bestes Beispiel für.</text:p>
          </table:table-cell>
          <table:table-cell table:number-columns-repeated="2"/>
        </table:table-row>
        <table:table-row table:style-name="ro8">
          <table:table-cell office:value-type="float" office:value="7112048">
            <text:p>7112048</text:p>
          </table:table-cell>
          <table:table-cell office:value-type="string">
            <text:p>0.864595353603363</text:p>
          </table:table-cell>
          <table:table-cell office:value-type="string">
            <text:p>@Anna</text:p>
            <text:p/>
            <text:p>Ja, Herr Laschet ist sogar der Beste aller Ministerpräsidenten, finde ich.</text:p>
            <text:p>Deutlich besser als Kretschmann, Söder...</text:p>
          </table:table-cell>
          <table:table-cell table:number-columns-repeated="2"/>
        </table:table-row>
        <table:table-row table:style-name="ro1">
          <table:table-cell office:value-type="float" office:value="2132920">
            <text:p>2132920</text:p>
          </table:table-cell>
          <table:table-cell office:value-type="string">
            <text:p>0.863934536774953</text:p>
          </table:table-cell>
          <table:table-cell office:value-type="string">
            <text:p>richtig, wir brauchen Politiker, die ausschließlich die Interessen der obersten 1% vertreten. Dafür ist Merz unser Mann. </text:p>
          </table:table-cell>
          <table:table-cell table:number-columns-repeated="2"/>
        </table:table-row>
        <table:table-row table:style-name="ro3">
          <table:table-cell office:value-type="float" office:value="8486451">
            <text:p>8486451</text:p>
          </table:table-cell>
          <table:table-cell office:value-type="string">
            <text:p>0.863528529802958</text:p>
          </table:table-cell>
          <table:table-cell office:value-type="string">
            <text:p>Alles besser als Merz, und wenn es Lieschen Müller aus der Putzkolonne geworden wäre! Merz steht für weiße, männliche Gutverdiener, Lobbyismus und Raubfischkapitalisten. Ich freue mich sehr für Herrn Laschet und die CDU. Besser jemand, der eine Partei besonnen anführt als einer, der egomanisch geprägt nur sein Portemonnaie und Machterhalt im Sinn hat!</text:p>
          </table:table-cell>
          <table:table-cell table:number-columns-repeated="2"/>
        </table:table-row>
        <table:table-row table:style-name="ro3">
          <table:table-cell office:value-type="float" office:value="8616411">
            <text:p>8616411</text:p>
          </table:table-cell>
          <table:table-cell office:value-type="string">
            <text:p>0.863528529802958</text:p>
          </table:table-cell>
          <table:table-cell office:value-type="string">
            <text:p>Alles besser als Merz, und wenn es Lieschen Müller aus der Putzkolonne geworden wäre! Merz steht für weiße, männliche Gutverdiener, Lobbyismus und Raubfischkapitalisten. Ich freue mich sehr für Herrn Laschet und die CDU. Besser jemand, der eine Partei besonnen anführt als einer, der egomanisch geprägt nur sein Portemonnaie und Machterhalt im Sinn hat!</text:p>
          </table:table-cell>
          <table:table-cell table:number-columns-repeated="2"/>
        </table:table-row>
        <table:table-row table:style-name="ro3">
          <table:table-cell office:value-type="float" office:value="6861264">
            <text:p>6861264</text:p>
          </table:table-cell>
          <table:table-cell office:value-type="string">
            <text:p>0.863234221935272</text:p>
          </table:table-cell>
          <table:table-cell office:value-type="string">
            <text:p>@Gerhard</text:p>
            <text:p/>
            <text:p>Ja, ich finde auch, Herr Laschet ist der beste Ministerpräsident (bin auch kein Unionswähler).</text:p>
          </table:table-cell>
          <table:table-cell table:number-columns-repeated="2"/>
        </table:table-row>
        <table:table-row table:style-name="ro3">
          <table:table-cell office:value-type="float" office:value="11111563">
            <text:p>11111563</text:p>
          </table:table-cell>
          <table:table-cell office:value-type="string">
            <text:p>0.862995266914368</text:p>
          </table:table-cell>
          <table:table-cell office:value-type="string">
            <text:p>Es ist einfach toll, dass so viel Geld für Kinder übrig ist. Hoffentlich kommt es auch bei den Kindern an und wird nicht für andere Dinge ausgegeben. Aber man darf auch nicht vergessen, dass es <text:s/>sich um Steuergelder handelt, erarbeitet auch von Menschen, die aus den unterschiedlichsten Gründen keine Kinder haben, und die so zu diesen verteilten Geldern beitragen, selber aber nichts davon haben.</text:p>
          </table:table-cell>
          <table:table-cell table:number-columns-repeated="2"/>
        </table:table-row>
        <table:table-row table:style-name="ro4">
          <table:table-cell office:value-type="float" office:value="11367835">
            <text:p>11367835</text:p>
          </table:table-cell>
          <table:table-cell office:value-type="string">
            <text:p>0.862836678822835</text:p>
          </table:table-cell>
          <table:table-cell office:value-type="string">
            <text:p>Nach den Erfahrungen der letzten Wochen und Monaten wird das mit der Energiewende sicher super laufen, wer es glaubt.... Hab schon ein Notstromaggregat besorgt.</text:p>
          </table:table-cell>
          <table:table-cell table:number-columns-repeated="2"/>
        </table:table-row>
        <table:table-row table:style-name="ro1">
          <table:table-cell office:value-type="float" office:value="6709647">
            <text:p>6709647</text:p>
          </table:table-cell>
          <table:table-cell office:value-type="string">
            <text:p>0.862345357735952</text:p>
          </table:table-cell>
          <table:table-cell office:value-type="string">
            <text:p>"Die Ideen des Merz" haben mir gerade den Tag versüßt. Danke dafür!</text:p>
          </table:table-cell>
          <table:table-cell table:number-columns-repeated="2"/>
        </table:table-row>
        <table:table-row table:style-name="ro5">
          <table:table-cell office:value-type="float" office:value="5850311">
            <text:p>5850311</text:p>
          </table:table-cell>
          <table:table-cell office:value-type="string">
            <text:p>0.861619869867961</text:p>
          </table:table-cell>
          <table:table-cell office:value-type="string">
            <text:p>Sehr gut! Als Bayernfan hatte ich mich damals gefreut, als in neue Gehaltssphären vorgedrungen wurde (mit dem Risiko, in der CL statt Achtelfinale das Viertelfinale erreichen zu müssen). So hat man Spieler wie Schweinsteiger, Lahm, Ribery und Robben gehalten - bei Kroos machte man einen cut. Ich glaube, die Verantwortlichen beim BVB waren und sind ein bisschen risikoaverser, was mit den wirtschaftlich nicht immer einfachen Phasen zu tun haben könnte. Ich warte nun seit längerer Zeit, dass auch der BVB Gehälter bezahlt, um Spieler länger zu halten. Das ist doch eine gute Nachricht für die BL (mal unberücksichtigt, dass die Gehälter generell über der Schmerzgrenze liegen).</text:p>
          </table:table-cell>
          <table:table-cell table:number-columns-repeated="2"/>
        </table:table-row>
        <table:table-row table:style-name="ro4">
          <table:table-cell office:value-type="float" office:value="7620834">
            <text:p>7620834</text:p>
          </table:table-cell>
          <table:table-cell office:value-type="string">
            <text:p>0.861574570337931</text:p>
          </table:table-cell>
          <table:table-cell office:value-type="string">
            <text:p>Die beste Aschermittwochsrede von allen, endlich Klartext. Die zweitbeste war von Söder, das war zwar viel Klartext aber auch viel Bierzeltrethorik, nun gut das muss so sein. If hoffe nur das merz am 25. gewählt wird, somst sehe ich schwarz für Deutschland und noch schwärzer für die CDU</text:p>
          </table:table-cell>
          <table:table-cell table:number-columns-repeated="2"/>
        </table:table-row>
        <table:table-row table:style-name="ro1">
          <table:table-cell office:value-type="float" office:value="4582447">
            <text:p>4582447</text:p>
          </table:table-cell>
          <table:table-cell office:value-type="string">
            <text:p>0.861465613047282</text:p>
          </table:table-cell>
          <table:table-cell office:value-type="string">
            <text:p>Herr Merz guckt immer so.</text:p>
          </table:table-cell>
          <table:table-cell table:number-columns-repeated="2"/>
        </table:table-row>
        <table:table-row table:style-name="ro4">
          <table:table-cell office:value-type="float" office:value="7472044">
            <text:p>7472044</text:p>
          </table:table-cell>
          <table:table-cell office:value-type="string">
            <text:p>0.861369689305623</text:p>
          </table:table-cell>
          <table:table-cell office:value-type="string">
            <text:p>Kommt, Leute! Merz ist ein Politiker, dessen Agenda man nicht mögen muss, aber er ist auch ein Mensch wie alle anderen und hat das Recht auf Genesung! Es kann uns alle treffen. Mit Schadenfreude würde ich mich sehr zurückhalten. Wünschen wir ihm eine schnelle und vollständige Gesundung!</text:p>
          </table:table-cell>
          <table:table-cell table:number-columns-repeated="2"/>
        </table:table-row>
        <table:table-row table:style-name="ro8">
          <table:table-cell office:value-type="float" office:value="6723800">
            <text:p>6723800</text:p>
          </table:table-cell>
          <table:table-cell office:value-type="string">
            <text:p>0.860778033733368</text:p>
          </table:table-cell>
          <table:table-cell office:value-type="string">
            <text:p>Zeichen und Wunder. Musste man dafür auf eine globale Pandemie warten? Es gab ja auch vorher offensichtlich mehr als genug Gründe, diesen Weg zu gehen. Jetzt kann man <text:s/>nur hoffen, dass die Ideen auch konsequent (inklusive Umerziehung unverbesserlicher Autofahrer :-) umgesetzt werden und Schule machen.</text:p>
            <text:p>Auch wenn es manche nicht wahrhaben wollen - <text:s/>es wird uns ALLEN gut tun.</text:p>
          </table:table-cell>
          <table:table-cell table:number-columns-repeated="2"/>
        </table:table-row>
        <table:table-row table:style-name="ro3">
          <table:table-cell office:value-type="float" office:value="3199849">
            <text:p>3199849</text:p>
          </table:table-cell>
          <table:table-cell office:value-type="string">
            <text:p>0.860582133134206</text:p>
          </table:table-cell>
          <table:table-cell office:value-type="string">
            <text:p>Das haben vor Ihm schon Andere Prominente Politiker gemacht. Lesen Sie die juristischen Nachrichten des Bundestages und Sie werden findig werden.Selbst Herr Gysi hat sich hier gewehrt.Aber ein richtiger Hinweis über alle unsere Politiker.Sie würden Staunen was da abgegriffen wird .</text:p>
            <text:p>Das gehört schon Parteiübergreifend zu einer modernen politischen Karriere.Also nicht nur Herr Merz ist hier eine führende Persönlichkeit.</text:p>
          </table:table-cell>
          <table:table-cell table:number-columns-repeated="2"/>
        </table:table-row>
        <table:table-row table:style-name="ro4">
          <table:table-cell office:value-type="float" office:value="11365179">
            <text:p>11365179</text:p>
          </table:table-cell>
          <table:table-cell office:value-type="string">
            <text:p>0.860510985056559</text:p>
          </table:table-cell>
          <table:table-cell office:value-type="string">
            <text:p>Ausländer und Auto - die beste Mischung fürs Stammtischforum hier. Da es wie immer Männer waren die sich das Rennen lieferten, fehlt das „lästige“ gendern im Artikel weg was das Ganze komplett gemacht hätte für die Empörten.</text:p>
          </table:table-cell>
          <table:table-cell table:number-columns-repeated="2"/>
        </table:table-row>
        <table:table-row table:style-name="ro4">
          <table:table-cell office:value-type="float" office:value="11366688">
            <text:p>11366688</text:p>
          </table:table-cell>
          <table:table-cell office:value-type="string">
            <text:p>0.860510985056559</text:p>
          </table:table-cell>
          <table:table-cell office:value-type="string">
            <text:p>Ausländer und Auto - die beste Mischung fürs Stammtischforum hier. Da es wie immer Männer waren die sich das Rennen lieferten, fehlt das „lästige“ gendern im Artikel weg was das Ganze komplett gemacht hätte für die Empörten.</text:p>
          </table:table-cell>
          <table:table-cell table:number-columns-repeated="2"/>
        </table:table-row>
        <table:table-row table:style-name="ro3">
          <table:table-cell office:value-type="float" office:value="4476486">
            <text:p>4476486</text:p>
          </table:table-cell>
          <table:table-cell office:value-type="string">
            <text:p>0.860464453697205</text:p>
          </table:table-cell>
          <table:table-cell office:value-type="string">
            <text:p>Friedrich Merz ist genau der Vorsitzende, den die CDU braucht. Er ist entschlossen, hat Erfahrung und Wissen und wird garantiert keinen Kuschelkurs einschlagen. Er wird der Partei Profil geben, das sie nach Merkel und AKK dringend braucht. Ich kann mir gut vorstellen, dass es für einige Personen in der Partei ungemütlich wird - deshalb wollen sie ihn verhindern und genau deshalb muss er Vorsitzender und am besten auch Kanzler werden.</text:p>
          </table:table-cell>
          <table:table-cell table:number-columns-repeated="2"/>
        </table:table-row>
        <table:table-row table:style-name="ro3">
          <table:table-cell office:value-type="float" office:value="5110400">
            <text:p>5110400</text:p>
          </table:table-cell>
          <table:table-cell office:value-type="string">
            <text:p>0.860462089379629</text:p>
          </table:table-cell>
          <table:table-cell office:value-type="string">
            <text:p>Ich finde Merz auch richtig gut! </text:p>
            <text:p/>
            <text:p>Da haben A. Baerbock und Scholz bei der nächsten Bundestagswahl ein leichtes Spiel!</text:p>
          </table:table-cell>
          <table:table-cell table:number-columns-repeated="2"/>
        </table:table-row>
        <table:table-row table:style-name="ro3">
          <table:table-cell office:value-type="float" office:value="1286025">
            <text:p>1286025</text:p>
          </table:table-cell>
          <table:table-cell office:value-type="string">
            <text:p>0.859849413235982</text:p>
          </table:table-cell>
          <table:table-cell office:value-type="string">
            <text:p>Kann ich nur bestätigen! Angehörige, jenseits der 80 mussten sich mit unsäglichen Schmerzen quälen, bis ein "neuer" Arzt die Hausarzt-Praxis übernahm und sofort Tilidin verschrieb.</text:p>
            <text:p>Ganz entspanntes "Rest"-Leben, mit viel Lebensqualität und nicht teuer!</text:p>
          </table:table-cell>
          <table:table-cell table:number-columns-repeated="2"/>
        </table:table-row>
        <table:table-row table:style-name="ro1">
          <table:table-cell office:value-type="float" office:value="8409818">
            <text:p>8409818</text:p>
          </table:table-cell>
          <table:table-cell office:value-type="string">
            <text:p>0.859404722849528</text:p>
          </table:table-cell>
          <table:table-cell office:value-type="string">
            <text:p>Merz war die beste Option.</text:p>
          </table:table-cell>
          <table:table-cell table:number-columns-repeated="2"/>
        </table:table-row>
        <table:table-row table:style-name="ro10">
          <table:table-cell office:value-type="float" office:value="3487786">
            <text:p>3487786</text:p>
          </table:table-cell>
          <table:table-cell office:value-type="string">
            <text:p>0.859380841255188</text:p>
          </table:table-cell>
          <table:table-cell office:value-type="string">
            <text:p>Ein sehr gelungener Artikel. Keine Hommage, keine Musikkritik, sondern eine gesellschaftliche Bestandaufnahme. Vielen Dank!</text:p>
            <text:p/>
            <text:p>Nach seinem Militärdienst hat sich Elvis vollends kommerzialisieren lassen. Es ist bemerkenswert, dass er zu jener Zeit der am höchsten bezahlte Filmschauspieler Hollywoods war. Allerdings hatte kaum ein Film etwas künstlerisch wertvolles zu bieten. </text:p>
            <text:p/>
            <text:p>Was die Musik betrifft, so vergibt die renommierte US Musik-Publikation Rolling Stone Elvis den dritten Rang in der Liste der besten Sänger aller Zeiten, nach Ray Charles und Aretha Franklin. Für mich als Fan völlig verdient.</text:p>
            <text:p/>
            <text:p>PS. Die fast einzige lobenswerte Tat von Trump war, und dies sage ich mit Augenzwinkern, war die Verleihung des Medal of Freedom an Elvis, posthum.</text:p>
          </table:table-cell>
          <table:table-cell table:number-columns-repeated="2"/>
        </table:table-row>
        <table:table-row table:style-name="ro3">
          <table:table-cell office:value-type="float" office:value="7620585">
            <text:p>7620585</text:p>
          </table:table-cell>
          <table:table-cell office:value-type="string">
            <text:p>0.85934841632843</text:p>
          </table:table-cell>
          <table:table-cell office:value-type="string">
            <text:p>Ein sehr gutes, längst überfälliges Urteil! Mein todkranker Vater mußte seinem unsäglich schmerzenden Leben noch mit einem Bolzenschußgerät ein Ende setzen, um endlich Erlösung zu finden. Die Gegner von Sterbehilfe wissen nicht, wovon sie reden und pochen auf ein moralisches und ethisches Empfinden, welches sie selbst vermutlich nicht haben.</text:p>
          </table:table-cell>
          <table:table-cell table:number-columns-repeated="2"/>
        </table:table-row>
        <table:table-row table:style-name="ro8">
          <table:table-cell office:value-type="float" office:value="11309858">
            <text:p>11309858</text:p>
          </table:table-cell>
          <table:table-cell office:value-type="string">
            <text:p>0.859301169713338</text:p>
          </table:table-cell>
          <table:table-cell office:value-type="string">
            <text:p>Das ist halt alles was er kann.</text:p>
            <text:p>Warnen, mahnen und übergriffig sein.</text:p>
            <text:p/>
            <text:p>Fühlt sich halt gut an, wenn man endlich mal wer ist und </text:p>
          </table:table-cell>
          <table:table-cell table:number-columns-repeated="2"/>
        </table:table-row>
        <table:table-row table:style-name="ro3">
          <table:table-cell office:value-type="float" office:value="5719975">
            <text:p>5719975</text:p>
          </table:table-cell>
          <table:table-cell office:value-type="string">
            <text:p>0.85850065946579</text:p>
          </table:table-cell>
          <table:table-cell office:value-type="string">
            <text:p>Danke für den wunderbaren, reflektierten Artikel über ein schwieriges Thema, das uns alle betrifft. Gerade in dieser schnelllebigen Zeit fällt es vielen Menschen immer schwerer, sich mit dem Thema Abschied &amp; Tod &amp; dem damit verbundenen Schmerz &amp; der dazu gehörenden Ehrlichkeit auseinander zu setzen. Ich habe das Gefühl, besonders in Deutschland ist der Tod ein absolutes Tabuthema... </text:p>
          </table:table-cell>
          <table:table-cell table:number-columns-repeated="2"/>
        </table:table-row>
        <table:table-row table:style-name="ro4">
          <table:table-cell office:value-type="float" office:value="7134109">
            <text:p>7134109</text:p>
          </table:table-cell>
          <table:table-cell office:value-type="string">
            <text:p>0.858481168746948</text:p>
          </table:table-cell>
          <table:table-cell office:value-type="string">
            <text:p>Indem man solche Figuren immer wieder wählt und sogar den Ziehkandidaten und selbstausgesuchten Nachfolger von Schäuble, Herrn Merz, zum Favoriten kürt. So doof sind die Wähler. Immer wieder gern. </text:p>
          </table:table-cell>
          <table:table-cell table:number-columns-repeated="2"/>
        </table:table-row>
        <table:table-row table:style-name="ro5">
          <table:table-cell office:value-type="float" office:value="8047777">
            <text:p>8047777</text:p>
          </table:table-cell>
          <table:table-cell office:value-type="string">
            <text:p>0.858367482821147</text:p>
          </table:table-cell>
          <table:table-cell office:value-type="string">
            <text:p>Hervorragend! Leider eine allzu wahre Beschreibung der aktuellen Schulsituation und gleichzeitig zumindest eine Idee zur Überbrückung. Aber eher wird wohl die Pandemie ein Ende finden, als dass das Schulsystem den Sprung in die seit Jahrzehnten bereits existierende Digitalisierung schafft. Der berechtigte Glaube an die Unersetzlichkeit des Lehrenden und damit die komplett zusammenhanglose Absage an die Digitalisierung fällt dem Bildungssystem gerade schmerzhaft auf die Füße. Die, die darunter jetzt und in Zukunft leiden, sind unsere Kinder. Das in einem der reichsten Länder der Welt. Es fehlen einem die Worte. </text:p>
          </table:table-cell>
          <table:table-cell table:number-columns-repeated="2"/>
        </table:table-row>
        <table:table-row table:style-name="ro4">
          <table:table-cell office:value-type="float" office:value="7301">
            <text:p>7301</text:p>
          </table:table-cell>
          <table:table-cell office:value-type="string">
            <text:p>0.8582417567571</text:p>
          </table:table-cell>
          <table:table-cell office:value-type="string">
            <text:p>Komisch, dass der Röttgen gerade ausserhalb der CDU so beliebt ist :) Der ist einfach intelligenter als die anderen Beiden, die für mich nur Selbstdaarsteller sind. Der könnte tatsächlich Stimmen in neuen Gebieten sammeln.</text:p>
          </table:table-cell>
          <table:table-cell table:number-columns-repeated="2"/>
        </table:table-row>
        <table:table-row table:style-name="ro4">
          <table:table-cell office:value-type="float" office:value="7419416">
            <text:p>7419416</text:p>
          </table:table-cell>
          <table:table-cell office:value-type="string">
            <text:p>0.858221491177877</text:p>
          </table:table-cell>
          <table:table-cell office:value-type="string">
            <text:p>Laschet ist schon so ein genialer Politiker. Erst zögern, dann Bußgeldkatalog.</text:p>
            <text:p>Und noch schnell ein Kohlekraftwerk erlauben. </text:p>
          </table:table-cell>
          <table:table-cell table:number-columns-repeated="2"/>
        </table:table-row>
        <table:table-row table:style-name="ro3">
          <table:table-cell office:value-type="float" office:value="5879555">
            <text:p>5879555</text:p>
          </table:table-cell>
          <table:table-cell office:value-type="string">
            <text:p>0.858138640721639</text:p>
          </table:table-cell>
          <table:table-cell office:value-type="string">
            <text:p>Schon sehr viel richtig was Sie sagen und trotzdem bin ich ganz klar für Söder als Kanzlerkandidat. Ich bin gott weiß kein Söder-Freund aber er hat ein sehr bestimmtes Auftreten was wir in der Welt gut gebrauchen können. Stellen Sie sich vor Laschet sitzt mit dem Präsidenten(wer auch immer das sein mag) der USA am Tisch.ich glaube mehr brauch ich nicht sagen...</text:p>
          </table:table-cell>
          <table:table-cell table:number-columns-repeated="2"/>
        </table:table-row>
        <table:table-row table:style-name="ro3">
          <table:table-cell office:value-type="float" office:value="3961614">
            <text:p>3961614</text:p>
          </table:table-cell>
          <table:table-cell office:value-type="string">
            <text:p>0.85801637172699</text:p>
          </table:table-cell>
          <table:table-cell office:value-type="string">
            <text:p>Ich liebe ihr: "hütet euch vor den Ideen des Merz"! </text:p>
            <text:p/>
            <text:p>Wollte ich nur mal gesagt haben </text:p>
          </table:table-cell>
          <table:table-cell table:number-columns-repeated="2"/>
        </table:table-row>
        <table:table-row table:style-name="ro4">
          <table:table-cell office:value-type="float" office:value="11331735">
            <text:p>11331735</text:p>
          </table:table-cell>
          <table:table-cell office:value-type="string">
            <text:p>0.857957502206167</text:p>
          </table:table-cell>
          <table:table-cell office:value-type="string">
            <text:p>Alles richtig gemacht, Joe. Siemens hat immer umgebaut. Manchmal wurden Fehler gemacht. Die wurden aber behoben, und auf Dauer ist der Konzern immer gewachsen und stärker geworden.</text:p>
          </table:table-cell>
          <table:table-cell table:number-columns-repeated="2"/>
        </table:table-row>
        <table:table-row table:style-name="ro4">
          <table:table-cell office:value-type="float" office:value="3622151">
            <text:p>3622151</text:p>
          </table:table-cell>
          <table:table-cell office:value-type="string">
            <text:p>0.85787034034729</text:p>
          </table:table-cell>
          <table:table-cell office:value-type="string">
            <text:p>Korrekt, die amerikanischen Banken haben nach der Finanzkrise schmerzhafte aber notwendige Schritte unternommen und stehen besser da als je zuvor. Die deutschen Banken wissen immer noch nicht wohin mit sich selbst. Derzeit sind die kleinen Finanz-Start-ups unsere große Hoffnung.</text:p>
          </table:table-cell>
          <table:table-cell table:number-columns-repeated="2"/>
        </table:table-row>
        <table:table-row table:style-name="ro8">
          <table:table-cell office:value-type="float" office:value="7766825">
            <text:p>7766825</text:p>
          </table:table-cell>
          <table:table-cell office:value-type="string">
            <text:p>0.857860227425893</text:p>
          </table:table-cell>
          <table:table-cell office:value-type="string">
            <text:p>Endlich mal wieder ein echter Konservativer, der die Grundwerte der CDU hochhält! Ich habe nun wirklich nix mit der Union am Hut, finde aber dass es an der Zeit ist ein klares Profil zu entwickeln. Amthor gelingt dies allemal besser als Herrn Merz, der sich nur an ein paar Grünen abarbeitet und ansonsten keine wirklich erkennbare Meinung hat. Mit Schenkelklopfern gewinnt man keine Wahlen! Amthor geht hingegen die AFD an und ist da gar nicht so untalentiert. Aus ihm könnte noch etwas werden, vielleicht sogar ein Bahnvorstand, das Zeug dazu hat er allemal!</text:p>
          </table:table-cell>
          <table:table-cell table:number-columns-repeated="2"/>
        </table:table-row>
        <table:table-row table:style-name="ro4">
          <table:table-cell office:value-type="float" office:value="5158708">
            <text:p>5158708</text:p>
          </table:table-cell>
          <table:table-cell office:value-type="string">
            <text:p>0.857588251431783</text:p>
          </table:table-cell>
          <table:table-cell office:value-type="string">
            <text:p>Das kommerzielle Bayern ist am Ende. Fußball am Freitag jetzt doch ohne "Fans" Wiesn ohne Menschen. Endlich ist Bayern wieder, wie ich es seit 55 Jahren liebe.</text:p>
          </table:table-cell>
          <table:table-cell table:number-columns-repeated="2"/>
        </table:table-row>
        <table:table-row table:style-name="ro4">
          <table:table-cell office:value-type="float" office:value="5042986">
            <text:p>5042986</text:p>
          </table:table-cell>
          <table:table-cell office:value-type="string">
            <text:p>0.85744188229243</text:p>
          </table:table-cell>
          <table:table-cell office:value-type="string">
            <text:p>....und eine der höchsten Lebenserwartungen. <text:s/>Sicherlich nur Zufall, dass sehr alte Menschen auch noch einsam sind und irgendwann genug vom Leben haben, wenn Krankheit und Schmerz dazukommen.</text:p>
          </table:table-cell>
          <table:table-cell table:number-columns-repeated="2"/>
        </table:table-row>
        <table:table-row table:style-name="ro4">
          <table:table-cell office:value-type="float" office:value="7078381">
            <text:p>7078381</text:p>
          </table:table-cell>
          <table:table-cell office:value-type="string">
            <text:p>0.857243776321411</text:p>
          </table:table-cell>
          <table:table-cell office:value-type="string">
            <text:p>Super Sache. Das Glasdach könnte mit Solarpanelen grösstenteils zur Stromerzeugung genutzt werden. 500 bis 1000 Watt wären möglicherweise drin, die Batterie würde nachgeladen, und für Klimaanlage wäre auch Energie da.</text:p>
          </table:table-cell>
          <table:table-cell table:number-columns-repeated="2"/>
        </table:table-row>
        <table:table-row table:style-name="ro1">
          <table:table-cell office:value-type="float" office:value="2131782">
            <text:p>2131782</text:p>
          </table:table-cell>
          <table:table-cell office:value-type="string">
            <text:p>0.857169767220815</text:p>
          </table:table-cell>
          <table:table-cell office:value-type="string">
            <text:p>Herr Merz wird mir immer sympatischer!</text:p>
          </table:table-cell>
          <table:table-cell table:number-columns-repeated="2"/>
        </table:table-row>
        <table:table-row table:style-name="ro1">
          <table:table-cell office:value-type="float" office:value="7110032">
            <text:p>7110032</text:p>
          </table:table-cell>
          <table:table-cell office:value-type="string">
            <text:p>0.856970290342967</text:p>
          </table:table-cell>
          <table:table-cell office:value-type="string">
            <text:p>Laschet ist immer sehr bemüht, war für mich der Punkt. </text:p>
          </table:table-cell>
          <table:table-cell table:number-columns-repeated="2"/>
        </table:table-row>
        <table:table-row table:style-name="ro5">
          <table:table-cell office:value-type="float" office:value="11112861">
            <text:p>11112861</text:p>
          </table:table-cell>
          <table:table-cell office:value-type="string">
            <text:p>0.85660974184672</text:p>
          </table:table-cell>
          <table:table-cell office:value-type="string">
            <text:p>Die Seenlandschaft ist ein wunderschönes, faszinierendes Naturerparadies und ich finde das Motorboote für das Freizeitvergnügen dort nichts zu suchen haben. Es gibt viel ruhigere unauffälligere Möglichkeiten die Seen kennenzulernen, einfach ein Kajak oder Canadier mieten, das ist selbst mit Kindern überhaupt kein Problem. Ich fahre seit 26 Jahren dorthin und der Motorbootverkehr hat langsam ein Maß erreicht, welches nicht mehr schön ist. Als Paddler hängt man in den Kanälen praktisch mit der Nase am Auspuff der Boote, Uferbefestigungen erodieren durch die Wellen der Motorboote, Öl und Benzin gelangen ins Wasser, es wird in Naturschutzzonen geankert...das sollte nicht so sein. In den Berliner Seen ist es teilweise schon wie auf einer Autobahn.</text:p>
          </table:table-cell>
          <table:table-cell table:number-columns-repeated="2"/>
        </table:table-row>
        <table:table-row table:style-name="ro4">
          <table:table-cell office:value-type="float" office:value="7633343">
            <text:p>7633343</text:p>
          </table:table-cell>
          <table:table-cell office:value-type="string">
            <text:p>0.856479187806447</text:p>
          </table:table-cell>
          <table:table-cell office:value-type="string">
            <text:p>Gerade Pressekonferenz mit Röttgen. Sehr klare Konzepte des Kandidaten. Ich bin positiv beeindruckt. Die CDU wähle ich nicht, aber Röttgen wäre ein guter Vorsitzender für diese Partei.</text:p>
          </table:table-cell>
          <table:table-cell table:number-columns-repeated="2"/>
        </table:table-row>
        <table:table-row table:style-name="ro1">
          <table:table-cell office:value-type="float" office:value="7703750">
            <text:p>7703750</text:p>
          </table:table-cell>
          <table:table-cell office:value-type="string">
            <text:p>0.85643062988917</text:p>
          </table:table-cell>
          <table:table-cell office:value-type="string">
            <text:p>Ich wünsche mir Herrn Merz im nächsten Tatort.</text:p>
          </table:table-cell>
          <table:table-cell table:number-columns-repeated="2"/>
        </table:table-row>
        <table:table-row table:style-name="ro4">
          <table:table-cell office:value-type="float" office:value="7236310">
            <text:p>7236310</text:p>
          </table:table-cell>
          <table:table-cell office:value-type="string">
            <text:p>0.856412748495738</text:p>
          </table:table-cell>
          <table:table-cell office:value-type="string">
            <text:p>Den Tod wünsche ich ihm natürlich nicht, eine lange und schmerzhafte Leidenszeit aber durchaus.</text:p>
            <text:p>Nach all den Relativierungen, die viele Briten in Gefahr gebracht haben, hat er das meiner Meinung nach völlig verdient.</text:p>
          </table:table-cell>
          <table:table-cell table:number-columns-repeated="2"/>
        </table:table-row>
        <table:table-row table:style-name="ro1">
          <table:table-cell office:value-type="float" office:value="7616604">
            <text:p>7616604</text:p>
          </table:table-cell>
          <table:table-cell office:value-type="string">
            <text:p>0.856142818927765</text:p>
          </table:table-cell>
          <table:table-cell office:value-type="string">
            <text:p>Sehr treffend. Und wer gegen Kommerzialisierung ist, sollte auf einen Fussball Platz in der Kreisliga gehen.</text:p>
          </table:table-cell>
          <table:table-cell table:number-columns-repeated="2"/>
        </table:table-row>
        <table:table-row table:style-name="ro10">
          <table:table-cell office:value-type="float" office:value="7722857">
            <text:p>7722857</text:p>
          </table:table-cell>
          <table:table-cell office:value-type="string">
            <text:p>0.855940063794454</text:p>
          </table:table-cell>
          <table:table-cell office:value-type="string">
            <text:p>Lieber Herr Maack,</text:p>
            <text:p>vielen Dank für diesen bewegenden Artikel und das "in Worte fassen" dieses schmerzlichen Themas. Ich kann Ihre Gefühle und Gedanken - auch aus eigener Erfahrung - sehr gut nachvollziehen. Dass Tiere ein Familienmitglied sind, steht für mich außer Frage und Sie haben, meiner Meinung nach, das Richtige getan. Es tut mir sehr leid, dass Ihr Katerchen es nicht geschafft hat und weiß, wie es einem das Herz zerreißt. Ein geliebtes Tier gehen lassen zu müssen ist sehr schmerzhaft und die Entscheidung treffen zu müssen "unfassbar". Man macht sich Vorwürfe, wenn man zu lange gewartet hat aber seien Sie sich gewiss - das Gefühl, nicht alles versucht zu haben, ist sicherlich nicht weniger schmerzhaft. Wenn es eine Chance gibt und man die Möglichkeiten hat, sollte man sie nutzen. Es gibt genug Beispiele von Tieren, <text:s/>die wieder "auf die Pfoten" gekommen sind und auch trotz eventueller Behinderung, mit denen Tiere oft erstaunlich gut umgehen können, noch glückliche Jahre verbracht haben. Also alles richtig gemacht! </text:p>
            <text:p>Ich wünsche Ihnen und Ihrer Familie alles Gute und viele schöne Erinnerungen. </text:p>
          </table:table-cell>
          <table:table-cell table:number-columns-repeated="2"/>
        </table:table-row>
        <table:table-row table:style-name="ro4">
          <table:table-cell office:value-type="float" office:value="6288562">
            <text:p>6288562</text:p>
          </table:table-cell>
          <table:table-cell office:value-type="string">
            <text:p>0.855911095937093</text:p>
          </table:table-cell>
          <table:table-cell office:value-type="string">
            <text:p>Johannes Baader war mein Großonkel. Ein kluger feinfühliger und intelligenter Mensch. Es schmerzt mich dass man ihn bisher selten erwähnt und niemand weiß was er für ein großartiger Mensch und Mann war</text:p>
          </table:table-cell>
          <table:table-cell table:number-columns-repeated="2"/>
        </table:table-row>
        <table:table-row table:style-name="ro1">
          <table:table-cell office:value-type="float" office:value="11420796">
            <text:p>11420796</text:p>
          </table:table-cell>
          <table:table-cell office:value-type="string">
            <text:p>0.855290253957113</text:p>
          </table:table-cell>
          <table:table-cell office:value-type="string">
            <text:p>Dieses strategische Vorgehen klappt schon seit 16 Jahren.</text:p>
          </table:table-cell>
          <table:table-cell table:number-columns-repeated="2"/>
        </table:table-row>
        <table:table-row table:style-name="ro8">
          <table:table-cell office:value-type="float" office:value="8478183">
            <text:p>8478183</text:p>
          </table:table-cell>
          <table:table-cell office:value-type="string">
            <text:p>0.855255464712779</text:p>
          </table:table-cell>
          <table:table-cell office:value-type="string">
            <text:p>Mein einziges Anliegen an die CDU war 'Hauptsache nicht Merz' - also mein Wochenende ist gerettet. Alles andere wird man sehen in den nächsten 6 Monaten.</text:p>
            <text:p/>
            <text:p>Also ich bin zufrieden :)</text:p>
          </table:table-cell>
          <table:table-cell table:number-columns-repeated="2"/>
        </table:table-row>
        <table:table-row table:style-name="ro1">
          <table:table-cell office:value-type="float" office:value="7659407">
            <text:p>7659407</text:p>
          </table:table-cell>
          <table:table-cell office:value-type="string">
            <text:p>0.855155070622762</text:p>
          </table:table-cell>
          <table:table-cell office:value-type="string">
            <text:p>Koch unterstützt meines Wissens Merz.</text:p>
          </table:table-cell>
          <table:table-cell table:number-columns-repeated="2"/>
        </table:table-row>
        <table:table-row table:style-name="ro4">
          <table:table-cell office:value-type="float" office:value="4479442">
            <text:p>4479442</text:p>
          </table:table-cell>
          <table:table-cell office:value-type="string">
            <text:p>0.855147182941437</text:p>
          </table:table-cell>
          <table:table-cell office:value-type="string">
            <text:p>Ich freue mich auf FM. Er ist erfrischend anders als Merkel, Laschet und Co. Auch die CDU Basis will nicht ein weiter so. Ein Mann mit Ecken, Kanten und Emotionen tut dem konservativen Spektrum gut.</text:p>
          </table:table-cell>
          <table:table-cell table:number-columns-repeated="2"/>
        </table:table-row>
        <table:table-row table:style-name="ro4">
          <table:table-cell office:value-type="float" office:value="7727759">
            <text:p>7727759</text:p>
          </table:table-cell>
          <table:table-cell office:value-type="string">
            <text:p>0.854525983333588</text:p>
          </table:table-cell>
          <table:table-cell office:value-type="string">
            <text:p>Der Karneval, Mutter aller Fettnäpfchen für aufstrebende Konservative. Wie regelmäßig, und nachvollziehbar! Das kann der Laschet schon mal eindeutig viel besser... </text:p>
          </table:table-cell>
          <table:table-cell table:number-columns-repeated="2"/>
        </table:table-row>
        <table:table-row table:style-name="ro4">
          <table:table-cell office:value-type="float" office:value="3947596">
            <text:p>3947596</text:p>
          </table:table-cell>
          <table:table-cell office:value-type="string">
            <text:p>0.854203303654989</text:p>
          </table:table-cell>
          <table:table-cell office:value-type="string">
            <text:p>Merz ist nicht nur der kompetenteste, er hat auch das beste Programm. Für die Jungen steht viel auf dem Spiel. So gesehen kann ich ihre Entscheidung zugunsten von <text:s/>Merz sehr gut nachvollziehen. </text:p>
          </table:table-cell>
          <table:table-cell table:number-columns-repeated="2"/>
        </table:table-row>
        <table:table-row table:style-name="ro1">
          <table:table-cell office:value-type="float" office:value="11409578">
            <text:p>11409578</text:p>
          </table:table-cell>
          <table:table-cell office:value-type="string">
            <text:p>0.853888173898061</text:p>
          </table:table-cell>
          <table:table-cell office:value-type="string">
            <text:p>Sie meinen positive PCR-Teste!</text:p>
          </table:table-cell>
          <table:table-cell table:number-columns-repeated="2"/>
        </table:table-row>
        <table:table-row table:style-name="ro1">
          <table:table-cell office:value-type="float" office:value="11155826">
            <text:p>11155826</text:p>
          </table:table-cell>
          <table:table-cell office:value-type="string">
            <text:p>0.853888173898061</text:p>
          </table:table-cell>
          <table:table-cell office:value-type="string">
            <text:p>Sie meinen positive PCR-Teste!</text:p>
          </table:table-cell>
          <table:table-cell table:number-columns-repeated="2"/>
        </table:table-row>
        <table:table-row table:style-name="ro1">
          <table:table-cell office:value-type="float" office:value="8349278">
            <text:p>8349278</text:p>
          </table:table-cell>
          <table:table-cell office:value-type="string">
            <text:p>0.853645900885264</text:p>
          </table:table-cell>
          <table:table-cell office:value-type="string">
            <text:p>Alles besser als Merz, der ärmste aller armen Mittelständler. Wieso habe ich eigentlich kein Flugzeug....hmmm....</text:p>
          </table:table-cell>
          <table:table-cell table:number-columns-repeated="2"/>
        </table:table-row>
        <table:table-row table:style-name="ro3">
          <table:table-cell office:value-type="float" office:value="6588732">
            <text:p>6588732</text:p>
          </table:table-cell>
          <table:table-cell office:value-type="string">
            <text:p>0.853253046671549</text:p>
          </table:table-cell>
          <table:table-cell office:value-type="string">
            <text:p>Music is a matter of taste! … und endlich mal eine Vorstellung, hier Friends of Gas, die mich dazu veranlasst Abgehört zu loben und Hr.Gerhardt virtuell die Hand zu schütteln. Auch manch` schräger Ton kann entzücken. Das hoffentlich, schmerzt nun in des BayMinettes Augen, Ohren, Hirn. </text:p>
            <text:p/>
          </table:table-cell>
          <table:table-cell table:number-columns-repeated="2"/>
        </table:table-row>
        <table:table-row table:style-name="ro1">
          <table:table-cell office:value-type="float" office:value="7746">
            <text:p>7746</text:p>
          </table:table-cell>
          <table:table-cell office:value-type="string">
            <text:p>0.853128830591838</text:p>
          </table:table-cell>
          <table:table-cell office:value-type="string">
            <text:p>Tja, das ist Ihre individuelle Wahrnehmung. Ich finde Merz genial und auch sympathisch. Dafür kann ich mir die Werte von Söder nicht erklären.</text:p>
          </table:table-cell>
          <table:table-cell table:number-columns-repeated="2"/>
        </table:table-row>
        <table:table-row table:style-name="ro5">
          <table:table-cell office:value-type="float" office:value="4626030">
            <text:p>4626030</text:p>
          </table:table-cell>
          <table:table-cell office:value-type="string">
            <text:p>0.853101094563802</text:p>
          </table:table-cell>
          <table:table-cell office:value-type="string">
            <text:p>Gott sei dank bleibt es ,wie es ist. Die Lösung mit Sommer und Winterzeit, ist bei weitem die beste. Jede Einheitszeit hätte weit mehr Nachteile als Vorteile.</text:p>
            <text:p>So wie es ist werden die Extreme abgefedert, und obendrein haben wir durch die Sommerzeit unsere beliebten hellen Sommerabende. In der heutigen Zeit für Berufstätige, Schüler (die Schule dauert bis Nachmittag) wäre eine Winterzeit im Sommer unvorstellbar nachteilig. Würden dann sehr viele Menschen merken, wenn es so käme.</text:p>
          </table:table-cell>
          <table:table-cell table:number-columns-repeated="2"/>
        </table:table-row>
        <table:table-row table:style-name="ro1">
          <table:table-cell office:value-type="float" office:value="281799">
            <text:p>281799</text:p>
          </table:table-cell>
          <table:table-cell office:value-type="string">
            <text:p>0.853027900060018</text:p>
          </table:table-cell>
          <table:table-cell office:value-type="string">
            <text:p>Der gute Herr Laschet ist halt eine knall.charg.e. Man kann es drehen und wenden wie man will - er kriegt einfach nichts auf die Reihe.</text:p>
          </table:table-cell>
          <table:table-cell table:number-columns-repeated="2"/>
        </table:table-row>
        <table:table-row table:style-name="ro1">
          <table:table-cell office:value-type="float" office:value="7588402">
            <text:p>7588402</text:p>
          </table:table-cell>
          <table:table-cell office:value-type="string">
            <text:p>0.852739572525024</text:p>
          </table:table-cell>
          <table:table-cell office:value-type="string">
            <text:p>Ich bin heilfroh, dass letztlich doch die Vernunft gesiegt hat. Ein guter Tag für alle, deren Tage nur noch aus Schmerz und Siechtum bestehen. </text:p>
          </table:table-cell>
          <table:table-cell table:number-columns-repeated="2"/>
        </table:table-row>
        <table:table-row table:style-name="ro4">
          <table:table-cell office:value-type="float" office:value="11315196">
            <text:p>11315196</text:p>
          </table:table-cell>
          <table:table-cell office:value-type="string">
            <text:p>0.851905127366384</text:p>
          </table:table-cell>
          <table:table-cell office:value-type="string">
            <text:p>Eine tolle Nachricht für diejenigen, die mit AZ geimpft werden. Sie werden zuallererst ihre Rechte zurückbekommen, und wieder Konzerte, Restaurants, Kreuzfahrten und andere Aktivitäten erleben. </text:p>
          </table:table-cell>
          <table:table-cell table:number-columns-repeated="2"/>
        </table:table-row>
        <table:table-row table:style-name="ro4">
          <table:table-cell office:value-type="float" office:value="5739744">
            <text:p>5739744</text:p>
          </table:table-cell>
          <table:table-cell office:value-type="string">
            <text:p>0.851605653762817</text:p>
          </table:table-cell>
          <table:table-cell office:value-type="string">
            <text:p>Der macht alles richtig . Besser eine Reise an die Nordsee absagen , anstatt irgendwo auf Lesbos herum zu Gurken , wenn die Infektionszahlen im eigenen Land steigen . Und das Laschet das geplante Grosskonzert noch nicht verboten hat, ist wohl der größte Skandal . </text:p>
          </table:table-cell>
          <table:table-cell table:number-columns-repeated="2"/>
        </table:table-row>
        <table:table-row table:style-name="ro4">
          <table:table-cell office:value-type="float" office:value="508679">
            <text:p>508679</text:p>
          </table:table-cell>
          <table:table-cell office:value-type="string">
            <text:p>0.85134889682134</text:p>
          </table:table-cell>
          <table:table-cell office:value-type="string">
            <text:p>Auf jeden Fall tausend mal besser als die potentiellen Kanzlerkandidaten von CDU/CSU. Wer bspw. eine Ahnung davon bekommen möchte, wie Deutschland nach acht Jahren Merz-Kanzlerschaft aussehen würde, sollte den Artikel "Hunger, mitten in Europa" hier im Spiegel lesen.</text:p>
          </table:table-cell>
          <table:table-cell table:number-columns-repeated="2"/>
        </table:table-row>
        <table:table-row table:style-name="ro1">
          <table:table-cell office:value-type="float" office:value="4542837">
            <text:p>4542837</text:p>
          </table:table-cell>
          <table:table-cell office:value-type="string">
            <text:p>0.850824534893036</text:p>
          </table:table-cell>
          <table:table-cell office:value-type="string">
            <text:p>Jeder ist besser als Donald Merz.</text:p>
          </table:table-cell>
          <table:table-cell table:number-columns-repeated="2"/>
        </table:table-row>
        <table:table-row table:style-name="ro9">
          <table:table-cell office:value-type="float" office:value="4842648">
            <text:p>4842648</text:p>
          </table:table-cell>
          <table:table-cell office:value-type="string">
            <text:p>0.850781718889872</text:p>
          </table:table-cell>
          <table:table-cell office:value-type="string">
            <text:p>Ja, ja, wieder mal der aufmerksamkeitheischende Herr Röttgen.</text:p>
            <text:p>Immer noch ohne jede Beweise für eine russische Schuld, aber immer dem größten amerikanischen Präsidenten aller Zeiten in vorauseilendem Gehorsam zudiensten.</text:p>
            <text:p/>
            <text:p>Unter Mr. President Trump würde sich Herr Röttgen gut als Bundeskanzler machen- herrliche Aussichten....</text:p>
            <text:p/>
            <text:p/>
          </table:table-cell>
          <table:table-cell table:number-columns-repeated="2"/>
        </table:table-row>
        <table:table-row table:style-name="ro4">
          <table:table-cell office:value-type="float" office:value="11324639">
            <text:p>11324639</text:p>
          </table:table-cell>
          <table:table-cell office:value-type="string">
            <text:p>0.85066964228948</text:p>
          </table:table-cell>
          <table:table-cell office:value-type="string">
            <text:p>Es geht um den großen Reset, gerne auch als Verschwörungstheorie verschrien. „Klimawandel“ alleine hat nicht gereicht, es musste noch eine „Pandemie“ her, einfach genial!</text:p>
          </table:table-cell>
          <table:table-cell table:number-columns-repeated="2"/>
        </table:table-row>
        <table:table-row table:style-name="ro8">
          <table:table-cell office:value-type="float" office:value="5321994">
            <text:p>5321994</text:p>
          </table:table-cell>
          <table:table-cell office:value-type="string">
            <text:p>0.850185175736745</text:p>
          </table:table-cell>
          <table:table-cell office:value-type="string">
            <text:p>FROST-ige Atmosphäre bei den Austrittsverhandlungen mit dem künftigen </text:p>
            <text:p>Klein-Britannien !!</text:p>
            <text:p>Lasst es uns halten wie beim Pflaster abziehen:</text:p>
            <text:p>KURZ UND SCHMERZLOS ist die beste Vorgehens-weise !! Adios Amores !!</text:p>
          </table:table-cell>
          <table:table-cell table:number-columns-repeated="2"/>
        </table:table-row>
        <table:table-row table:style-name="ro3">
          <table:table-cell office:value-type="float" office:value="7071044">
            <text:p>7071044</text:p>
          </table:table-cell>
          <table:table-cell office:value-type="string">
            <text:p>0.850129663944244</text:p>
          </table:table-cell>
          <table:table-cell office:value-type="string">
            <text:p>Einfach Unterhaltung. Dafür, dass die privaten Sender normalerweise nur kommerzgesteuert sind, eine gelungene Sendung. Das ein Herr Hallervorden eben nicht ala Dschungelcamp peinlich bloßgestellt wurde sondern eine respektvolle Bühne geboten wurde, ist die Kirsche auf dem Pudding. Und was der alte Herr dort gezeigt hat, verdient sowieso höchsten Respekt.</text:p>
          </table:table-cell>
          <table:table-cell table:number-columns-repeated="2"/>
        </table:table-row>
        <table:table-row table:style-name="ro1">
          <table:table-cell office:value-type="float" office:value="8320230">
            <text:p>8320230</text:p>
          </table:table-cell>
          <table:table-cell office:value-type="string">
            <text:p>0.849909484386444</text:p>
          </table:table-cell>
          <table:table-cell office:value-type="string">
            <text:p>Ich freu mich auf Herrn Merz </text:p>
          </table:table-cell>
          <table:table-cell table:number-columns-repeated="2"/>
        </table:table-row>
        <table:table-row table:style-name="ro4">
          <table:table-cell office:value-type="float" office:value="7776911">
            <text:p>7776911</text:p>
          </table:table-cell>
          <table:table-cell office:value-type="string">
            <text:p>0.849790533383687</text:p>
          </table:table-cell>
          <table:table-cell office:value-type="string">
            <text:p>Ich kann Frau Holzapfel sehr gut vertehen. Mein Mann starb 2008 und der Schmerz ist immer noch da und wird auch bleiben, wenn auch etwas abgemildert. Das Nichtverstehen der anderen ist wirklich eine große Belastung und macht den Trauerprozess nur schwerer. Und Katze ist und tut gut!</text:p>
          </table:table-cell>
          <table:table-cell table:number-columns-repeated="2"/>
        </table:table-row>
        <table:table-row table:style-name="ro4">
          <table:table-cell office:value-type="float" office:value="4172967">
            <text:p>4172967</text:p>
          </table:table-cell>
          <table:table-cell office:value-type="string">
            <text:p>0.849760254224141</text:p>
          </table:table-cell>
          <table:table-cell office:value-type="string">
            <text:p>Alles richtig, was sie sagt, und der Ton stimmt auch. Hätte ich bisher nie so gedacht, aber aktuell bin ich froh, dass wir eine Frau Merkel und keinen Herrn Johnson oder - was ja demnächst zu befürchten ist - Herrn Merz als Regierungschefin haben.</text:p>
          </table:table-cell>
          <table:table-cell table:number-columns-repeated="2"/>
        </table:table-row>
        <table:table-row table:style-name="ro1">
          <table:table-cell office:value-type="float" office:value="4905116">
            <text:p>4905116</text:p>
          </table:table-cell>
          <table:table-cell office:value-type="string">
            <text:p>0.849540531635284</text:p>
          </table:table-cell>
          <table:table-cell office:value-type="string">
            <text:p>1000 mal besser als mit Merz</text:p>
          </table:table-cell>
          <table:table-cell table:number-columns-repeated="2"/>
        </table:table-row>
        <table:table-row table:style-name="ro11">
          <table:table-cell office:value-type="float" office:value="4556372">
            <text:p>4556372</text:p>
          </table:table-cell>
          <table:table-cell office:value-type="string">
            <text:p>0.849483867486318</text:p>
          </table:table-cell>
          <table:table-cell office:value-type="string">
            <text:p>Beirut, eine wunderbare Stadt in einem Land mit toleranten, freundlichen Menschen, die viele Flüchtlinge aus Syrien aufgenommen haben - so wie ich es erlebt habe. Meine Kollegin dort an der Universität ist Christin, ihr Mann als Arzt Moslem. Die Kinder offen erzogen, auch ich als Agnostiker wurde respektiert. Im Christenviertel hügelab, hügelauf überall (Madonnen)Altäre mit Blumen in den Kurven.</text:p>
            <text:p>Mein Ausflug nach Sidon (Jesus besuchte die Ufer, Paulus stach von Sidon zu seiner letzten Reise nach Rom) vorbei an Straßensperren mit Panzern, vorbei an zerstörten Häusern aus dem Krieg zu den beeindruckenden Ruinen aus der Römerzeit.</text:p>
            <text:p>Das war vor einem Jahr, in dem die Menschen noch <text:s/>Hoffnung hatten. Jetzt ist diese bei meinen Freunden auch zerstört. </text:p>
            <text:p>Wer ist schuld?</text:p>
            <text:p/>
          </table:table-cell>
          <table:table-cell table:number-columns-repeated="2"/>
        </table:table-row>
        <table:table-row table:style-name="ro1">
          <table:table-cell office:value-type="float" office:value="11358923">
            <text:p>11358923</text:p>
          </table:table-cell>
          <table:table-cell office:value-type="string">
            <text:p>0.849425117174784</text:p>
          </table:table-cell>
          <table:table-cell office:value-type="string">
            <text:p>Na endlich. Ich wünsche dem Netzwerk viel Erfolg bei der Verteidigung der Meinungsfreiheit. Keep talking! </text:p>
          </table:table-cell>
          <table:table-cell table:number-columns-repeated="2"/>
        </table:table-row>
        <table:table-row table:style-name="ro3">
          <table:table-cell office:value-type="float" office:value="4423227">
            <text:p>4423227</text:p>
          </table:table-cell>
          <table:table-cell office:value-type="string">
            <text:p>0.849421302477519</text:p>
          </table:table-cell>
          <table:table-cell office:value-type="string">
            <text:p>Ich kann nur jedem raten das ernst zu nehmen. <text:s/>Ich habe es seit einer Woche, <text:s/>und ich hab tierische kopf- und Bauchschmerzen. Keine Ahnung wie lange das geht, aber es fühlt sich anders an als sonst. </text:p>
            <text:p>Von daher meine Empfehlung, <text:s/>alles tun das man es nicht bekommt. </text:p>
          </table:table-cell>
          <table:table-cell table:number-columns-repeated="2"/>
        </table:table-row>
        <table:table-row table:style-name="ro1">
          <table:table-cell office:value-type="float" office:value="8409525">
            <text:p>8409525</text:p>
          </table:table-cell>
          <table:table-cell office:value-type="string">
            <text:p>0.849342823028564</text:p>
          </table:table-cell>
          <table:table-cell office:value-type="string">
            <text:p>"Flaschet" gefällt mir!</text:p>
          </table:table-cell>
          <table:table-cell table:number-columns-repeated="2"/>
        </table:table-row>
        <table:table-row table:style-name="ro3">
          <table:table-cell office:value-type="float" office:value="11315935">
            <text:p>11315935</text:p>
          </table:table-cell>
          <table:table-cell office:value-type="string">
            <text:p>0.849020004272461</text:p>
          </table:table-cell>
          <table:table-cell office:value-type="string">
            <text:p>Passt hervorragend:</text:p>
            <text:p>Zwei konservative, wenig fortschrittliche Parteien, die es sich mit ihrem Wählerspekturm gemütlich gemacht haben. </text:p>
            <text:p>Wobei die CSU wenigstens auch an die nicht so wohlhabenden denkt und von diesen gewählt werden will. </text:p>
          </table:table-cell>
          <table:table-cell table:number-columns-repeated="2"/>
        </table:table-row>
        <table:table-row table:style-name="ro4">
          <table:table-cell office:value-type="float" office:value="7510847">
            <text:p>7510847</text:p>
          </table:table-cell>
          <table:table-cell office:value-type="string">
            <text:p>0.848928431669871</text:p>
          </table:table-cell>
          <table:table-cell office:value-type="string">
            <text:p>Das es bei uns wärmer wird, ist eine gute Sache. Es wird wieder so schön, wie es zur Römerzeit war: Die Alpen waren gletscherfrei, der Wein wuchs am Rhein bis Köln, mediteriane Römerkleidung reichte. Aber wir müssen uns auch vorsorgen und z.B. mehr Stauseen anlegen.</text:p>
          </table:table-cell>
          <table:table-cell table:number-columns-repeated="2"/>
        </table:table-row>
        <table:table-row table:style-name="ro1">
          <table:table-cell office:value-type="float" office:value="11224011">
            <text:p>11224011</text:p>
          </table:table-cell>
          <table:table-cell office:value-type="string">
            <text:p>0.848237335681915</text:p>
          </table:table-cell>
          <table:table-cell office:value-type="string">
            <text:p>Ich hoffe auf baldige Lockerung....Life must go on</text:p>
          </table:table-cell>
          <table:table-cell table:number-columns-repeated="2"/>
        </table:table-row>
        <table:table-row table:style-name="ro8">
          <table:table-cell office:value-type="float" office:value="7647899">
            <text:p>7647899</text:p>
          </table:table-cell>
          <table:table-cell office:value-type="string">
            <text:p>0.848129590352376</text:p>
          </table:table-cell>
          <table:table-cell office:value-type="string">
            <text:p>Das würde den politischen Gegnern neue Räume eröffnen. Ich hoffe, es wissen auch ein paar kluge Köpfe, diese zu nutzen!</text:p>
            <text:p>Ich glaube, das rechts-konservative Spektrum ist nicht so groß, wie es dies selber meint. Das lässt viel Platz von links-liberal bis linksaußen. Frau Merkel wird eine Lücke hinterlassen, und ein Herr Merz würde sich gar nicht erst bemühen, diese zu füllen, weil er von sich selbst so sehr überzeugt ist.</text:p>
            <text:p>Es wird spannend!</text:p>
          </table:table-cell>
          <table:table-cell table:number-columns-repeated="2"/>
        </table:table-row>
        <table:table-row table:style-name="ro4">
          <table:table-cell office:value-type="float" office:value="237903">
            <text:p>237903</text:p>
          </table:table-cell>
          <table:table-cell office:value-type="string">
            <text:p>0.84795222679774</text:p>
          </table:table-cell>
          <table:table-cell office:value-type="string">
            <text:p>Endlich mal ein Weihnachten mit gedrosseltem Kommerz. Auch wenn manche sich unausgefüllt fühlen. Zeit zum Nachdenken und Reduktion auf das Wesentliche. </text:p>
          </table:table-cell>
          <table:table-cell table:number-columns-repeated="2"/>
        </table:table-row>
        <table:table-row table:style-name="ro1">
          <table:table-cell office:value-type="float" office:value="11334206">
            <text:p>11334206</text:p>
          </table:table-cell>
          <table:table-cell office:value-type="string">
            <text:p>0.847415288289388</text:p>
          </table:table-cell>
          <table:table-cell office:value-type="string">
            <text:p>Die gute Nachricht an der Sache , es sind diesmal keine Unbeteiligten zu Schaden gekommen <text:s/>.</text:p>
          </table:table-cell>
          <table:table-cell table:number-columns-repeated="2"/>
        </table:table-row>
        <table:table-row table:style-name="ro1">
          <table:table-cell office:value-type="float" office:value="11283899">
            <text:p>11283899</text:p>
          </table:table-cell>
          <table:table-cell office:value-type="string">
            <text:p>0.847415288289388</text:p>
          </table:table-cell>
          <table:table-cell office:value-type="string">
            <text:p>Die gute Nachricht an der Sache , es sind diesmal keine Unbeteiligten zu Schaden gekommen <text:s/>.</text:p>
          </table:table-cell>
          <table:table-cell table:number-columns-repeated="2"/>
        </table:table-row>
        <table:table-row table:style-name="ro2">
          <table:table-cell office:value-type="float" office:value="7146169">
            <text:p>7146169</text:p>
          </table:table-cell>
          <table:table-cell office:value-type="string">
            <text:p>0.847312172253927</text:p>
          </table:table-cell>
          <table:table-cell office:value-type="string">
            <text:p>Empfehle einfach mal in Stockholm und Umgebung ein KH zu besuchen. Ist natürlich schwer - was mich auch verwundert sind schwedische Medien, die das wohl ziemlich schmerzlos hinnehmen. Zudem: bisher ist Corna stark auf den Großraum Stockholm (was natürlich bei einem Ballungsraum klar ist) konzentriert.</text:p>
            <text:p/>
            <text:p>Aber bisher sind die Versuche einer "Herdenimunisierung immer in die Hose gegangen. Sei es absichtlich oder durch zu spätes Reagieren. Einer der besten Fälle spielt sich sehr dramatisch in N.Y. statt, aber auch UK/NL kann man gerne ansehen.</text:p>
          </table:table-cell>
          <table:table-cell table:number-columns-repeated="2"/>
        </table:table-row>
        <table:table-row table:style-name="ro4">
          <table:table-cell office:value-type="float" office:value="2140639">
            <text:p>2140639</text:p>
          </table:table-cell>
          <table:table-cell office:value-type="string">
            <text:p>0.846901456514994</text:p>
          </table:table-cell>
          <table:table-cell office:value-type="string">
            <text:p>Friedrich Merz as its best, wieder mal nix verstanden. Wenn man geimpft ist ist man nicht automatisch nicht infektiös. Aber passt zum Steuererklärungs-Bierdeckel-Erfinder.</text:p>
          </table:table-cell>
          <table:table-cell table:number-columns-repeated="2"/>
        </table:table-row>
        <table:table-row table:style-name="ro8">
          <table:table-cell office:value-type="float" office:value="8341045">
            <text:p>8341045</text:p>
          </table:table-cell>
          <table:table-cell office:value-type="string">
            <text:p>0.846775869528453</text:p>
          </table:table-cell>
          <table:table-cell office:value-type="string">
            <text:p>Diese Bewegung gibt der SPD den Fangschuss, herrlich. Hück und seine Partei kostet der Union keine nennenswerten Stimmen!</text:p>
            <text:p>Es reicht dann niemals für eine rot- rot-grüne Konstellation auch nicht mit der FDP, wunderbar! Die Union stellt den Kanzler auch ohne teuren Wahlkampf, nach der Wiedervereinigung und der Wahl Ratzingers zum Papst einer meiner schönsten Momente und morgen noch Merz als Parteivorsitzender der CDU, großartig!</text:p>
          </table:table-cell>
          <table:table-cell table:number-columns-repeated="2"/>
        </table:table-row>
        <table:table-row table:style-name="ro2">
          <table:table-cell office:value-type="float" office:value="5825517">
            <text:p>5825517</text:p>
          </table:table-cell>
          <table:table-cell office:value-type="string">
            <text:p>0.846676528453827</text:p>
          </table:table-cell>
          <table:table-cell office:value-type="string">
            <text:p>Ausgezeichnet, Herr Blome.</text:p>
            <text:p/>
            <text:p>Es wird spannend zu sehen, wie Friedrich "Laptopvergesser" Merz mit Robert "Knuddelbär" Habeck und Annalena "Tanz in den Mai" Baerbock Koalitionsverhandlungen führen wird, also mit genau der Partei der Besserverdienenden mit höchsten Ansprüchen an alles und jeden, mit der Partei, die Deutschland in das Auenland verwandeln will, mit jedem Bürger als Hobbit, wo alle nur noch schnitzen, imkern, ernten und sich ganz doll lieben, bis die Schwarte kracht.</text:p>
          </table:table-cell>
          <table:table-cell table:number-columns-repeated="2"/>
        </table:table-row>
        <table:table-row table:style-name="ro5">
          <table:table-cell office:value-type="float" office:value="11355295">
            <text:p>11355295</text:p>
          </table:table-cell>
          <table:table-cell office:value-type="string">
            <text:p>0.846525530020396</text:p>
          </table:table-cell>
          <table:table-cell office:value-type="string">
            <text:p>Britische Forscher rechnen vor ...</text:p>
            <text:p/>
            <text:p>Mich stört es ehrlich gesagt nicht für Schottland eine Weile zu zahlen, bis sie auf die Beine gekommen sind. Das wird genau so erfolgreich sein, wie mit Irland, Spanien, Portugal, Etland, Polen, Lettland, Slowenien etc.. Zu gut Deutsch, die EU funktioniert grundsätzlich, bei allen Fehlern und schafft es Länder hochzupäppeln, so dass es am Ende allen besser geht. Mich begeistert das!</text:p>
          </table:table-cell>
          <table:table-cell table:number-columns-repeated="2"/>
        </table:table-row>
        <table:table-row table:style-name="ro10">
          <table:table-cell office:value-type="float" office:value="4624489">
            <text:p>4624489</text:p>
          </table:table-cell>
          <table:table-cell office:value-type="string">
            <text:p>0.846479912598928</text:p>
          </table:table-cell>
          <table:table-cell office:value-type="string">
            <text:p>Wenn wir endlich einmal von der Präsenzarbeitszeit (da wo es der Job hergibt natürlich) runterkommen, wird diese Frage obsolet sein.</text:p>
            <text:p>Gerade Corona hat es uns ermöglicht andere Arbeitsmodelle zu testen. Ich habe das Glückund kann im Homeoffice arbeiten und es ist für mich und die Familie super. Ich kann auch mal zur Not mit dem Kind zum Arzt und hole die Arbeitszeit dann in den Abendstunden nach. </text:p>
            <text:p>Die Zeit wird viel besser und stressfreier genutzt. Allein die Vermeidung des allmorgendlichen Staus macht die Zeitverschiebung schon wett und ich kann meine Arbeit näher meinem Biorythmus bringen. Dadurch bin ich auch ein gutes STück leistungsfähiger geworden. Auch wenn es nur eine halbe Stunde länge poofen ist.</text:p>
            <text:p>Wenn wir also nicht um pünktlich 8:30 im Büro sein müssen (viele hatten ja auch bereits Gleitzeit) kann es uns schnuppe sein ob dauerhafte Winter oder dauerhafte Sommerzeit. </text:p>
            <text:p>Nur dauerhaft wäre wünschenswert.</text:p>
          </table:table-cell>
          <table:table-cell table:number-columns-repeated="2"/>
        </table:table-row>
        <table:table-row table:style-name="ro4">
          <table:table-cell office:value-type="float" office:value="4690984">
            <text:p>4690984</text:p>
          </table:table-cell>
          <table:table-cell office:value-type="string">
            <text:p>0.84622985124588</text:p>
          </table:table-cell>
          <table:table-cell office:value-type="string">
            <text:p>Genau. Daran können sie sehen, was ein hervorragend ausgebildeter Selbstdarsteller mit einer großen Portion Talent einem Laschet und Merz voraus hat. Löst natürlich kein einziges Problem. Aber er surft immer vorne auf der Welle.</text:p>
          </table:table-cell>
          <table:table-cell table:number-columns-repeated="2"/>
        </table:table-row>
        <table:table-row table:style-name="ro4">
          <table:table-cell office:value-type="float" office:value="4477708">
            <text:p>4477708</text:p>
          </table:table-cell>
          <table:table-cell office:value-type="string">
            <text:p>0.846180180708567</text:p>
          </table:table-cell>
          <table:table-cell office:value-type="string">
            <text:p>Kompliment, ein sehr guter Artikel. Die gegenwärtige Lage auf den Punkt gebracht. Friedrich Merz, ein Mann, der aus dem Rahmen gefallen ist. Wie aus einer anderen Zeit. Wer Merz will, wählt die Vergangenheit. Nicht die Zukunft. </text:p>
          </table:table-cell>
          <table:table-cell table:number-columns-repeated="2"/>
        </table:table-row>
        <table:table-row table:style-name="ro1">
          <table:table-cell office:value-type="float" office:value="2216938">
            <text:p>2216938</text:p>
          </table:table-cell>
          <table:table-cell office:value-type="string">
            <text:p>0.846085488796234</text:p>
          </table:table-cell>
          <table:table-cell office:value-type="string">
            <text:p>Wenn man Zahnschmerzen hat, gibt es eine gut Möglichkeit, sie loszuwerden. Zahnarzt!! Hat mir bislang immer geholfen!!</text:p>
          </table:table-cell>
          <table:table-cell table:number-columns-repeated="2"/>
        </table:table-row>
        <table:table-row table:style-name="ro3">
          <table:table-cell office:value-type="float" office:value="4958523">
            <text:p>4958523</text:p>
          </table:table-cell>
          <table:table-cell office:value-type="string">
            <text:p>0.845910489559174</text:p>
          </table:table-cell>
          <table:table-cell office:value-type="string">
            <text:p>Sagt was Ihr wollt. Merz waere die beste Wahl. Ersten kommen endlich wieder Konturen rein, Mammi Merkel liess sich ja kaum noch von der Spd unterscheiden. Und zweitens nähme eine konservativere CDU Stimmen von der Afd zurueck.</text:p>
            <text:p/>
          </table:table-cell>
          <table:table-cell table:number-columns-repeated="2"/>
        </table:table-row>
        <table:table-row table:style-name="ro1">
          <table:table-cell office:value-type="float" office:value="8478137">
            <text:p>8478137</text:p>
          </table:table-cell>
          <table:table-cell office:value-type="string">
            <text:p>0.845832864443461</text:p>
          </table:table-cell>
          <table:table-cell office:value-type="string">
            <text:p>Laschet ist einfach die beste der schlechten Möglichkeiten. Ein Merz darf in Deutschland nicht an die Macht kommen!</text:p>
          </table:table-cell>
          <table:table-cell table:number-columns-repeated="2"/>
        </table:table-row>
        <table:table-row table:style-name="ro4">
          <table:table-cell office:value-type="float" office:value="8486140">
            <text:p>8486140</text:p>
          </table:table-cell>
          <table:table-cell office:value-type="string">
            <text:p>0.845832268397013</text:p>
          </table:table-cell>
          <table:table-cell office:value-type="string">
            <text:p>Der Artikel trifft es sehr gut. Laschet wird sicherlich nie abgefeiert werden, wie das etwa gerade bei Markus Söder teilweise passiert. Aber er hat den richtigen Wertekompass, ist sich selbst immer treu geblieben und steht Sinnbildlich für die Möglichkeit des Kompromisses. Einige werden sich noch wundern...</text:p>
          </table:table-cell>
          <table:table-cell table:number-columns-repeated="2"/>
        </table:table-row>
        <table:table-row table:style-name="ro4">
          <table:table-cell office:value-type="float" office:value="8616091">
            <text:p>8616091</text:p>
          </table:table-cell>
          <table:table-cell office:value-type="string">
            <text:p>0.845832268397013</text:p>
          </table:table-cell>
          <table:table-cell office:value-type="string">
            <text:p>Der Artikel trifft es sehr gut. Laschet wird sicherlich nie abgefeiert werden, wie das etwa gerade bei Markus Söder teilweise passiert. Aber er hat den richtigen Wertekompass, ist sich selbst immer treu geblieben und steht Sinnbildlich für die Möglichkeit des Kompromisses. Einige werden sich noch wundern...</text:p>
          </table:table-cell>
          <table:table-cell table:number-columns-repeated="2"/>
        </table:table-row>
        <table:table-row table:style-name="ro4">
          <table:table-cell office:value-type="float" office:value="5036843">
            <text:p>5036843</text:p>
          </table:table-cell>
          <table:table-cell office:value-type="string">
            <text:p>0.845719575881958</text:p>
          </table:table-cell>
          <table:table-cell office:value-type="string">
            <text:p>Ja, Ihnen gefällt dieser Herr Merz. </text:p>
            <text:p>Sie fanden auch die Adenauerzeit irgendwie besser als das Hier und Jetzt. </text:p>
          </table:table-cell>
          <table:table-cell table:number-columns-repeated="2"/>
        </table:table-row>
        <table:table-row table:style-name="ro8">
          <table:table-cell office:value-type="float" office:value="2438598">
            <text:p>2438598</text:p>
          </table:table-cell>
          <table:table-cell office:value-type="string">
            <text:p>0.845487415790558</text:p>
          </table:table-cell>
          <table:table-cell office:value-type="string">
            <text:p>Fentanyl ist eines der staerksten Schmerzmittel, viel wirksamer als Morphium etc.. Das sollte wirklich nur bei terminalen Tumorpatienten etc. eingesetzt werden. Bei denen kommt es nicht mehr drauf an was es anrichtet (und es hat schwere Nebenwirkungen) sondern es zaehlt nur noch die Schmerzbefreiung dafuer ist es ein Segen. Wer das ohne solche</text:p>
            <text:p><text:s/>Indikationen <text:s/>nimmt ist wirklich selbst Schuld. </text:p>
          </table:table-cell>
          <table:table-cell table:number-columns-repeated="2"/>
        </table:table-row>
        <table:table-row table:style-name="ro1">
          <table:table-cell office:value-type="float" office:value="4705680">
            <text:p>4705680</text:p>
          </table:table-cell>
          <table:table-cell office:value-type="string">
            <text:p>0.844885150591532</text:p>
          </table:table-cell>
          <table:table-cell office:value-type="string">
            <text:p>Ich bin für Merz. damit gibt es endlich eine gute alternative. Und somit keinen Einheitsbrei und somit kann auch die AfD weg. </text:p>
          </table:table-cell>
          <table:table-cell table:number-columns-repeated="2"/>
        </table:table-row>
        <table:table-row table:style-name="ro3">
          <table:table-cell office:value-type="float" office:value="6040843">
            <text:p>6040843</text:p>
          </table:table-cell>
          <table:table-cell office:value-type="string">
            <text:p>0.844826360543569</text:p>
          </table:table-cell>
          <table:table-cell office:value-type="string">
            <text:p>WOW! Manche kritisieren die bemannte Raumfahrt als unnütz und teuer. Sie schießen gleich die gesamte Raumfahrt in den Wind.</text:p>
            <text:p>Das ist auf einem vergleichbaren Niveau derjenigen, die jede erdenkliche Möglichkeit der Stromerzeugung kritisieren, weil man einfach den Strom verwenden könnte, der aus der Steckdose kommt.</text:p>
          </table:table-cell>
          <table:table-cell table:number-columns-repeated="2"/>
        </table:table-row>
        <table:table-row table:style-name="ro1">
          <table:table-cell office:value-type="float" office:value="4671657">
            <text:p>4671657</text:p>
          </table:table-cell>
          <table:table-cell office:value-type="string">
            <text:p>0.844770729541779</text:p>
          </table:table-cell>
          <table:table-cell office:value-type="string">
            <text:p>Merz natürlich. <text:s/>Danke Autokorrektur.</text:p>
          </table:table-cell>
          <table:table-cell table:number-columns-repeated="2"/>
        </table:table-row>
        <table:table-row table:style-name="ro1">
          <table:table-cell office:value-type="float" office:value="8411028">
            <text:p>8411028</text:p>
          </table:table-cell>
          <table:table-cell office:value-type="string">
            <text:p>0.844022671381632</text:p>
          </table:table-cell>
          <table:table-cell office:value-type="string">
            <text:p>Laschet, der NRW einfach vorbildlich führt, Vize der Coronaheld Jens und Kanzlerkandidat wohl Covid-Legende Markus, ein Traum für Deutschland.</text:p>
          </table:table-cell>
          <table:table-cell table:number-columns-repeated="2"/>
        </table:table-row>
        <table:table-row table:style-name="ro1">
          <table:table-cell office:value-type="float" office:value="5144982">
            <text:p>5144982</text:p>
          </table:table-cell>
          <table:table-cell office:value-type="string">
            <text:p>0.843530813852946</text:p>
          </table:table-cell>
          <table:table-cell office:value-type="string">
            <text:p>Sehr gut, Herr Söder! Der Laschet, der Warmduscher, hätte sich das nicht getraut!</text:p>
          </table:table-cell>
          <table:table-cell table:number-columns-repeated="2"/>
        </table:table-row>
        <table:table-row table:style-name="ro4">
          <table:table-cell office:value-type="float" office:value="11285425">
            <text:p>11285425</text:p>
          </table:table-cell>
          <table:table-cell office:value-type="string">
            <text:p>0.843457003434499</text:p>
          </table:table-cell>
          <table:table-cell office:value-type="string">
            <text:p>Buchdruck ist für mich nach dem Rad die wichtigste Erfindung der Menschheitsgeschichte. Sehr gute Wahl für einen Kopf des Tages, selbst wenn man am Ende des interessanten Artikels dann doch nur weiß, wie wenig man eigentlich weiß. :)</text:p>
          </table:table-cell>
          <table:table-cell table:number-columns-repeated="2"/>
        </table:table-row>
        <table:table-row table:style-name="ro3">
          <table:table-cell office:value-type="float" office:value="5003805">
            <text:p>5003805</text:p>
          </table:table-cell>
          <table:table-cell office:value-type="string">
            <text:p>0.843118906021118</text:p>
          </table:table-cell>
          <table:table-cell office:value-type="string">
            <text:p>ICH wähle Merz!!! Der ist doch echt super!!!</text:p>
            <text:p>In meinen letzen Arbeitsjahren kaufe ich eine Menge Aktien, die mich absichern.</text:p>
            <text:p>Und Bierdeckel. Da kann ich dann prima meine Steuererklärung draufschreiben...</text:p>
          </table:table-cell>
          <table:table-cell table:number-columns-repeated="2"/>
        </table:table-row>
        <table:table-row table:style-name="ro1">
          <table:table-cell office:value-type="float" office:value="2133780">
            <text:p>2133780</text:p>
          </table:table-cell>
          <table:table-cell office:value-type="string">
            <text:p>0.84306279818217</text:p>
          </table:table-cell>
          <table:table-cell office:value-type="string">
            <text:p>Sehr, sehr vernünftige Worte von Herrn Merz. </text:p>
          </table:table-cell>
          <table:table-cell table:number-columns-repeated="2"/>
        </table:table-row>
        <table:table-row table:style-name="ro1">
          <table:table-cell office:value-type="float" office:value="8215209">
            <text:p>8215209</text:p>
          </table:table-cell>
          <table:table-cell office:value-type="string">
            <text:p>0.842299123605092</text:p>
          </table:table-cell>
          <table:table-cell office:value-type="string">
            <text:p>Prof. Dr. Dr. Röttgen erklärt die Welt. Ein schöner Bub. Und wie lau er immer badet...</text:p>
          </table:table-cell>
          <table:table-cell table:number-columns-repeated="2"/>
        </table:table-row>
        <table:table-row table:style-name="ro4">
          <table:table-cell office:value-type="float" office:value="4697047">
            <text:p>4697047</text:p>
          </table:table-cell>
          <table:table-cell office:value-type="string">
            <text:p>0.842014233271281</text:p>
          </table:table-cell>
          <table:table-cell office:value-type="string">
            <text:p>Das ist auch super, dass die Briten es noch so sehen. Sie muessen unbedingt die EU ohne Abkommen verlassen (haben) und dann werden sie es lernen. Icb denke, es dauert 5 Jahre. Das heisst dann "lernen durch Schmerz" </text:p>
          </table:table-cell>
          <table:table-cell table:number-columns-repeated="2"/>
        </table:table-row>
        <table:table-row table:style-name="ro5">
          <table:table-cell office:value-type="float" office:value="6304314">
            <text:p>6304314</text:p>
          </table:table-cell>
          <table:table-cell office:value-type="string">
            <text:p>0.841719607512156</text:p>
          </table:table-cell>
          <table:table-cell office:value-type="string">
            <text:p>wow, eine Glanzleistung zum Wochenende.</text:p>
            <text:p>Merz und die Grünen endlich mal wieder in der Presse und dann noch gemensam in einem Artikel (vermutlich zur Papiereinsparung, oder weniger Bits &amp; Bytes)</text:p>
            <text:p>Merz und Özdemir, das kommende (Alp)Traumpaar der Politik.</text:p>
            <text:p>Das hätte kein Satiriker bringen können, doch die Realsatire schafft es locker.</text:p>
          </table:table-cell>
          <table:table-cell table:number-columns-repeated="2"/>
        </table:table-row>
        <table:table-row table:style-name="ro1">
          <table:table-cell office:value-type="float" office:value="8054054">
            <text:p>8054054</text:p>
          </table:table-cell>
          <table:table-cell office:value-type="string">
            <text:p>0.841459890206655</text:p>
          </table:table-cell>
          <table:table-cell office:value-type="string">
            <text:p>Söder/Röttgen wäre für mich die beste Kombi.</text:p>
          </table:table-cell>
          <table:table-cell table:number-columns-repeated="2"/>
        </table:table-row>
        <table:table-row table:style-name="ro3">
          <table:table-cell office:value-type="float" office:value="5004428">
            <text:p>5004428</text:p>
          </table:table-cell>
          <table:table-cell office:value-type="string">
            <text:p>0.841432611147563</text:p>
          </table:table-cell>
          <table:table-cell office:value-type="string">
            <text:p>Merz? Der beste Politiker, den wir haben neben Trump, Johnson und Erdogan.</text:p>
            <text:p>😎</text:p>
            <text:p>/Ironie aus/</text:p>
          </table:table-cell>
          <table:table-cell table:number-columns-repeated="2"/>
        </table:table-row>
        <table:table-row table:style-name="ro3">
          <table:table-cell office:value-type="float" office:value="150875">
            <text:p>150875</text:p>
          </table:table-cell>
          <table:table-cell office:value-type="string">
            <text:p>0.840945978959401</text:p>
          </table:table-cell>
          <table:table-cell office:value-type="string">
            <text:p>Hey, das sind die Beatles. Es gab und gibt nix Besseres. Wenn man ein "Wunder" zu erklären oder gar zu interpretieren versucht, dann muß man scheitern, wie in diesem Artikel. Die Kongenialität von Paul und John (oder umgekehrt) ist doch Legende, und hat uns viel Freude gemacht, auch heute noch. Und auch George und Ringo waren geniale Musiker. <text:s/>Also, frag nicht warum, sondern genieße es. Immerzu. </text:p>
          </table:table-cell>
          <table:table-cell table:number-columns-repeated="2"/>
        </table:table-row>
        <table:table-row table:style-name="ro3">
          <table:table-cell office:value-type="float" office:value="8411045">
            <text:p>8411045</text:p>
          </table:table-cell>
          <table:table-cell office:value-type="string">
            <text:p>0.840727567672729</text:p>
          </table:table-cell>
          <table:table-cell office:value-type="string">
            <text:p>Also bleibt alles wie es ist. Die Regierung macht alles richtig. Die Medien finden es toll und erklären uns auch weiterhin, warum jegliche Kritik an der Regierung Lachet bäh ist. <text:s/>Mit Merz hätte es eine Chance auf Rot Rot Grün gegeben. Aber so? Alles wie gehabt. Von mir aus. Deutschland ist eben ein erzkonservatives Land. </text:p>
          </table:table-cell>
          <table:table-cell table:number-columns-repeated="2"/>
        </table:table-row>
        <table:table-row table:style-name="ro1">
          <table:table-cell office:value-type="float" office:value="4582575">
            <text:p>4582575</text:p>
          </table:table-cell>
          <table:table-cell office:value-type="string">
            <text:p>0.840721448262533</text:p>
          </table:table-cell>
          <table:table-cell office:value-type="string">
            <text:p>Ach Heike, Merz war nie Parteivorsitzender...aber schön, dass Sie es erlebt haben...gute Besserung!</text:p>
          </table:table-cell>
          <table:table-cell table:number-columns-repeated="2"/>
        </table:table-row>
        <table:table-row table:style-name="ro4">
          <table:table-cell office:value-type="float" office:value="11355041">
            <text:p>11355041</text:p>
          </table:table-cell>
          <table:table-cell office:value-type="string">
            <text:p>0.840461730957031</text:p>
          </table:table-cell>
          <table:table-cell office:value-type="string">
            <text:p>Es tut einfach gut zu sehen, dass die Meldungen nicht mehr von Trumps Irrlichtereien dominiert sind. Selten habe ich Nachrichten auf SPON so wenig vermisst wie die von ihm... </text:p>
          </table:table-cell>
          <table:table-cell table:number-columns-repeated="2"/>
        </table:table-row>
        <table:table-row table:style-name="ro4">
          <table:table-cell office:value-type="float" office:value="11332175">
            <text:p>11332175</text:p>
          </table:table-cell>
          <table:table-cell office:value-type="string">
            <text:p>0.840348939100901</text:p>
          </table:table-cell>
          <table:table-cell office:value-type="string">
            <text:p>Bemerkenswerter und vor allem in die Tiefe gehender Artikel ...</text:p>
            <text:p>Uwe L.</text:p>
          </table:table-cell>
          <table:table-cell table:number-columns-repeated="2"/>
        </table:table-row>
        <table:table-row table:style-name="ro1">
          <table:table-cell office:value-type="float" office:value="11332622">
            <text:p>11332622</text:p>
          </table:table-cell>
          <table:table-cell office:value-type="string">
            <text:p>0.840311527252197</text:p>
          </table:table-cell>
          <table:table-cell office:value-type="string">
            <text:p>Danke. Endlich mal ein klarer Gedanke zu dem Thema.</text:p>
          </table:table-cell>
          <table:table-cell table:number-columns-repeated="2"/>
        </table:table-row>
        <table:table-row table:style-name="ro8">
          <table:table-cell office:value-type="float" office:value="7525673">
            <text:p>7525673</text:p>
          </table:table-cell>
          <table:table-cell office:value-type="string">
            <text:p>0.840081393718719</text:p>
          </table:table-cell>
          <table:table-cell office:value-type="string">
            <text:p>Norbert Röttgen macht einfach die beste Figur in der Reihe der christdemokratischen Kanzlerkandidaten. Differenziert, reflektiert und Populismus-Immun. Sehr schade dass das Rennen wohl aber dieser elende Merz machen wird.</text:p>
            <text:p/>
            <text:p>Mit Röttgen könnte ich mir vorstellen für die CDU zu stimmen. Anders wird es eher nichts. </text:p>
          </table:table-cell>
          <table:table-cell table:number-columns-repeated="2"/>
        </table:table-row>
        <table:table-row table:style-name="ro2">
          <table:table-cell office:value-type="float" office:value="4748003">
            <text:p>4748003</text:p>
          </table:table-cell>
          <table:table-cell office:value-type="string">
            <text:p>0.839701453844706</text:p>
          </table:table-cell>
          <table:table-cell office:value-type="string">
            <text:p>Nun, ich bin absolut von der Verantwortung der Menschen überzeugt.</text:p>
            <text:p>Die Politik wird uns allerdings, schmerzlich, die Verantwortung abnehmen, wenn "wir" dieser nicht gerecht werden.</text:p>
            <text:p>Da können alle so viel querulieren, wie sie lustig sind. Freiwillig die Handbremse schleifen, oder eben die Vollbremsung von oben.</text:p>
            <text:p>Was den größeren Schaden verursacht, sollte klar sein.</text:p>
            <text:p>Mir ist auch klar, dass mein Job im Krankenhaus sicherer ist, als das Amen in der Kirche.</text:p>
            <text:p>Also, ist es mir fast egal, ob und wie die Menschen ihrer Verantwortung gerecht werden.</text:p>
          </table:table-cell>
          <table:table-cell table:number-columns-repeated="2"/>
        </table:table-row>
        <table:table-row table:style-name="ro1">
          <table:table-cell office:value-type="float" office:value="887544">
            <text:p>887544</text:p>
          </table:table-cell>
          <table:table-cell office:value-type="string">
            <text:p>0.839426815509796</text:p>
          </table:table-cell>
          <table:table-cell office:value-type="string">
            <text:p>Für mich ist Merz der stärkste Kandidat; er ist kompetent auf allen Gebieten.</text:p>
          </table:table-cell>
          <table:table-cell table:number-columns-repeated="2"/>
        </table:table-row>
        <table:table-row table:style-name="ro12">
          <table:table-cell office:value-type="float" office:value="7719368">
            <text:p>7719368</text:p>
          </table:table-cell>
          <table:table-cell office:value-type="string">
            <text:p>0.839297970136007</text:p>
          </table:table-cell>
          <table:table-cell office:value-type="string">
            <text:p>Ich denke, ein Lebensstil wie "Alles was sich nicht Falsch anfühlt, ist richtig" passt optimal. Das man sein Restleben mit irgendwelchen Selbstgeisselungen in Sachen Sport, <text:s/>Ernährung oder anderen Dingen die Angst vor der Realität im Zaum zu halten, macht es nicht m.E. nicht besser. Mir genügt es schon, wenn ich mich mit den anderen nicht ständig über Krankheiten unterhalte, weil ich glaube das mein Unterbewusstsein mithört und den Körper entsprechend ausrichtet.</text:p>
            <text:p/>
            <text:p>Ich hatte, auf der Piste, mit 191cm und 110kg Kraftrainingskörper noch nie wirklich Stress. Demoralisieren durch Beeindrucken, hilft fast immer.</text:p>
            <text:p/>
            <text:p>Mit Mitte 50 hat sich das Fett/ Muskel Verhältnis ein wenig (Euphemismus) verschoben. Das macht aber nichts. Ich bin ja gelassener geworden und löse Probleme eher smart.</text:p>
            <text:p/>
            <text:p>Wie auch immer, jeder neue Schmerz meines Körpers zeigt mir, dass ich noch lebe. Das ist doch wunderbar!</text:p>
          </table:table-cell>
          <table:table-cell table:number-columns-repeated="2"/>
        </table:table-row>
        <table:table-row table:style-name="ro4">
          <table:table-cell office:value-type="float" office:value="372690">
            <text:p>372690</text:p>
          </table:table-cell>
          <table:table-cell office:value-type="string">
            <text:p>0.839296857515971</text:p>
          </table:table-cell>
          <table:table-cell office:value-type="string">
            <text:p>Gut gewählt Laschi. Merz ist ein hervorragender Monat, um die K-Frage zu klären. In den Iden des Märzes hat schon so manche Entwicklung ihren Anfang genommen...</text:p>
          </table:table-cell>
          <table:table-cell table:number-columns-repeated="2"/>
        </table:table-row>
        <table:table-row table:style-name="ro4">
          <table:table-cell office:value-type="float" office:value="507533">
            <text:p>507533</text:p>
          </table:table-cell>
          <table:table-cell office:value-type="string">
            <text:p>0.839158038298289</text:p>
          </table:table-cell>
          <table:table-cell office:value-type="string">
            <text:p>Puh gut auf Merz trifft ihre Beschreibung auch zu. </text:p>
            <text:p>Ich mache mir gerade Hoffnung auf einen sehr spannenden Wahlkampf, in dem der ein oder andere Kandidat überraschen kann. </text:p>
          </table:table-cell>
          <table:table-cell table:number-columns-repeated="2"/>
        </table:table-row>
        <table:table-row table:style-name="ro4">
          <table:table-cell office:value-type="float" office:value="8789616">
            <text:p>8789616</text:p>
          </table:table-cell>
          <table:table-cell office:value-type="string">
            <text:p>0.838956356048584</text:p>
          </table:table-cell>
          <table:table-cell office:value-type="string">
            <text:p>Jörg, das war bewusst inszeniert. Man hat alles daran gesetzt diesen Merz zu verhindern. Und es ist gelungen. </text:p>
            <text:p>Danach entschuldigt man sich für seine Worte und alles ist wieder gut. Dieses Spielchen wird in der Politik bewußt eingesetzt. </text:p>
          </table:table-cell>
          <table:table-cell table:number-columns-repeated="2"/>
        </table:table-row>
        <table:table-row table:style-name="ro4">
          <table:table-cell office:value-type="float" office:value="4424113">
            <text:p>4424113</text:p>
          </table:table-cell>
          <table:table-cell office:value-type="string">
            <text:p>0.838716566562653</text:p>
          </table:table-cell>
          <table:table-cell office:value-type="string">
            <text:p>Ein homo politicus wie Merz ist immer politisch aktiv im Geiste auch wenn er kein Amt ausübte. Entweder man hat das Gen oder nicht. Merz trau ich das Bundeskanzleramt ohne weiteres zu. Der mit Abstand beste Kandidat!</text:p>
          </table:table-cell>
          <table:table-cell table:number-columns-repeated="2"/>
        </table:table-row>
        <table:table-row table:style-name="ro1">
          <table:table-cell office:value-type="float" office:value="7179508">
            <text:p>7179508</text:p>
          </table:table-cell>
          <table:table-cell office:value-type="string">
            <text:p>0.838055491447449</text:p>
          </table:table-cell>
          <table:table-cell office:value-type="string">
            <text:p>Herr Laschet stimmt uns schon mal darauf ein, was viele doch schon ahnen.</text:p>
          </table:table-cell>
          <table:table-cell table:number-columns-repeated="2"/>
        </table:table-row>
        <table:table-row table:style-name="ro10">
          <table:table-cell office:value-type="float" office:value="7404891">
            <text:p>7404891</text:p>
          </table:table-cell>
          <table:table-cell office:value-type="string">
            <text:p>0.837766210238139</text:p>
          </table:table-cell>
          <table:table-cell office:value-type="string">
            <text:p>Macht was ihr wollt Politiker. Wenn ich bei guter Luft und Sonnenschein raus gehe ist das gut für mich. Ich habe so viel Platz dabei das ich nicht mal unbedingt einem Menschen begegne. Und um diese Einzelnen kann ich einen Bogen machen. Ich werde mch nicht zu Lagerkoller verdonnern lassen wenn es vollkommen unsinnig ist. Und das ist es wenn ich niemandem zu nahe komme. </text:p>
            <text:p/>
            <text:p>Hoffe Herr Laschet setzt sich durch. Herr Söder tut so als ob es an den Leuten draussen liegt das es derzeit weiter steigt. Dabei sehen wir jetzt ja nur die Folgen der Zeit vor zwei Wochen wo alle noch in Gruppen zusammen hingen. Meinem Eindruck nach verhalten sich jetzt mehr als 99% klasse hier. Ich bin kein Schüler einer Klasse wo einer Mist baut und alle bekommen eine Strafarbeit. </text:p>
            <text:p/>
            <text:p>Gruss und bleibt gesund</text:p>
          </table:table-cell>
          <table:table-cell table:number-columns-repeated="2"/>
        </table:table-row>
        <table:table-row table:style-name="ro3">
          <table:table-cell office:value-type="float" office:value="4017343">
            <text:p>4017343</text:p>
          </table:table-cell>
          <table:table-cell office:value-type="string">
            <text:p>0.8376291791598</text:p>
          </table:table-cell>
          <table:table-cell office:value-type="string">
            <text:p>Absolut richtig. Im Artikel steht das so schön plakativ: Laschet sagt, man könne doch keinen Parteitag abhalten, während draussen Kontaktbeschränkungen gelten. Komisch, die Grünen konnten letztes Wochenende einen Bundesdeligiertenkongress digital durchführen und sogar ein Grundsatzprogramm verabschieden. Wenn man will, geht sowas.</text:p>
          </table:table-cell>
          <table:table-cell table:number-columns-repeated="2"/>
        </table:table-row>
        <table:table-row table:style-name="ro1">
          <table:table-cell office:value-type="float" office:value="8410042">
            <text:p>8410042</text:p>
          </table:table-cell>
          <table:table-cell office:value-type="string">
            <text:p>0.837514003117879</text:p>
          </table:table-cell>
          <table:table-cell office:value-type="string">
            <text:p>Ein guter Tag für die CDU, ein guter Tag für Deutschland. Herrn Merz wünsche ich für seinen Ruhestand alles Gute!</text:p>
          </table:table-cell>
          <table:table-cell table:number-columns-repeated="2"/>
        </table:table-row>
        <table:table-row table:style-name="ro8">
          <table:table-cell office:value-type="float" office:value="11111272">
            <text:p>11111272</text:p>
          </table:table-cell>
          <table:table-cell office:value-type="string">
            <text:p>0.837365984916687</text:p>
          </table:table-cell>
          <table:table-cell office:value-type="string">
            <text:p>Man hat zwei Dinge ausprobiert und wir jetzt beurteilen, was wie gewirkt <text:s/>hat - ist <text:s/>doch super, als die ewige "deutsche" Sucherei nach der einen, alles ermöglichenden <text:s/>Maßnahme. </text:p>
            <text:p>ich war überrascht, dass man das damals hinbekommen hat. Also jetzt die Lehren drausziehen und weiter- und bessermachen.</text:p>
            <text:p/>
          </table:table-cell>
          <table:table-cell table:number-columns-repeated="2"/>
        </table:table-row>
        <table:table-row table:style-name="ro1">
          <table:table-cell office:value-type="float" office:value="8410388">
            <text:p>8410388</text:p>
          </table:table-cell>
          <table:table-cell office:value-type="string">
            <text:p>0.837260802586873</text:p>
          </table:table-cell>
          <table:table-cell office:value-type="string">
            <text:p>Ich bin mir ziemlich sicher, mehr als Laschet selbst kann sich jetzt die AFD freuen. </text:p>
          </table:table-cell>
          <table:table-cell table:number-columns-repeated="2"/>
        </table:table-row>
        <table:table-row table:style-name="ro3">
          <table:table-cell office:value-type="float" office:value="7507743">
            <text:p>7507743</text:p>
          </table:table-cell>
          <table:table-cell office:value-type="string">
            <text:p>0.836872855822245</text:p>
          </table:table-cell>
          <table:table-cell office:value-type="string">
            <text:p>Großartige Einstellung - sowohl im Hinblick auf seinen Sport und was das menschliche Miteinander betrifft. Ich kann nur zustimmen, dass Laufen in der Gruppe ein gutes soziales Momentum ist. Schade, dass wir derzeit alleine durch den Wald müssen. Aber das ist mit Blick auf Sorgen, die Andere derzeit haben, <text:s/>gut zu verschmerzen. </text:p>
          </table:table-cell>
          <table:table-cell table:number-columns-repeated="2"/>
        </table:table-row>
        <table:table-row table:style-name="ro1">
          <table:table-cell office:value-type="float" office:value="5437170">
            <text:p>5437170</text:p>
          </table:table-cell>
          <table:table-cell office:value-type="string">
            <text:p>0.836729923884074</text:p>
          </table:table-cell>
          <table:table-cell office:value-type="string">
            <text:p>Die Frau tut gut in dem vollkommen commerzielisierten Zirkus.</text:p>
          </table:table-cell>
          <table:table-cell table:number-columns-repeated="2"/>
        </table:table-row>
        <table:table-row table:style-name="ro8">
          <table:table-cell office:value-type="float" office:value="5110406">
            <text:p>5110406</text:p>
          </table:table-cell>
          <table:table-cell office:value-type="string">
            <text:p>0.836518168449402</text:p>
          </table:table-cell>
          <table:table-cell office:value-type="string">
            <text:p>Danke Herr Merz! </text:p>
            <text:p>Damit haben Sie die Motivation bei Angela Merkel erhöht wirklich viele Hilfesuchende Flüchtlinge bei uns aufzunehmen. </text:p>
            <text:p>Könnten Sie bitte noch ein wenig mehr stochern, so dass aus den 1500 vielleicht 5000 werden?</text:p>
            <text:p/>
          </table:table-cell>
          <table:table-cell table:number-columns-repeated="2"/>
        </table:table-row>
        <table:table-row table:style-name="ro1">
          <table:table-cell office:value-type="float" office:value="140215">
            <text:p>140215</text:p>
          </table:table-cell>
          <table:table-cell office:value-type="string">
            <text:p>0.83618571360906</text:p>
          </table:table-cell>
          <table:table-cell office:value-type="string">
            <text:p>Kommerz vor Gesundheit, ganz einfach.</text:p>
          </table:table-cell>
          <table:table-cell table:number-columns-repeated="2"/>
        </table:table-row>
        <table:table-row table:style-name="ro1">
          <table:table-cell office:value-type="float" office:value="11349462">
            <text:p>11349462</text:p>
          </table:table-cell>
          <table:table-cell office:value-type="string">
            <text:p>0.835887789726257</text:p>
          </table:table-cell>
          <table:table-cell office:value-type="string">
            <text:p>Ich wähle bald Hr. Kurz - Eine Auswanderung nach Ö kann ich sehr empfehlen...</text:p>
          </table:table-cell>
          <table:table-cell table:number-columns-repeated="2"/>
        </table:table-row>
        <table:table-row table:style-name="ro3">
          <table:table-cell office:value-type="float" office:value="11334412">
            <text:p>11334412</text:p>
          </table:table-cell>
          <table:table-cell office:value-type="string">
            <text:p>0.835825562477112</text:p>
          </table:table-cell>
          <table:table-cell office:value-type="string">
            <text:p>Was ich besonders lustig finde: Hans, Daniel und Paul sind alles undeutsche, aus dem Ausland importierte Namen.</text:p>
            <text:p/>
            <text:p>Aber egal, um das zu verstehen, bedarf es Bildung.</text:p>
          </table:table-cell>
          <table:table-cell table:number-columns-repeated="2"/>
        </table:table-row>
        <table:table-row table:style-name="ro3">
          <table:table-cell office:value-type="float" office:value="11333537">
            <text:p>11333537</text:p>
          </table:table-cell>
          <table:table-cell office:value-type="string">
            <text:p>0.835825562477112</text:p>
          </table:table-cell>
          <table:table-cell office:value-type="string">
            <text:p>Was ich besonders lustig finde: Hans, Daniel und Paul sind alles undeutsche, aus dem Ausland importierte Namen.</text:p>
            <text:p/>
            <text:p>Aber egal, um das zu verstehen, bedarf es Bildung.</text:p>
          </table:table-cell>
          <table:table-cell table:number-columns-repeated="2"/>
        </table:table-row>
        <table:table-row table:style-name="ro1">
          <table:table-cell office:value-type="float" office:value="11324795">
            <text:p>11324795</text:p>
          </table:table-cell>
          <table:table-cell office:value-type="string">
            <text:p>0.835330367088318</text:p>
          </table:table-cell>
          <table:table-cell office:value-type="string">
            <text:p>Frau Dr. Merkel und Rechtstaatlichkeit, der ist wirklich gut!!!!!!!!!!!!!!!!!!!!!!!!!!</text:p>
          </table:table-cell>
          <table:table-cell table:number-columns-repeated="2"/>
        </table:table-row>
        <table:table-row table:style-name="ro13">
          <table:table-cell office:value-type="float" office:value="7834890">
            <text:p>7834890</text:p>
          </table:table-cell>
          <table:table-cell office:value-type="string">
            <text:p>0.835255563259125</text:p>
          </table:table-cell>
          <table:table-cell office:value-type="string">
            <text:p>Phantastische Arbeit, Frau Jüttner! <text:s/>- <text:s/>Vielen Dank für Ihren Einsatz.</text:p>
            <text:p/>
            <text:p>Gerade <text:s/>WEIL <text:s/>„es" <text:s/>so <text:s/>SCHLIMM <text:s/>ist, was da getan wurde, erschüttert es immer wieder, davon zu lesen, zu hören, zu sehen. (Und wird im Alltag so schnell auch wieder vergessen, verdrängt).</text:p>
            <text:p/>
            <text:p>Denn eine <text:s/>KERNAUSSAGE <text:s/>der tapferen Söhne des Zeugen stimmt zwar, aber zugleich auch wieder NICHT <text:s/>:: <text:s text:c="2"/>man kann nämlich sehr wohl <text:s/>(soll, und muß vielleicht auch) <text:s/>ALLES <text:s/>erzählen, über <text:s/>ALLES <text:s/>berichten.</text:p>
            <text:p>Es kommt dabei sehr auf die Begleitung, auf den Rahmn und Kontext, die Zuhörer(in) an.</text:p>
            <text:p/>
            <text:p>Und weil, oder immer wenn, <text:s/>„es" <text:s/>soo <text:s/>SCHLIMM <text:s/>ist, daß es den Schmerz, die Angst, die Ohnmachtgefühle, den Wahnsinn, den Terror, quasi Wiedererleben läßt, ..</text:p>
            <text:p/>
            <text:p>.. <text:s/>braucht es <text:s/>GUTEN <text:s/>Umgang mit den aufkommenden Bildern, Erinnerungen und Gedanken. <text:s/>- <text:s/>Und auch <text:s/>DA FÜR <text:s/>gibt es, ganz allgemein gesprochen, gute Medizin. <text:s/>- <text:s/>Vovon ich die jeweils optimal passende den direkt und indirekt Betroffenen, allen Helfern, einschließlich aller Berichterstatter wünsche.</text:p>
            <text:p/>
          </table:table-cell>
          <table:table-cell table:number-columns-repeated="2"/>
        </table:table-row>
        <table:table-row table:style-name="ro8">
          <table:table-cell office:value-type="float" office:value="11356465">
            <text:p>11356465</text:p>
          </table:table-cell>
          <table:table-cell office:value-type="string">
            <text:p>0.835245410601298</text:p>
          </table:table-cell>
          <table:table-cell office:value-type="string">
            <text:p>Ein super Satz in dem Artikel Berühmt wurde vor allem seine Aussage aus dem Jahr 2012: „Whatever it takes“ (zu deutsch: Koste es, was es wolle), mit der er versicherte, alles Notwendige zu tun, um den Euro zu erhalten. Wobei in den Klammern stehen müsste (Was auch immer es den Deutschen kosten sollte). <text:s/>Es sind Machtspiele in Italien mehr nicht, die Bevölkerung dort kennt das alles schon zur genüge. Die bleiben entspannt wer auch immer sich dort auf den Thron setzen sollte.</text:p>
          </table:table-cell>
          <table:table-cell table:number-columns-repeated="2"/>
        </table:table-row>
        <table:table-row table:style-name="ro3">
          <table:table-cell office:value-type="float" office:value="7429525">
            <text:p>7429525</text:p>
          </table:table-cell>
          <table:table-cell office:value-type="string">
            <text:p>0.835196355978648</text:p>
          </table:table-cell>
          <table:table-cell office:value-type="string">
            <text:p>Ich persönlich würde ja die Zeitumstellung für immer beibehalten. Es passt einfach gut zu meinem Biorhythmus, meinen Tag im Sommer früher zu beginnen als im Winter. Anders als viele andere hab ich aber kein Problem damit mich der Mehrheit anzupassen. Wenn die meisten eine dauerhafte Sommerzeit wollen, dann ist das halt so.</text:p>
          </table:table-cell>
          <table:table-cell table:number-columns-repeated="2"/>
        </table:table-row>
        <table:table-row table:style-name="ro1">
          <table:table-cell office:value-type="float" office:value="7697204">
            <text:p>7697204</text:p>
          </table:table-cell>
          <table:table-cell office:value-type="string">
            <text:p>0.834588547547658</text:p>
          </table:table-cell>
          <table:table-cell office:value-type="string">
            <text:p>Na endlich. Es wurde auch Zeit. Hoffentlich bleibt uns Merz erspart.</text:p>
          </table:table-cell>
          <table:table-cell table:number-columns-repeated="2"/>
        </table:table-row>
        <table:table-row table:style-name="ro1">
          <table:table-cell office:value-type="float" office:value="11351064">
            <text:p>11351064</text:p>
          </table:table-cell>
          <table:table-cell office:value-type="string">
            <text:p>0.83448980251948</text:p>
          </table:table-cell>
          <table:table-cell office:value-type="string">
            <text:p>Schnellere Drehung, stärkeres Magnetfeld - gute Sache!</text:p>
          </table:table-cell>
          <table:table-cell table:number-columns-repeated="2"/>
        </table:table-row>
        <table:table-row table:style-name="ro1">
          <table:table-cell office:value-type="float" office:value="11170710">
            <text:p>11170710</text:p>
          </table:table-cell>
          <table:table-cell office:value-type="string">
            <text:p>0.834280431270599</text:p>
          </table:table-cell>
          <table:table-cell office:value-type="string">
            <text:p>Niveauvoller Beitrag - gerne mehr! 👍</text:p>
          </table:table-cell>
          <table:table-cell table:number-columns-repeated="2"/>
        </table:table-row>
        <table:table-row table:style-name="ro5">
          <table:table-cell office:value-type="float" office:value="372666">
            <text:p>372666</text:p>
          </table:table-cell>
          <table:table-cell office:value-type="string">
            <text:p>0.834038992722829</text:p>
          </table:table-cell>
          <table:table-cell office:value-type="string">
            <text:p>Ach Armin Lasset Laschet...</text:p>
            <text:p>Lassen Sie es einfach gut sein. Gehen Sie in sich. Ergründen Sie Ihre Fähigkeiten und stellen Sie diese in einen Kontext zu den Anforderungen an den Vorsitz der CDU. Und dann an die Anforderungen, die das Amt des Bundeskanzlers erfordert.</text:p>
            <text:p>Wenn Sie wirklich ehrlich zu sich selbst sind und Ihre Fähigkeiten offen, <text:s/>wertfrei und im Sinne Ihrer Verantwortung analysieren und bewerten, werden Sie erkennen, dass Sie es nicht können.</text:p>
          </table:table-cell>
          <table:table-cell table:number-columns-repeated="2"/>
        </table:table-row>
        <table:table-row table:style-name="ro4">
          <table:table-cell office:value-type="float" office:value="11351552">
            <text:p>11351552</text:p>
          </table:table-cell>
          <table:table-cell office:value-type="string">
            <text:p>0.834017912546794</text:p>
          </table:table-cell>
          <table:table-cell office:value-type="string">
            <text:p>Meinungslenkung par excellence : Robert Habeck BK 18%! Das sitzt! Forsa <text:s/>bereitet also schon mal das Feld,für den Einzug der Grünen ins Kanzleramt vor.</text:p>
          </table:table-cell>
          <table:table-cell table:number-columns-repeated="2"/>
        </table:table-row>
        <table:table-row table:style-name="ro8">
          <table:table-cell office:value-type="float" office:value="4495892">
            <text:p>4495892</text:p>
          </table:table-cell>
          <table:table-cell office:value-type="string">
            <text:p>0.833966155846914</text:p>
          </table:table-cell>
          <table:table-cell office:value-type="string">
            <text:p>Ich finde es richtig gut <text:s/>dass F. Merz mal kräftig draufgehauen hat ubd dabei ganz ehrlich di3ses typisch deutsche Getue durchbrochen hat. Glückwunsch F. Merz.</text:p>
            <text:p>Dieses klare und entschiedene Artikulieren der asituation tut D gut. Wer es nicht mag; und davon gibt es viele, der spricht feiger Weise von Trump <text:s/>Allüren. Das zeigt die gesamte Verkehrtheit der Politik und weite</text:p>
          </table:table-cell>
          <table:table-cell table:number-columns-repeated="2"/>
        </table:table-row>
        <table:table-row table:style-name="ro8">
          <table:table-cell office:value-type="float" office:value="432996">
            <text:p>432996</text:p>
          </table:table-cell>
          <table:table-cell office:value-type="string">
            <text:p>0.833871285120646</text:p>
          </table:table-cell>
          <table:table-cell office:value-type="string">
            <text:p>Herzlichen Glückwunsch, liebe Brexiteers. No-Deal Brexit, Pandemie, Wirtschaft am Boden, und nun ein Flugembargo. Was für ein perfektes Timing, um sich Bündnis- und kompromisslos in Nationalismus und Isolation zu flüchten.</text:p>
            <text:p>Ich hoffe, euer Land zahlt es Euch eines Tages heim. Mit Schmerz blicke ich auf all die lieben Freunde und großartigen Europäer, die ihr mit Euch in euern sinnlosen Absturz hineinzieht. </text:p>
          </table:table-cell>
          <table:table-cell table:number-columns-repeated="2"/>
        </table:table-row>
        <table:table-row table:style-name="ro1">
          <table:table-cell office:value-type="float" office:value="11155653">
            <text:p>11155653</text:p>
          </table:table-cell>
          <table:table-cell office:value-type="string">
            <text:p>0.833613653977712</text:p>
          </table:table-cell>
          <table:table-cell office:value-type="string">
            <text:p>Also jetzt mal ganz ohne Polemik. Die Zahlen sind genauso hoch wie vor dem Lockdown. Soll sich jetzt jeder seinen Teil denken. </text:p>
          </table:table-cell>
          <table:table-cell table:number-columns-repeated="2"/>
        </table:table-row>
        <table:table-row table:style-name="ro1">
          <table:table-cell office:value-type="float" office:value="11409405">
            <text:p>11409405</text:p>
          </table:table-cell>
          <table:table-cell office:value-type="string">
            <text:p>0.833613653977712</text:p>
          </table:table-cell>
          <table:table-cell office:value-type="string">
            <text:p>Also jetzt mal ganz ohne Polemik. Die Zahlen sind genauso hoch wie vor dem Lockdown. Soll sich jetzt jeder seinen Teil denken. </text:p>
          </table:table-cell>
          <table:table-cell table:number-columns-repeated="2"/>
        </table:table-row>
        <table:table-row table:style-name="ro1">
          <table:table-cell office:value-type="float" office:value="8486393">
            <text:p>8486393</text:p>
          </table:table-cell>
          <table:table-cell office:value-type="string">
            <text:p>0.833393553892771</text:p>
          </table:table-cell>
          <table:table-cell office:value-type="string">
            <text:p>Ich bin selbst körperlich nicht so gross, und finde Armin Laschet allein schon aus diesem Grund sehr praktisch! </text:p>
          </table:table-cell>
          <table:table-cell table:number-columns-repeated="2"/>
        </table:table-row>
        <table:table-row table:style-name="ro1">
          <table:table-cell office:value-type="float" office:value="8616352">
            <text:p>8616352</text:p>
          </table:table-cell>
          <table:table-cell office:value-type="string">
            <text:p>0.833393553892771</text:p>
          </table:table-cell>
          <table:table-cell office:value-type="string">
            <text:p>Ich bin selbst körperlich nicht so gross, und finde Armin Laschet allein schon aus diesem Grund sehr praktisch! </text:p>
          </table:table-cell>
          <table:table-cell table:number-columns-repeated="2"/>
        </table:table-row>
        <table:table-row table:style-name="ro3">
          <table:table-cell office:value-type="float" office:value="5441764">
            <text:p>5441764</text:p>
          </table:table-cell>
          <table:table-cell office:value-type="string">
            <text:p>0.833292484283447</text:p>
          </table:table-cell>
          <table:table-cell office:value-type="string">
            <text:p>Die Corona-Panik ist das beste Beispiel, wie man mit Ängsten seine Zustimmungswerte anheben kann, nicht umsonst profitiert Söder so von der aktuellen Situation. Während Laschet, dessen abwägendes Vorgehen ich eigentlich viel besser finde, in den Umfragen schlecht abschneidet. Es macht keinen Sinn an die Vernunft der Menschen zu appellieren, alles was zählt ist der Bauch.</text:p>
          </table:table-cell>
          <table:table-cell table:number-columns-repeated="2"/>
        </table:table-row>
        <table:table-row table:style-name="ro1">
          <table:table-cell office:value-type="float" office:value="3256075">
            <text:p>3256075</text:p>
          </table:table-cell>
          <table:table-cell office:value-type="string">
            <text:p>0.833289305369059</text:p>
          </table:table-cell>
          <table:table-cell office:value-type="string">
            <text:p>Die beste Schnute kann aber immer noch <text:s/>Merz... das muss man jetzt auch mal sagen 😂</text:p>
          </table:table-cell>
          <table:table-cell table:number-columns-repeated="2"/>
        </table:table-row>
        <table:table-row table:style-name="ro4">
          <table:table-cell office:value-type="float" office:value="5655127">
            <text:p>5655127</text:p>
          </table:table-cell>
          <table:table-cell office:value-type="string">
            <text:p>0.832553406556447</text:p>
          </table:table-cell>
          <table:table-cell office:value-type="string">
            <text:p>So einfach kann es sein. Tut niemandem weh, außer natürlich den Leuten, die ihre Meinungsfreiheit darin bedroht sehen, nicht mehr diskriminierende Begriffe verwenden zu dürfen. Und die Schmerzen gönne ich denen von Herzen. </text:p>
          </table:table-cell>
          <table:table-cell table:number-columns-repeated="2"/>
        </table:table-row>
        <table:table-row table:style-name="ro1">
          <table:table-cell office:value-type="float" office:value="8409547">
            <text:p>8409547</text:p>
          </table:table-cell>
          <table:table-cell office:value-type="string">
            <text:p>0.83245861530304</text:p>
          </table:table-cell>
          <table:table-cell office:value-type="string">
            <text:p>Danke, danke an die CDU-Mitglieder, dass sie uns den Merz erspart haben!! </text:p>
          </table:table-cell>
          <table:table-cell table:number-columns-repeated="2"/>
        </table:table-row>
        <table:table-row table:style-name="ro4">
          <table:table-cell office:value-type="float" office:value="11175774">
            <text:p>11175774</text:p>
          </table:table-cell>
          <table:table-cell office:value-type="string">
            <text:p>0.832398573557536</text:p>
          </table:table-cell>
          <table:table-cell office:value-type="string">
            <text:p>Sehr, sehr gut Die Machthaber haben also eingesehen, dass sie der AdF argunentativ nicht gewachsen sind. Deshalb müssen die den Repressionsapparat (Antifa, VS usw.) gegen die Opposition einsetzen.</text:p>
          </table:table-cell>
          <table:table-cell table:number-columns-repeated="2"/>
        </table:table-row>
        <table:table-row table:style-name="ro4">
          <table:table-cell office:value-type="float" office:value="8480828">
            <text:p>8480828</text:p>
          </table:table-cell>
          <table:table-cell office:value-type="string">
            <text:p>0.832320054372152</text:p>
          </table:table-cell>
          <table:table-cell office:value-type="string">
            <text:p>Jeder wie er kann!</text:p>
            <text:p>Ich bin sicher, Merz hat alles gegeben!</text:p>
          </table:table-cell>
          <table:table-cell table:number-columns-repeated="2"/>
        </table:table-row>
        <table:table-row table:style-name="ro1">
          <table:table-cell office:value-type="float" office:value="4472626">
            <text:p>4472626</text:p>
          </table:table-cell>
          <table:table-cell office:value-type="string">
            <text:p>0.83224360148112</text:p>
          </table:table-cell>
          <table:table-cell office:value-type="string">
            <text:p>Im Gegenteil, ich finde, es passt sehr gut zu dem, wie sich Merz selbst inszeniert.</text:p>
          </table:table-cell>
          <table:table-cell table:number-columns-repeated="2"/>
        </table:table-row>
        <table:table-row table:style-name="ro1">
          <table:table-cell office:value-type="float" office:value="6784761">
            <text:p>6784761</text:p>
          </table:table-cell>
          <table:table-cell office:value-type="string">
            <text:p>0.832240660985311</text:p>
          </table:table-cell>
          <table:table-cell office:value-type="string">
            <text:p>Das ist (wieder mal) ganz alleine das Verdienst der CDU; hier seit Jahrzehnten angeführt vom obersten Tabaklobbyisten Norbert Röttgen!!</text:p>
          </table:table-cell>
          <table:table-cell table:number-columns-repeated="2"/>
        </table:table-row>
        <table:table-row table:style-name="ro8">
          <table:table-cell office:value-type="float" office:value="5390918">
            <text:p>5390918</text:p>
          </table:table-cell>
          <table:table-cell office:value-type="string">
            <text:p>0.832212209701538</text:p>
          </table:table-cell>
          <table:table-cell office:value-type="string">
            <text:p>Kurios was sie alles hinein interpretieren. Habe ich irgendwo behauptet das ich eine Methode bzw Gerät hätte um die Teilnehmerzahl zu ermitteln, glaube kaum. Vor Ort habe ich nur damit auch sie es kapieren Fotos gemacht in ca 100 Meter Abständen und dann selbstverständlich geschätzt. Lässt sich sehr gut vergleichen mit früheren Loveparades und den damaligen Teilnehmerzahlen. Straße des 17. Juni plus großer Stern usw sind halt viel mehr als nur 40.000. </text:p>
          </table:table-cell>
          <table:table-cell table:number-columns-repeated="2"/>
        </table:table-row>
        <table:table-row table:style-name="ro11">
          <table:table-cell office:value-type="float" office:value="7493490">
            <text:p>7493490</text:p>
          </table:table-cell>
          <table:table-cell office:value-type="string">
            <text:p>0.83210813999176</text:p>
          </table:table-cell>
          <table:table-cell office:value-type="string">
            <text:p>Ich dachte in Zeiten von Corona, hört man gar nichts mehr vom Merz.</text:p>
            <text:p>Dann aber doch!</text:p>
            <text:p>Er war das Aushängeschild für diese Veranstaltung.</text:p>
            <text:p>Er hat dafür gesorgt das so dicht soviele Menschen zusammen kommen.</text:p>
            <text:p>Politische Veranstaltungen kann man heute auch anders veranstalten,</text:p>
            <text:p>das sollte Herr Merz wissen.</text:p>
            <text:p>Herr Merz ist ein negativ Beispiel für den Umgang mit Corona.</text:p>
            <text:p/>
          </table:table-cell>
          <table:table-cell table:number-columns-repeated="2"/>
        </table:table-row>
        <table:table-row table:style-name="ro1">
          <table:table-cell office:value-type="float" office:value="11148310">
            <text:p>11148310</text:p>
          </table:table-cell>
          <table:table-cell office:value-type="string">
            <text:p>0.831978678703308</text:p>
          </table:table-cell>
          <table:table-cell office:value-type="string">
            <text:p>Das wichtigste im Leben ist : <text:s text:c="2"/>zur richtigen Zeit am richtigen Ort !!</text:p>
          </table:table-cell>
          <table:table-cell table:number-columns-repeated="2"/>
        </table:table-row>
        <table:table-row table:style-name="ro3">
          <table:table-cell office:value-type="float" office:value="5002984">
            <text:p>5002984</text:p>
          </table:table-cell>
          <table:table-cell office:value-type="string">
            <text:p>0.831851899623871</text:p>
          </table:table-cell>
          <table:table-cell office:value-type="string">
            <text:p>Glückwunsch, Herr Merz! Wollten wir noch schnell ein paar billige Punkte abstauben, indem wir jetzt auch auf die Lehrerbasher-Schiene aufspringen?</text:p>
            <text:p/>
            <text:p>SO geht Populismus der billigsten Machart. Aber wenn es mit der Kanzlerschaft nichts wird, fallen Sie ja wenigstens weich. Also alles gut. </text:p>
          </table:table-cell>
          <table:table-cell table:number-columns-repeated="2"/>
        </table:table-row>
        <table:table-row table:style-name="ro5">
          <table:table-cell office:value-type="float" office:value="6892110">
            <text:p>6892110</text:p>
          </table:table-cell>
          <table:table-cell office:value-type="string">
            <text:p>0.831049084663391</text:p>
          </table:table-cell>
          <table:table-cell office:value-type="string">
            <text:p>Bei aller Liebe für ein modernes zusammen Leben und zielorientierte Erziehung. Mir hat die ein oder andere nachdrückliche Erklärung mit der Dachlatte ein gutes Stück weit Benehmen und Respekt erläutert.</text:p>
            <text:p>Und das vermeintlich ohne bleibende Schäden.</text:p>
            <text:p>Daher bin ich situativ durchaus ein Freund der Weisheit meines Meisters aus meiner Lehrzeit damals:</text:p>
            <text:p>Lernen durch Hören, begreifen durch Schmerzen.</text:p>
          </table:table-cell>
          <table:table-cell table:number-columns-repeated="2"/>
        </table:table-row>
        <table:table-row table:style-name="ro4">
          <table:table-cell office:value-type="float" office:value="6840718">
            <text:p>6840718</text:p>
          </table:table-cell>
          <table:table-cell office:value-type="string">
            <text:p>0.830737411975861</text:p>
          </table:table-cell>
          <table:table-cell office:value-type="string">
            <text:p>Es ist ein sehr schönes Land. Die meisten Menschen sind sehr freundlich. Da nimmt man schon einiges in Kauf bis der Schmerz zu groß für das gebotene wird.</text:p>
          </table:table-cell>
          <table:table-cell table:number-columns-repeated="2"/>
        </table:table-row>
        <table:table-row table:style-name="ro4">
          <table:table-cell office:value-type="float" office:value="4582671">
            <text:p>4582671</text:p>
          </table:table-cell>
          <table:table-cell office:value-type="string">
            <text:p>0.830520888169607</text:p>
          </table:table-cell>
          <table:table-cell office:value-type="string">
            <text:p>Die deutschen Presse hat such der "Staatsfrau" Merrkel im Laufe der Jahre vollständig untergeordnet. Gut zu erkennen durch die flächendeckenden Presse-Angriffe auf ihren Erzfeind Merz. Der Vergleich mit Nordkorea passt daher sehr gut.</text:p>
          </table:table-cell>
          <table:table-cell table:number-columns-repeated="2"/>
        </table:table-row>
        <table:table-row table:style-name="ro1">
          <table:table-cell office:value-type="float" office:value="75078">
            <text:p>75078</text:p>
          </table:table-cell>
          <table:table-cell office:value-type="string">
            <text:p>0.830469151337942</text:p>
          </table:table-cell>
          <table:table-cell office:value-type="string">
            <text:p>Da passt doch ein Bundeskanzler Merz bestens ins Bild!</text:p>
          </table:table-cell>
          <table:table-cell table:number-columns-repeated="2"/>
        </table:table-row>
        <table:table-row table:style-name="ro1">
          <table:table-cell office:value-type="float" office:value="8624975">
            <text:p>8624975</text:p>
          </table:table-cell>
          <table:table-cell office:value-type="string">
            <text:p>0.830199817816416</text:p>
          </table:table-cell>
          <table:table-cell office:value-type="string">
            <text:p>Sofortige Neuwahl. Laschet war gedopt.</text:p>
          </table:table-cell>
          <table:table-cell table:number-columns-repeated="2"/>
        </table:table-row>
        <table:table-row table:style-name="ro3">
          <table:table-cell office:value-type="float" office:value="4477599">
            <text:p>4477599</text:p>
          </table:table-cell>
          <table:table-cell office:value-type="string">
            <text:p>0.829806844393412</text:p>
          </table:table-cell>
          <table:table-cell office:value-type="string">
            <text:p>Ich kann es mir bei Friedrich Merz sehr gut vorstellen, vor allen Dingen wenn man die gesamte Familie betrachtet. Dass man sein Wissen und Engagement zur Erhaltung und Qualität einer freiheitlich demokratischen Grundordnung einsetzen möchte, weil man letztlich in keinem anderen Land leben möchte, was nicht bedeutet, dass einiges noch zu verbessern ist. </text:p>
          </table:table-cell>
          <table:table-cell table:number-columns-repeated="2"/>
        </table:table-row>
        <table:table-row table:style-name="ro1">
          <table:table-cell office:value-type="float" office:value="11359556">
            <text:p>11359556</text:p>
          </table:table-cell>
          <table:table-cell office:value-type="string">
            <text:p>0.829571644465129</text:p>
          </table:table-cell>
          <table:table-cell office:value-type="string">
            <text:p>Mietwagen, cool. Deutschland 2021</text:p>
          </table:table-cell>
          <table:table-cell table:number-columns-repeated="2"/>
        </table:table-row>
        <table:table-row table:style-name="ro1">
          <table:table-cell office:value-type="float" office:value="11358937">
            <text:p>11358937</text:p>
          </table:table-cell>
          <table:table-cell office:value-type="string">
            <text:p>0.829556524753571</text:p>
          </table:table-cell>
          <table:table-cell office:value-type="string">
            <text:p>Bravo! Wie und wo kann ich unterstützen?</text:p>
          </table:table-cell>
          <table:table-cell table:number-columns-repeated="2"/>
        </table:table-row>
        <table:table-row table:style-name="ro4">
          <table:table-cell office:value-type="float" office:value="11146026">
            <text:p>11146026</text:p>
          </table:table-cell>
          <table:table-cell office:value-type="string">
            <text:p>0.82928591966629</text:p>
          </table:table-cell>
          <table:table-cell office:value-type="string">
            <text:p>Deutschland profitiert schon lange von einer Neuordnung. Muss mir nur anschauen was alles über die Grenzen zu uns kommt. Im Grunde genommen sind wir in keinster <text:s/>Weise auf diese Neuordnung eingestellt. <text:s/>Also einfach weiter so.</text:p>
          </table:table-cell>
          <table:table-cell table:number-columns-repeated="2"/>
        </table:table-row>
        <table:table-row table:style-name="ro10">
          <table:table-cell office:value-type="float" office:value="11224189">
            <text:p>11224189</text:p>
          </table:table-cell>
          <table:table-cell office:value-type="string">
            <text:p>0.829157908757528</text:p>
          </table:table-cell>
          <table:table-cell office:value-type="string">
            <text:p>Aus gesundheitlicher Sicht absolut verständlich.</text:p>
            <text:p/>
            <text:p>Ich frage mich nur, wie viel Isolation eine Gesellschaft über welchen Zeitraum noch ertragen kann.</text:p>
            <text:p>Dir "Randerscheinungen" - psychischer wie physischer Art - werden sich immer stärker zeigen, je länger der Lockdown (und auch weitere Lockdowns) dauern.</text:p>
            <text:p/>
            <text:p>Die Akzeptanz für solche Maßnahmen lässt sich auch nicht beliebig auf einer Zeitskala strecken.</text:p>
            <text:p/>
            <text:p>Es bleibt spannend.</text:p>
          </table:table-cell>
          <table:table-cell table:number-columns-repeated="2"/>
        </table:table-row>
        <table:table-row table:style-name="ro5">
          <table:table-cell office:value-type="float" office:value="4482962">
            <text:p>4482962</text:p>
          </table:table-cell>
          <table:table-cell office:value-type="string">
            <text:p>0.828909814357758</text:p>
          </table:table-cell>
          <table:table-cell office:value-type="string">
            <text:p>Das ist echt toll für Sie! Sie sollten Ihre Tollität nur nicht zu sehr wie eine Monstranz vor sich hertragen. Hier in Essen haben wir jeden Wochentag 165.000 Menschen die einpendeln. In Düsseldorf sind es mehr als doppelt soviele. Die meisten Menschen sind auf ihr Auto angewiesen. Man kann nicht einfach so tun als können die Menschen jeden Tag 40km (das ist ungefähr der Durchschnitt beim Pendeln in NRW) mit dem Fahrrad zurücklegen. Vielleicht haben Sie es nah zur Arbeit, vielleicht haben Sie auch keinen Job, da kann man gut rumerzählen man bräuchte kein Auto. Sie sollten einfach mal akzeptieren, dass ohne Auto in NRW Hunderttausende nicht zur Arbeit könnten. Ach, und der öffentliche Nahverkehr bringt es auch nicht.</text:p>
          </table:table-cell>
          <table:table-cell table:number-columns-repeated="2"/>
        </table:table-row>
        <table:table-row table:style-name="ro1">
          <table:table-cell office:value-type="float" office:value="11222949">
            <text:p>11222949</text:p>
          </table:table-cell>
          <table:table-cell office:value-type="string">
            <text:p>0.828869144121806</text:p>
          </table:table-cell>
          <table:table-cell office:value-type="string">
            <text:p>guter Mann...</text:p>
          </table:table-cell>
          <table:table-cell table:number-columns-repeated="2"/>
        </table:table-row>
        <table:table-row table:style-name="ro2">
          <table:table-cell office:value-type="float" office:value="5193132">
            <text:p>5193132</text:p>
          </table:table-cell>
          <table:table-cell office:value-type="string">
            <text:p>0.828836778799693</text:p>
          </table:table-cell>
          <table:table-cell office:value-type="string">
            <text:p>Meine ganz klare Hochachtung vor Hr. Rahmsdorf und Fachkollegen. Die Bestätigung von Hypothesen durch völlig unabhängige Mess(!)daten von unterschiedlichen Systemen (von Forschern aus China und den USA!). DAS ist die hohe Kunst der Wissenschaft. Und die Weiterentwicklung dieser Erkenntnisse ist ein ganz normaler Prozess. Bitte dranbleiben und nicht verzweifeln, auch wenn die Kommentare teilweise schmerzen und die Prognosen nicht zum Feiern taugen. Aber die offensichtlichen Folgen des rasanten Klimawandels lassen sich irgendwann nicht mehr wegtrollen. Im Westen der USA erleben das derzeit viele Menschen, so wie in Australien vor einem halben Jahr und so wie in vielen anderen Regionen. Das prägt immer mehr Menschen und beeinflusst ihr Handeln, hoffentlich noch rechtzeitig. </text:p>
          </table:table-cell>
          <table:table-cell table:number-columns-repeated="2"/>
        </table:table-row>
        <table:table-row table:style-name="ro3">
          <table:table-cell office:value-type="float" office:value="4220847">
            <text:p>4220847</text:p>
          </table:table-cell>
          <table:table-cell office:value-type="string">
            <text:p>0.828741550445557</text:p>
          </table:table-cell>
          <table:table-cell office:value-type="string">
            <text:p>Wie kann man ernsthaft den Rücktritt von Fr Griffey fordern, wenn Politiker wie Hr Scheuer im Amt bleiben... Frau Giffey macht einen hervorragenden Job (was sie von KT zu G, Hr Scheuer oder Merz eutlich unterscheidet) - und daher können wir uns alle nur wünschen, dass sie weiterhin eine große Rolle spielen wird. </text:p>
          </table:table-cell>
          <table:table-cell table:number-columns-repeated="2"/>
        </table:table-row>
        <table:table-row table:style-name="ro3">
          <table:table-cell office:value-type="float" office:value="11355048">
            <text:p>11355048</text:p>
          </table:table-cell>
          <table:table-cell office:value-type="string">
            <text:p>0.828738232453664</text:p>
          </table:table-cell>
          <table:table-cell office:value-type="string">
            <text:p>Eine gute Nachricht für die Welt.</text:p>
            <text:p>Damit ist zumindest ein neues atomares Wettrüsten vom Tisch.</text:p>
            <text:p>Das mag sicher manchen Leuten ein Dorn im Auge sein, aber für den Weltfrieden ist es ein gutes Signal.</text:p>
          </table:table-cell>
          <table:table-cell table:number-columns-repeated="2"/>
        </table:table-row>
        <table:table-row table:style-name="ro4">
          <table:table-cell office:value-type="float" office:value="7645849">
            <text:p>7645849</text:p>
          </table:table-cell>
          <table:table-cell office:value-type="string">
            <text:p>0.828732391198476</text:p>
          </table:table-cell>
          <table:table-cell office:value-type="string">
            <text:p>Viel Erfolg. Ich habe viele britische Kollegen und Bekannte denen ich alles Gute wünsche. </text:p>
            <text:p>Eines zum Abschluss noch : Das <text:s/>Empire existiert nicht mehr, und ich befürchte Sie und manch anderer wird das sehr schmerzhaft lernen müssen.</text:p>
          </table:table-cell>
          <table:table-cell table:number-columns-repeated="2"/>
        </table:table-row>
        <table:table-row table:style-name="ro3">
          <table:table-cell office:value-type="float" office:value="11229087">
            <text:p>11229087</text:p>
          </table:table-cell>
          <table:table-cell office:value-type="string">
            <text:p>0.828316569328308</text:p>
          </table:table-cell>
          <table:table-cell office:value-type="string">
            <text:p>Digitaler Corona-Pass mit Impfnachweis, sehr gut. Kann den Dänemark bitte EU-weit vorschlagen und besonders stark im südlichen Nachbarland der digitalen (Gesundheitssystem-)Diaspora bewerben?</text:p>
            <text:p>Das wäre wirklich sehr hilfreich, denn die hiesige Granden schaffen das nicht alleine.</text:p>
          </table:table-cell>
          <table:table-cell table:number-columns-repeated="2"/>
        </table:table-row>
        <table:table-row table:style-name="ro4">
          <table:table-cell office:value-type="float" office:value="8215539">
            <text:p>8215539</text:p>
          </table:table-cell>
          <table:table-cell office:value-type="string">
            <text:p>0.828161398569743</text:p>
          </table:table-cell>
          <table:table-cell office:value-type="string">
            <text:p>Ich dachte immer Allgemeinplätze und unvergängliche Platitüden zeigen den wahren Röttgen. Da bin ich wirklich dankbar, dass das nur Fassade und Teil einer genialen Strategie ist.</text:p>
          </table:table-cell>
          <table:table-cell table:number-columns-repeated="2"/>
        </table:table-row>
        <table:table-row table:style-name="ro1">
          <table:table-cell office:value-type="float" office:value="5400445">
            <text:p>5400445</text:p>
          </table:table-cell>
          <table:table-cell office:value-type="string">
            <text:p>0.828136185805003</text:p>
          </table:table-cell>
          <table:table-cell office:value-type="string">
            <text:p>Großartig. Laschet hats grad abgeschafft, weil er damit mächtig auf die Schnauze gefallen ist, aber der Kini führts direkt wieder ein...</text:p>
          </table:table-cell>
          <table:table-cell table:number-columns-repeated="2"/>
        </table:table-row>
        <table:table-row table:style-name="ro1">
          <table:table-cell office:value-type="float" office:value="4423744">
            <text:p>4423744</text:p>
          </table:table-cell>
          <table:table-cell office:value-type="string">
            <text:p>0.827940106391907</text:p>
          </table:table-cell>
          <table:table-cell office:value-type="string">
            <text:p>Besser als Merz allemal. </text:p>
          </table:table-cell>
          <table:table-cell table:number-columns-repeated="2"/>
        </table:table-row>
        <table:table-row table:style-name="ro4">
          <table:table-cell office:value-type="float" office:value="11332493">
            <text:p>11332493</text:p>
          </table:table-cell>
          <table:table-cell office:value-type="string">
            <text:p>0.827884991963704</text:p>
          </table:table-cell>
          <table:table-cell office:value-type="string">
            <text:p>Der sehr schöne Begriff "spargeile Trantütigkeit der EU" kommt mir als präzise analytische Kategorie für das deutsch-europäische Impf-Desaster sehr entgegen. <text:s text:c="2"/></text:p>
          </table:table-cell>
          <table:table-cell table:number-columns-repeated="2"/>
        </table:table-row>
        <table:table-row table:style-name="ro5">
          <table:table-cell office:value-type="float" office:value="4979308">
            <text:p>4979308</text:p>
          </table:table-cell>
          <table:table-cell office:value-type="string">
            <text:p>0.827648421128591</text:p>
          </table:table-cell>
          <table:table-cell office:value-type="string">
            <text:p>Prima Herr Merz, </text:p>
            <text:p>weiter so!</text:p>
            <text:p>Arbeitnehmer sind nicht als Menschen wahrzunehmen, sondern als mobile Produktionsfaktoren, die unter dem Gesichtspunkt der optimalen Allokation schutzlos hin und her geschoben werden können. Vielen Dank für die frühzeitige Aufklärung und den kleinen Einblick in Ihre Weltsicht! So ist wenigstens dafür gesorgt dass kein auch nur halbwegs vernunftbegabter Arbeitnehmer eine CDU unter Merz wählt.</text:p>
          </table:table-cell>
          <table:table-cell table:number-columns-repeated="2"/>
        </table:table-row>
        <table:table-row table:style-name="ro10">
          <table:table-cell office:value-type="float" office:value="7190534">
            <text:p>7190534</text:p>
          </table:table-cell>
          <table:table-cell office:value-type="string">
            <text:p>0.827363808949788</text:p>
          </table:table-cell>
          <table:table-cell office:value-type="string">
            <text:p>Ich bin sehr (positiv) überrascht über die Ruhe von Laschet und Söder. Hoffentlich bleibt das noch eine Weile so.</text:p>
            <text:p/>
            <text:p>Wurden die von "Mutti" eingenordet?</text:p>
            <text:p>Oder waren es die MP-Kollegen?</text:p>
            <text:p/>
            <text:p>Bei Laschet könnte es auch aufgrund der schlechten Umfragewerte nach den vielen peinlichen Wochenend-Äußerungen sein.</text:p>
            <text:p/>
            <text:p>Und Söder ruht sich auf seinem Allzeithoch aus, um dann gestärkt zuzuschlagen, wenn die anderen MP wieder aus Aktionismus heraus Bauchentscheidungen treffen.</text:p>
          </table:table-cell>
          <table:table-cell table:number-columns-repeated="2"/>
        </table:table-row>
        <table:table-row table:style-name="ro1">
          <table:table-cell office:value-type="float" office:value="11332216">
            <text:p>11332216</text:p>
          </table:table-cell>
          <table:table-cell office:value-type="string">
            <text:p>0.82718288898468</text:p>
          </table:table-cell>
          <table:table-cell office:value-type="string">
            <text:p>Danke Lobo für die glasklaren Worte in Zeiten der alles richtig Macher und kommunikativen Realitätsklitterer. </text:p>
          </table:table-cell>
          <table:table-cell table:number-columns-repeated="2"/>
        </table:table-row>
        <table:table-row table:style-name="ro1">
          <table:table-cell office:value-type="float" office:value="2576117">
            <text:p>2576117</text:p>
          </table:table-cell>
          <table:table-cell office:value-type="string">
            <text:p>0.827136993408203</text:p>
          </table:table-cell>
          <table:table-cell office:value-type="string">
            <text:p>Viele Fragen, keine Antworten, Merz at his best!</text:p>
          </table:table-cell>
          <table:table-cell table:number-columns-repeated="2"/>
        </table:table-row>
        <table:table-row table:style-name="ro8">
          <table:table-cell office:value-type="float" office:value="4980529">
            <text:p>4980529</text:p>
          </table:table-cell>
          <table:table-cell office:value-type="string">
            <text:p>0.826930324236552</text:p>
          </table:table-cell>
          <table:table-cell office:value-type="string">
            <text:p>Auch besser als Merz, der Laschet. Eigentlich alles.</text:p>
            <text:p/>
            <text:p>Ich frage mich, in Laschet für die CDU-Wählerschaft nicht vielleicht etwas zu liberal herkommt. Der ist ja recht straight in der Kommunikation und lässt sich auf Diskussionen ein. Das mögen die ja eigentlich nicht so.</text:p>
          </table:table-cell>
          <table:table-cell table:number-columns-repeated="2"/>
        </table:table-row>
        <table:table-row table:style-name="ro1">
          <table:table-cell office:value-type="float" office:value="8410289">
            <text:p>8410289</text:p>
          </table:table-cell>
          <table:table-cell office:value-type="string">
            <text:p>0.826639115810394</text:p>
          </table:table-cell>
          <table:table-cell office:value-type="string">
            <text:p>Ich lehne mich mal aus dem Fenster und sage: alles ist besser als Merz. </text:p>
          </table:table-cell>
          <table:table-cell table:number-columns-repeated="2"/>
        </table:table-row>
        <table:table-row table:style-name="ro1">
          <table:table-cell office:value-type="float" office:value="11422332">
            <text:p>11422332</text:p>
          </table:table-cell>
          <table:table-cell office:value-type="string">
            <text:p>0.826103150844574</text:p>
          </table:table-cell>
          <table:table-cell office:value-type="string">
            <text:p>25 Dollar pro Stunde ist doch super !</text:p>
          </table:table-cell>
          <table:table-cell table:number-columns-repeated="2"/>
        </table:table-row>
        <table:table-row table:style-name="ro4">
          <table:table-cell office:value-type="float" office:value="4151385">
            <text:p>4151385</text:p>
          </table:table-cell>
          <table:table-cell office:value-type="string">
            <text:p>0.825473725795746</text:p>
          </table:table-cell>
          <table:table-cell office:value-type="string">
            <text:p>Der sehr eifrige und hilfsbereite Herr Laschet hat sicher schon gewusst, was er tat, als er so schnell und so unbürokratisch helfen wollte. Und wenn´s schief geht, ist halt doch nur das Geld seiner Steuerzahler.</text:p>
          </table:table-cell>
          <table:table-cell table:number-columns-repeated="2"/>
        </table:table-row>
        <table:table-row table:style-name="ro1">
          <table:table-cell office:value-type="float" office:value="11350006">
            <text:p>11350006</text:p>
          </table:table-cell>
          <table:table-cell office:value-type="string">
            <text:p>0.825419723987579</text:p>
          </table:table-cell>
          <table:table-cell office:value-type="string">
            <text:p>Oha - jetzt sind es die "Mittelalten". Faszinierend.</text:p>
          </table:table-cell>
          <table:table-cell table:number-columns-repeated="2"/>
        </table:table-row>
        <table:table-row table:style-name="ro5">
          <table:table-cell office:value-type="float" office:value="8482722">
            <text:p>8482722</text:p>
          </table:table-cell>
          <table:table-cell office:value-type="string">
            <text:p>0.825013975302378</text:p>
          </table:table-cell>
          <table:table-cell office:value-type="string">
            <text:p>Sehr gut. Dass die AfD für Merz war, sagt ja schon alles. </text:p>
            <text:p/>
            <text:p>Und dass Söder im vergangenen Jahr gegen Laschet gegiftet und integriert hat, scheint er nun „vergessen“ zu haben....war ja auch nicht anders zu erwarten.</text:p>
            <text:p/>
          </table:table-cell>
          <table:table-cell table:number-columns-repeated="2"/>
        </table:table-row>
        <table:table-row table:style-name="ro14">
          <table:table-cell office:value-type="float" office:value="7843536">
            <text:p>7843536</text:p>
          </table:table-cell>
          <table:table-cell office:value-type="string">
            <text:p>0.824571013450623</text:p>
          </table:table-cell>
          <table:table-cell office:value-type="string">
            <text:p>Das Gejodel der Nassauer!</text:p>
            <text:p/>
            <text:p>Du bist nicht Dschungel <text:s/>- </text:p>
            <text:p/>
            <text:p>zieht sich wie ein heißer Faden durch das Forum. </text:p>
            <text:p/>
            <text:p>Mit einem unglaublichen Anspruchsdenken. </text:p>
            <text:p/>
            <text:p>Auf ein Medium bezogen. Was man für Umme (so nennen Wir das in Berlin) nutzt! </text:p>
            <text:p/>
            <text:p>Das ist ohne Respekt vor der kostenlosen Leistung - die das Verlagshaus liefert!</text:p>
            <text:p/>
            <text:p>Dabei gibt sich das Medium, bzw. seine Mitarbeiter totale Mühe - es allen irgendwie gerecht zu machen. </text:p>
            <text:p/>
            <text:p>Sicherlich auch im eigenen Interesse. </text:p>
            <text:p/>
            <text:p>Und ganz klar auch manchmal kontrovers. </text:p>
            <text:p/>
            <text:p>Was eine Gesellschaft braucht. Diese Art der Auseinandersetzung. </text:p>
            <text:p/>
            <text:p>Unangemessen erscheint dabei <text:s/>das Verhalten so mancher Foristen hier. </text:p>
            <text:p/>
            <text:p>Denn <text:s text:c="2"/>die Mitarbeiter gehen fast immerzu, rasant auf Probleme ein. </text:p>
            <text:p/>
            <text:p>Wenn man sie konstruktiv, respektvoll und angemessen vorträgt. </text:p>
            <text:p/>
            <text:p>Wie zum Beispiel zuletzt beim fehlenden Forum. </text:p>
            <text:p/>
            <text:p>Das gilt es einmal herauszustellen. </text:p>
            <text:p/>
            <text:p>Aus diesem Wust von tausenden von Informationen.</text:p>
            <text:p/>
            <text:p>Diese tolle Leistung. Die man einfach so mitnehmen kann. </text:p>
            <text:p/>
            <text:p>Ein Dank dafür hat das wahrlich verdient. </text:p>
            <text:p/>
            <text:p>Das sollte man verstehen können! Oder? <text:s/></text:p>
            <text:p/>
            <text:p>Den Uneinsichtigen rufe ich ein fröhliches ... </text:p>
            <text:p/>
            <text:p>Du bist nicht Dschungel!</text:p>
            <text:p/>
            <text:p>zu. </text:p>
            <text:p/>
            <text:p>Was nicht schlimm ist. Doch manchmal nerven kann. </text:p>
            <text:p/>
            <text:p/>
            <text:p/>
            <text:p/>
            <text:p/>
          </table:table-cell>
          <table:table-cell table:number-columns-repeated="2"/>
        </table:table-row>
        <table:table-row table:style-name="ro8">
          <table:table-cell office:value-type="float" office:value="4592362">
            <text:p>4592362</text:p>
          </table:table-cell>
          <table:table-cell office:value-type="string">
            <text:p>0.824431737263997</text:p>
          </table:table-cell>
          <table:table-cell office:value-type="string">
            <text:p>Sehr gute Kolumne. Ich höre immer wieder das Argument, man kann sich nicht einigen, weil einige immer die Sommerzeit und einige immer die Winterzeit wollen. Für mich gilt nur eins: Seit tausend Jahre oder mehr gilt eine Zeit, die bestimmt wird von der Drehung der Erde, wo die Sonne Mittags (12:00 Uhr) am höchsten steht. Das war schon bei unseren Ur-Ur-Ur...Großvätern so. Punkt. Diese Zeit ist die Richtige. Also endlich anordnen, wenn das EU-Parlament das nicht kann, sollten wir es auflösen. Ich kann nichts mit einer Volksvertretung anfangen, die nicht das Volk vertritt. Danke.</text:p>
          </table:table-cell>
          <table:table-cell table:number-columns-repeated="2"/>
        </table:table-row>
        <table:table-row table:style-name="ro5">
          <table:table-cell office:value-type="float" office:value="6409439">
            <text:p>6409439</text:p>
          </table:table-cell>
          <table:table-cell office:value-type="string">
            <text:p>0.824431359767914</text:p>
          </table:table-cell>
          <table:table-cell office:value-type="string">
            <text:p>@Wolfgang </text:p>
            <text:p/>
            <text:p>Ich finde es vernünftig , erst einmal die Maßnahmen auf ihre Effizienz hin zu überprüfen <text:s/>bevor man <text:s/>volltönend auf die Pizza haut.</text:p>
            <text:p/>
            <text:p>Das macht der Laschet schon erstaunlich gut . <text:s/>Kaum zu fassen , dass der in <text:s/>der CDU ist . </text:p>
          </table:table-cell>
          <table:table-cell table:number-columns-repeated="2"/>
        </table:table-row>
        <table:table-row table:style-name="ro4">
          <table:table-cell office:value-type="float" office:value="6390377">
            <text:p>6390377</text:p>
          </table:table-cell>
          <table:table-cell office:value-type="string">
            <text:p>0.824429670969645</text:p>
          </table:table-cell>
          <table:table-cell office:value-type="string">
            <text:p>Ganz toll Herr Merz! Die Union und insbesondere die CSU sind doch die Speerspitzen des Lobbyismus und verhindern sein vielen Jahren alle Maßnahmen zur einer besseren Kontrolle von Lobbyismus und Nebeneinkünften.</text:p>
          </table:table-cell>
          <table:table-cell table:number-columns-repeated="2"/>
        </table:table-row>
        <table:table-row table:style-name="ro3">
          <table:table-cell office:value-type="float" office:value="4581237">
            <text:p>4581237</text:p>
          </table:table-cell>
          <table:table-cell office:value-type="string">
            <text:p>0.824399868647257</text:p>
          </table:table-cell>
          <table:table-cell office:value-type="string">
            <text:p>Das Bild mit den drei Kandidaten ist genial. Es passt mehr als alle Erklärungsversuche. In der Mitte der hochnäsig abweisende "ich weiß es eh besser" Merz, rechts Laschet den Blick in den Himmel gerichtet um von dort Beistand zu bekommen und sowieso nicht gerne neben dem hochaufgeschossenen Merz steht und dann noch Röttgen in Duldungsstarre der eigentlich nur noch weg will mit der Andeutung einer Raute. </text:p>
          </table:table-cell>
          <table:table-cell table:number-columns-repeated="2"/>
        </table:table-row>
        <table:table-row table:style-name="ro4">
          <table:table-cell office:value-type="float" office:value="7697534">
            <text:p>7697534</text:p>
          </table:table-cell>
          <table:table-cell office:value-type="string">
            <text:p>0.82375301917394</text:p>
          </table:table-cell>
          <table:table-cell office:value-type="string">
            <text:p>Nur ein frischer Merz kann die vielen,vielen Fehler Merkels korrigieren.</text:p>
            <text:p>Und das ist gut und richtig!</text:p>
          </table:table-cell>
          <table:table-cell table:number-columns-repeated="2"/>
        </table:table-row>
        <table:table-row table:style-name="ro1">
          <table:table-cell office:value-type="float" office:value="11229831">
            <text:p>11229831</text:p>
          </table:table-cell>
          <table:table-cell office:value-type="string">
            <text:p>0.823447128136953</text:p>
          </table:table-cell>
          <table:table-cell office:value-type="string">
            <text:p>Und alles im Namen Gottes. Wenn der wüßte.....</text:p>
          </table:table-cell>
          <table:table-cell table:number-columns-repeated="2"/>
        </table:table-row>
        <table:table-row table:style-name="ro1">
          <table:table-cell office:value-type="float" office:value="11420962">
            <text:p>11420962</text:p>
          </table:table-cell>
          <table:table-cell office:value-type="string">
            <text:p>0.823447128136953</text:p>
          </table:table-cell>
          <table:table-cell office:value-type="string">
            <text:p>Und alles im Namen Gottes. Wenn der wüßte.....</text:p>
          </table:table-cell>
          <table:table-cell table:number-columns-repeated="2"/>
        </table:table-row>
        <table:table-row table:style-name="ro5">
          <table:table-cell office:value-type="float" office:value="11316197">
            <text:p>11316197</text:p>
          </table:table-cell>
          <table:table-cell office:value-type="string">
            <text:p>0.82329797744751</text:p>
          </table:table-cell>
          <table:table-cell office:value-type="string">
            <text:p>Volle unterstützung!</text:p>
            <text:p>Ich glaube ( hoffe ), dass es von keiner seite beabsicjtigt ist, sondern durch eine eigene dynamik entstanden ist.</text:p>
            <text:p>Hier müssen wir anfangen und meinungen zulassen.</text:p>
            <text:p>Besonders ist dieses gerade beim thema corona zu sehen. Auch hier muss offen diskutiert werden. Wer weder rechts novh links schaut, den befestigten weg wählt, kommt schnell voran, verpasst aber viele andere wege, die vielleicht an ein besseres ziel führen.</text:p>
          </table:table-cell>
          <table:table-cell table:number-columns-repeated="2"/>
        </table:table-row>
        <table:table-row table:style-name="ro3">
          <table:table-cell office:value-type="float" office:value="4537971">
            <text:p>4537971</text:p>
          </table:table-cell>
          <table:table-cell office:value-type="string">
            <text:p>0.823110063870748</text:p>
          </table:table-cell>
          <table:table-cell office:value-type="string">
            <text:p>In Anlehnung an die andere Headline: </text:p>
            <text:p/>
            <text:p>"Merz ist das Beste, was den deutschen Sozialdemokraten je passiert ist..." </text:p>
          </table:table-cell>
          <table:table-cell table:number-columns-repeated="2"/>
        </table:table-row>
        <table:table-row table:style-name="ro3">
          <table:table-cell office:value-type="float" office:value="4870641">
            <text:p>4870641</text:p>
          </table:table-cell>
          <table:table-cell office:value-type="string">
            <text:p>0.823053240776062</text:p>
          </table:table-cell>
          <table:table-cell office:value-type="string">
            <text:p>Da bin ich voll bei Ihnen. Man kann natürlich generell in Frage stellen, wie gut oder schlecht es ist sein ganzes Leben zu teilen über Social Media. Aber wenn das zu einer Identität dazu gehört (wie hier der Fall), dann ist es natürlich konsistent auch den Schmerz zu teilen.</text:p>
            <text:p>Das Ausdrücken von Anteilnahme (auch im Internet) kann sehr viel Trost spenden. </text:p>
          </table:table-cell>
          <table:table-cell table:number-columns-repeated="2"/>
        </table:table-row>
        <table:table-row table:style-name="ro1">
          <table:table-cell office:value-type="float" office:value="8412502">
            <text:p>8412502</text:p>
          </table:table-cell>
          <table:table-cell office:value-type="string">
            <text:p>0.822908381621043</text:p>
          </table:table-cell>
          <table:table-cell office:value-type="string">
            <text:p>"Mit Röttgen oder Merz kann ich leben". Viel Spass dabei.</text:p>
          </table:table-cell>
          <table:table-cell table:number-columns-repeated="2"/>
        </table:table-row>
        <table:table-row table:style-name="ro5">
          <table:table-cell office:value-type="float" office:value="8368984">
            <text:p>8368984</text:p>
          </table:table-cell>
          <table:table-cell office:value-type="string">
            <text:p>0.822623173395793</text:p>
          </table:table-cell>
          <table:table-cell office:value-type="string">
            <text:p>Absolut richtig die Beispiele.</text:p>
            <text:p>Alle drei Kandidaten können für relevante Themen unverwechselbare Klima Akzente setzen:</text:p>
            <text:p>Norbert Röttgen sorgt für ein angenehmes Gesprächsklima</text:p>
            <text:p>Armin Laschet kann Gesellschaftsklima</text:p>
            <text:p>und Friedrich Merz kümmert siech um das Wirtschaftsklima</text:p>
          </table:table-cell>
          <table:table-cell table:number-columns-repeated="2"/>
        </table:table-row>
        <table:table-row table:style-name="ro1">
          <table:table-cell office:value-type="float" office:value="5406297">
            <text:p>5406297</text:p>
          </table:table-cell>
          <table:table-cell office:value-type="string">
            <text:p>0.822491109371185</text:p>
          </table:table-cell>
          <table:table-cell office:value-type="string">
            <text:p>Ich bin mir sicher, Röttgen freut sich schon auf die Zusammenarbeit nächstes Jahr mit den Grünen!</text:p>
          </table:table-cell>
          <table:table-cell table:number-columns-repeated="2"/>
        </table:table-row>
        <table:table-row table:style-name="ro1">
          <table:table-cell office:value-type="float" office:value="2184849">
            <text:p>2184849</text:p>
          </table:table-cell>
          <table:table-cell office:value-type="string">
            <text:p>0.822331428527832</text:p>
          </table:table-cell>
          <table:table-cell office:value-type="string">
            <text:p>Nun - Merz hat das "große Rad" gedreht. Erfolgreich. Im Unterschied zu Braun.</text:p>
          </table:table-cell>
          <table:table-cell table:number-columns-repeated="2"/>
        </table:table-row>
        <table:table-row table:style-name="ro3">
          <table:table-cell office:value-type="float" office:value="6210263">
            <text:p>6210263</text:p>
          </table:table-cell>
          <table:table-cell office:value-type="string">
            <text:p>0.822225292523702</text:p>
          </table:table-cell>
          <table:table-cell office:value-type="string">
            <text:p>Liebe Silvia ich möchte sprachlich nicht umerzogen werden. Ich möchte auch keine Gendersternchen oder indendenden Endungen nutzen. Ich bin erwachsen, ein freier Geist mit sehr buntem Familienleben. Mir müssen nicht ach so weltoffene Menschen ganz intollerant erklären wie blöd ich bin und rückständig ich formuliere. </text:p>
          </table:table-cell>
          <table:table-cell table:number-columns-repeated="2"/>
        </table:table-row>
        <table:table-row table:style-name="ro15">
          <table:table-cell office:value-type="float" office:value="5203427">
            <text:p>5203427</text:p>
          </table:table-cell>
          <table:table-cell office:value-type="string">
            <text:p>0.821835319201151</text:p>
          </table:table-cell>
          <table:table-cell office:value-type="string">
            <text:p>Wir haben dieses Jahr, weil wir wegen Corona skeptisch waren, ein Boot zu mieten, zum allerersten Mal campen in Ostfriesland und der holl. Nordseeküste. Nicht mit einem Wohnmobil sondern mit Zelt. <text:s/>Für uns ein ganz besonderes Erlebnis im krassen Gegensatz zu den Pauschalurlauben der vorangegangen Jahre. Die ganze Familie ist sich einig: das machen wir wieder!</text:p>
            <text:p/>
            <text:p>In den Herbstferien werden wir wieder eine Woche mit dem Boot auf dem IJsselmeer unterwegs sein. Auf dem Boot sind wir unter uns und bei den notwendigen Landgängen kann man sich schützen. Alles sicher.</text:p>
            <text:p/>
            <text:p/>
            <text:p>Insgesamt betrachtet sehe ich aber die ganze Urlaubsdiskussion hinsichtlich Fernreisen und ach so schmerzendes Fernweh allerdings als riesengroßes Luxusproblem!</text:p>
          </table:table-cell>
          <table:table-cell table:number-columns-repeated="2"/>
        </table:table-row>
        <table:table-row table:style-name="ro8">
          <table:table-cell office:value-type="float" office:value="4474018">
            <text:p>4474018</text:p>
          </table:table-cell>
          <table:table-cell office:value-type="string">
            <text:p>0.821288665135702</text:p>
          </table:table-cell>
          <table:table-cell office:value-type="string">
            <text:p>Passt sehr gut zu "Herrn" Merz.</text:p>
            <text:p/>
            <text:p>Jetzt lieber um interne Machtspiele kümmern und damit wichtige Ressourcen </text:p>
            <text:p>und Personal innerhalb der Partei blockieren als sich um die Probleme im Land zu kümmern.</text:p>
          </table:table-cell>
          <table:table-cell table:number-columns-repeated="2"/>
        </table:table-row>
        <table:table-row table:style-name="ro4">
          <table:table-cell office:value-type="float" office:value="7297302">
            <text:p>7297302</text:p>
          </table:table-cell>
          <table:table-cell office:value-type="string">
            <text:p>0.821261068185171</text:p>
          </table:table-cell>
          <table:table-cell office:value-type="string">
            <text:p>Toll. Aber von NRW aus in die NL fahren, Sommerkleidung und PC-Spiele shoppen und dann wieder in Laschets Wunderbundesland reisen geht weiter problemlos, finde ich spitze.</text:p>
          </table:table-cell>
          <table:table-cell table:number-columns-repeated="2"/>
        </table:table-row>
        <table:table-row table:style-name="ro3">
          <table:table-cell office:value-type="float" office:value="11352026">
            <text:p>11352026</text:p>
          </table:table-cell>
          <table:table-cell office:value-type="string">
            <text:p>0.821184734503428</text:p>
          </table:table-cell>
          <table:table-cell office:value-type="string">
            <text:p>Den Hamburger freuts! Hier liegt ja immer noch etwas Schnee und seit dem Wochenende wird jeder noch so kleine Hügel von Kindern mit Schlitten bevölkert. Für viele ist es tatsächlich das erste Mal Schnee in der Stadt zu sehen. Sollte es wirklich so viel Schnee geben wird es für diese Genration bestimmt unvergesslich. Herrlich!</text:p>
          </table:table-cell>
          <table:table-cell table:number-columns-repeated="2"/>
        </table:table-row>
        <table:table-row table:style-name="ro3">
          <table:table-cell office:value-type="float" office:value="11360231">
            <text:p>11360231</text:p>
          </table:table-cell>
          <table:table-cell office:value-type="string">
            <text:p>0.821184734503428</text:p>
          </table:table-cell>
          <table:table-cell office:value-type="string">
            <text:p>Den Hamburger freuts! Hier liegt ja immer noch etwas Schnee und seit dem Wochenende wird jeder noch so kleine Hügel von Kindern mit Schlitten bevölkert. Für viele ist es tatsächlich das erste Mal Schnee in der Stadt zu sehen. Sollte es wirklich so viel Schnee geben wird es für diese Genration bestimmt unvergesslich. Herrlich!</text:p>
          </table:table-cell>
          <table:table-cell table:number-columns-repeated="2"/>
        </table:table-row>
        <table:table-row table:style-name="ro3">
          <table:table-cell office:value-type="float" office:value="11360137">
            <text:p>11360137</text:p>
          </table:table-cell>
          <table:table-cell office:value-type="string">
            <text:p>0.821184734503428</text:p>
          </table:table-cell>
          <table:table-cell office:value-type="string">
            <text:p>Den Hamburger freuts! Hier liegt ja immer noch etwas Schnee und seit dem Wochenende wird jeder noch so kleine Hügel von Kindern mit Schlitten bevölkert. Für viele ist es tatsächlich das erste Mal Schnee in der Stadt zu sehen. Sollte es wirklich so viel Schnee geben wird es für diese Genration bestimmt unvergesslich. Herrlich!</text:p>
          </table:table-cell>
          <table:table-cell table:number-columns-repeated="2"/>
        </table:table-row>
        <table:table-row table:style-name="ro1">
          <table:table-cell office:value-type="float" office:value="1275401">
            <text:p>1275401</text:p>
          </table:table-cell>
          <table:table-cell office:value-type="string">
            <text:p>0.821044107278188</text:p>
          </table:table-cell>
          <table:table-cell office:value-type="string">
            <text:p>Ja, toll in England. Wenn man nicht gerade Zahnschmerzen hat.</text:p>
          </table:table-cell>
          <table:table-cell table:number-columns-repeated="2"/>
        </table:table-row>
        <table:table-row table:style-name="ro5">
          <table:table-cell office:value-type="float" office:value="2492359">
            <text:p>2492359</text:p>
          </table:table-cell>
          <table:table-cell office:value-type="string">
            <text:p>0.820816238721212</text:p>
          </table:table-cell>
          <table:table-cell office:value-type="string">
            <text:p>Mit Sphan wird Laschet von Merkel gleich mit "erledigt".</text:p>
            <text:p/>
            <text:p>Gut, da bin ich bei ihr.</text:p>
            <text:p/>
            <text:p/>
          </table:table-cell>
          <table:table-cell table:number-columns-repeated="2"/>
        </table:table-row>
        <table:table-row table:style-name="ro2">
          <table:table-cell office:value-type="float" office:value="6183285">
            <text:p>6183285</text:p>
          </table:table-cell>
          <table:table-cell office:value-type="string">
            <text:p>0.820719718933105</text:p>
          </table:table-cell>
          <table:table-cell office:value-type="string">
            <text:p>Ich sitze seit Beginn des Homeoffice hervorragend auf einem Holzstuhl. Ganz ehrlich, was für ein Luxusproblem mit den ergodynamischen Stühlen, die nichts als Geld kosten. Sollen doch die Leute den Zeitgewinn durch die wegfallende Berufspendelei für mehr Bewegung nutzen. Dann gibt´s auch kaum Rückenschmerzen. Vereinsamt bin ich auch nicht, im Gegenteil, endlich mal in Ruhe arbeiten können! Für mein soziales Lebens bin ohnehin ich selbst verantwortlich. Das Unternehmen ist nicht dazu da, meine Sozialkontakte zu pushen. Es ist auch keine Singlebörse. Eigenverantwortung tragen und nicht für alles den Arbeitgeber verantwortlich machen! </text:p>
            <text:p>Der virtuelle Kontakt zu den Kollegen funktioniert übrigens hervorragend. Von mir aus kann das sehr sehr gerne so bleiben! </text:p>
          </table:table-cell>
          <table:table-cell table:number-columns-repeated="2"/>
        </table:table-row>
        <table:table-row table:style-name="ro4">
          <table:table-cell office:value-type="float" office:value="7574701">
            <text:p>7574701</text:p>
          </table:table-cell>
          <table:table-cell office:value-type="string">
            <text:p>0.820666591326396</text:p>
          </table:table-cell>
          <table:table-cell office:value-type="string">
            <text:p>Sehr gute Rede von Merz zum Aschermittwoch. Kein Gesabbel, keine üblichen Gemeinplätze, kein Weiterso, sondern Fakts und Vorwärtsschauen. Nach dem jahrzehntelangen Stillstand ist das Balsam für meine Seele. Humorvoll ist er dazu auch noch. Unsere Jugend steht hinter Merz. </text:p>
          </table:table-cell>
          <table:table-cell table:number-columns-repeated="2"/>
        </table:table-row>
        <table:table-row table:style-name="ro4">
          <table:table-cell office:value-type="float" office:value="6220523">
            <text:p>6220523</text:p>
          </table:table-cell>
          <table:table-cell office:value-type="string">
            <text:p>0.820590019226074</text:p>
          </table:table-cell>
          <table:table-cell office:value-type="string">
            <text:p>Durch Schmerz lernt man am Besten!</text:p>
            <text:p>Hat bei Boris Johnson auch funktioniert.</text:p>
          </table:table-cell>
          <table:table-cell table:number-columns-repeated="2"/>
        </table:table-row>
        <table:table-row table:style-name="ro8">
          <table:table-cell office:value-type="float" office:value="11242559">
            <text:p>11242559</text:p>
          </table:table-cell>
          <table:table-cell office:value-type="string">
            <text:p>0.820063094298045</text:p>
          </table:table-cell>
          <table:table-cell office:value-type="string">
            <text:p>Spanien hat auch kulturell viel zu bieten bin schon in der Kindheit (70er) mit den Eltern im Auto nach Spanien. Es gab neben typischen Strand immer schon spannende Ausflüge in die Umgebung. Auch später bin ich gerne nach Spanien, weil die Kombi Strand und Kultur / Abwechslung zu einem guten Preis möglich war. <text:s/>Sucht man aber vor allem Kultur mit Abwechslung am Strand dann sollte man lieber Italien oder Frankreich besuchen. Übrigens war ich in der Sturm- und Drangphase mit dem Fussballverein mehrfach einige Tage am Ballermann. Erinnere mich gerne!</text:p>
          </table:table-cell>
          <table:table-cell table:number-columns-repeated="2"/>
        </table:table-row>
        <table:table-row table:style-name="ro8">
          <table:table-cell office:value-type="float" office:value="11242543">
            <text:p>11242543</text:p>
          </table:table-cell>
          <table:table-cell office:value-type="string">
            <text:p>0.820063094298045</text:p>
          </table:table-cell>
          <table:table-cell office:value-type="string">
            <text:p>Spanien hat auch kulturell viel zu bieten bin schon in der Kindheit (70er) mit den Eltern im Auto nach Spanien. Es gab neben typischen Strand immer schon spannende Ausflüge in die Umgebung. Auch später bin ich gerne nach Spanien, weil die Kombi Strand und Kultur / Abwechslung zu einem guten Preis möglich war. <text:s/>Sucht man aber vor allem Kultur mit Abwechslung am Strand dann sollte man lieber Italien oder Frankreich besuchen. Übrigens war ich in der Sturm- und Drangphase mit dem Fussballverein mehrfach einige Tage am Ballermann. Erinnere mich gerne!</text:p>
          </table:table-cell>
          <table:table-cell table:number-columns-repeated="2"/>
        </table:table-row>
        <table:table-row table:style-name="ro1">
          <table:table-cell office:value-type="float" office:value="11238623">
            <text:p>11238623</text:p>
          </table:table-cell>
          <table:table-cell office:value-type="string">
            <text:p>0.819922804832458</text:p>
          </table:table-cell>
          <table:table-cell office:value-type="string">
            <text:p>Die Rechnung wie immer an uns.</text:p>
          </table:table-cell>
          <table:table-cell table:number-columns-repeated="2"/>
        </table:table-row>
        <table:table-row table:style-name="ro1">
          <table:table-cell office:value-type="float" office:value="4604470">
            <text:p>4604470</text:p>
          </table:table-cell>
          <table:table-cell office:value-type="string">
            <text:p>0.819808264573415</text:p>
          </table:table-cell>
          <table:table-cell office:value-type="string">
            <text:p>Friedrich Merz gefällt das</text:p>
          </table:table-cell>
          <table:table-cell table:number-columns-repeated="2"/>
        </table:table-row>
        <table:table-row table:style-name="ro1">
          <table:table-cell office:value-type="float" office:value="8607900">
            <text:p>8607900</text:p>
          </table:table-cell>
          <table:table-cell office:value-type="string">
            <text:p>0.819715897242228</text:p>
          </table:table-cell>
          <table:table-cell office:value-type="string">
            <text:p>Laschet erfüllt alle Vorgaben um in Deutschland als Politiker erfolgreich zu sein,ebenso wie VdL,Dobrindt,Scheuer.......usw.</text:p>
          </table:table-cell>
          <table:table-cell table:number-columns-repeated="2"/>
        </table:table-row>
        <table:table-row table:style-name="ro1">
          <table:table-cell office:value-type="float" office:value="8616730">
            <text:p>8616730</text:p>
          </table:table-cell>
          <table:table-cell office:value-type="string">
            <text:p>0.819715897242228</text:p>
          </table:table-cell>
          <table:table-cell office:value-type="string">
            <text:p>Laschet erfüllt alle Vorgaben um in Deutschland als Politiker erfolgreich zu sein,ebenso wie VdL,Dobrindt,Scheuer.......usw.</text:p>
          </table:table-cell>
          <table:table-cell table:number-columns-repeated="2"/>
        </table:table-row>
        <table:table-row table:style-name="ro4">
          <table:table-cell office:value-type="float" office:value="8215129">
            <text:p>8215129</text:p>
          </table:table-cell>
          <table:table-cell office:value-type="string">
            <text:p>0.819601615269979</text:p>
          </table:table-cell>
          <table:table-cell office:value-type="string">
            <text:p>Wie bei vielen genialen Geistern fällt es auch Herrn Lindner oft schwer damit klarzukommen, dass die meisten anderen Politiker weit unter seinem Niveau agieren... Herr Lindner ist einfach unglaublich gut im Schlechtsein... Da muss man Herrn Röttgen Recht geben.</text:p>
          </table:table-cell>
          <table:table-cell table:number-columns-repeated="2"/>
        </table:table-row>
        <table:table-row table:style-name="ro1">
          <table:table-cell office:value-type="float" office:value="2133612">
            <text:p>2133612</text:p>
          </table:table-cell>
          <table:table-cell office:value-type="string">
            <text:p>0.819525261720022</text:p>
          </table:table-cell>
          <table:table-cell office:value-type="string">
            <text:p>Merz - ich liebe den HL. Stankt Florian</text:p>
          </table:table-cell>
          <table:table-cell table:number-columns-repeated="2"/>
        </table:table-row>
        <table:table-row table:style-name="ro1">
          <table:table-cell office:value-type="float" office:value="11175697">
            <text:p>11175697</text:p>
          </table:table-cell>
          <table:table-cell office:value-type="string">
            <text:p>0.819477180639903</text:p>
          </table:table-cell>
          <table:table-cell office:value-type="string">
            <text:p>Eine gute Nachricht ! Nach dem von-der-Leyen-Chaos sollte die Bundesregierung dieses Mal nicht auf die EU warten, sondern eigenständig handeln.</text:p>
          </table:table-cell>
          <table:table-cell table:number-columns-repeated="2"/>
        </table:table-row>
        <table:table-row table:style-name="ro9">
          <table:table-cell office:value-type="float" office:value="7581994">
            <text:p>7581994</text:p>
          </table:table-cell>
          <table:table-cell office:value-type="string">
            <text:p>0.819418827692668</text:p>
          </table:table-cell>
          <table:table-cell office:value-type="string">
            <text:p>Sehr gutes Interview. </text:p>
            <text:p/>
            <text:p>"Bei der politischen Debatte ist das Problem, wie sie geführt wurde: Wir haben jahrelang gesehen, wie Konservative versucht haben, am rechten Rand zu fischen, teilweise rechtsradikales Vokabular aufgegriffen und es so normalisiert haben. Und das wird immer noch gemacht, wenn man mal nach Thüringen oder Sachsen-Anhalt guckt."</text:p>
            <text:p/>
            <text:p>Und Friedrich Merz versucht bundesweit genau auf diesen mMn absolut gescheiterten Strategie-Zug aufzuspringen...</text:p>
          </table:table-cell>
          <table:table-cell table:number-columns-repeated="2"/>
        </table:table-row>
        <table:table-row table:style-name="ro8">
          <table:table-cell office:value-type="float" office:value="4862315">
            <text:p>4862315</text:p>
          </table:table-cell>
          <table:table-cell office:value-type="string">
            <text:p>0.819168170293172</text:p>
          </table:table-cell>
          <table:table-cell office:value-type="string">
            <text:p>Ein Großartiger, sehr Großartiger POTUS den die USA "je" hatten. Keiner zuvor hat die USA jemals so gegen die Wand gefahren wie er. Er hat Corona besieht, Kebskranken Kinder das Geld abgezockt. Hat "Mitschuld" an 210000 Toten. Super genialer POTUS der viel über Corona gelernt hat. Er ist jetzt ein Experte was Corona angeht. Keiner zuvor war soo Weise...Tja, Corona Experte für die, die aich das leisten können. Der Rest kann zusehen wo sie bleiben. Ich glaub das ist auch so gewollt von im. Die Unterschicht ausmerzen</text:p>
          </table:table-cell>
          <table:table-cell table:number-columns-repeated="2"/>
        </table:table-row>
        <table:table-row table:style-name="ro8">
          <table:table-cell office:value-type="float" office:value="11385479">
            <text:p>11385479</text:p>
          </table:table-cell>
          <table:table-cell office:value-type="string">
            <text:p>0.819134294986725</text:p>
          </table:table-cell>
          <table:table-cell office:value-type="string">
            <text:p>Alles Top-Leute im FC-Management.</text:p>
            <text:p>Schon immer.</text:p>
            <text:p>Nur Top-Leute.</text:p>
            <text:p>Deshalb steht der Verein auch so gut da :-)</text:p>
          </table:table-cell>
          <table:table-cell table:number-columns-repeated="2"/>
        </table:table-row>
        <table:table-row table:style-name="ro4">
          <table:table-cell office:value-type="float" office:value="11112829">
            <text:p>11112829</text:p>
          </table:table-cell>
          <table:table-cell office:value-type="string">
            <text:p>0.819121678670247</text:p>
          </table:table-cell>
          <table:table-cell office:value-type="string">
            <text:p>Aus meiner Sicht derzeit die einzige brauchbare Alternative zu einem Tesla. Fahrleistung und Reichweite sind für die meisten Nutzer ausreichend - der Innenraum erheblich wertiger als bei Tesla. Der Preis ist ja immer relativ. Ein E-Tron kostet auch schon Geld und ist von der Reichweite her ein Witz.</text:p>
          </table:table-cell>
          <table:table-cell table:number-columns-repeated="2"/>
        </table:table-row>
        <table:table-row table:style-name="ro3">
          <table:table-cell office:value-type="float" office:value="7697084">
            <text:p>7697084</text:p>
          </table:table-cell>
          <table:table-cell office:value-type="string">
            <text:p>0.818919738133748</text:p>
          </table:table-cell>
          <table:table-cell office:value-type="string">
            <text:p>Na endlich! Ich bin kein Freund von Friedrich Merz, aber der ist der einzige mit Charisma und Profil in der CDU, von Merkel einmal abgesehen. </text:p>
            <text:p>Wenn einer die CDU rettet, dann Merz. </text:p>
            <text:p>Und die 2 Lachnummern bei der SPD sollten sich AKK zum Vorbild nehmen!</text:p>
          </table:table-cell>
          <table:table-cell table:number-columns-repeated="2"/>
        </table:table-row>
        <table:table-row table:style-name="ro2">
          <table:table-cell office:value-type="float" office:value="231161">
            <text:p>231161</text:p>
          </table:table-cell>
          <table:table-cell office:value-type="string">
            <text:p>0.818861206372579</text:p>
          </table:table-cell>
          <table:table-cell office:value-type="string">
            <text:p>Hallo Beat,</text:p>
            <text:p/>
            <text:p>Ein ausgezeichneter Punkt, den ich momentan - obwohl in den USA wohnhaft - vergessen habe. 😳</text:p>
            <text:p/>
            <text:p>Zugleich gibt es allerdings auch eine schmerzhafte Spaltung der Gesellschaft in anderen wichtigen Bereichen. Man denke nur daran, dass ungefaehr drei viertel der republikanischen Waehler die Wahl als ungerecht empfand.</text:p>
          </table:table-cell>
          <table:table-cell table:number-columns-repeated="2"/>
        </table:table-row>
        <table:table-row table:style-name="ro8">
          <table:table-cell office:value-type="float" office:value="4624894">
            <text:p>4624894</text:p>
          </table:table-cell>
          <table:table-cell office:value-type="string">
            <text:p>0.818077921867371</text:p>
          </table:table-cell>
          <table:table-cell office:value-type="string">
            <text:p>Die gelbe Karte dürfte so ziemlich eine der kuriosesten der CL gewesen sein. Und genau diese Szene spricht für Müller: als der eigentlich Gefoulte nicht mit schmerzverzerrtem Gesicht am Boden zu rollen, sondern die Zähne zusammengebissen den Angriff eingeleitet.</text:p>
            <text:p/>
            <text:p>Müller ist authentisch, ehrlich und ohne viel Schnickschnack. Und damit auf und neben dem Platz eine enorm wichtige Persönlichkeit für den Verein.</text:p>
          </table:table-cell>
          <table:table-cell table:number-columns-repeated="2"/>
        </table:table-row>
        <table:table-row table:style-name="ro4">
          <table:table-cell office:value-type="float" office:value="11316808">
            <text:p>11316808</text:p>
          </table:table-cell>
          <table:table-cell office:value-type="string">
            <text:p>0.818047781785329</text:p>
          </table:table-cell>
          <table:table-cell office:value-type="string">
            <text:p>Dear GB, you are out of the EU! </text:p>
            <text:p>Good luck and best wishes!</text:p>
          </table:table-cell>
          <table:table-cell table:number-columns-repeated="2"/>
        </table:table-row>
        <table:table-row table:style-name="ro4">
          <table:table-cell office:value-type="float" office:value="11283926">
            <text:p>11283926</text:p>
          </table:table-cell>
          <table:table-cell office:value-type="string">
            <text:p>0.817302246888479</text:p>
          </table:table-cell>
          <table:table-cell office:value-type="string">
            <text:p>Sehr schön!</text:p>
            <text:p>Dass die Besetzung aus Schwarzen Menschen besteht und dass der Film in der ARD läuft, sollte natürlich eigentlich keinen Artikel wert sein. Ist es aber. </text:p>
          </table:table-cell>
          <table:table-cell table:number-columns-repeated="2"/>
        </table:table-row>
        <table:table-row table:style-name="ro3">
          <table:table-cell office:value-type="float" office:value="6076405">
            <text:p>6076405</text:p>
          </table:table-cell>
          <table:table-cell office:value-type="string">
            <text:p>0.817122519016266</text:p>
          </table:table-cell>
          <table:table-cell office:value-type="string">
            <text:p>Ich finde beide ausgesprochen sympathisch und authentisch und halte sie für die glaubwürdigsten deutschen Politiker, die sich am ehesten für das Gemeinwohl einsetzen. Ich verstehe nicht, warum sich hier soviele daran abarbeiten. Selbstdarstellung betreiben alle Politiker. </text:p>
            <text:p>Mir sind die beiden lieber als Söder, Laschet, Merz, Merkel, Scheuer, Klöckner und viele andere..</text:p>
          </table:table-cell>
          <table:table-cell table:number-columns-repeated="2"/>
        </table:table-row>
        <table:table-row table:style-name="ro4">
          <table:table-cell office:value-type="float" office:value="4509681">
            <text:p>4509681</text:p>
          </table:table-cell>
          <table:table-cell office:value-type="string">
            <text:p>0.817020157972972</text:p>
          </table:table-cell>
          <table:table-cell office:value-type="string">
            <text:p>"Friedrich Merz hat herausragende Qualitäten. Er ist scharfsinnig, gebildet, eloquent." Recht zutreffende Zusammenfassung. </text:p>
            <text:p>Sagen wir mal so: Merz= Franz Josef Strauss- Symphatie. Also sowas wie Roland Koch. </text:p>
          </table:table-cell>
          <table:table-cell table:number-columns-repeated="2"/>
        </table:table-row>
        <table:table-row table:style-name="ro4">
          <table:table-cell office:value-type="float" office:value="4510651">
            <text:p>4510651</text:p>
          </table:table-cell>
          <table:table-cell office:value-type="string">
            <text:p>0.816629230976105</text:p>
          </table:table-cell>
          <table:table-cell office:value-type="string">
            <text:p>Ach Herr Merz. Ich empfehle den gepflegten Ruhestand. Das Gejammer ist doch traurig. Merz hatte seine Chance und gegen AKK verloren. Punkt und fertig. </text:p>
          </table:table-cell>
          <table:table-cell table:number-columns-repeated="2"/>
        </table:table-row>
        <table:table-row table:style-name="ro1">
          <table:table-cell office:value-type="float" office:value="6975817">
            <text:p>6975817</text:p>
          </table:table-cell>
          <table:table-cell office:value-type="string">
            <text:p>0.816496908664703</text:p>
          </table:table-cell>
          <table:table-cell office:value-type="string">
            <text:p>Herrn Laschet finde ich besser als Herrn Weil</text:p>
          </table:table-cell>
          <table:table-cell table:number-columns-repeated="2"/>
        </table:table-row>
        <table:table-row table:style-name="ro8">
          <table:table-cell office:value-type="float" office:value="4424629">
            <text:p>4424629</text:p>
          </table:table-cell>
          <table:table-cell office:value-type="string">
            <text:p>0.81648592154185</text:p>
          </table:table-cell>
          <table:table-cell office:value-type="string">
            <text:p>Sehr schön - so kann es weitergehen 👍 bin beruhigt, dass nicht nur ich Herrn Laschet für ungeeignet halte. Wenn man sich die Kommentare hier anschaut, Hat man ja mitunter das Gefühl, dass man mit seiner Meinung in der Minderheit ist. </text:p>
            <text:p/>
            <text:p>Und wenn ich mich im Freundes- und Bekanntenkreis umhöre, hat sich bislang keiner als Laschet oder Röttgen Fan geoutet - zum Glück 😀</text:p>
          </table:table-cell>
          <table:table-cell table:number-columns-repeated="2"/>
        </table:table-row>
        <table:table-row table:style-name="ro4">
          <table:table-cell office:value-type="float" office:value="2428281">
            <text:p>2428281</text:p>
          </table:table-cell>
          <table:table-cell office:value-type="string">
            <text:p>0.816305180390676</text:p>
          </table:table-cell>
          <table:table-cell office:value-type="string">
            <text:p>Wenn ich die Kommentare hier lese, freue ich mich schon auf die Bundestagswahl. Offenbar wurden wir ja in den letzten Jahren so super regiert, dass Merz und Lindner für viele Foristen den Untergang des Abendlandes bringen werden.</text:p>
          </table:table-cell>
          <table:table-cell table:number-columns-repeated="2"/>
        </table:table-row>
        <table:table-row table:style-name="ro5">
          <table:table-cell office:value-type="float" office:value="11367387">
            <text:p>11367387</text:p>
          </table:table-cell>
          <table:table-cell office:value-type="string">
            <text:p>0.815868357817332</text:p>
          </table:table-cell>
          <table:table-cell office:value-type="string">
            <text:p>Ein verdammt guter Artikel - vielen Dank dafür. Anfangs fand ich es auch lächerlich darüber zu diskutieren ob ob man noch Negerkuss sagen darf oder nicht (nein, sollte man nicht tun), oder ob es sinnvoll ist dass nun auch alte Disney Filme mit einem Hinweis versehen werden, dass einige Darstellung rassistisch sind. <text:s/>Als halbwegs intelligenter, erwachsene Mensch, kann man solche Dinge natürlich einordnen. <text:s/>Aber wenn diese Dinge (Bücher und Filme), mit denen wir aufgewachsen sind (Ich bin Mitte 30) nun von Anfang an ohne rassistische stereotype gedreht und geschrieben werden, ist es wesentlich unwahrscheinlicher, dass bei <text:s/>zukünftigen Generationen diese Denkmuster entstehen.</text:p>
          </table:table-cell>
          <table:table-cell table:number-columns-repeated="2"/>
        </table:table-row>
        <table:table-row table:style-name="ro1">
          <table:table-cell office:value-type="float" office:value="11112601">
            <text:p>11112601</text:p>
          </table:table-cell>
          <table:table-cell office:value-type="string">
            <text:p>0.815707047780355</text:p>
          </table:table-cell>
          <table:table-cell office:value-type="string">
            <text:p>Das sind doch endlich mal gute Nachrichten! Curevac, go!</text:p>
          </table:table-cell>
          <table:table-cell table:number-columns-repeated="2"/>
        </table:table-row>
        <table:table-row table:style-name="ro4">
          <table:table-cell office:value-type="float" office:value="8409800">
            <text:p>8409800</text:p>
          </table:table-cell>
          <table:table-cell office:value-type="string">
            <text:p>0.815570076306661</text:p>
          </table:table-cell>
          <table:table-cell office:value-type="string">
            <text:p>Hoffentlich schafft es Merz! Mit Laschet haben wir die Grünen wieder mit in der Regierung! Eine größere Katastrophe kann es in der Bundespolitik gar nicht gegeben. Mehr konservative Politik tut Deutschland sehr gut!</text:p>
          </table:table-cell>
          <table:table-cell table:number-columns-repeated="2"/>
        </table:table-row>
        <table:table-row table:style-name="ro5">
          <table:table-cell office:value-type="float" office:value="5506089">
            <text:p>5506089</text:p>
          </table:table-cell>
          <table:table-cell office:value-type="string">
            <text:p>0.815033117930094</text:p>
          </table:table-cell>
          <table:table-cell office:value-type="string">
            <text:p>Es ist (für mich) sehr erfreulich zu sehen, dass die Grünen und deren Führung spätestens seit der letzten BTW wirklich kontinuierlich alles richtig machen, politisch wie strategisch. Meiner Meinung nach, wird sich nächste Woche einiges entscheiden - wenn Röttgen den CDU Vorsitz bekommt, gehen die Grünen mit in die Regierung, mit Söder oder Röttgen als Kanzler - ansonsten halt mit Scholz oder vielleicht Laschet (halte ich für unwahrscheinlicher) - mit Merz wird es unkontrollierbar, weil die Union ganz massiv Stimmen verliert - aber selbst dann wird eine Regierungskoalition nicht ohne die Grünen zu machen sein. Spannend und ein guter Ausblick - für mich :)</text:p>
          </table:table-cell>
          <table:table-cell table:number-columns-repeated="2"/>
        </table:table-row>
        <table:table-row table:style-name="ro1">
          <table:table-cell office:value-type="float" office:value="5874559">
            <text:p>5874559</text:p>
          </table:table-cell>
          <table:table-cell office:value-type="string">
            <text:p>0.814815839131673</text:p>
          </table:table-cell>
          <table:table-cell office:value-type="string">
            <text:p>Ich wünsche mir zwar Merz als Kanzler, aber ich muss schon sagen, dass Lachet zur Zeit sehr viel richtig macht.</text:p>
          </table:table-cell>
          <table:table-cell table:number-columns-repeated="2"/>
        </table:table-row>
        <table:table-row table:style-name="ro3">
          <table:table-cell office:value-type="float" office:value="8616081">
            <text:p>8616081</text:p>
          </table:table-cell>
          <table:table-cell office:value-type="string">
            <text:p>0.814720670382182</text:p>
          </table:table-cell>
          <table:table-cell office:value-type="string">
            <text:p>..sehr richtig..das vermute ich als ehemaliger "Genosse" bei der Betrachtung der Lebenswege schon lange:</text:p>
            <text:p>Personinnen wie Frau Merkel sind ob ihrer Wandlungsfähigkeit zum Erfolg " verdammt"..Moskaustudium war ein grosser Schritt zum " Politbüro"..dann kam die Wende und es ging fast nahtlos weiter. Herr Laschet hat das erkannt und wird dem Original nachfolgen...</text:p>
          </table:table-cell>
          <table:table-cell table:number-columns-repeated="2"/>
        </table:table-row>
        <table:table-row table:style-name="ro3">
          <table:table-cell office:value-type="float" office:value="8486132">
            <text:p>8486132</text:p>
          </table:table-cell>
          <table:table-cell office:value-type="string">
            <text:p>0.814720670382182</text:p>
          </table:table-cell>
          <table:table-cell office:value-type="string">
            <text:p>..sehr richtig..das vermute ich als ehemaliger "Genosse" bei der Betrachtung der Lebenswege schon lange:</text:p>
            <text:p>Personinnen wie Frau Merkel sind ob ihrer Wandlungsfähigkeit zum Erfolg " verdammt"..Moskaustudium war ein grosser Schritt zum " Politbüro"..dann kam die Wende und es ging fast nahtlos weiter. Herr Laschet hat das erkannt und wird dem Original nachfolgen...</text:p>
          </table:table-cell>
          <table:table-cell table:number-columns-repeated="2"/>
        </table:table-row>
        <table:table-row table:style-name="ro4">
          <table:table-cell office:value-type="float" office:value="8616277">
            <text:p>8616277</text:p>
          </table:table-cell>
          <table:table-cell office:value-type="string">
            <text:p>0.814583639303843</text:p>
          </table:table-cell>
          <table:table-cell office:value-type="string">
            <text:p>Ein richtig guter Kommentar zur Einordnung, auch - oder gerade - wenn man Herrn Laschet gegenüber ablehnend eingestellt ist.</text:p>
            <text:p>"Anständiger" und "aufrichtiger" als Herr Söder wird er in jedem Fall sein, und deshalb auch der hoffnungsvollere Kanzlerkandidat.</text:p>
          </table:table-cell>
          <table:table-cell table:number-columns-repeated="2"/>
        </table:table-row>
        <table:table-row table:style-name="ro4">
          <table:table-cell office:value-type="float" office:value="8486319">
            <text:p>8486319</text:p>
          </table:table-cell>
          <table:table-cell office:value-type="string">
            <text:p>0.814583639303843</text:p>
          </table:table-cell>
          <table:table-cell office:value-type="string">
            <text:p>Ein richtig guter Kommentar zur Einordnung, auch - oder gerade - wenn man Herrn Laschet gegenüber ablehnend eingestellt ist.</text:p>
            <text:p>"Anständiger" und "aufrichtiger" als Herr Söder wird er in jedem Fall sein, und deshalb auch der hoffnungsvollere Kanzlerkandidat.</text:p>
          </table:table-cell>
          <table:table-cell table:number-columns-repeated="2"/>
        </table:table-row>
        <table:table-row table:style-name="ro1">
          <table:table-cell office:value-type="float" office:value="11230839">
            <text:p>11230839</text:p>
          </table:table-cell>
          <table:table-cell office:value-type="string">
            <text:p>0.81449955701828</text:p>
          </table:table-cell>
          <table:table-cell office:value-type="string">
            <text:p>Eine gute Lösung, Herr Draht weiß, wie man deutsches Steuergeld am besten ausgibt</text:p>
          </table:table-cell>
          <table:table-cell table:number-columns-repeated="2"/>
        </table:table-row>
        <table:table-row table:style-name="ro3">
          <table:table-cell office:value-type="float" office:value="4980484">
            <text:p>4980484</text:p>
          </table:table-cell>
          <table:table-cell office:value-type="string">
            <text:p>0.814408620198568</text:p>
          </table:table-cell>
          <table:table-cell office:value-type="string">
            <text:p>Ja, da hat der Merz genau recht, auch wenn es einige Kleingeister partout nicht wahr haben wollen. Ich habe meine Pensinskassengelder seit Jahren in einem breit gefächerten Fonds investiert, zu 40% in Aktien. tolle Sache, auch wenn es zwischendurch Schwankungen gibt. Jeder junge Erwachsene sollte langfristig so sparen... ist auch ein ideales Kinder"sparbuch" ;-) - Kleiner Betrag über viele Jahre regelmäßig investiert, ergibt Sicherheit plus Rendite. <text:s/></text:p>
          </table:table-cell>
          <table:table-cell table:number-columns-repeated="2"/>
        </table:table-row>
        <table:table-row table:style-name="ro1">
          <table:table-cell office:value-type="float" office:value="509005">
            <text:p>509005</text:p>
          </table:table-cell>
          <table:table-cell office:value-type="string">
            <text:p>0.814133028189341</text:p>
          </table:table-cell>
          <table:table-cell office:value-type="string">
            <text:p>Alles und jeder wäre besser als MERZ !</text:p>
          </table:table-cell>
          <table:table-cell table:number-columns-repeated="2"/>
        </table:table-row>
        <table:table-row table:style-name="ro9">
          <table:table-cell office:value-type="float" office:value="150791">
            <text:p>150791</text:p>
          </table:table-cell>
          <table:table-cell office:value-type="string">
            <text:p>0.813734650611877</text:p>
          </table:table-cell>
          <table:table-cell office:value-type="string">
            <text:p>Für mich sind die Songs von Lennon und McCartney die besten aller Zeiten. Ich glaube, die beiden haben sich gegenseitig zu Höchstleistungen getrieben und auch Harrison und Starr haben für mich ihren Anteil daran - und sei es nur, dass Ringo den Humor in der Gruppe hielt und Harrison ein fantastisches Solo gespielt hat. </text:p>
            <text:p>Aber trotzdem berühren mich die Lieder von John mehr als die von McCartney. Paul war sicherlich der bessere Musiker aber Lennons Lieder haben für mich (noch) mehr Substanz, mehr Tiefe und wohl auch mehr Schmerz. Vielleicht scheint da immer Johns verletzte Seele durch. Norwegian Wood, Girl, In my Life ...</text:p>
            <text:p>Was für Musik!</text:p>
          </table:table-cell>
          <table:table-cell table:number-columns-repeated="2"/>
        </table:table-row>
        <table:table-row table:style-name="ro5">
          <table:table-cell office:value-type="float" office:value="3999922">
            <text:p>3999922</text:p>
          </table:table-cell>
          <table:table-cell office:value-type="string">
            <text:p>0.813473641872406</text:p>
          </table:table-cell>
          <table:table-cell office:value-type="string">
            <text:p>Noch weniger schmerzhaft, sondern im Gegenteil ungemein genussvoll ist es, alles zu essen, was sich bietet (natürlich schon sinnvoll, nicht Chips und Cola oder Ähnliches).</text:p>
            <text:p/>
            <text:p>Manchmal essen wir zufällig vegan, mal vegetarisch und dann wieder einen riesen Bollen Fleisch. Besonders auf Reisen ist das toll und eröffnet manchmal völlig neue Genusswelten.</text:p>
          </table:table-cell>
          <table:table-cell table:number-columns-repeated="2"/>
        </table:table-row>
        <table:table-row table:style-name="ro1">
          <table:table-cell office:value-type="float" office:value="3071419">
            <text:p>3071419</text:p>
          </table:table-cell>
          <table:table-cell office:value-type="string">
            <text:p>0.813397844632467</text:p>
          </table:table-cell>
          <table:table-cell office:value-type="string">
            <text:p>Alles ist besser als Söder oder Merz</text:p>
          </table:table-cell>
          <table:table-cell table:number-columns-repeated="2"/>
        </table:table-row>
        <table:table-row table:style-name="ro3">
          <table:table-cell office:value-type="float" office:value="2132731">
            <text:p>2132731</text:p>
          </table:table-cell>
          <table:table-cell office:value-type="string">
            <text:p>0.813323636849721</text:p>
          </table:table-cell>
          <table:table-cell office:value-type="string">
            <text:p>Guter Mann!</text:p>
            <text:p>Ich habe bisher niemals CDU gewählt, aber wenn Merz CDU-Vorsitzender und KK wird, mache ich das. </text:p>
            <text:p>Wenigstens mal einer der weiß wovon er spricht.</text:p>
          </table:table-cell>
          <table:table-cell table:number-columns-repeated="2"/>
        </table:table-row>
        <table:table-row table:style-name="ro3">
          <table:table-cell office:value-type="float" office:value="7626600">
            <text:p>7626600</text:p>
          </table:table-cell>
          <table:table-cell office:value-type="string">
            <text:p>0.813316980997721</text:p>
          </table:table-cell>
          <table:table-cell office:value-type="string">
            <text:p>Ich war bestimmt 15 Jahre lang nicht mehr so begeistert für Politik wie jetzt mit Friedrich Merz. Sein Auftritt beim Politischen Aschermittwoch hat mich mehr als überzeugt davon, dass er der richtige CDU-Vorsitzende und Bundeskanzler ist. Sagenhaft. Er spricht mir mit seiner Haltung gegenüber der Linkspartei und vor allem mit seiner klaren Kante gegenüber der AfD aus der Seele. </text:p>
          </table:table-cell>
          <table:table-cell table:number-columns-repeated="2"/>
        </table:table-row>
        <table:table-row table:style-name="ro1">
          <table:table-cell office:value-type="float" office:value="8215461">
            <text:p>8215461</text:p>
          </table:table-cell>
          <table:table-cell office:value-type="string">
            <text:p>0.813209633032481</text:p>
          </table:table-cell>
          <table:table-cell office:value-type="string">
            <text:p>Röttgens Absage an Lindner ist eine klare Aussage, die man sich von Politikern wünscht. Gut gemacht!</text:p>
          </table:table-cell>
          <table:table-cell table:number-columns-repeated="2"/>
        </table:table-row>
        <table:table-row table:style-name="ro8">
          <table:table-cell office:value-type="float" office:value="11149989">
            <text:p>11149989</text:p>
          </table:table-cell>
          <table:table-cell office:value-type="string">
            <text:p>0.813110033671061</text:p>
          </table:table-cell>
          <table:table-cell office:value-type="string">
            <text:p>Ich sehe hier einen vollen Erfolg für Musk, was alleine diese Rakete wieder gezeigt hat, ist absolut einzigartig weltweit, das kleine Malheur mit der Landung wird Musks Team noch in den Griff bekommen, da bin ich mir sicher. <text:s/>Schon seltsam das die Menschen nie erkennen mit welchen Genies sie die Ehre haben zur gleichen Zeit zu leben. Ob die Großen unserer Rasse in ihren zeiten ähnlich verkannt wurden? Eines Tages werden unsere Urenkel beim Anflug auf Musk-City auf dem Mars vielleicht darüber nachdenken....</text:p>
          </table:table-cell>
          <table:table-cell table:number-columns-repeated="2"/>
        </table:table-row>
        <table:table-row table:style-name="ro1">
          <table:table-cell office:value-type="float" office:value="8324265">
            <text:p>8324265</text:p>
          </table:table-cell>
          <table:table-cell office:value-type="string">
            <text:p>0.812911093235016</text:p>
          </table:table-cell>
          <table:table-cell office:value-type="string">
            <text:p>Röttgen ist mein Favorit </text:p>
          </table:table-cell>
          <table:table-cell table:number-columns-repeated="2"/>
        </table:table-row>
        <table:table-row table:style-name="ro5">
          <table:table-cell office:value-type="float" office:value="7118288">
            <text:p>7118288</text:p>
          </table:table-cell>
          <table:table-cell office:value-type="string">
            <text:p>0.812756518522898</text:p>
          </table:table-cell>
          <table:table-cell office:value-type="string">
            <text:p>fand ihn super, ich weiß, das viele dieses abwägende, differenzierende auch mal selbstritische nciht mit Politik verbinden. Es sollte aber die Zukunft der Politik sein. Ich finde Leute wie Laschet oder Lindner die irgendwas vehement fordern und dabei scheinbar klar sind viel sclimmer. die heutige Welt ist komplex, war sie schon immer, wer der einfache kalre Antworten geben kann, dem würde ich nie trauen. Außerdem schafft es Habeck ja auch trotz der Vielschichtigkeit Orientierung zu geben. Sein Satz über die neue Mitte hat mir gut gefallen. Der passt nciht auf Twitter und auch nicht in die Bild-Zeitung und genau das ist Habecks Stärke</text:p>
          </table:table-cell>
          <table:table-cell table:number-columns-repeated="2"/>
        </table:table-row>
        <table:table-row table:style-name="ro3">
          <table:table-cell office:value-type="float" office:value="7276814">
            <text:p>7276814</text:p>
          </table:table-cell>
          <table:table-cell office:value-type="string">
            <text:p>0.812730431556702</text:p>
          </table:table-cell>
          <table:table-cell office:value-type="string">
            <text:p>@Stelnikov</text:p>
            <text:p/>
            <text:p>Also, ich finde Herrn Laschet durch seinen jetzigen Auftritt mit dieser Rede plötzlich viel besser, als ich ihn noch vorher fand.</text:p>
          </table:table-cell>
          <table:table-cell table:number-columns-repeated="2"/>
        </table:table-row>
        <table:table-row table:style-name="ro3">
          <table:table-cell office:value-type="float" office:value="7109739">
            <text:p>7109739</text:p>
          </table:table-cell>
          <table:table-cell office:value-type="string">
            <text:p>0.81225444873174</text:p>
          </table:table-cell>
          <table:table-cell office:value-type="string">
            <text:p>@Ralph</text:p>
            <text:p/>
            <text:p>Ich finde Herrn Laschet gut; würde ihn wählen</text:p>
          </table:table-cell>
          <table:table-cell table:number-columns-repeated="2"/>
        </table:table-row>
        <table:table-row table:style-name="ro9">
          <table:table-cell office:value-type="float" office:value="27567">
            <text:p>27567</text:p>
          </table:table-cell>
          <table:table-cell office:value-type="string">
            <text:p>0.81109764178594</text:p>
          </table:table-cell>
          <table:table-cell office:value-type="string">
            <text:p>Eigenverantwortung ist die beste Lösung. Man kriegt ja schon Kopfschmerzen wenn man versucht, alle derzeit gültigen regionalen, bundeslandspezifischen und bundesweiten Regeln zu überblicken, für sowas fehlt mir echt die Zeit. </text:p>
            <text:p/>
            <text:p>Mein Vater ist gestern 76 geworden, meine Schwester (lebt im Moment allein in ihrem Haus, da Partner im Ausland), ich selbst (gleiches Szenario, meine Freundin kommt erst am Wochenende aus Manchester) und mein Vater (lebt daheim allein) haben uns zum Essen getroffen und waren danach spazieren. Nach den Regeln nicht gewünscht, da 3 Haushalte zusammenkommen. Wir haben entschieden, dass es für uns vetretbar ist (mein letzter Test war am letzten Do bei Einreise, meine Schwester ist in der Pharma und wird regelmäßig getestet). Mehr muss man dazu gar nicht sagen.</text:p>
          </table:table-cell>
          <table:table-cell table:number-columns-repeated="2"/>
        </table:table-row>
        <table:table-row table:style-name="ro2">
          <table:table-cell office:value-type="float" office:value="7344615">
            <text:p>7344615</text:p>
          </table:table-cell>
          <table:table-cell office:value-type="string">
            <text:p>0.810432493686676</text:p>
          </table:table-cell>
          <table:table-cell office:value-type="string">
            <text:p>Das ganze Hopp-Game ist einfach nur lustig von allen Seiten.</text:p>
            <text:p>Bundesliga Fans sind gegen Kommerz und jubeln 20 jährigen Millionären zu die Privat in 3000€ Pullis insta Fotos machen mit ihrer Model Freundin.</text:p>
            <text:p>Auf der anderen Seite ein Milliadär der das Fan Tum nicht versteht und dünnhäutig auf recht und respekt besteht.</text:p>
            <text:p/>
            <text:p>Aber hey ich finde es ganz lustig weiter so.</text:p>
            <text:p>In England gab es richtige Fans,die sind dann auf die unteren Ligen gegangen und machen da Party.</text:p>
          </table:table-cell>
          <table:table-cell table:number-columns-repeated="2"/>
        </table:table-row>
        <table:table-row table:style-name="ro1">
          <table:table-cell office:value-type="float" office:value="3072867">
            <text:p>3072867</text:p>
          </table:table-cell>
          <table:table-cell office:value-type="string">
            <text:p>0.809638639291128</text:p>
          </table:table-cell>
          <table:table-cell office:value-type="string">
            <text:p>Gute info und deutlich interessanter als der Kommentar von Oliver. Merzi</text:p>
          </table:table-cell>
          <table:table-cell table:number-columns-repeated="2"/>
        </table:table-row>
        <table:table-row table:style-name="ro1">
          <table:table-cell office:value-type="float" office:value="8410843">
            <text:p>8410843</text:p>
          </table:table-cell>
          <table:table-cell office:value-type="string">
            <text:p>0.809543410936991</text:p>
          </table:table-cell>
          <table:table-cell office:value-type="string">
            <text:p>Also wenn Laschet das beste ist, was die CDU aufbieten kann, dann gute Nacht</text:p>
          </table:table-cell>
          <table:table-cell table:number-columns-repeated="2"/>
        </table:table-row>
        <table:table-row table:style-name="ro5">
          <table:table-cell office:value-type="float" office:value="4535710">
            <text:p>4535710</text:p>
          </table:table-cell>
          <table:table-cell office:value-type="string">
            <text:p>0.809479494889577</text:p>
          </table:table-cell>
          <table:table-cell office:value-type="string">
            <text:p>Hallo Herr Merz,</text:p>
            <text:p>danke, dass Sie Ihrer Partei und den Deutschen die Wahl jetzt schon leicht machen. Wenn ich aus meinem täglichen Posteingang zitieren darf: </text:p>
            <text:p>"Für die Bemühungen, die Sie in Ihre Bewerbung investiert haben, danken wir Ihnen recht herzlich. Wir wünschen Ihnen für Ihre weitere persönliche und berufliche Zukunft alles Gute." </text:p>
            <text:p>(Und ich bin sicher, dass Sie ein wärmeres Plätzchen finden werden als ich.)</text:p>
          </table:table-cell>
          <table:table-cell table:number-columns-repeated="2"/>
        </table:table-row>
        <table:table-row table:style-name="ro3">
          <table:table-cell office:value-type="float" office:value="6390311">
            <text:p>6390311</text:p>
          </table:table-cell>
          <table:table-cell office:value-type="string">
            <text:p>0.809366623560588</text:p>
          </table:table-cell>
          <table:table-cell office:value-type="string">
            <text:p>Einfach klasse der Merz. Aber warum hat er dem armen Amthor beim 'Extraverdienenwollen' nicht vorher, nur von Kollege zu Kollege, das 'Wie-man's-nicht-machen-sollte' nicht erklärt ?</text:p>
            <text:p>Ich schätze mal, keine Zeit wegen Blackrock :-)</text:p>
          </table:table-cell>
          <table:table-cell table:number-columns-repeated="2"/>
        </table:table-row>
        <table:table-row table:style-name="ro4">
          <table:table-cell office:value-type="float" office:value="11334616">
            <text:p>11334616</text:p>
          </table:table-cell>
          <table:table-cell office:value-type="string">
            <text:p>0.809313833713531</text:p>
          </table:table-cell>
          <table:table-cell office:value-type="string">
            <text:p>Mal gute Nachrichten in der Corona-Zeit.</text:p>
            <text:p>Statt der 1000 Corona-Toten täglich, jetzt mal 3 Richtige</text:p>
          </table:table-cell>
          <table:table-cell table:number-columns-repeated="2"/>
        </table:table-row>
        <table:table-row table:style-name="ro4">
          <table:table-cell office:value-type="float" office:value="11333741">
            <text:p>11333741</text:p>
          </table:table-cell>
          <table:table-cell office:value-type="string">
            <text:p>0.809313833713531</text:p>
          </table:table-cell>
          <table:table-cell office:value-type="string">
            <text:p>Mal gute Nachrichten in der Corona-Zeit.</text:p>
            <text:p>Statt der 1000 Corona-Toten täglich, jetzt mal 3 Richtige</text:p>
          </table:table-cell>
          <table:table-cell table:number-columns-repeated="2"/>
        </table:table-row>
        <table:table-row table:style-name="ro3">
          <table:table-cell office:value-type="float" office:value="7669775">
            <text:p>7669775</text:p>
          </table:table-cell>
          <table:table-cell office:value-type="string">
            <text:p>0.809294660886129</text:p>
          </table:table-cell>
          <table:table-cell office:value-type="string">
            <text:p>genau meine Meinung, da weiss man wenigsten für was er steht, alles andere ist zu unsicher und Merkel ist gar nicht mal so schlecht, vielleicht etwas amtsmüde.</text:p>
            <text:p>Laschet ist humorvoll und präzise in seinen Aussagen, wir werden noch sehen und hören.</text:p>
          </table:table-cell>
          <table:table-cell table:number-columns-repeated="2"/>
        </table:table-row>
        <table:table-row table:style-name="ro3">
          <table:table-cell office:value-type="float" office:value="4508842">
            <text:p>4508842</text:p>
          </table:table-cell>
          <table:table-cell office:value-type="string">
            <text:p>0.809101204077403</text:p>
          </table:table-cell>
          <table:table-cell office:value-type="string">
            <text:p>SPON hat sehr gut die Charaktereigenschaften und Stärken von Merz sehr gut beschrieben. Seine Stärken genannt. Wo hätte aber nun mich, der ihn wählen wird, in irgendeiner Form vergrault. Ganz im Gegenteil. Er hat richtig reagiert. SPON, hast du wirklich seine Anhänger befragt. Sicherlich nicht. Gerade jetzt, wo er diese Äußerung von sich gab, hat er mich noch mehr überzeugt. I stand to my boy....</text:p>
          </table:table-cell>
          <table:table-cell table:number-columns-repeated="2"/>
        </table:table-row>
        <table:table-row table:style-name="ro3">
          <table:table-cell office:value-type="float" office:value="4591604">
            <text:p>4591604</text:p>
          </table:table-cell>
          <table:table-cell office:value-type="string">
            <text:p>0.809077322483063</text:p>
          </table:table-cell>
          <table:table-cell office:value-type="string">
            <text:p>Ich finde die langen Sommerabende schön und würde sie gerne behalten.</text:p>
            <text:p>Es gibt übrigens nicht nur die Leute, die die Sommerzeit gerne abschaffen möchten sondern auch diejenigen, die sie gerne auf das ganz Jahr ausdehnen würden. Da finde ich die aktuelle Lösung noch an Besten. </text:p>
          </table:table-cell>
          <table:table-cell table:number-columns-repeated="2"/>
        </table:table-row>
        <table:table-row table:style-name="ro4">
          <table:table-cell office:value-type="float" office:value="4333248">
            <text:p>4333248</text:p>
          </table:table-cell>
          <table:table-cell office:value-type="string">
            <text:p>0.808934946854909</text:p>
          </table:table-cell>
          <table:table-cell office:value-type="string">
            <text:p>ja, kann ich sehr empfehlen.</text:p>
            <text:p>Usernamen beim Beitrag anklicken, dann kommt ein entsprechendes Menü. Schnell und schmerzlos. ;)</text:p>
          </table:table-cell>
          <table:table-cell table:number-columns-repeated="2"/>
        </table:table-row>
        <table:table-row table:style-name="ro9">
          <table:table-cell office:value-type="float" office:value="626563">
            <text:p>626563</text:p>
          </table:table-cell>
          <table:table-cell office:value-type="string">
            <text:p>0.808811863263448</text:p>
          </table:table-cell>
          <table:table-cell office:value-type="string">
            <text:p>"Fit ohne Geräte" kann ich nur empfehlen, allerdings in Kombination mit Joggen! Muskelaufbau und Ausdauer. Als Homeofficer mach ich das seit 6 Jahren. Zweimal "FOG" die Woche, zweimal Joggen (10 - 15km) mit interessanten Podcasts und schönen Strecken (Strecken und deren Länge sollten variieren, hin und wieder Treppen oder Berge einbauen). Man braucht 2, 3 Monate, bis der Körper sich daran gewöhnt - danach will er es selbst. Das Bier danach schmekt um so besser.</text:p>
            <text:p>Resultat in meinem Fall: keine Rückenschmerzen mehr, 78kg bei 182 und mit 40 zum ersten Mal meine Bauchmuskeln sichtbar (nun schon seit 5 Jahren) - meiner Frau hat es so gut gefallen, die macht es jetzt auch. Gefällt mir wiederum.</text:p>
            <text:p>Wichtig: zu Beginn nicht übertreiben, Freunde zum gegenseitigen Anstacheln finden. Viel Spaß und frohe Weihnachten ;o)</text:p>
          </table:table-cell>
          <table:table-cell table:number-columns-repeated="2"/>
        </table:table-row>
        <table:table-row table:style-name="ro4">
          <table:table-cell office:value-type="float" office:value="8486371">
            <text:p>8486371</text:p>
          </table:table-cell>
          <table:table-cell office:value-type="string">
            <text:p>0.80859371026357</text:p>
          </table:table-cell>
          <table:table-cell office:value-type="string">
            <text:p>Puh, das ist gerade nochmal gut gegangen! Röttgen wäre sicher der Kandidat für uns alle gewesen, aber jeder ist besser als Merz! Die junge Union, die Herrn Merz hofierte, sollte sich einen neuen, etwas sympathischeren Vorsitzenden suchen! </text:p>
          </table:table-cell>
          <table:table-cell table:number-columns-repeated="2"/>
        </table:table-row>
        <table:table-row table:style-name="ro4">
          <table:table-cell office:value-type="float" office:value="8616329">
            <text:p>8616329</text:p>
          </table:table-cell>
          <table:table-cell office:value-type="string">
            <text:p>0.80859371026357</text:p>
          </table:table-cell>
          <table:table-cell office:value-type="string">
            <text:p>Puh, das ist gerade nochmal gut gegangen! Röttgen wäre sicher der Kandidat für uns alle gewesen, aber jeder ist besser als Merz! Die junge Union, die Herrn Merz hofierte, sollte sich einen neuen, etwas sympathischeren Vorsitzenden suchen! </text:p>
          </table:table-cell>
          <table:table-cell table:number-columns-repeated="2"/>
        </table:table-row>
        <table:table-row table:style-name="ro4">
          <table:table-cell office:value-type="float" office:value="11356452">
            <text:p>11356452</text:p>
          </table:table-cell>
          <table:table-cell office:value-type="string">
            <text:p>0.808552225430807</text:p>
          </table:table-cell>
          <table:table-cell office:value-type="string">
            <text:p>Eine sehr gute Wahl für die Italiener. Der war ja schon als EZB-Präsident sehr auf das italienische Wohl bedacht. Jetzt steht er halt auf der anderen Seite der Notenpresse. </text:p>
          </table:table-cell>
          <table:table-cell table:number-columns-repeated="2"/>
        </table:table-row>
        <table:table-row table:style-name="ro3">
          <table:table-cell office:value-type="float" office:value="11310416">
            <text:p>11310416</text:p>
          </table:table-cell>
          <table:table-cell office:value-type="string">
            <text:p>0.808545887470245</text:p>
          </table:table-cell>
          <table:table-cell office:value-type="string">
            <text:p>Sanktionen, Sanktionen, Sanktionen, Sanktionen und so weiter und so fort. Hat jemand von der westlichen Elite etwas besseres, sinnvolleres zu bieten?</text:p>
            <text:p>Das der neue US Außenminister nichts anderes dazu beitragen kann, sei ihm verziehen, er ist ja noch keine 100 Tage in Amt und Würden. Also machen wir weiter so wie gehabt, die einen labern, die anderen sanktionieren. So wie im Iran, wo jetzt schon die Menschen unter fehlenden Medikamenten leiden. </text:p>
          </table:table-cell>
          <table:table-cell table:number-columns-repeated="2"/>
        </table:table-row>
        <table:table-row table:style-name="ro1">
          <table:table-cell office:value-type="float" office:value="5088804">
            <text:p>5088804</text:p>
          </table:table-cell>
          <table:table-cell office:value-type="string">
            <text:p>0.808462142944336</text:p>
          </table:table-cell>
          <table:table-cell office:value-type="string">
            <text:p>Mit seinem Papst-Besuch hat Laschet einen echten Coup gelandet. Jetzt wird das Duell mit Merz echt wieder spannend. </text:p>
          </table:table-cell>
          <table:table-cell table:number-columns-repeated="2"/>
        </table:table-row>
        <table:table-row table:style-name="ro2">
          <table:table-cell office:value-type="float" office:value="4021914">
            <text:p>4021914</text:p>
          </table:table-cell>
          <table:table-cell office:value-type="string">
            <text:p>0.807905236879985</text:p>
          </table:table-cell>
          <table:table-cell office:value-type="string">
            <text:p>Das ist doch wunderbar prima. So kann jeder, der sich nicht impfen lassen möchte, die Krankheit durchmachen. Es ist doch schließlich für manche nur ein Schnupfen. </text:p>
            <text:p>Hinterher sollen sich dann die Kritiker selbst ein Bild machen.</text:p>
            <text:p>War doch bei den Masern ähnlich. Da wurden manche Impfgegner geläutert, als sie dann im Erwachsenenalter die Masern von ihren ungenierten Kindern aus der Kita bekamen. </text:p>
            <text:p>Manche lernen mit Einsicht, manche mit Schmerz. So ist das halt.</text:p>
          </table:table-cell>
          <table:table-cell table:number-columns-repeated="2"/>
        </table:table-row>
        <table:table-row table:style-name="ro1">
          <table:table-cell office:value-type="float" office:value="11351726">
            <text:p>11351726</text:p>
          </table:table-cell>
          <table:table-cell office:value-type="string">
            <text:p>0.807142575581869</text:p>
          </table:table-cell>
          <table:table-cell office:value-type="string">
            <text:p>Interessantes Thema: man kann sich wirklich über alles Sorgen machen!</text:p>
          </table:table-cell>
          <table:table-cell table:number-columns-repeated="2"/>
        </table:table-row>
        <table:table-row table:style-name="ro1">
          <table:table-cell office:value-type="float" office:value="189464">
            <text:p>189464</text:p>
          </table:table-cell>
          <table:table-cell office:value-type="string">
            <text:p>0.807133694489797</text:p>
          </table:table-cell>
          <table:table-cell office:value-type="string">
            <text:p>Laschet fordert! Der ist gut....</text:p>
          </table:table-cell>
          <table:table-cell table:number-columns-repeated="2"/>
        </table:table-row>
        <table:table-row table:style-name="ro1">
          <table:table-cell office:value-type="float" office:value="6389468">
            <text:p>6389468</text:p>
          </table:table-cell>
          <table:table-cell office:value-type="string">
            <text:p>0.807041704654694</text:p>
          </table:table-cell>
          <table:table-cell office:value-type="string">
            <text:p>Laschet und besonnen, der war gut!</text:p>
          </table:table-cell>
          <table:table-cell table:number-columns-repeated="2"/>
        </table:table-row>
        <table:table-row table:style-name="ro5">
          <table:table-cell office:value-type="float" office:value="6836933">
            <text:p>6836933</text:p>
          </table:table-cell>
          <table:table-cell office:value-type="string">
            <text:p>0.806900322437286</text:p>
          </table:table-cell>
          <table:table-cell office:value-type="string">
            <text:p>"Ich bin überzeugt, dass sich diverse Wissenschaftler auch dieser Frage widmen."</text:p>
            <text:p/>
            <text:p>Davon bin ich auch mehr als überzeugt. Zumal Covid-19 ja scheinbar recht launisch ist sowohl bei der Ansteckung als auch bei den Symptomen. Ich vermute, dass ich das auch bereits hatte. Besonders zum Schluss hin hatte ich massiven Geschmacks- und Geruchsverlust. Ansonsten tagelang stechende Kopfschmerzen und Schlappheit. Da ich altersbedingt (und als Raucher) zur Risikogruppe gehöre, kann ich für mich nur sagen: Glück gehabt. </text:p>
          </table:table-cell>
          <table:table-cell table:number-columns-repeated="2"/>
        </table:table-row>
        <table:table-row table:style-name="ro1">
          <table:table-cell office:value-type="float" office:value="3255443">
            <text:p>3255443</text:p>
          </table:table-cell>
          <table:table-cell office:value-type="string">
            <text:p>0.806320150693258</text:p>
          </table:table-cell>
          <table:table-cell office:value-type="string">
            <text:p>Wer Laschet wählt,wählt RWE gleich mit.Klimaschutz ade!</text:p>
          </table:table-cell>
          <table:table-cell table:number-columns-repeated="2"/>
        </table:table-row>
        <table:table-row table:style-name="ro3">
          <table:table-cell office:value-type="float" office:value="6991642">
            <text:p>6991642</text:p>
          </table:table-cell>
          <table:table-cell office:value-type="string">
            <text:p>0.806213478247325</text:p>
          </table:table-cell>
          <table:table-cell office:value-type="string">
            <text:p>Wer braucht eigentlich Noten? Wir nicht. Ich habe hier ein Kind, das blüht gerade auf - überrascht mich jeden Tag, hat nie Kopfschmerzen, was sonst üblich war, wirkt viel gesünder, lernt motiviert... Das gibt zum denken, aber wenn ich ehrlich bin schon vorher. Ich höre schon zu, was die Kinder erzählen und was sie täglich ausgesetzt sind. </text:p>
          </table:table-cell>
          <table:table-cell table:number-columns-repeated="2"/>
        </table:table-row>
        <table:table-row table:style-name="ro3">
          <table:table-cell office:value-type="float" office:value="6859632">
            <text:p>6859632</text:p>
          </table:table-cell>
          <table:table-cell office:value-type="string">
            <text:p>0.806108474731445</text:p>
          </table:table-cell>
          <table:table-cell office:value-type="string">
            <text:p>Herr Laschet macht vieles richtig und ich finde ihn vertrauenswürdig. In dieser Situation habe ich lieber jemanden, der vorsichtig und überlegt agiert als einen, der ständig vorprescht und alles besser weiß.</text:p>
            <text:p>Also: Daumen hoch für Armin Laschet.</text:p>
          </table:table-cell>
          <table:table-cell table:number-columns-repeated="2"/>
        </table:table-row>
        <table:table-row table:style-name="ro1">
          <table:table-cell office:value-type="float" office:value="568094">
            <text:p>568094</text:p>
          </table:table-cell>
          <table:table-cell office:value-type="string">
            <text:p>0.805830498536428</text:p>
          </table:table-cell>
          <table:table-cell office:value-type="string">
            <text:p>Merz ist auch mein Favorit. Dann werden einige Wähler aus der Mitte keine CDU wählen. </text:p>
          </table:table-cell>
          <table:table-cell table:number-columns-repeated="2"/>
        </table:table-row>
        <table:table-row table:style-name="ro1">
          <table:table-cell office:value-type="float" office:value="11113085">
            <text:p>11113085</text:p>
          </table:table-cell>
          <table:table-cell office:value-type="string">
            <text:p>0.804827113946279</text:p>
          </table:table-cell>
          <table:table-cell office:value-type="string">
            <text:p>Ich freue mich ja sehr darüber, dass in unseren politisch unfassbar korrekten Zeiten mal einer seinen berechtigten Frust raus lässt. Tut gut!!!</text:p>
          </table:table-cell>
          <table:table-cell table:number-columns-repeated="2"/>
        </table:table-row>
        <table:table-row table:style-name="ro3">
          <table:table-cell office:value-type="float" office:value="11315966">
            <text:p>11315966</text:p>
          </table:table-cell>
          <table:table-cell office:value-type="string">
            <text:p>0.804685930411021</text:p>
          </table:table-cell>
          <table:table-cell office:value-type="string">
            <text:p>Der Wendehals Söder unternimmt alles für seine Machtoptionen. Niemals glaubwürdig, mit wechselnden Positionen. Jetzt ist mir Laschet als Kanzlerkandidat hundertmal lieber, um die Union zu wählen. Er hebt</text:p>
            <text:p>besonders die fundamentalen Unreschiede zu den Grünen hervor und arbeitet sehr kollegial mit der FDP zusammen.</text:p>
          </table:table-cell>
          <table:table-cell table:number-columns-repeated="2"/>
        </table:table-row>
        <table:table-row table:style-name="ro8">
          <table:table-cell office:value-type="float" office:value="48847">
            <text:p>48847</text:p>
          </table:table-cell>
          <table:table-cell office:value-type="string">
            <text:p>0.804472625255585</text:p>
          </table:table-cell>
          <table:table-cell office:value-type="string">
            <text:p>Röttgen gefällt mir immer besser. Es scheint er ist die beste Wahl für den CDU Vorsitz. Er äußert sich geschickt und kompetent in Medien und Interviews und fasst kluge Personalentscheidungen. </text:p>
            <text:p>Meine Sympathie gilt ihm.</text:p>
            <text:p/>
          </table:table-cell>
          <table:table-cell table:number-columns-repeated="2"/>
        </table:table-row>
        <table:table-row table:style-name="ro8">
          <table:table-cell office:value-type="float" office:value="8486325">
            <text:p>8486325</text:p>
          </table:table-cell>
          <table:table-cell office:value-type="string">
            <text:p>0.804403424263</text:p>
          </table:table-cell>
          <table:table-cell office:value-type="string">
            <text:p>Ich habe nicht viele Reden Laschets gesehen, aber diese war hervorragend, ein Meisterstück, sowohl inhaltlich als auch vom Vortrag her. Laschet wird sich gegen Söder durchsetzen. Er wird bei den Bundestagswahlen in der Mitte punkten, nach den Vorgängen in den USA verschreckte AFD-Liebäugler aufnehmen, traditionelle <text:s/>sozialdemokratische Wähler auf seine Seite ziehen und mit den Grünen eine Koalition wagen. Alles gut. Schade um die SPD, aber solange die CDU wie in den letzten Jahren sozialdemokratische Politik macht, sei's drum :-). <text:s/></text:p>
          </table:table-cell>
          <table:table-cell table:number-columns-repeated="2"/>
        </table:table-row>
        <table:table-row table:style-name="ro8">
          <table:table-cell office:value-type="float" office:value="8616283">
            <text:p>8616283</text:p>
          </table:table-cell>
          <table:table-cell office:value-type="string">
            <text:p>0.804403424263</text:p>
          </table:table-cell>
          <table:table-cell office:value-type="string">
            <text:p>Ich habe nicht viele Reden Laschets gesehen, aber diese war hervorragend, ein Meisterstück, sowohl inhaltlich als auch vom Vortrag her. Laschet wird sich gegen Söder durchsetzen. Er wird bei den Bundestagswahlen in der Mitte punkten, nach den Vorgängen in den USA verschreckte AFD-Liebäugler aufnehmen, traditionelle <text:s/>sozialdemokratische Wähler auf seine Seite ziehen und mit den Grünen eine Koalition wagen. Alles gut. Schade um die SPD, aber solange die CDU wie in den letzten Jahren sozialdemokratische Politik macht, sei's drum :-). <text:s/></text:p>
          </table:table-cell>
          <table:table-cell table:number-columns-repeated="2"/>
        </table:table-row>
        <table:table-row table:style-name="ro3">
          <table:table-cell office:value-type="float" office:value="5250380">
            <text:p>5250380</text:p>
          </table:table-cell>
          <table:table-cell office:value-type="string">
            <text:p>0.80425755182902</text:p>
          </table:table-cell>
          <table:table-cell office:value-type="string">
            <text:p>Schöner Artikel, danke! Meine Großreisezeit liegt schon etwas zurück, aber ich träume in letzter Zeit viel von Andalusien und den griechischen Inseln :-) Auch ein guter Punkt mit "Fernweh" auf Englisch... die naheste und gebräuchlichste Übertragung wäre "wanderlust", aber das gleitet etwas hinweg über die schmerzhafte Sehnsucht darin... manchmal ist Deutsch doch etwas differenzierter.</text:p>
          </table:table-cell>
          <table:table-cell table:number-columns-repeated="2"/>
        </table:table-row>
        <table:table-row table:style-name="ro1">
          <table:table-cell office:value-type="float" office:value="6418682">
            <text:p>6418682</text:p>
          </table:table-cell>
          <table:table-cell office:value-type="string">
            <text:p>0.803777893384298</text:p>
          </table:table-cell>
          <table:table-cell office:value-type="string">
            <text:p>ist doch schön für Laschet mal wirklich etw. großes in NRW zu haben; tolle Leistung</text:p>
          </table:table-cell>
          <table:table-cell table:number-columns-repeated="2"/>
        </table:table-row>
        <table:table-row table:style-name="ro11">
          <table:table-cell office:value-type="float" office:value="6861146">
            <text:p>6861146</text:p>
          </table:table-cell>
          <table:table-cell office:value-type="string">
            <text:p>0.8035768866539</text:p>
          </table:table-cell>
          <table:table-cell office:value-type="string">
            <text:p>Ihr Statement kann ich sehr gut nachvollziehen. Ich selbst bin Anfang '19 "nur" an einer schweren Grippe erkrankt, in meinen 62 Lebensjahren hat es mich noch nie vorher dermaßen aus den Schuhen gehauen. Hustenanfälle dass ich dachte, mir platzt eine Ader im Brägen, Eimer am Bett für unter Schmerzen abgehusteten Auswurf, Schüttelfrost+Fieber, kurz, ich fühlte auf einmal, dass man tatsächlich auch an einer Grippe sterben kann. Bis dato hatte ich das immer lockerer gesehen...Angesteckt hatte ich mich bei einem Dauerbesucher meiner Nachbarin, der war sozusagen Multispreader.</text:p>
            <text:p>Aus diesem Grund hatte ich vor Corona direkt zu Beginn großen Respekt und habe mich bisher bemüht, alles an Vorsichtsmassnahmen einzuhalten. </text:p>
            <text:p>Den oben erwähnten Dauerbesucher hätte ich am liebsten einhändig und langsam erwürgt. Deshalb kann ich Ihren Wunsch nach Ablecken bestimmter Bürgergesichter bestens verstehen...</text:p>
            <text:p>Ihnen weiterhin gute Besserung.</text:p>
          </table:table-cell>
          <table:table-cell table:number-columns-repeated="2"/>
        </table:table-row>
        <table:table-row table:style-name="ro3">
          <table:table-cell office:value-type="float" office:value="4459693">
            <text:p>4459693</text:p>
          </table:table-cell>
          <table:table-cell office:value-type="string">
            <text:p>0.803451041380564</text:p>
          </table:table-cell>
          <table:table-cell office:value-type="string">
            <text:p>Das ist eine faire Lösung. Und eine gute für die CDU. Jedes weitere Hinauszögern hätte der Partei nur geschadet. Ohne den Einsatz von Herrn Merz wäre das nicht möglich gewesen. Sage also keiner mehr, er könne sich nicht durchsetzen. Danke aber auch an Frau Karrenbauer. Ich hoffe, dass sie auch in Zukunft unsere Politik mitgestalten kann.</text:p>
          </table:table-cell>
          <table:table-cell table:number-columns-repeated="2"/>
        </table:table-row>
        <table:table-row table:style-name="ro4">
          <table:table-cell office:value-type="float" office:value="4017715">
            <text:p>4017715</text:p>
          </table:table-cell>
          <table:table-cell office:value-type="string">
            <text:p>0.803256750106812</text:p>
          </table:table-cell>
          <table:table-cell office:value-type="string">
            <text:p>Man sollte nicht immer alles schlechtreden. Zumindest Merz bringt alle Voraussetzungen, ein hervorragender Kanzler zu werden und Deutschland sowie Europa neuen Schwung zu verleihen. Und mit den anderen wird es auch nicht schlechte werden als es jetzt ist.</text:p>
          </table:table-cell>
          <table:table-cell table:number-columns-repeated="2"/>
        </table:table-row>
        <table:table-row table:style-name="ro1">
          <table:table-cell office:value-type="float" office:value="11355014">
            <text:p>11355014</text:p>
          </table:table-cell>
          <table:table-cell office:value-type="string">
            <text:p>0.80319082736969</text:p>
          </table:table-cell>
          <table:table-cell office:value-type="string">
            <text:p>Und ''Unorthodox'' hat ebenso einen Preis verdient! Absolute Anschau-Empfehlung!</text:p>
          </table:table-cell>
          <table:table-cell table:number-columns-repeated="2"/>
        </table:table-row>
        <table:table-row table:style-name="ro2">
          <table:table-cell office:value-type="float" office:value="935273">
            <text:p>935273</text:p>
          </table:table-cell>
          <table:table-cell office:value-type="string">
            <text:p>0.802851915359497</text:p>
          </table:table-cell>
          <table:table-cell office:value-type="string">
            <text:p>Eine tolle Treppe. Auch wenn vielen die Politiker nicht gefallen - egal.</text:p>
            <text:p>Esken am Ende mit Weidel gleich und Borjans nicht vorhanden. Laschet hinter Merz und Rötgen gleichauf mit Lindner - und auf dem das Treppenbild passt er nur noch halb.</text:p>
            <text:p>Da können die Leitartikler die Druckerschwärze sparen.</text:p>
            <text:p>Und auch im Forum ist es egal, weer wem nicht passt.</text:p>
            <text:p>Die Treppe sagt mehr als Professionelle und Hobbykommentatoren.</text:p>
          </table:table-cell>
          <table:table-cell table:number-columns-repeated="2"/>
        </table:table-row>
        <table:table-row table:style-name="ro1">
          <table:table-cell office:value-type="float" office:value="4533925">
            <text:p>4533925</text:p>
          </table:table-cell>
          <table:table-cell office:value-type="string">
            <text:p>0.802598198254903</text:p>
          </table:table-cell>
          <table:table-cell office:value-type="string">
            <text:p>Merz und sympatisch ..in einem Satz:(</text:p>
          </table:table-cell>
          <table:table-cell table:number-columns-repeated="2"/>
        </table:table-row>
        <table:table-row table:style-name="ro4">
          <table:table-cell office:value-type="float" office:value="11407353">
            <text:p>11407353</text:p>
          </table:table-cell>
          <table:table-cell office:value-type="string">
            <text:p>0.802530348300934</text:p>
          </table:table-cell>
          <table:table-cell office:value-type="string">
            <text:p>Jup, wird schon gemacht. RWE baut fleißig Windräder in Norwegen / Schweden und bereichert somit die Landschaft dort ungemein. Die Einwohner sind "begeistert". Hauptsache aus der Atomenergie ausgestiegen... </text:p>
          </table:table-cell>
          <table:table-cell table:number-columns-repeated="2"/>
        </table:table-row>
        <table:table-row table:style-name="ro8">
          <table:table-cell office:value-type="float" office:value="4835037">
            <text:p>4835037</text:p>
          </table:table-cell>
          <table:table-cell office:value-type="string">
            <text:p>0.802067259947459</text:p>
          </table:table-cell>
          <table:table-cell office:value-type="string">
            <text:p>Wenn man Söder, Merz, Röttgen und Laschet mal nüchtern betrachtet, dann geben die immer noch optisch mehr her als die meisten Ehemänner der Damen zwischen 60 und 80. </text:p>
            <text:p/>
            <text:p>Dazu fühlt sich keine Frau durch AKK oder Merkel herausgefordert. Die CDU bietet das volle Programm.</text:p>
          </table:table-cell>
          <table:table-cell table:number-columns-repeated="2"/>
        </table:table-row>
        <table:table-row table:style-name="ro5">
          <table:table-cell office:value-type="float" office:value="11332618">
            <text:p>11332618</text:p>
          </table:table-cell>
          <table:table-cell office:value-type="string">
            <text:p>0.801690657933553</text:p>
          </table:table-cell>
          <table:table-cell office:value-type="string">
            <text:p>Hervoragende Kolumne! Auf den Punkt!</text:p>
            <text:p/>
            <text:p>Das Tragische dabei: Es wird wieder die Union den Kanzler stellen. Dieses Land wird sich mit seinem elenden Konservatismus irgendwann totkonserviert haben!</text:p>
            <text:p/>
          </table:table-cell>
          <table:table-cell table:number-columns-repeated="2"/>
        </table:table-row>
        <table:table-row table:style-name="ro3">
          <table:table-cell office:value-type="float" office:value="5076243">
            <text:p>5076243</text:p>
          </table:table-cell>
          <table:table-cell office:value-type="string">
            <text:p>0.801352938016256</text:p>
          </table:table-cell>
          <table:table-cell office:value-type="string">
            <text:p>Da stimme ich Ihnen zu. Das ist mir in der Zeit ohne Zuschauer sehr angenehm aufgefallen. Wenn die Kulisse fehlt, sind die Schmerzen nicht ganz so groß und die Rollen fallen erheblich sparsamer aus. Auch haben die Spieler keine Schmerzen mehr im Gesicht, wenn sie an der Schulter getroffen wurden. :-) </text:p>
          </table:table-cell>
          <table:table-cell table:number-columns-repeated="2"/>
        </table:table-row>
        <table:table-row table:style-name="ro4">
          <table:table-cell office:value-type="float" office:value="4154163">
            <text:p>4154163</text:p>
          </table:table-cell>
          <table:table-cell office:value-type="string">
            <text:p>0.801236569881439</text:p>
          </table:table-cell>
          <table:table-cell office:value-type="string">
            <text:p>... sagt halt jemand, der das ohne weiteres kann, und zwar auf sehr hohem Niveau. Für das Land wäre es tatsächlich besser, wenn Herr Merz uns mit seiner Arbeit verschonen würde. Und nein, ich bin nicht neidisch; mir geht es sehr gut.</text:p>
          </table:table-cell>
          <table:table-cell table:number-columns-repeated="2"/>
        </table:table-row>
        <table:table-row table:style-name="ro4">
          <table:table-cell office:value-type="float" office:value="4407937">
            <text:p>4407937</text:p>
          </table:table-cell>
          <table:table-cell office:value-type="string">
            <text:p>0.801143328348796</text:p>
          </table:table-cell>
          <table:table-cell office:value-type="string">
            <text:p>Ich meine, dass Merz so ziemlich der einzige ist, der viel Sachverstand hat und Ideen für die Zukunft. In dieser Zeit ist nur der beste gut genug. Darum unterstütze ich Merz.</text:p>
          </table:table-cell>
          <table:table-cell table:number-columns-repeated="2"/>
        </table:table-row>
        <table:table-row table:style-name="ro1">
          <table:table-cell office:value-type="float" office:value="11154714">
            <text:p>11154714</text:p>
          </table:table-cell>
          <table:table-cell office:value-type="string">
            <text:p>0.801078259944916</text:p>
          </table:table-cell>
          <table:table-cell office:value-type="string">
            <text:p>Endlich Mal eine Untersuchung zu den wirklich wichtigen Themen der Menschheit</text:p>
          </table:table-cell>
          <table:table-cell table:number-columns-repeated="2"/>
        </table:table-row>
        <table:table-row table:style-name="ro13">
          <table:table-cell office:value-type="float" office:value="5249322">
            <text:p>5249322</text:p>
          </table:table-cell>
          <table:table-cell office:value-type="string">
            <text:p>0.800996085007985</text:p>
          </table:table-cell>
          <table:table-cell office:value-type="string">
            <text:p>Lisa Eckhart ist zynisch, herausfordernd, spitz, sehr oft an der Grenze, sie tanzt auf des Messers Schneide. Genau diese Grenzen sucht sie und labt sich an den Schmerzen die sie ihren Zuhörern damit zufügt.</text:p>
            <text:p/>
            <text:p>Genau dafür liebe ich Sie! Unbequem formuliert sie auch unangenehme Zusammenhänge oder sticht sie mit Nadeln in Wunden, die man vorher gar nicht kannte. Und das auf eine rhetorisch anzügliche, grundsätzlich höfliche Weise, spitz ohne vorgespielten Anstand und unbestreitbar mit Stil. </text:p>
            <text:p/>
            <text:p>Man muss schon was aushalten ihr zuzuhören. Das ist kein Masochismus sondern Anregung um nachzudenken.</text:p>
            <text:p/>
            <text:p>Ganz anders als die, die viel sagen und täglich langweilen! Andrerseits muss man sie ja natürlich nicht mögen, ich mag viele Menschen nicht und will vielen lieber nicht zuhören.</text:p>
            <text:p/>
            <text:p>Sie ist schwer anzugreifen, denn sie hat einen scharfen Verstand. Vielleicht ist das der Grund, warum die beiden "Kollegen" sich feige in der Deckung halten, anstatt die Aussagen die sie so oder so verstehen (wollten), mit ihr zu diskutieren?</text:p>
            <text:p/>
            <text:p>Eigentlich schade, denn über so Manches, auch was Lisa Eckhart sagt, könnte man so gut diskutieren oder gerne auch herzhaft streiten.</text:p>
          </table:table-cell>
          <table:table-cell table:number-columns-repeated="2"/>
        </table:table-row>
        <table:table-row table:style-name="ro8">
          <table:table-cell office:value-type="float" office:value="7717971">
            <text:p>7717971</text:p>
          </table:table-cell>
          <table:table-cell office:value-type="string">
            <text:p>0.800632019837697</text:p>
          </table:table-cell>
          <table:table-cell office:value-type="string">
            <text:p>"Wenn die ganz oben nicht mehr fähig sind zu regieren und die von unten unzufrieden sind dann kann ein Machtwechsel stattfinden" Sagte eins Russische Revolutionär Lenin. Zuerst Konservativsten in der CDU hetzen wie in Thüringen Chaos und Unsicherheit verursachen danach als Retter der Partei sich zur Verfügung zu stellen. Ein genialer Schachzug. Es ist mit ziemlicher Sicherheit der nächste CDU Chef und Bundeskanzler wird Herr Friedrich Merz heissen. <text:s text:c="2"/></text:p>
          </table:table-cell>
          <table:table-cell table:number-columns-repeated="2"/>
        </table:table-row>
        <table:table-row table:style-name="ro1">
          <table:table-cell office:value-type="float" office:value="7703743">
            <text:p>7703743</text:p>
          </table:table-cell>
          <table:table-cell office:value-type="string">
            <text:p>0.800014952818553</text:p>
          </table:table-cell>
          <table:table-cell office:value-type="string">
            <text:p>Ich finde Merz auch gut... er hat alles was ich an den Konservativen verachte. Es würde mich davor hüten die CDU zu wählen...</text:p>
          </table:table-cell>
          <table:table-cell table:number-columns-repeated="2"/>
        </table:table-row>
        <table:table-row table:style-name="ro4">
          <table:table-cell office:value-type="float" office:value="5963431">
            <text:p>5963431</text:p>
          </table:table-cell>
          <table:table-cell office:value-type="string">
            <text:p>0.79813810189565</text:p>
          </table:table-cell>
          <table:table-cell office:value-type="string">
            <text:p>Immer mit klarer Kante, kompetent und sehr unterhaltsam. Erst kürzlich hat er Herrn Laschet kurz und knackig quasi das Kanzlerformat abgesprochen. Er wird fehlen. Godspeed!</text:p>
          </table:table-cell>
          <table:table-cell table:number-columns-repeated="2"/>
        </table:table-row>
        <table:table-row table:style-name="ro5">
          <table:table-cell office:value-type="float" office:value="379598">
            <text:p>379598</text:p>
          </table:table-cell>
          <table:table-cell office:value-type="string">
            <text:p>0.797904431819916</text:p>
          </table:table-cell>
          <table:table-cell office:value-type="string">
            <text:p>Sehr guter Artikel über die Corona-verseuchte Schweiz. Ich bin froh, nicht mehr in der Schweiz leben und arbeiten zu müssen. Auch sehr gut der Hinweis den Einfluss von Unternehmen, Banken und Wirtschaftsverbänden auf die Entscheidungsfindung. Der offene Brief von SVP, FDP und Christdemokraten mit der Botschaft "kein Lockdown, um keinen Preis" ist der Hammer. </text:p>
            <text:p>In der Schweiz regiert das Geld und der Kommerz, Menschenleben sind zweitrangig.</text:p>
            <text:p>Ich glaube, dass viele Menschen in der Deutlichkeit das gar nicht wissen. <text:s text:c="2"/></text:p>
          </table:table-cell>
          <table:table-cell table:number-columns-repeated="2"/>
        </table:table-row>
        <table:table-row table:style-name="ro1">
          <table:table-cell office:value-type="float" office:value="11316050">
            <text:p>11316050</text:p>
          </table:table-cell>
          <table:table-cell office:value-type="string">
            <text:p>0.797860781351725</text:p>
          </table:table-cell>
          <table:table-cell office:value-type="string">
            <text:p>Sehr zu begrüßender Appell.</text:p>
          </table:table-cell>
          <table:table-cell table:number-columns-repeated="2"/>
        </table:table-row>
        <table:table-row table:style-name="ro4">
          <table:table-cell office:value-type="float" office:value="21730">
            <text:p>21730</text:p>
          </table:table-cell>
          <table:table-cell office:value-type="string">
            <text:p>0.797458390394847</text:p>
          </table:table-cell>
          <table:table-cell office:value-type="string">
            <text:p>Gut dass Merz die Katze aus dem Sack gelassen hat. Da wissen wir, welches Bündnis wir nach der Bundestsgswahl zu erwarten haben. Merz: der beste Wahlhelfer für Grüne und SPD!</text:p>
          </table:table-cell>
          <table:table-cell table:number-columns-repeated="2"/>
        </table:table-row>
        <table:table-row table:style-name="ro1">
          <table:table-cell office:value-type="float" office:value="6101180">
            <text:p>6101180</text:p>
          </table:table-cell>
          <table:table-cell office:value-type="string">
            <text:p>0.797443548838297</text:p>
          </table:table-cell>
          <table:table-cell office:value-type="string">
            <text:p>Wer kann, der kann halt und bayrisch-barock ist allemal besser als alles was Laschet, Röttgen und Merz zu bieten haben. <text:s text:c="3"/>Schöne Grüße aus BaWü</text:p>
          </table:table-cell>
          <table:table-cell table:number-columns-repeated="2"/>
        </table:table-row>
        <table:table-row table:style-name="ro1">
          <table:table-cell office:value-type="float" office:value="5574933">
            <text:p>5574933</text:p>
          </table:table-cell>
          <table:table-cell office:value-type="string">
            <text:p>0.797327697277069</text:p>
          </table:table-cell>
          <table:table-cell office:value-type="string">
            <text:p>Um möglichst viele Zeitzonen optimal abzudecken (20:00 in UK, in Südeuropa mag man's auch lieber später). Zudem ist ja Sommerzeit.</text:p>
          </table:table-cell>
          <table:table-cell table:number-columns-repeated="2"/>
        </table:table-row>
        <table:table-row table:style-name="ro1">
          <table:table-cell office:value-type="float" office:value="5110141">
            <text:p>5110141</text:p>
          </table:table-cell>
          <table:table-cell office:value-type="string">
            <text:p>0.797298431396484</text:p>
          </table:table-cell>
          <table:table-cell office:value-type="string">
            <text:p>Merz mit Herz. So mag ich ihn. Steht ihm besser als der grüne Anzug.</text:p>
          </table:table-cell>
          <table:table-cell table:number-columns-repeated="2"/>
        </table:table-row>
        <table:table-row table:style-name="ro3">
          <table:table-cell office:value-type="float" office:value="5850614">
            <text:p>5850614</text:p>
          </table:table-cell>
          <table:table-cell office:value-type="string">
            <text:p>0.797112464904785</text:p>
          </table:table-cell>
          <table:table-cell office:value-type="string">
            <text:p>eine durchaus positive Entwicklung .. Herr Merz und seine neoliberalen Kumpanen sorgen sich ja immer darum, dass das deutsche Volk nicht genug Aktien hält.. jetzt sorgt der Staat praktischerweise selbst dafür.</text:p>
            <text:p>Alles gut.</text:p>
          </table:table-cell>
          <table:table-cell table:number-columns-repeated="2"/>
        </table:table-row>
        <table:table-row table:style-name="ro1">
          <table:table-cell office:value-type="float" office:value="5833136">
            <text:p>5833136</text:p>
          </table:table-cell>
          <table:table-cell office:value-type="string">
            <text:p>0.797047257423401</text:p>
          </table:table-cell>
          <table:table-cell office:value-type="string">
            <text:p>Ich bin nun wirklich kein Fan von Röttgen, aber er ist zur Zeit der beste CDU-Kandidat.</text:p>
          </table:table-cell>
          <table:table-cell table:number-columns-repeated="2"/>
        </table:table-row>
        <table:table-row table:style-name="ro8">
          <table:table-cell office:value-type="float" office:value="8410081">
            <text:p>8410081</text:p>
          </table:table-cell>
          <table:table-cell office:value-type="string">
            <text:p>0.796659092108409</text:p>
          </table:table-cell>
          <table:table-cell office:value-type="string">
            <text:p>Gute Nacht Deutschland!!!</text:p>
            <text:p>da sieht man wieder das nur die ja sager und(......)mehr Lobby haben weil sie einfacher zu handhaben sind.....der Merz ist halt einer der sagt was Sache ist und da haben viele da oben die fürs Nichtstun Geld kriegen schiss davor....</text:p>
            <text:p>wünsche jedem viel spass beim untergehen✌😉😎</text:p>
          </table:table-cell>
          <table:table-cell table:number-columns-repeated="2"/>
        </table:table-row>
        <table:table-row table:style-name="ro8">
          <table:table-cell office:value-type="float" office:value="935362">
            <text:p>935362</text:p>
          </table:table-cell>
          <table:table-cell office:value-type="string">
            <text:p>0.796457827091217</text:p>
          </table:table-cell>
          <table:table-cell office:value-type="string">
            <text:p>Warum soll man Merz nicht mögen? Er ist kompetent, authentisch, respektvoll (auch gegenüber politischen Gegnern), er kann zuhören, er kann ernst sein oder auch wohlwollendes Lächeln an den Tag legen. Er war im Beruf erfolgreich und hat eine sympathische Familie. Natürlich ist er nicht immer der glatte Typ, nicht immer der forsche Draufgänger. Aber auch das scheint bei nicht wenigen anzukommen. Für viele ist Merz, zu recht oder zu unrecht, einfach ein Hoffnungsträger.</text:p>
          </table:table-cell>
          <table:table-cell table:number-columns-repeated="2"/>
        </table:table-row>
        <table:table-row table:style-name="ro3">
          <table:table-cell office:value-type="float" office:value="5342040">
            <text:p>5342040</text:p>
          </table:table-cell>
          <table:table-cell office:value-type="string">
            <text:p>0.796408971150716</text:p>
          </table:table-cell>
          <table:table-cell office:value-type="string">
            <text:p>Ich nutze Ebay als Käufer relativ häufig und sehr gerne. In einigen Kategorien stehen die meiner Ansicht nach auch nach wie vor außer Konkurrenz. Nur die Gebühren für Verkäufer liegen an der oberen Schmerzgrenze, hier bin ich auf ebay Kleinanzeigen umgestiegen, was aber auch gut für mich funktioniert. Ich wünsche Ebay alles Gute für die nächsten 25 Jahre...</text:p>
          </table:table-cell>
          <table:table-cell table:number-columns-repeated="2"/>
        </table:table-row>
        <table:table-row table:style-name="ro5">
          <table:table-cell office:value-type="float" office:value="8729234">
            <text:p>8729234</text:p>
          </table:table-cell>
          <table:table-cell office:value-type="string">
            <text:p>0.796058158079783</text:p>
          </table:table-cell>
          <table:table-cell office:value-type="string">
            <text:p>Laschet ist immer noch besser als Merz oder Röttgen und auf jeden Fall als AKK.</text:p>
            <text:p>Taktische Stellungswechsel zur Profilierung (Corona) wird er nun hoffentlich sein lassen. Die Nachwirkungen sind immer noch so stark, dass ein Kanzler Söder immer noch zur Diskussion steht, was einem Armutszeugnis für die CDU gleichkommt.</text:p>
            <text:p><text:s text:c="3"/></text:p>
            <text:p/>
          </table:table-cell>
          <table:table-cell table:number-columns-repeated="2"/>
        </table:table-row>
        <table:table-row table:style-name="ro2">
          <table:table-cell office:value-type="float" office:value="44698">
            <text:p>44698</text:p>
          </table:table-cell>
          <table:table-cell office:value-type="string">
            <text:p>0.795489350954692</text:p>
          </table:table-cell>
          <table:table-cell office:value-type="string">
            <text:p>Habe den Artikel gelesen und fand das Problem der gefühlten Geschlechtsidentität nicht so wahnsinnig interessant. Dann habe ich die Beiträge im Forum gelesen und wußte plötzlich, warum da jemand geklagt hat. Die Beiträge im Forum zeigen sehr genau auf, warum sich jemand verletzt fühlt. Weil schon das täglich Leben mit diesen Mitmenschen ein fortwährender Albtraum ist. </text:p>
            <text:p/>
            <text:p>Liebe Foristen: Empathie und einfach mal nachdenken vor dem nächsten Post sind möglich und für den einzelnen Foristen wahrscheinlich auch nicht schmerzhaft.</text:p>
          </table:table-cell>
          <table:table-cell table:number-columns-repeated="2"/>
        </table:table-row>
        <table:table-row table:style-name="ro2">
          <table:table-cell office:value-type="float" office:value="483529">
            <text:p>483529</text:p>
          </table:table-cell>
          <table:table-cell office:value-type="string">
            <text:p>0.795328895250956</text:p>
          </table:table-cell>
          <table:table-cell office:value-type="string">
            <text:p>Sie haben in Ihrem Studium das erlebt, was man auch ohne Studium</text:p>
            <text:p>erleben kann.</text:p>
            <text:p/>
            <text:p>Intelligente und vorausschauende Menschen denken voraus statt</text:p>
            <text:p>sich von Merz und Hinz und Kunz und Rückwärtsblickern sich was vorbabbeln zu lassen.</text:p>
            <text:p>Ist wie beim Bankberater: tut man das Gegenteil des 'Rates' ist man durchweg gut aufgehoben!...</text:p>
          </table:table-cell>
          <table:table-cell table:number-columns-repeated="2"/>
        </table:table-row>
        <table:table-row table:style-name="ro1">
          <table:table-cell office:value-type="float" office:value="3947692">
            <text:p>3947692</text:p>
          </table:table-cell>
          <table:table-cell office:value-type="string">
            <text:p>0.795045653978984</text:p>
          </table:table-cell>
          <table:table-cell office:value-type="string">
            <text:p>Sehr treffende Analyse! Stimme Ihnen in allen Punkten zu. Es wäre schade für Deutschland und für Europa, wenn Merz verhindert würde.</text:p>
          </table:table-cell>
          <table:table-cell table:number-columns-repeated="2"/>
        </table:table-row>
        <table:table-row table:style-name="ro3">
          <table:table-cell office:value-type="float" office:value="2132282">
            <text:p>2132282</text:p>
          </table:table-cell>
          <table:table-cell office:value-type="string">
            <text:p>0.794776320457458</text:p>
          </table:table-cell>
          <table:table-cell office:value-type="string">
            <text:p>Danke Herr Merz!</text:p>
            <text:p>Klare Kante, kompetente Führung u. Durchsetzungsvermögen ist angesagt.</text:p>
            <text:p>Wir hoffen, dass die CDU Ihnen die Chance zur Kanzlerschaft ebnet.</text:p>
          </table:table-cell>
          <table:table-cell table:number-columns-repeated="2"/>
        </table:table-row>
        <table:table-row table:style-name="ro4">
          <table:table-cell office:value-type="float" office:value="11358941">
            <text:p>11358941</text:p>
          </table:table-cell>
          <table:table-cell office:value-type="string">
            <text:p>0.793879052003225</text:p>
          </table:table-cell>
          <table:table-cell office:value-type="string">
            <text:p>Endlich wird diesem Unfug die Stirn geboten. Das ist eine großartige Nachricht. Und wenn morgen das Kabinett zurücktritt, geltendes Recht wiederhergestellt wird nebst rundem Tisch mit Beteiligung aller Experten sowie vorgezogenen Wahlen, dann ist die Woche für mich rund. </text:p>
          </table:table-cell>
          <table:table-cell table:number-columns-repeated="2"/>
        </table:table-row>
        <table:table-row table:style-name="ro1">
          <table:table-cell office:value-type="float" office:value="11112833">
            <text:p>11112833</text:p>
          </table:table-cell>
          <table:table-cell office:value-type="string">
            <text:p>0.793536404768626</text:p>
          </table:table-cell>
          <table:table-cell office:value-type="string">
            <text:p>Party like its 1980. Weltfremd.</text:p>
          </table:table-cell>
          <table:table-cell table:number-columns-repeated="2"/>
        </table:table-row>
        <table:table-row table:style-name="ro4">
          <table:table-cell office:value-type="float" office:value="11385732">
            <text:p>11385732</text:p>
          </table:table-cell>
          <table:table-cell office:value-type="string">
            <text:p>0.793527066707611</text:p>
          </table:table-cell>
          <table:table-cell office:value-type="string">
            <text:p>Ich finde Frau Schwesig sehr kompetent und sympathisch. Was sie sagt hat Hand und Fuß und ist kein populistisches Geschwafel. MP ist aber ein sehr kleines Bundesland, mit einer weit verbreiteten Bevölkerung. Und Frau Schwesig kann nur aus ihrer Sicht berichten, sollte klar sein.</text:p>
          </table:table-cell>
          <table:table-cell table:number-columns-repeated="2"/>
        </table:table-row>
        <table:table-row table:style-name="ro1">
          <table:table-cell office:value-type="float" office:value="5298859">
            <text:p>5298859</text:p>
          </table:table-cell>
          <table:table-cell office:value-type="string">
            <text:p>0.793231070041656</text:p>
          </table:table-cell>
          <table:table-cell office:value-type="string">
            <text:p>Ich finde es bewundernswert das sich die junge Frau traut ihren Peiniger zu stellen! Vielen Dank für so viel Mut trotz des Schmerzes!</text:p>
          </table:table-cell>
          <table:table-cell table:number-columns-repeated="2"/>
        </table:table-row>
        <table:table-row table:style-name="ro1">
          <table:table-cell office:value-type="float" office:value="11285424">
            <text:p>11285424</text:p>
          </table:table-cell>
          <table:table-cell office:value-type="string">
            <text:p>0.793200433254242</text:p>
          </table:table-cell>
          <table:table-cell office:value-type="string">
            <text:p>Ich finde den Artikel gelungen.</text:p>
          </table:table-cell>
          <table:table-cell table:number-columns-repeated="2"/>
        </table:table-row>
        <table:table-row table:style-name="ro3">
          <table:table-cell office:value-type="float" office:value="5004505">
            <text:p>5004505</text:p>
          </table:table-cell>
          <table:table-cell office:value-type="string">
            <text:p>0.793140411376953</text:p>
          </table:table-cell>
          <table:table-cell office:value-type="string">
            <text:p>Der Herr Merz, scheint seine Corona Erkrankung gut überstanden zu haben, dank des medizinischen Personals. Jetzt läuft der alte Zyniker wieder zur Hochform auf. Wählt die CDU den Herrn zu ihren Vorsitzenden und damit auch zum Kanzlerkandidaten, <text:s/>dann ist der Ausgang der Bundestagswahl doch wieder offen. Also CDU, traut euch, macht die Bundestagswahl wieder spannend, ich würde es mir wünschen. Allen einen guten Nachmittag. </text:p>
          </table:table-cell>
          <table:table-cell table:number-columns-repeated="2"/>
        </table:table-row>
        <table:table-row table:style-name="ro1">
          <table:table-cell office:value-type="float" office:value="6343554">
            <text:p>6343554</text:p>
          </table:table-cell>
          <table:table-cell office:value-type="string">
            <text:p>0.792865534623464</text:p>
          </table:table-cell>
          <table:table-cell office:value-type="string">
            <text:p>Dass F. Merz Bundeskanzler werden könnt, beunruhigt MICH sehr!</text:p>
          </table:table-cell>
          <table:table-cell table:number-columns-repeated="2"/>
        </table:table-row>
        <table:table-row table:style-name="ro4">
          <table:table-cell office:value-type="float" office:value="7180982">
            <text:p>7180982</text:p>
          </table:table-cell>
          <table:table-cell office:value-type="string">
            <text:p>0.792563617229462</text:p>
          </table:table-cell>
          <table:table-cell office:value-type="string">
            <text:p>Danke für Ihr Feedback. Haben Sie da konkrete Beispiele, welche Toiletten in Japan oder anderswo so oder ähnlich funktionieren und kommerziell im Gebrauch sind? Herzliche Grüße, danke! </text:p>
          </table:table-cell>
          <table:table-cell table:number-columns-repeated="2"/>
        </table:table-row>
        <table:table-row table:style-name="ro2">
          <table:table-cell office:value-type="float" office:value="11238656">
            <text:p>11238656</text:p>
          </table:table-cell>
          <table:table-cell office:value-type="string">
            <text:p>0.792236427466075</text:p>
          </table:table-cell>
          <table:table-cell office:value-type="string">
            <text:p>Der gute Herr interpretiert das Mandat total richtig, das ist voll in Ordnung; ... hoffentlich schlagen potenzielle Wähler auf die "Story" an, damit dieser bewundernswerten Amtsauslegung auch noch deutlich mehr Möglichkeit zur Entfaltung geben wird! Nicht die Interessen des gesamten Volkes sind vorrangig zu betrachten; die Partikularinteressen "Geflohener" müssen in den Vordergrund gestellt werden. Das ist so richtig progressiv. <text:s/>Also, dann auf, ab zur zukünftig möglichen Vollalimentierung auf Steuerzahlerkosten; wir bekommen im Gegenzug dann sogar die Interessen der "Geflohenen" deutlicher präsentiert - perfekter Deal. Hoffentlich macht's spätestens die Quoten-Story möglich, er hätte aber, da bin ich mir ganz sicher, auch so echt gute Chancen auf den Sitz. Wird schon!</text:p>
          </table:table-cell>
          <table:table-cell table:number-columns-repeated="2"/>
        </table:table-row>
        <table:table-row table:style-name="ro4">
          <table:table-cell office:value-type="float" office:value="6352784">
            <text:p>6352784</text:p>
          </table:table-cell>
          <table:table-cell office:value-type="string">
            <text:p>0.791971882184347</text:p>
          </table:table-cell>
          <table:table-cell office:value-type="string">
            <text:p>Sie bekommen von mir ein Lob für einen sehr zutreffenden Kommentar! Merkel handelt meistens zu spät und wagt sich seltenst an ursächliche Probleme heran (was aber ihre Verantwortung wäre) - es schmerzt, dass viele intelligente Mitbürger das nicht mal merken. </text:p>
          </table:table-cell>
          <table:table-cell table:number-columns-repeated="2"/>
        </table:table-row>
        <table:table-row table:style-name="ro11">
          <table:table-cell office:value-type="float" office:value="937666">
            <text:p>937666</text:p>
          </table:table-cell>
          <table:table-cell office:value-type="string">
            <text:p>0.791882713635763</text:p>
          </table:table-cell>
          <table:table-cell office:value-type="string">
            <text:p>Mit einem grossen Verein kann jeder Meister werden. Für mich ist immer noch Otto Rehagel einer der größten. Mit einem Aufsteiger Meister geworden und mit Griechenland Europameister.</text:p>
            <text:p/>
            <text:p>Das eigentliche Grundproblem ist, dass ein kleiner Verein seine Stars nicht halten kann. Und dies ist schmerzhaft. Dies sorgt dafür dass in fast allen Ligen immer nur die gleichen Mannschaften Meisterschaftschancen haben.</text:p>
            <text:p/>
            <text:p>Ab einem gewissen Einkommen ist zusätzliches Geld keine Motivation mehr. Und ein Tuchel ist weit darüber. Aber selbstverständlich will ein Sportler Titel. Und dies wird mit dem FC Hinderdupfingen schwierig.</text:p>
          </table:table-cell>
          <table:table-cell table:number-columns-repeated="2"/>
        </table:table-row>
        <table:table-row table:style-name="ro3">
          <table:table-cell office:value-type="float" office:value="4356632">
            <text:p>4356632</text:p>
          </table:table-cell>
          <table:table-cell office:value-type="string">
            <text:p>0.791749159495036</text:p>
          </table:table-cell>
          <table:table-cell office:value-type="string">
            <text:p>Ich verstehe nicht, warum die Teilnahme an diesen Demos nicht an eine Registrierung geknüpft wird - geht schnell und einfach, schließlich sind Personalausweise maschinell lesbar. Durch's Lesegerät ziehen, die Schranke geht auf, und schon kann der Demonstrant aufs Gelände. Dann gibt's kein Gezänk über Teilnehmerzahlen, und das Gesundheitsamt kann nachverfolgen.</text:p>
          </table:table-cell>
          <table:table-cell table:number-columns-repeated="2"/>
        </table:table-row>
        <table:table-row table:style-name="ro1">
          <table:table-cell office:value-type="float" office:value="8329338">
            <text:p>8329338</text:p>
          </table:table-cell>
          <table:table-cell office:value-type="string">
            <text:p>0.791682918866475</text:p>
          </table:table-cell>
          <table:table-cell office:value-type="string">
            <text:p>Röttgen wird mir immer sympathischer</text:p>
          </table:table-cell>
          <table:table-cell table:number-columns-repeated="2"/>
        </table:table-row>
        <table:table-row table:style-name="ro4">
          <table:table-cell office:value-type="float" office:value="7633626">
            <text:p>7633626</text:p>
          </table:table-cell>
          <table:table-cell office:value-type="string">
            <text:p>0.791675329208374</text:p>
          </table:table-cell>
          <table:table-cell office:value-type="string">
            <text:p>Lustiger Artikel, ich habe ein paarmal herzlich gelacht. Danke, Herr Medick. Was mir persönlich fehlt ist ein kleiner Kontext, wie man Hr. Merz in die Historie der <text:s/>CDU einordnen könnte ? </text:p>
          </table:table-cell>
          <table:table-cell table:number-columns-repeated="2"/>
        </table:table-row>
        <table:table-row table:style-name="ro1">
          <table:table-cell office:value-type="float" office:value="5036598">
            <text:p>5036598</text:p>
          </table:table-cell>
          <table:table-cell office:value-type="string">
            <text:p>0.791416505972544</text:p>
          </table:table-cell>
          <table:table-cell office:value-type="string">
            <text:p>Herr Merz hat mit seinen Äußerungen sehr viele Wähler hinzugewonnen, und das ist gut so!</text:p>
          </table:table-cell>
          <table:table-cell table:number-columns-repeated="2"/>
        </table:table-row>
        <table:table-row table:style-name="ro1">
          <table:table-cell office:value-type="float" office:value="8072750">
            <text:p>8072750</text:p>
          </table:table-cell>
          <table:table-cell office:value-type="string">
            <text:p>0.791399836540222</text:p>
          </table:table-cell>
          <table:table-cell office:value-type="string">
            <text:p>Ich kann mir NRW ohne Laschet gut vorstellen. </text:p>
          </table:table-cell>
          <table:table-cell table:number-columns-repeated="2"/>
        </table:table-row>
        <table:table-row table:style-name="ro1">
          <table:table-cell office:value-type="float" office:value="7217170">
            <text:p>7217170</text:p>
          </table:table-cell>
          <table:table-cell office:value-type="string">
            <text:p>0.790424466133118</text:p>
          </table:table-cell>
          <table:table-cell office:value-type="string">
            <text:p>Merz! Der war gut.</text:p>
          </table:table-cell>
          <table:table-cell table:number-columns-repeated="2"/>
        </table:table-row>
        <table:table-row table:style-name="ro4">
          <table:table-cell office:value-type="float" office:value="11332102">
            <text:p>11332102</text:p>
          </table:table-cell>
          <table:table-cell office:value-type="string">
            <text:p>0.790329813957214</text:p>
          </table:table-cell>
          <table:table-cell office:value-type="string">
            <text:p>Tragisch, dass Sie auch in diesem Fall mit jedem Satz vollkommen recht haben. Frei nach Max Liebermann möchte ich da nur sagen: "Ich kann gar nicht so viel fressen, wie ich kotzen möchte"</text:p>
          </table:table-cell>
          <table:table-cell table:number-columns-repeated="2"/>
        </table:table-row>
        <table:table-row table:style-name="ro1">
          <table:table-cell office:value-type="float" office:value="933503">
            <text:p>933503</text:p>
          </table:table-cell>
          <table:table-cell office:value-type="string">
            <text:p>0.790255824724833</text:p>
          </table:table-cell>
          <table:table-cell office:value-type="string">
            <text:p>Stimmt, umverteilen von unten nach oben kann unser Merz wirklich bestimmt gut.</text:p>
          </table:table-cell>
          <table:table-cell table:number-columns-repeated="2"/>
        </table:table-row>
        <table:table-row table:style-name="ro4">
          <table:table-cell office:value-type="float" office:value="7678919">
            <text:p>7678919</text:p>
          </table:table-cell>
          <table:table-cell office:value-type="string">
            <text:p>0.790141661961873</text:p>
          </table:table-cell>
          <table:table-cell office:value-type="string">
            <text:p>Röttgen ist der beste Kandidat. Er kann Wähler für die CDU gewinnen. <text:s/>Frage ist nur ob die Gremien innerhalb der CDU das erkennen oder lieber ihren internen Zwist weiter betreiben wollen.</text:p>
          </table:table-cell>
          <table:table-cell table:number-columns-repeated="2"/>
        </table:table-row>
        <table:table-row table:style-name="ro1">
          <table:table-cell office:value-type="float" office:value="11289570">
            <text:p>11289570</text:p>
          </table:table-cell>
          <table:table-cell office:value-type="string">
            <text:p>0.789671281973521</text:p>
          </table:table-cell>
          <table:table-cell office:value-type="string">
            <text:p>Ich finde es toll, dass Herr Dr. Söder sich so klar äußert! Jetzt weiß ich zumindest, welchen "christlichen" Haufen ich nicht wählen werde.</text:p>
          </table:table-cell>
          <table:table-cell table:number-columns-repeated="2"/>
        </table:table-row>
        <table:table-row table:style-name="ro5">
          <table:table-cell office:value-type="float" office:value="11407397">
            <text:p>11407397</text:p>
          </table:table-cell>
          <table:table-cell office:value-type="string">
            <text:p>0.789464314778646</text:p>
          </table:table-cell>
          <table:table-cell office:value-type="string">
            <text:p>Ausweichen auf den öffentlichen Verkehr. Daheim bleiben. Problem nach Griechenland oder Spanien auslagern, weil es bei uns nicht geht und die grünen Kobolde bemerkt haben, dass das Windrad vor der eigenen Tür doch nicht so cool ist? <text:s/>Ich lach' mir einen ab! <text:s/>Am Ende kommt der Strom aus Frankreich, Polen, Schweiz - als Atomstrom! <text:s/>Wird halt noch ein bisschen teurer und der deutsche Michel finanziert mittels EEG-Ablassbrief alle anderen. <text:s/>Kollege Altmaier findet immer noch alles supidupi und sieht sich auf einem guten Weg. Mutti wird im Großen und Ganzen sicherlich auch keine Fehler sehen. <text:s/>Also: alles prima, gehen sie weiter.</text:p>
          </table:table-cell>
          <table:table-cell table:number-columns-repeated="2"/>
        </table:table-row>
        <table:table-row table:style-name="ro5">
          <table:table-cell office:value-type="float" office:value="4626753">
            <text:p>4626753</text:p>
          </table:table-cell>
          <table:table-cell office:value-type="string">
            <text:p>0.788851579030355</text:p>
          </table:table-cell>
          <table:table-cell office:value-type="string">
            <text:p>Und genau diesem wechselnden Biorhythmus im Jahreslauf folgen wir, wenn wir im Frühling die Uhr vorstellen. Wir stehen dadurch im Frühling früher auf, wie von der Natur vorgesehen. Ist quasi <text:s/>ein psychologischer genialer Trick durch die Uhr. Wenn wir im Sommer gleich spät aufstehen wie im Winter ist das gegen die Natur. Die Sommerzeit hilft uns ein wenig dem Rhythmus der Natur nachzukommen. Schon mal so darüber nachgedacht ? Zuerst denken, informieren und dann erst schimpfen. Die Folgenabschätzung ist super richtig, da es enorme Folgen hätte, würde man die Zeitumstellung abschaffen, und zwar sehr negative. Würden viele Fehlinformierte dann bemerken. Hoffentlich bleibt der Status quo.</text:p>
          </table:table-cell>
          <table:table-cell table:number-columns-repeated="2"/>
        </table:table-row>
        <table:table-row table:style-name="ro4">
          <table:table-cell office:value-type="float" office:value="4965715">
            <text:p>4965715</text:p>
          </table:table-cell>
          <table:table-cell office:value-type="string">
            <text:p>0.7888489762942</text:p>
          </table:table-cell>
          <table:table-cell office:value-type="string">
            <text:p>Von allen dreien ist mir Röttgen am sympathischsten. Und er spricht in Interviews schon sehr klug. In diesen Zeiten ist ein guter Außenpolitikrr, und das ist er ja, bestimmt eine gute Sache. Wenn schon...</text:p>
          </table:table-cell>
          <table:table-cell table:number-columns-repeated="2"/>
        </table:table-row>
        <table:table-row table:style-name="ro3">
          <table:table-cell office:value-type="float" office:value="2146150">
            <text:p>2146150</text:p>
          </table:table-cell>
          <table:table-cell office:value-type="string">
            <text:p>0.788427392641703</text:p>
          </table:table-cell>
          <table:table-cell office:value-type="string">
            <text:p>Wichtig für Deutschland und Europa wäre, dass Merz Bundeskanzler wird. Er hat die größten Kompetenzen und die besten Ideen. Und im Gegensatz zu dem, was man manchmal lesen muss, ist Ihm das Wohl aller Bevölkerungsschichten in bedeutsames Anliegen. Sieht man z.B. daran, wie er sich wegen der (notwendigen) Schließung der Schulen besorgt zeigt.</text:p>
          </table:table-cell>
          <table:table-cell table:number-columns-repeated="2"/>
        </table:table-row>
        <table:table-row table:style-name="ro1">
          <table:table-cell office:value-type="float" office:value="11229546">
            <text:p>11229546</text:p>
          </table:table-cell>
          <table:table-cell office:value-type="string">
            <text:p>0.788393835226695</text:p>
          </table:table-cell>
          <table:table-cell office:value-type="string">
            <text:p>Die neue GroKo. Alles bleibt wie es ist, nur andere Köpfe. </text:p>
          </table:table-cell>
          <table:table-cell table:number-columns-repeated="2"/>
        </table:table-row>
        <table:table-row table:style-name="ro1">
          <table:table-cell office:value-type="float" office:value="3983778">
            <text:p>3983778</text:p>
          </table:table-cell>
          <table:table-cell office:value-type="string">
            <text:p>0.788118879000346</text:p>
          </table:table-cell>
          <table:table-cell office:value-type="string">
            <text:p>ich bin immer wieder erstaunt darueber, wie schmerzbefreit manche menschen luegen koennen ... ich wollte, ich koennte das auch. muss nuetzlich sein.</text:p>
          </table:table-cell>
          <table:table-cell table:number-columns-repeated="2"/>
        </table:table-row>
        <table:table-row table:style-name="ro1">
          <table:table-cell office:value-type="float" office:value="6333079">
            <text:p>6333079</text:p>
          </table:table-cell>
          <table:table-cell office:value-type="string">
            <text:p>0.787753184636434</text:p>
          </table:table-cell>
          <table:table-cell office:value-type="string">
            <text:p>Ich wäre für "Im Schmerz geboren" von 2014. Der hat mir wirklich gut gefallen. </text:p>
          </table:table-cell>
          <table:table-cell table:number-columns-repeated="2"/>
        </table:table-row>
        <table:table-row table:style-name="ro4">
          <table:table-cell office:value-type="float" office:value="8606572">
            <text:p>8606572</text:p>
          </table:table-cell>
          <table:table-cell office:value-type="string">
            <text:p>0.78768660624822</text:p>
          </table:table-cell>
          <table:table-cell office:value-type="string">
            <text:p>Ein durchsichtiger Schachzug des Herrn Merz. Er dient sich an auf einen Posten, der z.Z. besetzt ist. Deshalb rechnet er mit einer Absage. Er kann dann sagen: Ihr wolltet mich nicht, deshalb bin ich wieder bei Blackrock eingestiegen. Und so sind alle zufrieden...</text:p>
          </table:table-cell>
          <table:table-cell table:number-columns-repeated="2"/>
        </table:table-row>
        <table:table-row table:style-name="ro3">
          <table:table-cell office:value-type="float" office:value="6144013">
            <text:p>6144013</text:p>
          </table:table-cell>
          <table:table-cell office:value-type="string">
            <text:p>0.787543674310048</text:p>
          </table:table-cell>
          <table:table-cell office:value-type="string">
            <text:p>Vielen Dank für diesen Kommentars, dieses <text:s/>etwas staats-/kapialismuskritische Pamphlet, gepaart mit dem Weltschmerz des Überkonsums resoniert doch irgendwie mit den 80ern, bereichert aber um die Auflösung des Ostblocks. Es ist auch für mich immerwieder überraschend, das der Neokapitalismus/Postkolonialismus etc. seinen Kritikern nichtsdestotrotz ein Auskommen beschert, entgegen bekannten Utopien, die Frau Berg präferiert.</text:p>
          </table:table-cell>
          <table:table-cell table:number-columns-repeated="2"/>
        </table:table-row>
        <table:table-row table:style-name="ro4">
          <table:table-cell office:value-type="float" office:value="8601851">
            <text:p>8601851</text:p>
          </table:table-cell>
          <table:table-cell office:value-type="string">
            <text:p>0.787479837735494</text:p>
          </table:table-cell>
          <table:table-cell office:value-type="string">
            <text:p>Laschet arbeitet in NRW mit der FDP und wird dies auch auf Bundesebene fortsetzen. Die neuen Grünen müssen nun nachdenklich werden und wir werden an dieser Stelle die tollsten Ideen lesen können... Es bleibt spannend.</text:p>
          </table:table-cell>
          <table:table-cell table:number-columns-repeated="2"/>
        </table:table-row>
        <table:table-row table:style-name="ro4">
          <table:table-cell office:value-type="float" office:value="6101969">
            <text:p>6101969</text:p>
          </table:table-cell>
          <table:table-cell office:value-type="string">
            <text:p>0.787472744782766</text:p>
          </table:table-cell>
          <table:table-cell office:value-type="string">
            <text:p>Definitiv interessante Ansicht! Lustig finde ich, dass ich als Brandenburger das ähnlich sehe. :-) Merz ist allerdings m. E. "verbrannt", der hat keine Chance.</text:p>
            <text:p>Zu Frau Merkel: Ich respektiere, dass sie seit Jahren einen super Job macht. In diese Fussstapfen zu treten wird für niemand leicht sein.</text:p>
          </table:table-cell>
          <table:table-cell table:number-columns-repeated="2"/>
        </table:table-row>
        <table:table-row table:style-name="ro1">
          <table:table-cell office:value-type="float" office:value="11169471">
            <text:p>11169471</text:p>
          </table:table-cell>
          <table:table-cell office:value-type="string">
            <text:p>0.787243187427521</text:p>
          </table:table-cell>
          <table:table-cell office:value-type="string">
            <text:p>Machs erst mal besser! Dann sehen wir weiter!</text:p>
          </table:table-cell>
          <table:table-cell table:number-columns-repeated="2"/>
        </table:table-row>
        <table:table-row table:style-name="ro3">
          <table:table-cell office:value-type="float" office:value="11316740">
            <text:p>11316740</text:p>
          </table:table-cell>
          <table:table-cell office:value-type="string">
            <text:p>0.786819497744242</text:p>
          </table:table-cell>
          <table:table-cell office:value-type="string">
            <text:p>Sie geht schon wieder los, die Rosinenpickerei, diesmal halt mit Rosinchen.</text:p>
            <text:p/>
            <text:p>Hat ja keiner genwusst, dass sich durch den Brexit etwas verändert, alles klaro.</text:p>
          </table:table-cell>
          <table:table-cell table:number-columns-repeated="2"/>
        </table:table-row>
        <table:table-row table:style-name="ro1">
          <table:table-cell office:value-type="float" office:value="11358930">
            <text:p>11358930</text:p>
          </table:table-cell>
          <table:table-cell office:value-type="string">
            <text:p>0.786682526270548</text:p>
          </table:table-cell>
          <table:table-cell office:value-type="string">
            <text:p>Zu diesem Thema kann ich Jordan Peterson empfehlen. </text:p>
          </table:table-cell>
          <table:table-cell table:number-columns-repeated="2"/>
        </table:table-row>
        <table:table-row table:style-name="ro3">
          <table:table-cell office:value-type="float" office:value="6543921">
            <text:p>6543921</text:p>
          </table:table-cell>
          <table:table-cell office:value-type="string">
            <text:p>0.785075743993123</text:p>
          </table:table-cell>
          <table:table-cell office:value-type="string">
            <text:p>Wie immer werden meine betroffenen Patienten von sich aus ihren großen Schmerz darüber, wieder nicht gesehen worden zu sein, nächste Woche in meiner Praxis loswerden müssen. Das Urteil ist ein echter Trigger. Staat und Justizsystem täten gut daran, den Umgang mit Tätern ausführlich - auch mit Betroffenenvertretungen - zu diskutieren und vollkommen neue Ansätze zu entwickeln. </text:p>
          </table:table-cell>
          <table:table-cell table:number-columns-repeated="2"/>
        </table:table-row>
        <table:table-row table:style-name="ro4">
          <table:table-cell office:value-type="float" office:value="4625198">
            <text:p>4625198</text:p>
          </table:table-cell>
          <table:table-cell office:value-type="string">
            <text:p>0.784699579079946</text:p>
          </table:table-cell>
          <table:table-cell office:value-type="string">
            <text:p>Die Begründung ist ganz einfach: </text:p>
            <text:p>Weil man sich nicht darauf einigen kann, ob immer Sommerzeit oder immer Winterzeit, bleitbt halt alles wie es ist.</text:p>
          </table:table-cell>
          <table:table-cell table:number-columns-repeated="2"/>
        </table:table-row>
        <table:table-row table:style-name="ro11">
          <table:table-cell office:value-type="float" office:value="5723336">
            <text:p>5723336</text:p>
          </table:table-cell>
          <table:table-cell office:value-type="string">
            <text:p>0.784491260846456</text:p>
          </table:table-cell>
          <table:table-cell office:value-type="string">
            <text:p>Och, ich bin überzeugt, auch heute ist noch so mancher Fischer und Angler überzeugt, Fische hätten kein Schmerzempfinden, dann sei das „nicht so schlimm“...</text:p>
            <text:p/>
            <text:p>Dabei erkennen Buntbarsche in Aquarien wohl auch ihre Besitzer, haben ein Bewusstsein. </text:p>
            <text:p/>
            <text:p>Das ist die typische Hybris unserer „Kultur“. Des Menschen will ich nicht sagen, denn es gibt auch noch indigene Gruppen, die jedes Leben achten. Nur, weil wir ihre Äußerungen/ihre Kommunikation nicht verstehen, sprechen wir anderen Lebewesen gerne Sinne und Eigenschaften ab. </text:p>
            <text:p/>
          </table:table-cell>
          <table:table-cell table:number-columns-repeated="2"/>
        </table:table-row>
        <table:table-row table:style-name="ro5">
          <table:table-cell office:value-type="float" office:value="11112655">
            <text:p>11112655</text:p>
          </table:table-cell>
          <table:table-cell office:value-type="string">
            <text:p>0.784420549869537</text:p>
          </table:table-cell>
          <table:table-cell office:value-type="string">
            <text:p>Es läuft derzeit super was die Senkung der Fallzahlen betrifft.</text:p>
            <text:p>Da wir aber in einer Woche die 50 noch nicht geschafft haben werden, wird sich vorerst nichts ändern.</text:p>
            <text:p>Da jetzt Drosten auch wieder frühzeitig vor Lockerungen warnt, werden unsere Politiker auch keine Verkünden.</text:p>
            <text:p>Dieses Zeitspiel wird sich bis weit ins 2. Quartal ziehen bis ein Großteil der Bevölkerung Ü70 geimpft sein wird.</text:p>
            <text:p>Ich sehe meine Kinder vor den Osterferien jedenfalls nicht im Präsenzunterricht.</text:p>
          </table:table-cell>
          <table:table-cell table:number-columns-repeated="2"/>
        </table:table-row>
        <table:table-row table:style-name="ro4">
          <table:table-cell office:value-type="float" office:value="7697769">
            <text:p>7697769</text:p>
          </table:table-cell>
          <table:table-cell office:value-type="string">
            <text:p>0.784348011016846</text:p>
          </table:table-cell>
          <table:table-cell office:value-type="string">
            <text:p>Ein guter Tag für Deutschland. Es ist zu hoffen, dass Merz jetzt übernimmt und damit wieder klare CDU-Politik gemacht wird, ohne Anbiederung an die Linke. Die Abgrenzung von der AfD ist sowieso klar.</text:p>
          </table:table-cell>
          <table:table-cell table:number-columns-repeated="2"/>
        </table:table-row>
        <table:table-row table:style-name="ro8">
          <table:table-cell office:value-type="float" office:value="8323621">
            <text:p>8323621</text:p>
          </table:table-cell>
          <table:table-cell office:value-type="string">
            <text:p>0.784189939498901</text:p>
          </table:table-cell>
          <table:table-cell office:value-type="string">
            <text:p>Es ist wieder sehr lustig, hier die grünen Träumereien zu lesen. Die Grünen holen die absolute Mehrheit und Habeck wird Kanzler. 2025 haben alle hochbezahlte Arbeitsplätze, der Staatshaushalt ist saniert, das Klima ist gerettet und die Armut in der Welt ist auch noch erfolgreich bekämpft. :)</text:p>
            <text:p/>
            <text:p>Findet euch mit einem realpolitischen Kanzler Laschet und einer FDP-Regierungsbeteiligung ab...</text:p>
          </table:table-cell>
          <table:table-cell table:number-columns-repeated="2"/>
        </table:table-row>
        <table:table-row table:style-name="ro4">
          <table:table-cell office:value-type="float" office:value="571497">
            <text:p>571497</text:p>
          </table:table-cell>
          <table:table-cell office:value-type="string">
            <text:p>0.784130056699117</text:p>
          </table:table-cell>
          <table:table-cell office:value-type="string">
            <text:p>Aus Sicht des Großkapitals läuft die Krise auch top, sehr gute Profite, maximal effiziente Umverteilung von unten nach oben. Genau diese Klientel vertritt Herr Merz doch so inbrünstig.</text:p>
          </table:table-cell>
          <table:table-cell table:number-columns-repeated="2"/>
        </table:table-row>
        <table:table-row table:style-name="ro5">
          <table:table-cell office:value-type="float" office:value="575030">
            <text:p>575030</text:p>
          </table:table-cell>
          <table:table-cell office:value-type="string">
            <text:p>0.78408412138621</text:p>
          </table:table-cell>
          <table:table-cell office:value-type="string">
            <text:p>Bleibt zu Hause, trefft keine Verwandten, geht in die Kirche! Interessante "Gebote", die uns unsere Politiker heute so mitgeben. Für jeden etwas dabei.</text:p>
            <text:p/>
            <text:p>Weil viele hier schreiben, dass Herr Laschet Gottesdienste gar nicht verbieten könnte, was mir plausibel erscheint, muss es gar nicht darum gehen, zu versuchen, Gottesdienste zu verbieten. Er könnte, rechtlich ganz sauber, die Kirchen dazu aufrufen, trotz eines fehlenden Verbots Gottesdienste nicht stattfinden zu lassen.</text:p>
          </table:table-cell>
          <table:table-cell table:number-columns-repeated="2"/>
        </table:table-row>
        <table:table-row table:style-name="ro8">
          <table:table-cell office:value-type="float" office:value="7111399">
            <text:p>7111399</text:p>
          </table:table-cell>
          <table:table-cell office:value-type="string">
            <text:p>0.783925235271454</text:p>
          </table:table-cell>
          <table:table-cell office:value-type="string">
            <text:p>@zoon_politicon</text:p>
            <text:p/>
            <text:p>Das, was Herr Laschet sagt, hatte ich schon vor 1 Woche genauso gesagt: die Virologen haben keine Ahnung und ändern täglich ihre Meinung. Schon deshalb hat Herr Laschet völlig Recht, und ist mir sympathisch!</text:p>
          </table:table-cell>
          <table:table-cell table:number-columns-repeated="2"/>
        </table:table-row>
        <table:table-row table:style-name="ro4">
          <table:table-cell office:value-type="float" office:value="7104628">
            <text:p>7104628</text:p>
          </table:table-cell>
          <table:table-cell office:value-type="string">
            <text:p>0.783822437127431</text:p>
          </table:table-cell>
          <table:table-cell office:value-type="string">
            <text:p>Sehr gute Idee!</text:p>
            <text:p>Fällt mir schwer, aber da hat die Regierung Laschet mal einen vernünftigen Einfall. </text:p>
          </table:table-cell>
          <table:table-cell table:number-columns-repeated="2"/>
        </table:table-row>
        <table:table-row table:style-name="ro1">
          <table:table-cell office:value-type="float" office:value="4495136">
            <text:p>4495136</text:p>
          </table:table-cell>
          <table:table-cell office:value-type="string">
            <text:p>0.783819754918416</text:p>
          </table:table-cell>
          <table:table-cell office:value-type="string">
            <text:p>Sagt ein Merz-Fan und freut sich. Ist doch süß, wie sich manche Leute erfreuen können. :)</text:p>
          </table:table-cell>
          <table:table-cell table:number-columns-repeated="2"/>
        </table:table-row>
        <table:table-row table:style-name="ro1">
          <table:table-cell office:value-type="float" office:value="7058050">
            <text:p>7058050</text:p>
          </table:table-cell>
          <table:table-cell office:value-type="string">
            <text:p>0.783746639887492</text:p>
          </table:table-cell>
          <table:table-cell office:value-type="string">
            <text:p>Vielen Dank, Herr Laschet! </text:p>
          </table:table-cell>
          <table:table-cell table:number-columns-repeated="2"/>
        </table:table-row>
        <table:table-row table:style-name="ro4">
          <table:table-cell office:value-type="float" office:value="48791">
            <text:p>48791</text:p>
          </table:table-cell>
          <table:table-cell office:value-type="string">
            <text:p>0.78306245803833</text:p>
          </table:table-cell>
          <table:table-cell office:value-type="string">
            <text:p>Dankeschön - d‘accord - ich war zumindest nach der USA-Wahl durchaus etwas angetan von Röttgen in den Interviews, die er - sehr ruhig, informiert und konkret - gegeben hat.</text:p>
          </table:table-cell>
          <table:table-cell table:number-columns-repeated="2"/>
        </table:table-row>
        <table:table-row table:style-name="ro3">
          <table:table-cell office:value-type="float" office:value="4226290">
            <text:p>4226290</text:p>
          </table:table-cell>
          <table:table-cell office:value-type="string">
            <text:p>0.783050934473673</text:p>
          </table:table-cell>
          <table:table-cell office:value-type="string">
            <text:p>Wer hat Polanskys Film „Intrige“ gesehen? Den Film fand ich genial und den Preis für die beste Regie hat der Film wirklich verdient. Ein paar Frauen haben aus Protest gegen den Preis für Polansky den Saal verlassen, mein Gott, was für Kleingeister! Wenn der Regisseur nicht mehr in irgendeiner, von Kleingeistern übernommenen Jury sitzt, wird er es verschmerzen.</text:p>
          </table:table-cell>
          <table:table-cell table:number-columns-repeated="2"/>
        </table:table-row>
        <table:table-row table:style-name="ro4">
          <table:table-cell office:value-type="float" office:value="2321923">
            <text:p>2321923</text:p>
          </table:table-cell>
          <table:table-cell office:value-type="string">
            <text:p>0.782820324103037</text:p>
          </table:table-cell>
          <table:table-cell office:value-type="string">
            <text:p>Also mein Bild von dem gewöhnlichen Volk ist deutlich besser als Ihres, ich denke, das schätz die Lage ähnlich wie Herr Lauterbach schon realistisch ein, auch wenn es schmerzt.</text:p>
          </table:table-cell>
          <table:table-cell table:number-columns-repeated="2"/>
        </table:table-row>
        <table:table-row table:style-name="ro4">
          <table:table-cell office:value-type="float" office:value="8324237">
            <text:p>8324237</text:p>
          </table:table-cell>
          <table:table-cell office:value-type="string">
            <text:p>0.782512724399567</text:p>
          </table:table-cell>
          <table:table-cell office:value-type="string">
            <text:p>Mein Dreamteam wäre Baerbock/Merz. </text:p>
            <text:p>Dann kommt endlich mal wieder Leben in die Bude.</text:p>
          </table:table-cell>
          <table:table-cell table:number-columns-repeated="2"/>
        </table:table-row>
        <table:table-row table:style-name="ro4">
          <table:table-cell office:value-type="float" office:value="7633654">
            <text:p>7633654</text:p>
          </table:table-cell>
          <table:table-cell office:value-type="string">
            <text:p>0.782393554846446</text:p>
          </table:table-cell>
          <table:table-cell office:value-type="string">
            <text:p>Röttgen passt wesentlich besser zu Macron als Merz, finde ich. Wenn die Putinisten toben, ist das ein weiteres großes Plus. Ich habe nie verstanden, warum Merkel ihn derart abserviert hat. Das kann richtig stark werden mit den Grünen zusammen.</text:p>
          </table:table-cell>
          <table:table-cell table:number-columns-repeated="2"/>
        </table:table-row>
        <table:table-row table:style-name="ro1">
          <table:table-cell office:value-type="float" office:value="7687716">
            <text:p>7687716</text:p>
          </table:table-cell>
          <table:table-cell office:value-type="string">
            <text:p>0.782230397065481</text:p>
          </table:table-cell>
          <table:table-cell office:value-type="string">
            <text:p>Laschet ist die Lösung; für alle!</text:p>
          </table:table-cell>
          <table:table-cell table:number-columns-repeated="2"/>
        </table:table-row>
        <table:table-row table:style-name="ro1">
          <table:table-cell office:value-type="float" office:value="508683">
            <text:p>508683</text:p>
          </table:table-cell>
          <table:table-cell office:value-type="string">
            <text:p>0.782084842522939</text:p>
          </table:table-cell>
          <table:table-cell office:value-type="string">
            <text:p>Merz ist Schröder hoch Zehn!</text:p>
          </table:table-cell>
          <table:table-cell table:number-columns-repeated="2"/>
        </table:table-row>
        <table:table-row table:style-name="ro4">
          <table:table-cell office:value-type="float" office:value="4053399">
            <text:p>4053399</text:p>
          </table:table-cell>
          <table:table-cell office:value-type="string">
            <text:p>0.7820818622907</text:p>
          </table:table-cell>
          <table:table-cell office:value-type="string">
            <text:p>Diesen selbsternannten "Widerständlern" geht es allen zu gut. Diesen Wohlstandsprotestlern empfehle ich mal ein paar Monate in Nordkorea oder in einem chinesischen Umerziehungslager, damit die Diktatursensoren wieder richtig geeicht werden. </text:p>
          </table:table-cell>
          <table:table-cell table:number-columns-repeated="2"/>
        </table:table-row>
        <table:table-row table:style-name="ro2">
          <table:table-cell office:value-type="float" office:value="2565835">
            <text:p>2565835</text:p>
          </table:table-cell>
          <table:table-cell office:value-type="string">
            <text:p>0.78186043103536</text:p>
          </table:table-cell>
          <table:table-cell office:value-type="string">
            <text:p>Jeder kann in die Oper gehen, jeder kann in einen Chanel Laden stapfen und jeder kann auch zu Kunst etwas sagen - darum geht es bei moderner Kunst und beim Kommerz heute häufig. </text:p>
            <text:p/>
            <text:p>Genau die Überwindung der vermeintlichen "Hochkultur" ist eines der wichtigen Ziele - einfach, um Kunst am Leben zu erhalten! Ist doch toll, wenn es Ihnen gefällt und Sie anregt, über die Reaktionen nachzudenken. Genau die Art und Weise wie das Kunstwerk gesellschaftliche Reaktionen auslöst, macht ja gerade seine Größe aus. Damit haben Sie das Offiziell Wichtigste schon erfasst. - Nix Banause :-) </text:p>
          </table:table-cell>
          <table:table-cell table:number-columns-repeated="2"/>
        </table:table-row>
        <table:table-row table:style-name="ro3">
          <table:table-cell office:value-type="float" office:value="8606022">
            <text:p>8606022</text:p>
          </table:table-cell>
          <table:table-cell office:value-type="string">
            <text:p>0.781854530175527</text:p>
          </table:table-cell>
          <table:table-cell office:value-type="string">
            <text:p>Ja, absolut richtig. Und vorher wird durch den vermeintlichen neuen Bundeskanzler ein Schattenkabinett gebildet. Und bei der CDU soll Laschet als Vorsitzender dann auch Kanzler werden. Insofern ist der Parteivorsitzende dann auch Kanzlerkandidat, der selbstverständlich nach einem Wahlsieg bestimmt, wer Wirtschaftsminister wird. Und dafür meldet Merz seinen Anspruch an.</text:p>
          </table:table-cell>
          <table:table-cell table:number-columns-repeated="2"/>
        </table:table-row>
        <table:table-row table:style-name="ro3">
          <table:table-cell office:value-type="float" office:value="5094500">
            <text:p>5094500</text:p>
          </table:table-cell>
          <table:table-cell office:value-type="string">
            <text:p>0.781395177046458</text:p>
          </table:table-cell>
          <table:table-cell office:value-type="string">
            <text:p>Ich freue mich auch, dass Männer mittlerweile in solchen Foren Frauen unterstützen, da kann ich KaiB vom SPIEGEL nur die Hand reichen. Je schneller der Frosch sich freiwillig als Königssohn outet, desto weniger schmerzhaft oft muss man ihn als Prinzessin vor die Wand schmeissen. Und mit dieser uralten kirgisisch - kyrillischen Lebensweisheit wünsch ich allen eine stressfreie Nacht voller ganz ganz schöner Träume...</text:p>
          </table:table-cell>
          <table:table-cell table:number-columns-repeated="2"/>
        </table:table-row>
        <table:table-row table:style-name="ro4">
          <table:table-cell office:value-type="float" office:value="11316373">
            <text:p>11316373</text:p>
          </table:table-cell>
          <table:table-cell office:value-type="string">
            <text:p>0.781295279661814</text:p>
          </table:table-cell>
          <table:table-cell office:value-type="string">
            <text:p>Ich versuche mir anzugewöhnen, nicht mehr alles schlecht zu reden. So lange niemand verletzt, niemandem Leid zugefügt wird und auch sonst niemand stirbt, ist doch alles gut.</text:p>
          </table:table-cell>
          <table:table-cell table:number-columns-repeated="2"/>
        </table:table-row>
        <table:table-row table:style-name="ro4">
          <table:table-cell office:value-type="float" office:value="5037400">
            <text:p>5037400</text:p>
          </table:table-cell>
          <table:table-cell office:value-type="string">
            <text:p>0.781283060709635</text:p>
          </table:table-cell>
          <table:table-cell office:value-type="string">
            <text:p>Merz Aussagen sind absolut klar und vollkommen in Ordnung.</text:p>
            <text:p>Ich denke, es ist offensichtlich, wer hier falsch spielt...</text:p>
          </table:table-cell>
          <table:table-cell table:number-columns-repeated="2"/>
        </table:table-row>
        <table:table-row table:style-name="ro8">
          <table:table-cell office:value-type="float" office:value="7299448">
            <text:p>7299448</text:p>
          </table:table-cell>
          <table:table-cell office:value-type="string">
            <text:p>0.780661900838216</text:p>
          </table:table-cell>
          <table:table-cell office:value-type="string">
            <text:p>Das weist in die richtige Richtung. Ich würde noch ergänzen wollen: <text:s/>Bestuhlte Veranstaltungen mit stark reduzierter Teilnehmerzahl, also freie Reihen und Sitze, <text:s/>auch möglich in Kinos; auch Außengastronomie sollte machbar sein, evtl. <text:s/>mit Selbstbedienung, großen Tischabständen, selbstverständlich kein "Dazusetzen" zu Fremden, usw.; Taxen mit einem durch Folien abgehängten Fahrerbereich, usw. </text:p>
            <text:p>Mit etwas Phantasie und Kreativität ist vieles möglich. Zugleich schafft dies Arbeit. Packen wir es an!</text:p>
          </table:table-cell>
          <table:table-cell table:number-columns-repeated="2"/>
        </table:table-row>
        <table:table-row table:style-name="ro3">
          <table:table-cell office:value-type="float" office:value="11226323">
            <text:p>11226323</text:p>
          </table:table-cell>
          <table:table-cell office:value-type="string">
            <text:p>0.780541261037191</text:p>
          </table:table-cell>
          <table:table-cell office:value-type="string">
            <text:p>Witzig, wie viele Leute gleich anfangen sich mit dem jungen Mann zu messen. Ja, es ist vielleicht kein besonders anspruchsvolles Studium usw., aber trotzdem hat er es überdurchschnittlich schnell absolviert und das kann man ja einfach honorieren. </text:p>
            <text:p>Ich kann es auch in gewisser Weise nachvollziehen, vielleicht aufgrund des Wunsches finanzieller Unabhängigkeit usw. </text:p>
          </table:table-cell>
          <table:table-cell table:number-columns-repeated="2"/>
        </table:table-row>
        <table:table-row table:style-name="ro1">
          <table:table-cell office:value-type="float" office:value="4626060">
            <text:p>4626060</text:p>
          </table:table-cell>
          <table:table-cell office:value-type="string">
            <text:p>0.780488073825836</text:p>
          </table:table-cell>
          <table:table-cell office:value-type="string">
            <text:p>Ich liebe die Sommerzeit. Was ist eigentlich das Problem wenn es in Europa eine Zeitzone mehr gäbe?</text:p>
          </table:table-cell>
          <table:table-cell table:number-columns-repeated="2"/>
        </table:table-row>
        <table:table-row table:style-name="ro4">
          <table:table-cell office:value-type="float" office:value="1277847">
            <text:p>1277847</text:p>
          </table:table-cell>
          <table:table-cell office:value-type="string">
            <text:p>0.780322174231211</text:p>
          </table:table-cell>
          <table:table-cell office:value-type="string">
            <text:p>Ist doch wunderbar. </text:p>
            <text:p>Japan setzt auf Kernenergie, Kohle und Gas zur Stromerzeugung. Die gehen mit gutem Beispiel voran</text:p>
          </table:table-cell>
          <table:table-cell table:number-columns-repeated="2"/>
        </table:table-row>
        <table:table-row table:style-name="ro1">
          <table:table-cell office:value-type="float" office:value="4554361">
            <text:p>4554361</text:p>
          </table:table-cell>
          <table:table-cell office:value-type="string">
            <text:p>0.780024111270905</text:p>
          </table:table-cell>
          <table:table-cell office:value-type="string">
            <text:p>Eine klare Schlappe für Merz....</text:p>
          </table:table-cell>
          <table:table-cell table:number-columns-repeated="2"/>
        </table:table-row>
        <table:table-row table:style-name="ro2">
          <table:table-cell office:value-type="float" office:value="11238601">
            <text:p>11238601</text:p>
          </table:table-cell>
          <table:table-cell office:value-type="string">
            <text:p>0.779704709847768</text:p>
          </table:table-cell>
          <table:table-cell office:value-type="string">
            <text:p>Phantastisch! Die Kandidatur ist sehr zu begrüßen ... <text:s/>... denn, wie sagte einst Frau Katrin Göhring-Eckardt so trefflich? „Deutschland wird sich verändern - und ich freue mich drauf!“ Und Herr Habeck „kann mit Deutschland nichts anfangen“ - eine gute Ausgangslage für eine mögliche Kanzlerkandidatur, wenn man Deutschland verändern will. <text:s text:c="2"/>Auf dem Weg zu dem anderen Deutschland, führt der grün-rote Senat in Berlin erst einmal eine verbindliche „Migranten-Quote“ in der öffentlichen Verwaltung ein. Na, geht doch! <text:s/>Unser Land ist fest in grün-links-ideologischer Hand. Wem das zu viel Veränderung ist und es so artikuliert, wie die überwältigende Mehrheit in Deutschland es noch vor wenigen Jahren tat, gilt inzwischen als Rassist oder Neonazi. <text:s/>Ich mache mir große Sorgen über die grüne Realitätsferne und dem traumtänzerischen Wahnsinn, der mehr und mehr um sich greift. </text:p>
          </table:table-cell>
          <table:table-cell table:number-columns-repeated="2"/>
        </table:table-row>
        <table:table-row table:style-name="ro1">
          <table:table-cell office:value-type="float" office:value="5822665">
            <text:p>5822665</text:p>
          </table:table-cell>
          <table:table-cell office:value-type="string">
            <text:p>0.779641350110372</text:p>
          </table:table-cell>
          <table:table-cell office:value-type="string">
            <text:p>Der lockere Laschet hat dazugelernt!</text:p>
          </table:table-cell>
          <table:table-cell table:number-columns-repeated="2"/>
        </table:table-row>
        <table:table-row table:style-name="ro4">
          <table:table-cell office:value-type="float" office:value="4542887">
            <text:p>4542887</text:p>
          </table:table-cell>
          <table:table-cell office:value-type="string">
            <text:p>0.777479827404022</text:p>
          </table:table-cell>
          <table:table-cell office:value-type="string">
            <text:p>Danke Herr Merz,</text:p>
            <text:p>egoistisches Parteien Gezänk können wir im Moment super gebrauchen.</text:p>
          </table:table-cell>
          <table:table-cell table:number-columns-repeated="2"/>
        </table:table-row>
        <table:table-row table:style-name="ro1">
          <table:table-cell office:value-type="float" office:value="568003">
            <text:p>568003</text:p>
          </table:table-cell>
          <table:table-cell office:value-type="string">
            <text:p>0.777234137058258</text:p>
          </table:table-cell>
          <table:table-cell office:value-type="string">
            <text:p>Ein offenes und modernes Deutschland in Zusammenhang mit MERZ bringen- darauf muß man kommen, das schaffen nur wenige!</text:p>
          </table:table-cell>
          <table:table-cell table:number-columns-repeated="2"/>
        </table:table-row>
        <table:table-row table:style-name="ro4">
          <table:table-cell office:value-type="float" office:value="3255821">
            <text:p>3255821</text:p>
          </table:table-cell>
          <table:table-cell office:value-type="string">
            <text:p>0.777179678281148</text:p>
          </table:table-cell>
          <table:table-cell office:value-type="string">
            <text:p>Biden wird es verschmerzen können. Und da Trumps "Andenken" in der US-Geschichte kaum noch schlechter werden kann, ist auch egal, was die Geschichtsbücher dazu schreiben werden. Donald, the stable genius hat sich eben zum Ziel gesetzt, Andrew Johnson zu toppen.</text:p>
          </table:table-cell>
          <table:table-cell table:number-columns-repeated="2"/>
        </table:table-row>
        <table:table-row table:style-name="ro1">
          <table:table-cell office:value-type="float" office:value="4495229">
            <text:p>4495229</text:p>
          </table:table-cell>
          <table:table-cell office:value-type="string">
            <text:p>0.77674929300944</text:p>
          </table:table-cell>
          <table:table-cell office:value-type="string">
            <text:p>Großartige Idee. Sie können mit meiner vollen Unterstützung rechnen. Herr Merz auch!</text:p>
          </table:table-cell>
          <table:table-cell table:number-columns-repeated="2"/>
        </table:table-row>
        <table:table-row table:style-name="ro1">
          <table:table-cell office:value-type="float" office:value="630134">
            <text:p>630134</text:p>
          </table:table-cell>
          <table:table-cell office:value-type="string">
            <text:p>0.776333590348562</text:p>
          </table:table-cell>
          <table:table-cell office:value-type="string">
            <text:p>Ist doch cool wie Laschet das wieder macht. Weihnachten schnell um Sicherheit beten und Montag shoppen in den NL, NRW Partyland :)</text:p>
          </table:table-cell>
          <table:table-cell table:number-columns-repeated="2"/>
        </table:table-row>
        <table:table-row table:style-name="ro5">
          <table:table-cell office:value-type="float" office:value="5403217">
            <text:p>5403217</text:p>
          </table:table-cell>
          <table:table-cell office:value-type="string">
            <text:p>0.775846064090729</text:p>
          </table:table-cell>
          <table:table-cell office:value-type="string">
            <text:p>Bedenklich und auch verachtenswert, wie sich manche Menschen aufführen, wenn sie Zugbegleiter attackieren. Vielleicht sollte man bei Zügen Abteile für Maskenverweigerer einführen. Da können sie sich dann gemeinsam stark fühlen.</text:p>
            <text:p>Und wer sich wegen Masken, Teilnehmerzahlen und Testpflicht aufführt, als würde er zur Schlachtbank geschleppt: </text:p>
            <text:p>Solange alles wie bisher für die meisten Erkrankten glimpflich abgeht, fein. Aber was passiert, wenn das nicht der Fall ist?</text:p>
            <text:p/>
          </table:table-cell>
          <table:table-cell table:number-columns-repeated="2"/>
        </table:table-row>
        <table:table-row table:style-name="ro5">
          <table:table-cell office:value-type="float" office:value="225739">
            <text:p>225739</text:p>
          </table:table-cell>
          <table:table-cell office:value-type="string">
            <text:p>0.775281012058258</text:p>
          </table:table-cell>
          <table:table-cell office:value-type="string">
            <text:p>Alles gut. Hendrik Streeck, 14.10.20 (!) bei ntv: "Es kann gut sein, dass wir wie Frankreich auf bis zu 20.000 Neuinfektionen pro Tag kommen werden. Das sollte einem aber jetzt erstmal nicht Angst machen. Wir haben in den letzten Monaten gesehen, dass sich die Infektionszahlen von den wirklich schweren Fällen ein wenig entkoppelt haben." </text:p>
            <text:p/>
            <text:p>Und wer war noch mal Armin Laschet? </text:p>
          </table:table-cell>
          <table:table-cell table:number-columns-repeated="2"/>
        </table:table-row>
        <table:table-row table:style-name="ro1">
          <table:table-cell office:value-type="float" office:value="6931905">
            <text:p>6931905</text:p>
          </table:table-cell>
          <table:table-cell office:value-type="string">
            <text:p>0.774869819482168</text:p>
          </table:table-cell>
          <table:table-cell office:value-type="string">
            <text:p>Friedrich Merz hat einfach nur recht. Danke Karlsruhe.</text:p>
          </table:table-cell>
          <table:table-cell table:number-columns-repeated="2"/>
        </table:table-row>
        <table:table-row table:style-name="ro3">
          <table:table-cell office:value-type="float" office:value="11409395">
            <text:p>11409395</text:p>
          </table:table-cell>
          <table:table-cell office:value-type="string">
            <text:p>0.774739305178324</text:p>
          </table:table-cell>
          <table:table-cell office:value-type="string">
            <text:p>In Wilmersdorf heute von 214 auf 188 gefallen. Die App ist super. Alles auf Entspannung, ich denke mir meinen Teil und gehe ins Büro. Homeoffice ist Mist bei dem Internet und mein Küchentisch zu klein und für ein Büro habe ich kein Zimmer frei. <text:s/>Auf gut Deutsch die können mich mal. Habt einen schönen Tag. </text:p>
          </table:table-cell>
          <table:table-cell table:number-columns-repeated="2"/>
        </table:table-row>
        <table:table-row table:style-name="ro3">
          <table:table-cell office:value-type="float" office:value="11155643">
            <text:p>11155643</text:p>
          </table:table-cell>
          <table:table-cell office:value-type="string">
            <text:p>0.774739305178324</text:p>
          </table:table-cell>
          <table:table-cell office:value-type="string">
            <text:p>In Wilmersdorf heute von 214 auf 188 gefallen. Die App ist super. Alles auf Entspannung, ich denke mir meinen Teil und gehe ins Büro. Homeoffice ist Mist bei dem Internet und mein Küchentisch zu klein und für ein Büro habe ich kein Zimmer frei. <text:s/>Auf gut Deutsch die können mich mal. Habt einen schönen Tag. </text:p>
          </table:table-cell>
          <table:table-cell table:number-columns-repeated="2"/>
        </table:table-row>
        <table:table-row table:style-name="ro4">
          <table:table-cell office:value-type="float" office:value="11351495">
            <text:p>11351495</text:p>
          </table:table-cell>
          <table:table-cell office:value-type="string">
            <text:p>0.77472440401713</text:p>
          </table:table-cell>
          <table:table-cell office:value-type="string">
            <text:p>Bashing funktioniert. Hätte <text:s/>Genosse Müller als Kanzler kandidiert, wäre womöglich erste. Wie so wird er dauern mit Kanzlerin zusammen gezeigt? Bei den meisten ist Merkel nach wie vor mit Abstand die beste </text:p>
          </table:table-cell>
          <table:table-cell table:number-columns-repeated="2"/>
        </table:table-row>
        <table:table-row table:style-name="ro1">
          <table:table-cell office:value-type="float" office:value="7670161">
            <text:p>7670161</text:p>
          </table:table-cell>
          <table:table-cell office:value-type="string">
            <text:p>0.774362484614054</text:p>
          </table:table-cell>
          <table:table-cell office:value-type="string">
            <text:p>Für alle anderen Parteien wäre Merz der perfekte Kandidat. </text:p>
          </table:table-cell>
          <table:table-cell table:number-columns-repeated="2"/>
        </table:table-row>
        <table:table-row table:style-name="ro8">
          <table:table-cell office:value-type="float" office:value="1823452">
            <text:p>1823452</text:p>
          </table:table-cell>
          <table:table-cell office:value-type="string">
            <text:p>0.77347058057785</text:p>
          </table:table-cell>
          <table:table-cell office:value-type="string">
            <text:p>@Ty</text:p>
            <text:p/>
            <text:p>Wir brauchen für 40 Millionen PKW nicht ein zusätzliches Kraftwerk. </text:p>
            <text:p>Bedarf: Ca. 15% unserer Stromerzeugung. <text:s/>Die idealen Stromspeicher für Wind und Solar.</text:p>
          </table:table-cell>
          <table:table-cell table:number-columns-repeated="2"/>
        </table:table-row>
        <table:table-row table:style-name="ro4">
          <table:table-cell office:value-type="float" office:value="21510">
            <text:p>21510</text:p>
          </table:table-cell>
          <table:table-cell office:value-type="string">
            <text:p>0.773181060949961</text:p>
          </table:table-cell>
          <table:table-cell office:value-type="string">
            <text:p>Merz ist erfrischend ehrlich. Zusammenarbeit mit der AFD machbar. Schwul sein, solange man sich nicht an Kinder vergreift, für ihn kein Problem. Aktienfonds als soziales Sicherungssystem, das Beste für den kleinen Mann*innen. Selten so eine eindeutige Produktinformation gelesen. Danke! ;-)</text:p>
          </table:table-cell>
          <table:table-cell table:number-columns-repeated="2"/>
        </table:table-row>
        <table:table-row table:style-name="ro5">
          <table:table-cell office:value-type="float" office:value="2509092">
            <text:p>2509092</text:p>
          </table:table-cell>
          <table:table-cell office:value-type="string">
            <text:p>0.773171941439311</text:p>
          </table:table-cell>
          <table:table-cell office:value-type="string">
            <text:p>Schwesig macht insgesamt einen guten Job.</text:p>
            <text:p>Im Frühjahr sehr konsequent reagiert und seither die Zahlen durchgehend recht niedrig gehalten.</text:p>
            <text:p>Jetzt mit den Impfungen an der Spitze.</text:p>
            <text:p>Und das angenehmste: man hört kaum etwas von Ihr - während Laschet, Söder, Kretschmer etc. alle versuchen, sich gegenseitig zu übertönen.</text:p>
            <text:p>Großer Respekt, obwohl sie mir tendenziell bislang eher unsympathisch war.</text:p>
          </table:table-cell>
          <table:table-cell table:number-columns-repeated="2"/>
        </table:table-row>
        <table:table-row table:style-name="ro3">
          <table:table-cell office:value-type="float" office:value="2056850">
            <text:p>2056850</text:p>
          </table:table-cell>
          <table:table-cell office:value-type="string">
            <text:p>0.772835969924927</text:p>
          </table:table-cell>
          <table:table-cell office:value-type="string">
            <text:p>Merz ist halt im Gegensatz zu anderen Politikern ehrlich. Der steht voll und ganz dazu, dass für ihn die Kapitalseite vor den Angestellten kommt. Der sagt deutlich, dass er viele Leistungen kürzen wird und laviert nicht so herum wie das Establishment. Also auch wenn es mir als Wähler bei Merz schlechter geht, seine Ehrlichkeit beeindruckt mich schon.</text:p>
          </table:table-cell>
          <table:table-cell table:number-columns-repeated="2"/>
        </table:table-row>
        <table:table-row table:style-name="ro8">
          <table:table-cell office:value-type="float" office:value="4626081">
            <text:p>4626081</text:p>
          </table:table-cell>
          <table:table-cell office:value-type="string">
            <text:p>0.772369146347046</text:p>
          </table:table-cell>
          <table:table-cell office:value-type="string">
            <text:p>Na Gott sei Dank.</text:p>
            <text:p>1/3 für Sommerzeit , 1/3 für Winterzeit, 1/3 dafür das alles so bleibt wie es ist.</text:p>
            <text:p>Ich gehöre zu den letzten, Recht machen kann man es eh nicht allen.</text:p>
            <text:p>Ich freu mich.</text:p>
          </table:table-cell>
          <table:table-cell table:number-columns-repeated="2"/>
        </table:table-row>
        <table:table-row table:style-name="ro8">
          <table:table-cell office:value-type="float" office:value="63133">
            <text:p>63133</text:p>
          </table:table-cell>
          <table:table-cell office:value-type="string">
            <text:p>0.772160410881042</text:p>
          </table:table-cell>
          <table:table-cell office:value-type="string">
            <text:p>Ich durfte 2 mal dieses Jahr quer durch Holland 300 km ans Meer fahren. Maximalgeschwindigkeit seit Anfang 2020 in NL: 100 km/h (außer nachts).</text:p>
            <text:p>Selten so flüssigen Verkehr erlebt, selten so derart entspannt am Urlaubsort angekommen. Keine Raser von hinten, die einem die Lichthupe geben, weniger Benzinverbrauch, da gleichmäßige Fahrgeschwindigkeit. Einfach nur herrlich. Ach ja: ich bin ne viertel Stunde später an meinem Urlaubsort angekommen, was durchaus verschmerzbar war.</text:p>
          </table:table-cell>
          <table:table-cell table:number-columns-repeated="2"/>
        </table:table-row>
        <table:table-row table:style-name="ro10">
          <table:table-cell office:value-type="float" office:value="4793641">
            <text:p>4793641</text:p>
          </table:table-cell>
          <table:table-cell office:value-type="string">
            <text:p>0.771985650062561</text:p>
          </table:table-cell>
          <table:table-cell office:value-type="string">
            <text:p>Sie sprechen mir aus der Seele! Der Witz ist dabei, ich verstehe die Gründe, warum mein Kind mich verlassen hat, außerordentlich gut. Ich bin tatsächlich in der Lage, mich in meinen Sohn hinein zu versetzen. Wir haben eine schwierige gemeinsame Geschichte, in der sein (nicht vorhandener ) Vater eine große Rolle spielt. All die negativen Gefühle, seinen Vater betreffend, habe ich abbekommen. Das passiert übrigens häufig. Wie auch einige andere hier, habe ich die schmerzvolle Erfahrung machen müssen, dass mein Sohn eine Auseinandersetzung resp Aufarbeitung konsequent verweigert. Mehr und mehr habe ich als Mutter das Gefühl einfach nur abgestraft zu werden. Auch ich habe <text:s/>keine körperliche Gewalt , und auch keine psychische! in der Erziehung angewendet. Ich war auf keinen Fall perfekt und oft nicht konsequent in der Erziehung; habe Grenzen nicht klar genug gezogen. Aber ich habe meinen Kindern Liebe gegeben, habe mich immer mit ihnen auseinandergesetzt und sie, bei allem Stress den wir hatten, wahrgenommen und unterstützt. Ausgerechnet dieses Kind, das mich verlassen hat, hat mir in einem Gespräch, dass wir hatten als der Kontakt noch bestand, gesagt, dass es sich von mir immer gut behütet gefühlt hat. </text:p>
          </table:table-cell>
          <table:table-cell table:number-columns-repeated="2"/>
        </table:table-row>
        <table:table-row table:style-name="ro1">
          <table:table-cell office:value-type="float" office:value="11146007">
            <text:p>11146007</text:p>
          </table:table-cell>
          <table:table-cell office:value-type="string">
            <text:p>0.77149643500646</text:p>
          </table:table-cell>
          <table:table-cell office:value-type="string">
            <text:p>Es reicht mir jetzt endgültig.</text:p>
          </table:table-cell>
          <table:table-cell table:number-columns-repeated="2"/>
        </table:table-row>
        <table:table-row table:style-name="ro8">
          <table:table-cell office:value-type="float" office:value="624338">
            <text:p>624338</text:p>
          </table:table-cell>
          <table:table-cell office:value-type="string">
            <text:p>0.771094799041748</text:p>
          </table:table-cell>
          <table:table-cell office:value-type="string">
            <text:p>Unglaublich. Das hätte auch von den GRÜNEN oder der SPD stammen können. Geschwurbel ohne konkrete Festlegungen.</text:p>
            <text:p/>
            <text:p>In dieser Hinsicht sehr erhellend. Soviel Zeit kann man Herrn Laschet mit der Verschiebung von Parteitagen gar nicht geben, dass er noch ausreichend Profil gewinnen könnte.</text:p>
          </table:table-cell>
          <table:table-cell table:number-columns-repeated="2"/>
        </table:table-row>
        <table:table-row table:style-name="ro1">
          <table:table-cell office:value-type="float" office:value="2133604">
            <text:p>2133604</text:p>
          </table:table-cell>
          <table:table-cell office:value-type="string">
            <text:p>0.770699063936869</text:p>
          </table:table-cell>
          <table:table-cell office:value-type="string">
            <text:p>Merz ist noch einer der wenigen deutschen Politiker, die an ihr Land denken. Merz for Kanzler!!!</text:p>
          </table:table-cell>
          <table:table-cell table:number-columns-repeated="2"/>
        </table:table-row>
        <table:table-row table:style-name="ro1">
          <table:table-cell office:value-type="float" office:value="4843015">
            <text:p>4843015</text:p>
          </table:table-cell>
          <table:table-cell office:value-type="string">
            <text:p>0.770561536153158</text:p>
          </table:table-cell>
          <table:table-cell office:value-type="string">
            <text:p>Röttgen Kanzler. Der war echt gut. Könnte von Mario Barth sein.</text:p>
          </table:table-cell>
          <table:table-cell table:number-columns-repeated="2"/>
        </table:table-row>
        <table:table-row table:style-name="ro4">
          <table:table-cell office:value-type="float" office:value="7719922">
            <text:p>7719922</text:p>
          </table:table-cell>
          <table:table-cell office:value-type="string">
            <text:p>0.769996285438538</text:p>
          </table:table-cell>
          <table:table-cell office:value-type="string">
            <text:p>Sehr gut, dass sie es endlich eingesehen hat. Hoffentlich kommt jetzt nicht Merz als Nachfolger, der hat ebenfalls kein Kreuz. Also irgendwie riecht es nach Neuwahlen. Und vielleicht sollten mal die Grünen regieren. Wir brauchen Veränderung!</text:p>
          </table:table-cell>
          <table:table-cell table:number-columns-repeated="2"/>
        </table:table-row>
        <table:table-row table:style-name="ro1">
          <table:table-cell office:value-type="float" office:value="21198">
            <text:p>21198</text:p>
          </table:table-cell>
          <table:table-cell office:value-type="string">
            <text:p>0.769933660825094</text:p>
          </table:table-cell>
          <table:table-cell office:value-type="string">
            <text:p>Ich finde Merz auch gut. Da gibt es eine kleine Möglichkeit für GRR.</text:p>
          </table:table-cell>
          <table:table-cell table:number-columns-repeated="2"/>
        </table:table-row>
        <table:table-row table:style-name="ro4">
          <table:table-cell office:value-type="float" office:value="8410875">
            <text:p>8410875</text:p>
          </table:table-cell>
          <table:table-cell office:value-type="string">
            <text:p>0.769885102907817</text:p>
          </table:table-cell>
          <table:table-cell office:value-type="string">
            <text:p>Zum Glück ist Laschet nun auch Parteivorsitzender, allemal besser als Merz und Röttgen. Ich hoffe, dass Laschet auch als Parteivorsitzender gute Arbeit machen wird</text:p>
          </table:table-cell>
          <table:table-cell table:number-columns-repeated="2"/>
        </table:table-row>
        <table:table-row table:style-name="ro4">
          <table:table-cell office:value-type="float" office:value="11332418">
            <text:p>11332418</text:p>
          </table:table-cell>
          <table:table-cell office:value-type="string">
            <text:p>0.769371350606283</text:p>
          </table:table-cell>
          <table:table-cell office:value-type="string">
            <text:p>Danke für diese erfrischend schonungslose Analyse der kleingeistigen deutschen Politikküche!</text:p>
            <text:p>#mitdemFaxgerätwirddieWeltenrettungnichtklappen!</text:p>
          </table:table-cell>
          <table:table-cell table:number-columns-repeated="2"/>
        </table:table-row>
        <table:table-row table:style-name="ro3">
          <table:table-cell office:value-type="float" office:value="7678984">
            <text:p>7678984</text:p>
          </table:table-cell>
          <table:table-cell office:value-type="string">
            <text:p>0.768257359663645</text:p>
          </table:table-cell>
          <table:table-cell office:value-type="string">
            <text:p>Röttgen würde ich den Parteivoritz zutrauen. Sein Habitus ist überzeugend und prägnant, seine Einschätzungen bringen die Probleme präzise auf den Punkt. Ich begrüße seine Kandidatur nachdrücklich. Er ist der erste Anwärter, der überhaupt die inhaltliche und strategische Positionierung der CDU in der erodierenden Mitte unserer Parteienlandschaft skizziert. </text:p>
          </table:table-cell>
          <table:table-cell table:number-columns-repeated="2"/>
        </table:table-row>
        <table:table-row table:style-name="ro1">
          <table:table-cell office:value-type="float" office:value="11325742">
            <text:p>11325742</text:p>
          </table:table-cell>
          <table:table-cell office:value-type="string">
            <text:p>0.767898758252462</text:p>
          </table:table-cell>
          <table:table-cell office:value-type="string">
            <text:p>Find ich gut. </text:p>
          </table:table-cell>
          <table:table-cell table:number-columns-repeated="2"/>
        </table:table-row>
        <table:table-row table:style-name="ro5">
          <table:table-cell office:value-type="float" office:value="346821">
            <text:p>346821</text:p>
          </table:table-cell>
          <table:table-cell office:value-type="string">
            <text:p>0.767752826213837</text:p>
          </table:table-cell>
          <table:table-cell office:value-type="string">
            <text:p>Mir gefällt er sehr gut und er ist in meiner short list. Wobei ich erst ernsthaft an ein neues Auto denke, wenn ich auch wieder verreisen kann.</text:p>
            <text:p/>
            <text:p>Lediglich der Konfigurator ist aktuell noch ein No-Go. Man bekommt diverse Extras nur, wenn man die Allrad Variante wählt. Bei der ist die Reichweite aber wieder unterhalb meiner Schmerzgrenze, sodass ich zusätzlich auch die große Batterie nehmen müsste und dann ist er mir wieder zu teuer.</text:p>
            <text:p>Mal sehen ob sich daran in den nächsten Wochen noch was ändert.</text:p>
          </table:table-cell>
          <table:table-cell table:number-columns-repeated="2"/>
        </table:table-row>
        <table:table-row table:style-name="ro5">
          <table:table-cell office:value-type="float" office:value="5093678">
            <text:p>5093678</text:p>
          </table:table-cell>
          <table:table-cell office:value-type="string">
            <text:p>0.767510990301768</text:p>
          </table:table-cell>
          <table:table-cell office:value-type="string">
            <text:p>Also, ich finds gut, dass wir in einer Gesellschaft leben, in der jeder quasi alles aussprechen darf.</text:p>
            <text:p>Es ist ein absoluter Bonus, dass Merz, Lindner &amp; Co. Ihre Gesinnung an die Öffentlichkeit tragen und so zumindest einen Einblick in ihre wahre Agenda zulassen.</text:p>
            <text:p/>
            <text:p>Gerade bei Christian Lindner ist das ja symptomatisch, dass die FDP Prozente verliert, sobald er den Mund aufmacht.</text:p>
          </table:table-cell>
          <table:table-cell table:number-columns-repeated="2"/>
        </table:table-row>
        <table:table-row table:style-name="ro4">
          <table:table-cell office:value-type="float" office:value="7582670">
            <text:p>7582670</text:p>
          </table:table-cell>
          <table:table-cell office:value-type="string">
            <text:p>0.767505943775177</text:p>
          </table:table-cell>
          <table:table-cell office:value-type="string">
            <text:p>Aber endlich einer der nicht geil sein Muss auf Job und Einnahmen</text:p>
            <text:p>Merz ist überzeut und handelt deshalb besser als jeder Joblutscher</text:p>
          </table:table-cell>
          <table:table-cell table:number-columns-repeated="2"/>
        </table:table-row>
        <table:table-row table:style-name="ro1">
          <table:table-cell office:value-type="float" office:value="11292094">
            <text:p>11292094</text:p>
          </table:table-cell>
          <table:table-cell office:value-type="string">
            <text:p>0.767075816790263</text:p>
          </table:table-cell>
          <table:table-cell office:value-type="string">
            <text:p>Erich Honecker hatte auch immer gute Umfragewerte.</text:p>
          </table:table-cell>
          <table:table-cell table:number-columns-repeated="2"/>
        </table:table-row>
        <table:table-row table:style-name="ro4">
          <table:table-cell office:value-type="float" office:value="4028388">
            <text:p>4028388</text:p>
          </table:table-cell>
          <table:table-cell office:value-type="string">
            <text:p>0.766291618347168</text:p>
          </table:table-cell>
          <table:table-cell office:value-type="string">
            <text:p>Und da sich das Virus gerade beim Sprechen sehr gut verbreitet.</text:p>
            <text:p>Hört sich extrem logisch an. Quasi ein no-Brainer. Oder ein Voll-Laschet.</text:p>
          </table:table-cell>
          <table:table-cell table:number-columns-repeated="2"/>
        </table:table-row>
        <table:table-row table:style-name="ro3">
          <table:table-cell office:value-type="float" office:value="3094975">
            <text:p>3094975</text:p>
          </table:table-cell>
          <table:table-cell office:value-type="string">
            <text:p>0.766083856423696</text:p>
          </table:table-cell>
          <table:table-cell office:value-type="string">
            <text:p>Und Laschet ist ein Schwurbler vor dem Herrn.</text:p>
            <text:p>Der hat immer 2 Positionen in einem Satz.</text:p>
            <text:p>Am besten gefällt mir derzeit tatsächlich Röttgen. Klar Worte, wie ich sie mir von Laschet in Corona oft gewünscht hätte.</text:p>
          </table:table-cell>
          <table:table-cell table:number-columns-repeated="2"/>
        </table:table-row>
        <table:table-row table:style-name="ro1">
          <table:table-cell office:value-type="float" office:value="2576298">
            <text:p>2576298</text:p>
          </table:table-cell>
          <table:table-cell office:value-type="string">
            <text:p>0.766047656536102</text:p>
          </table:table-cell>
          <table:table-cell office:value-type="string">
            <text:p>In der Tat. Merz wäre für den Wettbewerb super!</text:p>
          </table:table-cell>
          <table:table-cell table:number-columns-repeated="2"/>
        </table:table-row>
        <table:table-row table:style-name="ro5">
          <table:table-cell office:value-type="float" office:value="3062073">
            <text:p>3062073</text:p>
          </table:table-cell>
          <table:table-cell office:value-type="string">
            <text:p>0.765865524609884</text:p>
          </table:table-cell>
          <table:table-cell office:value-type="string">
            <text:p>Sie sind ein wahrer Witzbold und ein Märchenerzähler.Ist Ihnen bekannt ,dass Blackrock zum Beispiel ein Umweltschutzprogramm finanziert?</text:p>
            <text:p>Und Sie haben doch auch erfahren müssen das aktive Politiker aber auch sowas von Beziehungen haben in den verschiedenen Aufsichtsräten das man staunen muß wo sie dieseZeit herholen(Gabriel,Profalla,Steinbrück,) nur als Beiispiel.Das sind alles aktive Politiker was ja Herr Merz nach allen Recherchen seiner Gegner nie war.Also sie müssen sich schon besser informieren bevor sie den Stab über einenunpolitischen Menschen brechen um ihn zu schaden.Einfach empörend .</text:p>
          </table:table-cell>
          <table:table-cell table:number-columns-repeated="2"/>
        </table:table-row>
        <table:table-row table:style-name="ro8">
          <table:table-cell office:value-type="float" office:value="4722519">
            <text:p>4722519</text:p>
          </table:table-cell>
          <table:table-cell office:value-type="string">
            <text:p>0.7653395930926</text:p>
          </table:table-cell>
          <table:table-cell office:value-type="string">
            <text:p>Nun ja, immer noch besser als der kleine Zauderer und Urenkel von Kaiser Karl. </text:p>
            <text:p>Laschet wird heute bestimmt wieder zum Papst oder in den Aachener Dom fahren, um eine göttliche Eingebung zu bekommen und damit endlich auch mal einen Entschluss zu fassen. </text:p>
            <text:p>Sorry, aber manchmal hätte ich gerne einen Söder in NRW. </text:p>
          </table:table-cell>
          <table:table-cell table:number-columns-repeated="2"/>
        </table:table-row>
        <table:table-row table:style-name="ro4">
          <table:table-cell office:value-type="float" office:value="11382883">
            <text:p>11382883</text:p>
          </table:table-cell>
          <table:table-cell office:value-type="string">
            <text:p>0.765099068482717</text:p>
          </table:table-cell>
          <table:table-cell office:value-type="string">
            <text:p>Ein sehr schönes, teures und umweltfeindliches Auto, das mit der großen Frage geboren ist und gefahren wird: "Wo lade ich Dich auf?" Schön, dass Hochleistungs-Erben und Zuvielverdiener sich die gleiche banale Frage stellen müssen, wie jeder ID.3-Geschädigte. </text:p>
          </table:table-cell>
          <table:table-cell table:number-columns-repeated="2"/>
        </table:table-row>
        <table:table-row table:style-name="ro1">
          <table:table-cell office:value-type="float" office:value="6313917">
            <text:p>6313917</text:p>
          </table:table-cell>
          <table:table-cell office:value-type="string">
            <text:p>0.764947533607483</text:p>
          </table:table-cell>
          <table:table-cell office:value-type="string">
            <text:p>Gute Entscheidung! <text:s/>Ich hoffe, Herr Laschet bleibt auch dabei… </text:p>
          </table:table-cell>
          <table:table-cell table:number-columns-repeated="2"/>
        </table:table-row>
        <table:table-row table:style-name="ro1">
          <table:table-cell office:value-type="float" office:value="2880963">
            <text:p>2880963</text:p>
          </table:table-cell>
          <table:table-cell office:value-type="string">
            <text:p>0.764459828535716</text:p>
          </table:table-cell>
          <table:table-cell office:value-type="string">
            <text:p>Friedrich Merz IST Zukunft!</text:p>
          </table:table-cell>
          <table:table-cell table:number-columns-repeated="2"/>
        </table:table-row>
        <table:table-row table:style-name="ro3">
          <table:table-cell office:value-type="float" office:value="6228332">
            <text:p>6228332</text:p>
          </table:table-cell>
          <table:table-cell office:value-type="string">
            <text:p>0.764427761236827</text:p>
          </table:table-cell>
          <table:table-cell office:value-type="string">
            <text:p>Die Organisation "Ärzte ohne Grenzen" war mir in den letzten Jahren immer suspekter geworden, meine Achtung sank kontinuierlich.</text:p>
            <text:p/>
            <text:p>Aber verdammt, diese Frau Kleijer ist gut, verdammt gut, und die lebt in der Realität, was ich bei vielen Migrationsromantikern schmerzlich vermisse.</text:p>
          </table:table-cell>
          <table:table-cell table:number-columns-repeated="2"/>
        </table:table-row>
        <table:table-row table:style-name="ro3">
          <table:table-cell office:value-type="float" office:value="7843133">
            <text:p>7843133</text:p>
          </table:table-cell>
          <table:table-cell office:value-type="string">
            <text:p>0.763955116271973</text:p>
          </table:table-cell>
          <table:table-cell office:value-type="string">
            <text:p>Ich kann das nur bestätigen, bin zwar kein Hund, aber mir hat CBD bei Zahnschmerzen geholfen. Anstatt Cortisonheilsalbe habe ich lieber CBD genommen. Und es hilft mir auch, mich vor dem Einschlafen zu entspannen. Es zeigt mir, dass diejenigen, die darüber schreiben, es nicht selber ausprobiert haben.</text:p>
          </table:table-cell>
          <table:table-cell table:number-columns-repeated="2"/>
        </table:table-row>
        <table:table-row table:style-name="ro4">
          <table:table-cell office:value-type="float" office:value="4601557">
            <text:p>4601557</text:p>
          </table:table-cell>
          <table:table-cell office:value-type="string">
            <text:p>0.763399799664815</text:p>
          </table:table-cell>
          <table:table-cell office:value-type="string">
            <text:p>Ich empfehle Ihnen den FC Bayern, Traditon, Kommerz, sportlicher Erfolg, keine (oder wenige) nervigen Ultras, familienfreundliche Stimmung im Stadion. Ist doch Ihr Ding, zugegeben mit Tradition, aber da müssten Sie dann durch.</text:p>
          </table:table-cell>
          <table:table-cell table:number-columns-repeated="2"/>
        </table:table-row>
        <table:table-row table:style-name="ro1">
          <table:table-cell office:value-type="float" office:value="324046">
            <text:p>324046</text:p>
          </table:table-cell>
          <table:table-cell office:value-type="string">
            <text:p>0.76330711444219</text:p>
          </table:table-cell>
          <table:table-cell office:value-type="string">
            <text:p>genau richtig,Laschet ist ein unerträglicher Schwätzer,aber Meister in Sachen Populismus.</text:p>
          </table:table-cell>
          <table:table-cell table:number-columns-repeated="2"/>
        </table:table-row>
        <table:table-row table:style-name="ro3">
          <table:table-cell office:value-type="float" office:value="6743302">
            <text:p>6743302</text:p>
          </table:table-cell>
          <table:table-cell office:value-type="string">
            <text:p>0.763296624024709</text:p>
          </table:table-cell>
          <table:table-cell office:value-type="string">
            <text:p>Stimmt. Als ich vor vier Jahren das Motorrad gekauft hatte fand ich das noch alles großartig aber in der Zwischenzeit hat ein Umdenken stattgefunden. Ich fahre für mein Leben gerne Motorrad das ist eine wunderschöne Sache. Aber ich habe ehrlich gesagt in der Zwischenzeit auch Bauchschmerzen wenn ich daran denke was mein Motorrad lernen mit meinen mitMenschen und anderen Tieren anrichtet. </text:p>
          </table:table-cell>
          <table:table-cell table:number-columns-repeated="2"/>
        </table:table-row>
        <table:table-row table:style-name="ro4">
          <table:table-cell office:value-type="float" office:value="6923">
            <text:p>6923</text:p>
          </table:table-cell>
          <table:table-cell office:value-type="string">
            <text:p>0.76326858997345</text:p>
          </table:table-cell>
          <table:table-cell office:value-type="string">
            <text:p>Vetternwirtschaft in der Politik ist gang und gebe und der Herr Laschet ist die ausnahme, oh man und den Herr,n Scheuer hat man auf,s übelste betrogen und über den Herr,n Schäuble kommt das schweigen im Walde, ich bin begeistert.r.wolff</text:p>
          </table:table-cell>
          <table:table-cell table:number-columns-repeated="2"/>
        </table:table-row>
        <table:table-row table:style-name="ro1">
          <table:table-cell office:value-type="float" office:value="11385585">
            <text:p>11385585</text:p>
          </table:table-cell>
          <table:table-cell office:value-type="string">
            <text:p>0.762243588765462</text:p>
          </table:table-cell>
          <table:table-cell office:value-type="string">
            <text:p>Der 9-jährige Tim(mi) .... oh man, wie geil :)</text:p>
          </table:table-cell>
          <table:table-cell table:number-columns-repeated="2"/>
        </table:table-row>
        <table:table-row table:style-name="ro1">
          <table:table-cell office:value-type="float" office:value="7548543">
            <text:p>7548543</text:p>
          </table:table-cell>
          <table:table-cell office:value-type="string">
            <text:p>0.762242952982585</text:p>
          </table:table-cell>
          <table:table-cell office:value-type="string">
            <text:p>Herr Merz sieht das genau richtig. Das war etwa 2000 richtig und ist es auch jetzt noch.</text:p>
          </table:table-cell>
          <table:table-cell table:number-columns-repeated="2"/>
        </table:table-row>
        <table:table-row table:style-name="ro4">
          <table:table-cell office:value-type="float" office:value="5035431">
            <text:p>5035431</text:p>
          </table:table-cell>
          <table:table-cell office:value-type="string">
            <text:p>0.762186845143636</text:p>
          </table:table-cell>
          <table:table-cell office:value-type="string">
            <text:p>Das ist deren Job!! Und wie man sieht, wir haben ein typisch merzsches Statement! Bei der ersten Frage hätte er doch sagen können, kein Thema für mich, nächste Frage. </text:p>
          </table:table-cell>
          <table:table-cell table:number-columns-repeated="2"/>
        </table:table-row>
        <table:table-row table:style-name="ro1">
          <table:table-cell office:value-type="float" office:value="6177596">
            <text:p>6177596</text:p>
          </table:table-cell>
          <table:table-cell office:value-type="string">
            <text:p>0.762159208456675</text:p>
          </table:table-cell>
          <table:table-cell office:value-type="string">
            <text:p>Eine gute Entscheidung. Lernen durch Schmerz. Traurig, aber unvermeidbar...</text:p>
          </table:table-cell>
          <table:table-cell table:number-columns-repeated="2"/>
        </table:table-row>
        <table:table-row table:style-name="ro1">
          <table:table-cell office:value-type="float" office:value="6337412">
            <text:p>6337412</text:p>
          </table:table-cell>
          <table:table-cell office:value-type="string">
            <text:p>0.761759579181671</text:p>
          </table:table-cell>
          <table:table-cell office:value-type="string">
            <text:p>Herr Laschet macht das schon ganz gut. Nur kommunikativ ist noch etwas Luft nach oben.</text:p>
          </table:table-cell>
          <table:table-cell table:number-columns-repeated="2"/>
        </table:table-row>
        <table:table-row table:style-name="ro7">
          <table:table-cell office:value-type="float" office:value="7365641">
            <text:p>7365641</text:p>
          </table:table-cell>
          <table:table-cell office:value-type="string">
            <text:p>0.76067719856898</text:p>
          </table:table-cell>
          <table:table-cell office:value-type="string">
            <text:p>Das Forum ist genial, es kann in die Zukunft schauen!</text:p>
            <text:p/>
            <text:p>Beim aktuellsten Beitrag hier (Firefox-Browser) steht:</text:p>
            <text:p/>
            <text:p>"in 59 Minuten"</text:p>
            <text:p/>
            <text:p>Oder, aufgelöst:</text:p>
            <text:p/>
            <text:p>"29.3.2020, 14:15:18"</text:p>
            <text:p/>
            <text:p>Da hat wohl die Sommerzeit zugeschlagen. </text:p>
            <text:p/>
          </table:table-cell>
          <table:table-cell table:number-columns-repeated="2"/>
        </table:table-row>
        <table:table-row table:style-name="ro1">
          <table:table-cell office:value-type="float" office:value="4423732">
            <text:p>4423732</text:p>
          </table:table-cell>
          <table:table-cell office:value-type="string">
            <text:p>0.76037871837616</text:p>
          </table:table-cell>
          <table:table-cell office:value-type="string">
            <text:p>Friedrich Merz wäre ein guter und der beste Bundrskanzler für Deutschland.</text:p>
          </table:table-cell>
          <table:table-cell table:number-columns-repeated="2"/>
        </table:table-row>
        <table:table-row table:style-name="ro4">
          <table:table-cell office:value-type="float" office:value="6694492">
            <text:p>6694492</text:p>
          </table:table-cell>
          <table:table-cell office:value-type="string">
            <text:p>0.76001387834549</text:p>
          </table:table-cell>
          <table:table-cell office:value-type="string">
            <text:p>Sehr richtig. Und genau darin liegt der Grund, warum der Strom aus der Steckdose bei uns so teuer ist.</text:p>
            <text:p>Es ist gewollt, dass die Menschen glauben, das liege an der Ökostromerzeugung.</text:p>
          </table:table-cell>
          <table:table-cell table:number-columns-repeated="2"/>
        </table:table-row>
        <table:table-row table:style-name="ro3">
          <table:table-cell office:value-type="float" office:value="1456750">
            <text:p>1456750</text:p>
          </table:table-cell>
          <table:table-cell office:value-type="string">
            <text:p>0.759939193725586</text:p>
          </table:table-cell>
          <table:table-cell office:value-type="string">
            <text:p>@ Dapper;warum sind Sie nicht in der Politik? Sie kennen sicher Herrn Merz persönlich. Diese charakterliche Eigenschaft kann nur Jemand beurteilen der den Anderen genau kennt. Bestellen Sie Ihm demnächst einen schönen Gruß wenn Sie ihn sehen!!! Ach die Erfinder von Hartz -4 sind alle noch in Amt und Würden -politisch und wirtschaftlich.</text:p>
          </table:table-cell>
          <table:table-cell table:number-columns-repeated="2"/>
        </table:table-row>
        <table:table-row table:style-name="ro3">
          <table:table-cell office:value-type="float" office:value="8724654">
            <text:p>8724654</text:p>
          </table:table-cell>
          <table:table-cell office:value-type="string">
            <text:p>0.759192228317261</text:p>
          </table:table-cell>
          <table:table-cell office:value-type="string">
            <text:p>Der Zuwachs an Stromerzeugung auf Basis der Erneuerbaren wächst schneller, als der Zuwachs an Elektromobilen.</text:p>
            <text:p/>
            <text:p>Oder: Das Passt gut!</text:p>
          </table:table-cell>
          <table:table-cell table:number-columns-repeated="2"/>
        </table:table-row>
        <table:table-row table:style-name="ro1">
          <table:table-cell office:value-type="float" office:value="6266217">
            <text:p>6266217</text:p>
          </table:table-cell>
          <table:table-cell office:value-type="string">
            <text:p>0.758299946784973</text:p>
          </table:table-cell>
          <table:table-cell office:value-type="string">
            <text:p>"DAS sind Schmerzen..." (Hans Süper)</text:p>
          </table:table-cell>
          <table:table-cell table:number-columns-repeated="2"/>
        </table:table-row>
        <table:table-row table:style-name="ro1">
          <table:table-cell office:value-type="float" office:value="11332973">
            <text:p>11332973</text:p>
          </table:table-cell>
          <table:table-cell office:value-type="string">
            <text:p>0.757287502288818</text:p>
          </table:table-cell>
          <table:table-cell office:value-type="string">
            <text:p>wie geil wäre es wenn die ÖBB die DB kaufen würde .. !</text:p>
          </table:table-cell>
          <table:table-cell table:number-columns-repeated="2"/>
        </table:table-row>
        <table:table-row table:style-name="ro4">
          <table:table-cell office:value-type="float" office:value="5765230">
            <text:p>5765230</text:p>
          </table:table-cell>
          <table:table-cell office:value-type="string">
            <text:p>0.756954232851664</text:p>
          </table:table-cell>
          <table:table-cell office:value-type="string">
            <text:p>Wollen wir hoffen, dass die Hilfe sehr schnell, umfangreich und effektiv kommt. Das wird den Schmerz der Hinterbliebenen nicht nehmen, aber den Verletzten und traumatisierten Menschen hoffentlich helfen. </text:p>
          </table:table-cell>
          <table:table-cell table:number-columns-repeated="2"/>
        </table:table-row>
        <table:table-row table:style-name="ro4">
          <table:table-cell office:value-type="float" office:value="4356474">
            <text:p>4356474</text:p>
          </table:table-cell>
          <table:table-cell office:value-type="string">
            <text:p>0.756801545619965</text:p>
          </table:table-cell>
          <table:table-cell office:value-type="string">
            <text:p>Dirk, wenn das Ihr Ernst ist... Bitteschön... Freiwillig in ein Umerziehungslager, das wäre doch mal was... Dort werden Sie ganz sicher Ihre persönliche Harmonie finden... Viel Spaß dabei... </text:p>
          </table:table-cell>
          <table:table-cell table:number-columns-repeated="2"/>
        </table:table-row>
        <table:table-row table:style-name="ro3">
          <table:table-cell office:value-type="float" office:value="6560113">
            <text:p>6560113</text:p>
          </table:table-cell>
          <table:table-cell office:value-type="string">
            <text:p>0.756627996762594</text:p>
          </table:table-cell>
          <table:table-cell office:value-type="string">
            <text:p>Also Herrn Söder würde ich sofort wählen, endlich mal ein starker Mann an der Spitze unseres Landes. Und ich muss sagen, ich geniesse es in Bayern zu wohnen. Unter seiner Herrschaft ist es viel sicherer geworden und seitdem er in der Corona-Krise so zielgerecht vorangeschritten ist, um uns zu schützen, kann ich ihn mir perfekt als unseren künftigen Bundeskanzler vorstellen. Ganz im Gegenteil zu dem Laschet. Ich bete, dass er es nicht wird!</text:p>
          </table:table-cell>
          <table:table-cell table:number-columns-repeated="2"/>
        </table:table-row>
        <table:table-row table:style-name="ro12">
          <table:table-cell office:value-type="float" office:value="4796622">
            <text:p>4796622</text:p>
          </table:table-cell>
          <table:table-cell office:value-type="string">
            <text:p>0.755822797616323</text:p>
          </table:table-cell>
          <table:table-cell office:value-type="string">
            <text:p>Die amerikanische Gesellschaft hängt zum Teil immer noch dem Wilden Westen nach. Das Spannungsverhältnis zwischen dem demokratisch fortschrittlichen Kräften <text:s/>und dem traditionell republikanischen bis fast nationalistischen Polen ist groß. Das Anerkennen von Diskreminierungen in den Vereinigten Staaten bedeutet für viele den Verlust von Identität und Überlegenheit. Sie hängen an der alten Gewichtung zwischen den Weißen und Schwarzen. </text:p>
            <text:p>DT weiß genau, wie leicht er diese Menschen begeistern kann. Er verschafft ihnen mit seiner Rethorik Halt, Sicherheit und das Bewahren der alten Strukturen. Diese Sicherheit, auch den Besitz von Waffen nicht in Frage zustellen, macht diesen Teil der Bevölkerung glücklich. Sie fühlen sich gesehen und respektiert. </text:p>
            <text:p>Die radikale Linke ist die düstere Wolke der Bedrohung und führt zur Vernichtung ihres Lebensstils. Sie ist gegen Trump und spricht die Probleme des Klimawandels an und fordert gesellschaftliche Veränderungen, um sich der Zukunft zu stellen. In diese Richtung blickt ja auch die Mehrheit der amerikanischen Wähler. Das Wahlrecht spiegelt aber nicht den Wunsch des Volkes wider. Vier Jahre DT hat diese Gesellschaft ganz wund gemacht. Bis diese Narben verheilt sind, wird es dauern. In Zukunft werden sie bei starkem Wetterwechsel hoffentlich etwas schmerzen, dann weiß die Gesellschaft, das Vorsicht geboten ist, so wie das bei uns auch der Fall ist.</text:p>
          </table:table-cell>
          <table:table-cell table:number-columns-repeated="2"/>
        </table:table-row>
        <table:table-row table:style-name="ro9">
          <table:table-cell office:value-type="float" office:value="7015911">
            <text:p>7015911</text:p>
          </table:table-cell>
          <table:table-cell office:value-type="string">
            <text:p>0.755208452542623</text:p>
          </table:table-cell>
          <table:table-cell office:value-type="string">
            <text:p>Markus hat es sehr treffend und klar formuliert - prima!</text:p>
            <text:p/>
            <text:p>...und auch ein Herr Teschentscher, der in einer Mischung aus Sarkasmus und Resignation sagt, das nenne man dann wohl Förderalismus....</text:p>
            <text:p/>
            <text:p>Jetzt sind viele wieder ganz groß drin, Frau Merkel zu kritisieren....tja, wenn die Sache schief geht, laufen dann wieder alle zu Mutti und heulen. Ich an ihrer Stelle würde dann zurücktreten und die Helden Laschet/Merz/Söder ans Ruder lassen....dann hätten wir in der Corona-Krise wenigstens was zu lachen (=Galgenhumor)</text:p>
          </table:table-cell>
          <table:table-cell table:number-columns-repeated="2"/>
        </table:table-row>
        <table:table-row table:style-name="ro4">
          <table:table-cell office:value-type="float" office:value="7600016">
            <text:p>7600016</text:p>
          </table:table-cell>
          <table:table-cell office:value-type="string">
            <text:p>0.75496639808019</text:p>
          </table:table-cell>
          <table:table-cell office:value-type="string">
            <text:p>Die Bekämpfung jeder Art von Kriminalität ist richtig. Die Clan Kriminaität hervorzuheben ist rechts und in der Woche nach Hanau geschmacklos und unsensibel. Ganz genau was man vom Merz zu erwarten hat, kaltblütigen Rechtspopulismus.</text:p>
          </table:table-cell>
          <table:table-cell table:number-columns-repeated="2"/>
        </table:table-row>
        <table:table-row table:style-name="ro4">
          <table:table-cell office:value-type="float" office:value="7053938">
            <text:p>7053938</text:p>
          </table:table-cell>
          <table:table-cell office:value-type="string">
            <text:p>0.754232168197632</text:p>
          </table:table-cell>
          <table:table-cell office:value-type="string">
            <text:p>Ich finde das richtig. Wer nicht hoeren will muss eben fuehlen. Wenn es eine zweite Welle gibt haben wir zwei Optionen: 1. Macht nichts, da muessen wir durch, oder 2. Mist, machen wir es diesmal besser. Beides ist positiv, wenn auch schmerzlich. Wahrheit kann wehtun.</text:p>
          </table:table-cell>
          <table:table-cell table:number-columns-repeated="2"/>
        </table:table-row>
        <table:table-row table:style-name="ro1">
          <table:table-cell office:value-type="float" office:value="7222747">
            <text:p>7222747</text:p>
          </table:table-cell>
          <table:table-cell office:value-type="string">
            <text:p>0.753816942373912</text:p>
          </table:table-cell>
          <table:table-cell office:value-type="string">
            <text:p>Und ich hab ihn nie gewählt und werde wohl ich nie CDU wählen, aber Laschet gefällt mir gut. </text:p>
          </table:table-cell>
          <table:table-cell table:number-columns-repeated="2"/>
        </table:table-row>
        <table:table-row table:style-name="ro4">
          <table:table-cell office:value-type="float" office:value="2429161">
            <text:p>2429161</text:p>
          </table:table-cell>
          <table:table-cell office:value-type="string">
            <text:p>0.753077367941538</text:p>
          </table:table-cell>
          <table:table-cell office:value-type="string">
            <text:p>Laschet in der PK auch großartig - wir wissen aktuell nicht, wie sich die Zahlen nach Weihnachten entwickeln - und auf dieser Grundlage werden dann einfach mal Verschärfungen rausgehauen, unfassbar! </text:p>
          </table:table-cell>
          <table:table-cell table:number-columns-repeated="2"/>
        </table:table-row>
        <table:table-row table:style-name="ro4">
          <table:table-cell office:value-type="float" office:value="7588256">
            <text:p>7588256</text:p>
          </table:table-cell>
          <table:table-cell office:value-type="string">
            <text:p>0.753015418847402</text:p>
          </table:table-cell>
          <table:table-cell office:value-type="string">
            <text:p>Demokratisch regieren ja dafür lässt man sich natürlich wählen. Die grünen sind erwachsen geworden und auch Herr Merz muss sich an vorgaben z.b. des BVG halten. Also warum nicht Schwarz Grün das ist doch super.</text:p>
          </table:table-cell>
          <table:table-cell table:number-columns-repeated="2"/>
        </table:table-row>
        <table:table-row table:style-name="ro1">
          <table:table-cell office:value-type="float" office:value="4155042">
            <text:p>4155042</text:p>
          </table:table-cell>
          <table:table-cell office:value-type="string">
            <text:p>0.752846896648407</text:p>
          </table:table-cell>
          <table:table-cell office:value-type="string">
            <text:p>Absolut! Merz wollte das machen. Aber er wurde immer wieder in andere Themen hineingetrieben. </text:p>
          </table:table-cell>
          <table:table-cell table:number-columns-repeated="2"/>
        </table:table-row>
        <table:table-row table:style-name="ro2">
          <table:table-cell office:value-type="float" office:value="7598883">
            <text:p>7598883</text:p>
          </table:table-cell>
          <table:table-cell office:value-type="string">
            <text:p>0.752353588740031</text:p>
          </table:table-cell>
          <table:table-cell office:value-type="string">
            <text:p>Ich habe den Tatort so verstanden: Nähe kann Schmerzen verursachen, Einsamkeit ebenso. Die Tote, um die es geht, sucht gewisse Nähe. Kommt Mann ihr zu nahe, muss sie auf Distanz gehen - Angst vor Verletzungen? Gleichzeitig suchte sie bis vor einiger Zeit, ihre Einsamkeit zu bewältigen, eben mit DatingApps, gleich wohl sie vielleicht darauf hoffte, genau das zu finden, was ihr gut getan hätte, distanzierte Nähe. Doch sie wurde, besonders durch Anton, aber vermutlich auch durch den Designer enttäuscht, <text:s/>und wandte sich ab von dieser modernen Form des Kennenlernens. Meine Wertung: 9 von 10 Punkten! Max Färberböck und C. Schuchmann sind ein starkes Autorenteam, dessen Stoff von großartigen Schauspielern umgesetzt wurde. Auch die verschachtelte Erzählweise fand ich großartig!!! </text:p>
          </table:table-cell>
          <table:table-cell table:number-columns-repeated="2"/>
        </table:table-row>
        <table:table-row table:style-name="ro9">
          <table:table-cell office:value-type="float" office:value="7237457">
            <text:p>7237457</text:p>
          </table:table-cell>
          <table:table-cell office:value-type="string">
            <text:p>0.751903374989828</text:p>
          </table:table-cell>
          <table:table-cell office:value-type="string">
            <text:p>Dr. Donald, Professor für Medizin an der Trump University, ist einfach der Größte; und daher ist es folgerichtig, daß seine Umfragewerte in den USA steigen.</text:p>
            <text:p/>
            <text:p>Kann Friedrich "Bierdeckel" Merz das hierzulande toppen?</text:p>
            <text:p/>
            <text:p>Es bleibt spannend!</text:p>
            <text:p/>
          </table:table-cell>
          <table:table-cell table:number-columns-repeated="2"/>
        </table:table-row>
        <table:table-row table:style-name="ro4">
          <table:table-cell office:value-type="float" office:value="5239656">
            <text:p>5239656</text:p>
          </table:table-cell>
          <table:table-cell office:value-type="string">
            <text:p>0.751436193784078</text:p>
          </table:table-cell>
          <table:table-cell office:value-type="string">
            <text:p>Stimmt. Ich bin immer wieder verwundert gewesen wenn sich über Kommerz und die Investoren im Fußball beschwert wurden.</text:p>
            <text:p>Wir können von Glück reden das wir so einen positiv Verrückten wie den Dietmar Hopp haben. </text:p>
          </table:table-cell>
          <table:table-cell table:number-columns-repeated="2"/>
        </table:table-row>
        <table:table-row table:style-name="ro13">
          <table:table-cell office:value-type="float" office:value="2843204">
            <text:p>2843204</text:p>
          </table:table-cell>
          <table:table-cell office:value-type="string">
            <text:p>0.751407206058502</text:p>
          </table:table-cell>
          <table:table-cell office:value-type="string">
            <text:p>Ein sehr guter Artikel, der genau die Fragen stellt, die mich selbst auch beschäftigen. </text:p>
            <text:p/>
            <text:p>Viele der Maßnahmen kann ich nicht verstehen (was ich aber gerne würde, das Nichteinhalten wird ja schließlich sanktioniert), weil sie zu schwammig formuliert sind. Vielleicht liegt es an einer fehlenden rechtlichen Grundlage, aber auch das kann ich nicht wirklich bewerten – ich bin kein Jurist. </text:p>
            <text:p/>
            <text:p>Beispielsweise heißt es in der Coronaschutzverordnung NRW in §2 zum Thema Kontakbeschränkungen: "(1) Partys und vergleichbare Feiern sind generell untersagt."</text:p>
            <text:p/>
            <text:p>Darf ich jetzt Zuhause nicht mehr mit meiner Freundin die Karaoke-Maschine anschmeißen um mir die Tristesse dieser Zeit aus dem Kopf zu singen? </text:p>
            <text:p/>
            <text:p>Mir ist klar, dass aus der Pandemie eine besondere moralische Verpflichtung zu sozialem Verhalten entsteht, was ich auch selbstverständlich mittrage. Aber wo bestraft wird, sollte auch die gesetzliche Grundlage erkennbar sein. Wenn unser Ministerpräsident Armin Laschet sagt: "Wir haben an Weihnachten die sehr gute Erfahrung gemacht, dass die Menschen sich daran gehalten haben, ohne dass die Polizei unter dem Weihnachtsbaum nachgezählt hat, wie viele Mitglieder da saßen." heißt das im Umkehrschluss, dass ich mir Gedanken machen müsste, die Polizei könnte die Tür eintreten, wenn ich ein Party zu zweit feiere. Das ist schließlich verboten.</text:p>
          </table:table-cell>
          <table:table-cell table:number-columns-repeated="2"/>
        </table:table-row>
        <table:table-row table:style-name="ro2">
          <table:table-cell office:value-type="float" office:value="4590110">
            <text:p>4590110</text:p>
          </table:table-cell>
          <table:table-cell office:value-type="string">
            <text:p>0.751377820968628</text:p>
          </table:table-cell>
          <table:table-cell office:value-type="string">
            <text:p>Ich finde es immer noch toll, dass es während der Sommerzeit abends länger hell ist.</text:p>
            <text:p>Es ist verwiunderlich, dass es Menschen gibt, die innerhalb von 14-Tagen ohne Probleme in den Hawaii-, Australien-, Kanaren-, Karibik-Urlaub und zurück reisen und dabei jede Zeitverschiebung vertragen, aber die eine Stunde Zeitumstellung zweimal im Jahr als Angriff auf die Volksgesundheit deuten. Auch dass es Menschen gibt, die nach x-Jahren Sommerzeit immer noch nicht verstanden haben, wann man die Uhr vor- und wann zurückstellt, ist erstaunlich und auch ein Stück erschreckend... aber kein Grund die Sommerzeit abzuschaffen. </text:p>
            <text:p>Ich fände es toll, wenn es so bleibt oder die Sommerzeit auch im Winter gelten würde. </text:p>
          </table:table-cell>
          <table:table-cell table:number-columns-repeated="2"/>
        </table:table-row>
        <table:table-row table:style-name="ro8">
          <table:table-cell office:value-type="float" office:value="7052451">
            <text:p>7052451</text:p>
          </table:table-cell>
          <table:table-cell office:value-type="string">
            <text:p>0.751294672489166</text:p>
          </table:table-cell>
          <table:table-cell office:value-type="string">
            <text:p>Danke Christian Drosten! </text:p>
            <text:p>Super Potcast! Bitte weiter so sachlich und wissenschaftlich beraten.</text:p>
            <text:p>Frau Merkel als intelligente Naturwissenschaftlerin kann das schon gut einordnen! </text:p>
            <text:p>Herrn <text:s/>Laschet dagegen scheinen die ZUSAMMENHÄNGE nicht besonders klar zu werden (siehe peinlicher Auftritt bei A. Will)... </text:p>
          </table:table-cell>
          <table:table-cell table:number-columns-repeated="2"/>
        </table:table-row>
        <table:table-row table:style-name="ro1">
          <table:table-cell office:value-type="float" office:value="7396">
            <text:p>7396</text:p>
          </table:table-cell>
          <table:table-cell office:value-type="string">
            <text:p>0.750717163085938</text:p>
          </table:table-cell>
          <table:table-cell office:value-type="string">
            <text:p>Das Sie als offensichtlicher Merz Anhänger hier trotzdem mit erfrischender Distanz dieses Verhalten so kritisch sehen, imponiert mir. Kompliment 😊</text:p>
          </table:table-cell>
          <table:table-cell table:number-columns-repeated="2"/>
        </table:table-row>
        <table:table-row table:style-name="ro2">
          <table:table-cell office:value-type="float" office:value="6212986">
            <text:p>6212986</text:p>
          </table:table-cell>
          <table:table-cell office:value-type="string">
            <text:p>0.750503758589427</text:p>
          </table:table-cell>
          <table:table-cell office:value-type="string">
            <text:p>Ex-Azubi beschreibt glaube ich schon alles. </text:p>
            <text:p/>
            <text:p>Der Sohn von Freunden sagt als Executive Trainee der Commerzbank interessanterweise das genaue Gegenteil. </text:p>
            <text:p/>
            <text:p>Ich persönlich arbeite sehr gerne mit meinen Geschäftspartnern von der Commerz Real (Commerzbank-Tochter) zusammen und muss sagen: die haben ihre Hausaufgaben in Sachen Digitalisierung definitiv gemacht. </text:p>
          </table:table-cell>
          <table:table-cell table:number-columns-repeated="2"/>
        </table:table-row>
        <table:table-row table:style-name="ro8">
          <table:table-cell office:value-type="float" office:value="5227395">
            <text:p>5227395</text:p>
          </table:table-cell>
          <table:table-cell office:value-type="string">
            <text:p>0.750310917695363</text:p>
          </table:table-cell>
          <table:table-cell office:value-type="string">
            <text:p>&gt;&gt;Immer wieder erhellend, wie wenig Konsequenz und Anstand die Obermoralisten an den Tag legen, wenn‘s um eigene Interessen geht.&lt;&lt;</text:p>
            <text:p/>
            <text:p>Wohl wahr. Anders kann man es sich kaum erklären, warum Leute wie Röttgen und Merz <text:s/>sich jetzt so aufplustern, nachdem sie nach dem Mord an Kashoggi im Konsulat in Istanbul so dröhnend geschwiegen haben.</text:p>
          </table:table-cell>
          <table:table-cell table:number-columns-repeated="2"/>
        </table:table-row>
        <table:table-row table:style-name="ro3">
          <table:table-cell office:value-type="float" office:value="11362112">
            <text:p>11362112</text:p>
          </table:table-cell>
          <table:table-cell office:value-type="string">
            <text:p>0.750306348005931</text:p>
          </table:table-cell>
          <table:table-cell office:value-type="string">
            <text:p>Was kann ich mich noch an die eine oder andere Stellungnahme über die MP von MV erinnern. Was ist Frau Schwesig niedergeschrieben worden. Die Realität zeigt aber, da macht eine Ministerpräsidentin eine super Arbeit. </text:p>
            <text:p>Respekt!!!</text:p>
          </table:table-cell>
          <table:table-cell table:number-columns-repeated="2"/>
        </table:table-row>
        <table:table-row table:style-name="ro8">
          <table:table-cell office:value-type="float" office:value="7722800">
            <text:p>7722800</text:p>
          </table:table-cell>
          <table:table-cell office:value-type="string">
            <text:p>0.750278870264689</text:p>
          </table:table-cell>
          <table:table-cell office:value-type="string">
            <text:p>Ich stand selbst schon mehrfach vor dieser herzzerreißenden Entscheidung. Aber ich erachte es auch als meine Pflicht als verantwortungsvoller Tier‘besitzer‘, Leiden zu beenden. Und dennoch: so groß der Schmerz des Verlustes ist, so sehr sind es die vielen liebevollen Momente zuvor wert, das Leben jedesmal neu mit einem Haustier zu bereichern. Die Trauer und die Erinnerungen an die mich bisher begleitenden Tiere bleiben. Aber auch die Dankbarkeit und das Glücksgefühl, wenn ich an die schönen Momente denke. </text:p>
          </table:table-cell>
          <table:table-cell table:number-columns-repeated="2"/>
        </table:table-row>
        <table:table-row table:style-name="ro4">
          <table:table-cell office:value-type="float" office:value="7360899">
            <text:p>7360899</text:p>
          </table:table-cell>
          <table:table-cell office:value-type="string">
            <text:p>0.749653458595276</text:p>
          </table:table-cell>
          <table:table-cell office:value-type="string">
            <text:p>F. Merz als Retter in der Corona-Krise und dann noch mit den Antikörpern aus seinem eigenen Blut! Das ist seit langem mal wieder eine gute Nachricht in dieser überaus schwierigen Zeit. Ich sehe bereits das Ende des Virus und das Ende der Finanzkrise! </text:p>
          </table:table-cell>
          <table:table-cell table:number-columns-repeated="2"/>
        </table:table-row>
        <table:table-row table:style-name="ro1">
          <table:table-cell office:value-type="float" office:value="6867006">
            <text:p>6867006</text:p>
          </table:table-cell>
          <table:table-cell office:value-type="string">
            <text:p>0.748355627059937</text:p>
          </table:table-cell>
          <table:table-cell office:value-type="string">
            <text:p>Passt halt gut zur Regierung Laschet </text:p>
          </table:table-cell>
          <table:table-cell table:number-columns-repeated="2"/>
        </table:table-row>
        <table:table-row table:style-name="ro1">
          <table:table-cell office:value-type="float" office:value="8410338">
            <text:p>8410338</text:p>
          </table:table-cell>
          <table:table-cell office:value-type="string">
            <text:p>0.747721989949544</text:p>
          </table:table-cell>
          <table:table-cell office:value-type="string">
            <text:p>Kein Friedrich Merz, GsD ... Alles ist gut. </text:p>
          </table:table-cell>
          <table:table-cell table:number-columns-repeated="2"/>
        </table:table-row>
        <table:table-row table:style-name="ro3">
          <table:table-cell office:value-type="float" office:value="4920176">
            <text:p>4920176</text:p>
          </table:table-cell>
          <table:table-cell office:value-type="string">
            <text:p>0.747629324595133</text:p>
          </table:table-cell>
          <table:table-cell office:value-type="string">
            <text:p>Keiner will Laschet oder <text:s/>Röttgen, <text:s/>Merz eigentlich auch nicht aber immer noch <text:s/>besser als weiterhin AKK. </text:p>
            <text:p>Das ist schon ein Trauerspiel was <text:s/>die CDU da an Kanidaten <text:s/>anbietet. </text:p>
            <text:p/>
          </table:table-cell>
          <table:table-cell table:number-columns-repeated="2"/>
        </table:table-row>
        <table:table-row table:style-name="ro4">
          <table:table-cell office:value-type="float" office:value="7286334">
            <text:p>7286334</text:p>
          </table:table-cell>
          <table:table-cell office:value-type="string">
            <text:p>0.747612297534943</text:p>
          </table:table-cell>
          <table:table-cell office:value-type="string">
            <text:p>Man kann auch gut ohne Fleisch leben! Und man kann seinen Konsum auf ein geringeres Maß reduzieren. Es gilt die totalen Übertreibungen auszumerzen (Interkontinentalflüge für Urlaub, Kreuzfahrten etc., also alles was man nicht wirklich benötigt).</text:p>
          </table:table-cell>
          <table:table-cell table:number-columns-repeated="2"/>
        </table:table-row>
        <table:table-row table:style-name="ro4">
          <table:table-cell office:value-type="float" office:value="11315972">
            <text:p>11315972</text:p>
          </table:table-cell>
          <table:table-cell office:value-type="string">
            <text:p>0.747416297594706</text:p>
          </table:table-cell>
          <table:table-cell office:value-type="string">
            <text:p>"Söder empfiehlt FDP Wählern die Union oder die Grünen zu wählen"- Der Koalitionswahlkampf hat also begonnen und die CSU schon jetzt keinen Bock auf Herrn Linders Gurkenglas mehr... Ach das gefällt mir grad sehr gut 🥳</text:p>
          </table:table-cell>
          <table:table-cell table:number-columns-repeated="2"/>
        </table:table-row>
        <table:table-row table:style-name="ro3">
          <table:table-cell office:value-type="float" office:value="7077994">
            <text:p>7077994</text:p>
          </table:table-cell>
          <table:table-cell office:value-type="string">
            <text:p>0.747268895308177</text:p>
          </table:table-cell>
          <table:table-cell office:value-type="string">
            <text:p>@Lex-n1gN203Zg</text:p>
            <text:p/>
            <text:p>Im Gegenteil: ich finde Herr Laschet hat sich sehr gebessert, ist noch der vernünftigste MP</text:p>
          </table:table-cell>
          <table:table-cell table:number-columns-repeated="2"/>
        </table:table-row>
        <table:table-row table:style-name="ro5">
          <table:table-cell office:value-type="float" office:value="5592402">
            <text:p>5592402</text:p>
          </table:table-cell>
          <table:table-cell office:value-type="string">
            <text:p>0.747244795163473</text:p>
          </table:table-cell>
          <table:table-cell office:value-type="string">
            <text:p>Danke, Anandamid-1XjXnOPWg genau der letzte Satz ist mitfühlend an diesem traurigen Ereignis.</text:p>
            <text:p>Mein aufrichtiges Beileid an Präsident Donald Trump und hoffe, die Schmerzen werden irgendwann leichter.</text:p>
            <text:p>Ich finde es toll das Geschwister sich so gut verstehen, aber die Zeit die man hatte zusammen ist unvergesslich und lässt ihn unsterblich werden.</text:p>
            <text:p>Fühlen Sie sich gedrückt, in so einer schweren Zeit.</text:p>
            <text:p/>
          </table:table-cell>
          <table:table-cell table:number-columns-repeated="2"/>
        </table:table-row>
        <table:table-row table:style-name="ro3">
          <table:table-cell office:value-type="float" office:value="4982000">
            <text:p>4982000</text:p>
          </table:table-cell>
          <table:table-cell office:value-type="string">
            <text:p>0.746615091959635</text:p>
          </table:table-cell>
          <table:table-cell office:value-type="string">
            <text:p>Ich verstehe nicht, wieso sich jemand darüber aufregt. </text:p>
            <text:p>Ich bin überzeugt, dass Friedrich Merz so klug gesprochen hat, wie er kann.</text:p>
            <text:p>Ich respektiere und achte sein Bemühen. Als Politiker würde ich ihn bestimmt nicht wählen. <text:s text:c="2"/>VT DESINT VIRES TAMEN LAVDANDA EST VOLVNTAS</text:p>
          </table:table-cell>
          <table:table-cell table:number-columns-repeated="2"/>
        </table:table-row>
        <table:table-row table:style-name="ro1">
          <table:table-cell office:value-type="float" office:value="8409808">
            <text:p>8409808</text:p>
          </table:table-cell>
          <table:table-cell office:value-type="string">
            <text:p>0.746274769306183</text:p>
          </table:table-cell>
          <table:table-cell office:value-type="string">
            <text:p>die cdu wählt den etwas bräsig tuenden kandidaten und verweigert sich dem radikalen spalter merz. alles gut, zumindest für heute.</text:p>
          </table:table-cell>
          <table:table-cell table:number-columns-repeated="2"/>
        </table:table-row>
        <table:table-row table:style-name="ro4">
          <table:table-cell office:value-type="float" office:value="11155494">
            <text:p>11155494</text:p>
          </table:table-cell>
          <table:table-cell office:value-type="string">
            <text:p>0.745593925317129</text:p>
          </table:table-cell>
          <table:table-cell office:value-type="string">
            <text:p>An Hannes-Pittersch-Toni: sehr gute Zusammenfassung. Es fehlt nur eine Frage, die man dem Kreisen-Chef (=Frau Merkel) stellen muss: <text:s/>Was machen Sie jetzt, um den Impfstoff für D zo beschaffen und die Toten ab April zu vermeiden? Jeder Tote ab April geht auf persönliches Konto von Frau Merkel.</text:p>
          </table:table-cell>
          <table:table-cell table:number-columns-repeated="2"/>
        </table:table-row>
        <table:table-row table:style-name="ro4">
          <table:table-cell office:value-type="float" office:value="11409246">
            <text:p>11409246</text:p>
          </table:table-cell>
          <table:table-cell office:value-type="string">
            <text:p>0.745593925317129</text:p>
          </table:table-cell>
          <table:table-cell office:value-type="string">
            <text:p>An Hannes-Pittersch-Toni: sehr gute Zusammenfassung. Es fehlt nur eine Frage, die man dem Kreisen-Chef (=Frau Merkel) stellen muss: <text:s/>Was machen Sie jetzt, um den Impfstoff für D zo beschaffen und die Toten ab April zu vermeiden? Jeder Tote ab April geht auf persönliches Konto von Frau Merkel.</text:p>
          </table:table-cell>
          <table:table-cell table:number-columns-repeated="2"/>
        </table:table-row>
        <table:table-row table:style-name="ro1">
          <table:table-cell office:value-type="float" office:value="6106414">
            <text:p>6106414</text:p>
          </table:table-cell>
          <table:table-cell office:value-type="string">
            <text:p>0.745505511760712</text:p>
          </table:table-cell>
          <table:table-cell office:value-type="string">
            <text:p>Ach was, Kandidaten Merz und Scholz wären super Voraussetzungen für Grün-Rot-Rot.</text:p>
          </table:table-cell>
          <table:table-cell table:number-columns-repeated="2"/>
        </table:table-row>
        <table:table-row table:style-name="ro1">
          <table:table-cell office:value-type="float" office:value="8322327">
            <text:p>8322327</text:p>
          </table:table-cell>
          <table:table-cell office:value-type="string">
            <text:p>0.745208104451497</text:p>
          </table:table-cell>
          <table:table-cell office:value-type="string">
            <text:p>Das ist Weltklasse, Lady Gaga singt die Nationalhymne für Biden. 8 Monate später singt Helene Fischer die Nationalhymne für Laschet. Wie passend.</text:p>
          </table:table-cell>
          <table:table-cell table:number-columns-repeated="2"/>
        </table:table-row>
        <table:table-row table:style-name="ro1">
          <table:table-cell office:value-type="float" office:value="8410496">
            <text:p>8410496</text:p>
          </table:table-cell>
          <table:table-cell office:value-type="string">
            <text:p>0.74504284063975</text:p>
          </table:table-cell>
          <table:table-cell office:value-type="string">
            <text:p>Das verbiete ich mir. Meine Abneigung gegenüber Merz ist echt und erwähnenswert. </text:p>
          </table:table-cell>
          <table:table-cell table:number-columns-repeated="2"/>
        </table:table-row>
        <table:table-row table:style-name="ro1">
          <table:table-cell office:value-type="float" office:value="11383964">
            <text:p>11383964</text:p>
          </table:table-cell>
          <table:table-cell office:value-type="string">
            <text:p>0.744709233442942</text:p>
          </table:table-cell>
          <table:table-cell office:value-type="string">
            <text:p>Geiler Sche.ss. Und gut produziert. Wer's nicht mag kann gerne weiter David Guetta hören, darüber echauffier ich mich auch nicht. Wobei...</text:p>
          </table:table-cell>
          <table:table-cell table:number-columns-repeated="2"/>
        </table:table-row>
        <table:table-row table:style-name="ro1">
          <table:table-cell office:value-type="float" office:value="4542235">
            <text:p>4542235</text:p>
          </table:table-cell>
          <table:table-cell office:value-type="string">
            <text:p>0.743919789791107</text:p>
          </table:table-cell>
          <table:table-cell office:value-type="string">
            <text:p>Schönheit liegt im Auge des Betrachters. Ich habe das Gefühl Merz findet jedes Foto von sich schön. </text:p>
          </table:table-cell>
          <table:table-cell table:number-columns-repeated="2"/>
        </table:table-row>
        <table:table-row table:style-name="ro11">
          <table:table-cell office:value-type="float" office:value="7722834">
            <text:p>7722834</text:p>
          </table:table-cell>
          <table:table-cell office:value-type="string">
            <text:p>0.743826826413473</text:p>
          </table:table-cell>
          <table:table-cell office:value-type="string">
            <text:p>Die Menschen die diesen Artikel gelesen haben und sich abfällig geäussert haben sollten niemals Tieren ein Zuhause geben sondern jedes Wochenende ihr Auto waschen und polieren</text:p>
            <text:p/>
            <text:p>Wir, beide 80zig Jahre alt, hatten immer Hunde und Katzen in unserer Familie und mussten sehr oft Abschied nehmen.</text:p>
            <text:p/>
            <text:p>Wir konnten immer mit Hilfe eines Freundes (Tierarzt) unseren Tieren einen schmerzfreien Lebensabend ermöglichen (danke Hugo) Alle Tiere durften zu Hause, auch ihrem Zuhause, aus ihrem Leben scheiden.</text:p>
            <text:p/>
          </table:table-cell>
          <table:table-cell table:number-columns-repeated="2"/>
        </table:table-row>
        <table:table-row table:style-name="ro3">
          <table:table-cell office:value-type="float" office:value="7623649">
            <text:p>7623649</text:p>
          </table:table-cell>
          <table:table-cell office:value-type="string">
            <text:p>0.743709862232208</text:p>
          </table:table-cell>
          <table:table-cell office:value-type="string">
            <text:p>Dass Laschet nach Israel reist ist ja, da auch Bundestagsabgeordnete aller Parteien solche Reisen organisieren, nicht zu beanstanden. Er wird es aber vermeiden, sich zu den Krisenherden der Welt zu äußern. AKK hat auch mal versucht, mit irrelevanten Ideen den Syrienkonflikt bezüglich Türkei zu mildern, aber letztendlich damit nur ihre Untauglichkeit als mögliche Kanzlerin wiederholt unterstrichen. Also immer schön freundlich und beliebig bleiben :-)</text:p>
          </table:table-cell>
          <table:table-cell table:number-columns-repeated="2"/>
        </table:table-row>
        <table:table-row table:style-name="ro4">
          <table:table-cell office:value-type="float" office:value="11408926">
            <text:p>11408926</text:p>
          </table:table-cell>
          <table:table-cell office:value-type="string">
            <text:p>0.743482112884521</text:p>
          </table:table-cell>
          <table:table-cell office:value-type="string">
            <text:p>Danke für die Aufarbeitung. Mir fehlt noch der Vergleich international der verabreichten Impfdosen bezogen auf die Bevölkerung (hier im Artikel nur auf Europa begrenzt). <text:s/>In dem Vergleich wirken wir dann noch dilettantischer. <text:s/>Wer's nachsehen will, gibt es alles bei ourworldindata.</text:p>
          </table:table-cell>
          <table:table-cell table:number-columns-repeated="2"/>
        </table:table-row>
        <table:table-row table:style-name="ro4">
          <table:table-cell office:value-type="float" office:value="11155174">
            <text:p>11155174</text:p>
          </table:table-cell>
          <table:table-cell office:value-type="string">
            <text:p>0.743482112884521</text:p>
          </table:table-cell>
          <table:table-cell office:value-type="string">
            <text:p>Danke für die Aufarbeitung. Mir fehlt noch der Vergleich international der verabreichten Impfdosen bezogen auf die Bevölkerung (hier im Artikel nur auf Europa begrenzt). <text:s/>In dem Vergleich wirken wir dann noch dilettantischer. <text:s/>Wer's nachsehen will, gibt es alles bei ourworldindata.</text:p>
          </table:table-cell>
          <table:table-cell table:number-columns-repeated="2"/>
        </table:table-row>
        <table:table-row table:style-name="ro9">
          <table:table-cell office:value-type="float" office:value="11170713">
            <text:p>11170713</text:p>
          </table:table-cell>
          <table:table-cell office:value-type="string">
            <text:p>0.742664118607839</text:p>
          </table:table-cell>
          <table:table-cell office:value-type="string">
            <text:p>Grenzen sind super! Fragen sie mal einen Afrikaner - die sind begeistert davon, dass die Einfluss-sphäre ihres Diktators irgendwo endet, wo man zur Not auch mal hinfliehen kann. Grenzen markieren Bereiche in denen Menschen fröhlich um den Wettbewerb der besten Ideen ringen können. Jugoslavien futsch? Fragen sie mal einen Slowenen, wie gut er es findet, dass er in seinem Land (SLO=kleiner, selbständiger Teil von Ex-Jugo) sein Leben nach den Maßstäben führen kann, die Slowenen gut finden - und dann fahren sie mal hin... Hammer, was der "Wettbewerb guter Ideen" innerhalb sicherer Grenzen bewirken kann! Leben ohne Grenzen wäre bestenfalls ein Durchschnittsleben, in dem Minderheiten an die Wand gedrückt werden. Alles andere ist Utopie und schöner Traum. Und wie dumm ist das ewige Argument des "Flickenteppichs" (das der Autor nicht benutzt :-)? Warum hat Deutschland 300 Brotsorten und Frankreich 1? Es lebe der Flickenteppich! Für manchen ist er sogar lebenserhaltend - siehe GB und die dort vorhandenen Impfdosen. </text:p>
          </table:table-cell>
          <table:table-cell table:number-columns-repeated="2"/>
        </table:table-row>
        <table:table-row table:style-name="ro4">
          <table:table-cell office:value-type="float" office:value="11356408">
            <text:p>11356408</text:p>
          </table:table-cell>
          <table:table-cell office:value-type="string">
            <text:p>0.742523233095805</text:p>
          </table:table-cell>
          <table:table-cell office:value-type="string">
            <text:p>Das Vorgehen des Kreises Lüneburg mit Bürgerbeteiligung macht auf mich einen guten Eindruck. Falls sich der Grundwasserspiegel ändert kann immer noch "der Stecker zur Pumpe gezogen" werden. </text:p>
          </table:table-cell>
          <table:table-cell table:number-columns-repeated="2"/>
        </table:table-row>
        <table:table-row table:style-name="ro9">
          <table:table-cell office:value-type="float" office:value="111255">
            <text:p>111255</text:p>
          </table:table-cell>
          <table:table-cell office:value-type="string">
            <text:p>0.742311358451843</text:p>
          </table:table-cell>
          <table:table-cell office:value-type="string">
            <text:p>Demokratisch beschlossen ist das ganze wenn alle Länderparlamente dem zustimmen. Nicht vorher. </text:p>
            <text:p/>
            <text:p>Und wie das sein kann ... Föderalismus. Ist ein System mit Vor- und Nachteilen, funktioniert aber im großen und ganzen sehr gut. Wo die CDU geschwächt ist, wissen auch nur Sie.</text:p>
            <text:p/>
            <text:p>In Sachsen-Anhalt sind die Umfragewerte bemerkenswert stabil (lassen wir mal die Coronabedingten Sommerzahlen außen vor). Da tut sich nicht viel, was bei den nächsten Landtagswahlen wieder für viel Spaß sorgen wird :(</text:p>
          </table:table-cell>
          <table:table-cell table:number-columns-repeated="2"/>
        </table:table-row>
        <table:table-row table:style-name="ro8">
          <table:table-cell office:value-type="float" office:value="8410551">
            <text:p>8410551</text:p>
          </table:table-cell>
          <table:table-cell office:value-type="string">
            <text:p>0.742123405138651</text:p>
          </table:table-cell>
          <table:table-cell office:value-type="string">
            <text:p>Find ich gut, dass der Laschet das Rennen gemacht hat. Damit ist klar: Ab heute können Fußballspiele wieder mit Publikum stattfinden, die Einschränkungen für die Wirtschaft haben endlich auch ein Ende und das Allerwichtigste: Karneval kann wie gewohnt stattfinden.</text:p>
            <text:p>(Ironie aus).</text:p>
            <text:p>MEINE GÜTE !!!</text:p>
          </table:table-cell>
          <table:table-cell table:number-columns-repeated="2"/>
        </table:table-row>
        <table:table-row table:style-name="ro9">
          <table:table-cell office:value-type="float" office:value="7608947">
            <text:p>7608947</text:p>
          </table:table-cell>
          <table:table-cell office:value-type="string">
            <text:p>0.742048402627309</text:p>
          </table:table-cell>
          <table:table-cell office:value-type="string">
            <text:p>Die Portraits zeigen sehr gut, warum viele Menschen in den USA so von Bernie begeistert sind: Er spricht ihre Probleme und ihren Schmerz an.</text:p>
            <text:p/>
            <text:p>Die Probleme, die ein ausbeuterisches System hervorruft, wo man reich sein muss, um eine gute Gesundheitsversorgung zu bekommen. Den Schmerz darüber, dass die progressiven Stimmen bislang kaum beim politischen Establishment Gehör finden, welches sich von Konzernen und Reichen kaufen lässt. </text:p>
            <text:p/>
            <text:p>Bernie hat viel Graswurzel-Unterstützung und eine motivierte und diverse Koalition der Arbeiterklasse hinter sich. Bernie beats Trump! </text:p>
          </table:table-cell>
          <table:table-cell table:number-columns-repeated="2"/>
        </table:table-row>
        <table:table-row table:style-name="ro4">
          <table:table-cell office:value-type="float" office:value="5944331">
            <text:p>5944331</text:p>
          </table:table-cell>
          <table:table-cell office:value-type="string">
            <text:p>0.741462270418803</text:p>
          </table:table-cell>
          <table:table-cell office:value-type="string">
            <text:p>Hört doch endlich auf und kümmert euch um die wichtigen Fragen : wer herrscht , wer regiert ( von gutenberg , blackrock , Merz , ... endlich es did nur 30 Firmen, denen die Welt gehört ) ... </text:p>
          </table:table-cell>
          <table:table-cell table:number-columns-repeated="2"/>
        </table:table-row>
        <table:table-row table:style-name="ro4">
          <table:table-cell office:value-type="float" office:value="8410082">
            <text:p>8410082</text:p>
          </table:table-cell>
          <table:table-cell office:value-type="string">
            <text:p>0.740734020868937</text:p>
          </table:table-cell>
          <table:table-cell office:value-type="string">
            <text:p>Interessanter Beweis dafür, dass jeder in seiner Blase lebt und füttert. Im WELT Forum sind alle entsetzt, dass es nicht Merz geworden ist und hier sind alle mit Laschet glücklich...</text:p>
          </table:table-cell>
          <table:table-cell table:number-columns-repeated="2"/>
        </table:table-row>
        <table:table-row table:style-name="ro1">
          <table:table-cell office:value-type="float" office:value="8072726">
            <text:p>8072726</text:p>
          </table:table-cell>
          <table:table-cell office:value-type="string">
            <text:p>0.740308841069539</text:p>
          </table:table-cell>
          <table:table-cell office:value-type="string">
            <text:p>Der Zuspruch von Roland Koch für Merz gleicht das locker aus. Läuft gut für Röttgen :-)</text:p>
          </table:table-cell>
          <table:table-cell table:number-columns-repeated="2"/>
        </table:table-row>
        <table:table-row table:style-name="ro8">
          <table:table-cell office:value-type="float" office:value="7191794">
            <text:p>7191794</text:p>
          </table:table-cell>
          <table:table-cell office:value-type="string">
            <text:p>0.740183055400848</text:p>
          </table:table-cell>
          <table:table-cell office:value-type="string">
            <text:p>Vielen Dank für diese interessanten Insider-Informationen.</text:p>
            <text:p/>
            <text:p>Beim nächsten Mal bitte, wie beim Redefluss, auch beim Schreiben etwas tiefer durchatmen. Mit etwas Orthographie bekommt der Leser weniger Kopfschmerzen ;)</text:p>
          </table:table-cell>
          <table:table-cell table:number-columns-repeated="2"/>
        </table:table-row>
        <table:table-row table:style-name="ro3">
          <table:table-cell office:value-type="float" office:value="416647">
            <text:p>416647</text:p>
          </table:table-cell>
          <table:table-cell office:value-type="string">
            <text:p>0.738937159379323</text:p>
          </table:table-cell>
          <table:table-cell office:value-type="string">
            <text:p>Viel Spaß mit einer europäischen Lösung, kann man doch auf viele gute und erfolgreiche Beispiele in der Vergangenheit verweisen.</text:p>
            <text:p/>
            <text:p>Versäumnisse der letzten Jahrzehnte kann man nicht in wenigen Wochen ausmerzen.</text:p>
          </table:table-cell>
          <table:table-cell table:number-columns-repeated="2"/>
        </table:table-row>
        <table:table-row table:style-name="ro4">
          <table:table-cell office:value-type="float" office:value="4627294">
            <text:p>4627294</text:p>
          </table:table-cell>
          <table:table-cell office:value-type="string">
            <text:p>0.738889813423157</text:p>
          </table:table-cell>
          <table:table-cell office:value-type="string">
            <text:p>Stimmt, und die Sommerzeit ist im Sommerhalbjahr, wie ich es nenne, die angepasstere Zeit, da sonst zu früh hell wäre, und abends ist die längere Helligkeit gut nutzbar. Bestätigt übrigens mein Sohn (11) auch so.</text:p>
          </table:table-cell>
          <table:table-cell table:number-columns-repeated="2"/>
        </table:table-row>
        <table:table-row table:style-name="ro5">
          <table:table-cell office:value-type="float" office:value="6729616">
            <text:p>6729616</text:p>
          </table:table-cell>
          <table:table-cell office:value-type="string">
            <text:p>0.738523840904236</text:p>
          </table:table-cell>
          <table:table-cell office:value-type="string">
            <text:p>Die Verhüllung des Reichstages war eine der Sternstunden Berlins der letzten 30 Jahre. Anfangs waren viele dagegen, aber als der Reichstag verhüllt war (die Aktion war technisch nicht ganz einfach, wegen des Wetters bei Beginn der Arbeiten), waren alle begeistert. Plötzlich lag eine unerklärliche Leichtigkeit über der Stadt. Man stand morgens auf und dachte, wie geil ist das denn. Und abends wurde rund um den Reichstag unorganisiert und ohne jeden Kommerz gefeiert. Ich stand vor dem verhüllten Reichstag und ließ vor meinem inneren Augen die lange Geschichte des Gebäudes ablaufen. Es war phantastisch. Heute kann man das schwer nachvollziehen. Man muss dabei gewesen sein. Danke Christo. </text:p>
          </table:table-cell>
          <table:table-cell table:number-columns-repeated="2"/>
        </table:table-row>
        <table:table-row table:style-name="ro4">
          <table:table-cell office:value-type="float" office:value="1456755">
            <text:p>1456755</text:p>
          </table:table-cell>
          <table:table-cell office:value-type="string">
            <text:p>0.737886210282644</text:p>
          </table:table-cell>
          <table:table-cell office:value-type="string">
            <text:p>Ich habe immer die Union gewählt und ich wünsche mir genau das!</text:p>
            <text:p>Nur Friedrich Merz kann uns wirtschaftlich aus der Pandemie führen von den 3 Kandidaten.</text:p>
          </table:table-cell>
          <table:table-cell table:number-columns-repeated="2"/>
        </table:table-row>
        <table:table-row table:style-name="ro4">
          <table:table-cell office:value-type="float" office:value="11409195">
            <text:p>11409195</text:p>
          </table:table-cell>
          <table:table-cell office:value-type="string">
            <text:p>0.737748106320699</text:p>
          </table:table-cell>
          <table:table-cell office:value-type="string">
            <text:p>Vielen Dank das WO und überhaupt die Springer Presse seit reiniger Zeit deutlich kritischer die Politik der Regierung begleitet. Das ist wohltuend <text:s/>und beruhigend für viele Leser.</text:p>
          </table:table-cell>
          <table:table-cell table:number-columns-repeated="2"/>
        </table:table-row>
        <table:table-row table:style-name="ro4">
          <table:table-cell office:value-type="float" office:value="11155443">
            <text:p>11155443</text:p>
          </table:table-cell>
          <table:table-cell office:value-type="string">
            <text:p>0.737748106320699</text:p>
          </table:table-cell>
          <table:table-cell office:value-type="string">
            <text:p>Vielen Dank das WO und überhaupt die Springer Presse seit reiniger Zeit deutlich kritischer die Politik der Regierung begleitet. Das ist wohltuend <text:s/>und beruhigend für viele Leser.</text:p>
          </table:table-cell>
          <table:table-cell table:number-columns-repeated="2"/>
        </table:table-row>
        <table:table-row table:style-name="ro5">
          <table:table-cell office:value-type="float" office:value="8328103">
            <text:p>8328103</text:p>
          </table:table-cell>
          <table:table-cell office:value-type="string">
            <text:p>0.737681070963542</text:p>
          </table:table-cell>
          <table:table-cell office:value-type="string">
            <text:p>Ich meine irgendwo mal gelesen zu haben, dass Jeff Bezos selbst riesen Tolkien-Fan ist und das eine HdR-Serie ein riesen Traum von ihm war/ist. </text:p>
            <text:p/>
            <text:p>Natürlich wird auch Kommerz eine Rolle spielen, aber das eine schließt das andere ja nicht aus. </text:p>
            <text:p/>
            <text:p>Ich bin jedenfalls gespannt und werde mir die Serie anschauen. </text:p>
          </table:table-cell>
          <table:table-cell table:number-columns-repeated="2"/>
        </table:table-row>
        <table:table-row table:style-name="ro4">
          <table:table-cell office:value-type="float" office:value="5191262">
            <text:p>5191262</text:p>
          </table:table-cell>
          <table:table-cell office:value-type="string">
            <text:p>0.736921727657318</text:p>
          </table:table-cell>
          <table:table-cell office:value-type="string">
            <text:p>Besonders gelungen finde ich auch die nochmalige Erwähnung von Norbert Röttgen, und das Weglassen der Äußerungen des Innenministers. Doch wohl nicht weil es in die politische Agenda des Schreibenden passt, oder?</text:p>
          </table:table-cell>
          <table:table-cell table:number-columns-repeated="2"/>
        </table:table-row>
        <table:table-row table:style-name="ro10">
          <table:table-cell office:value-type="float" office:value="7824967">
            <text:p>7824967</text:p>
          </table:table-cell>
          <table:table-cell office:value-type="string">
            <text:p>0.735098977883657</text:p>
          </table:table-cell>
          <table:table-cell office:value-type="string">
            <text:p>Mal wieder ein sehr guter Artikel, der viele richtige Fragen stellt. </text:p>
            <text:p>Auch der Hinweis darauf, dass sich Vorwürfe zum"Megxit" eher an Meghan als an Harry richten, ist berechtigt. Wieso heißt es sonst auch "Megixt"? Und nicht etwa "Haxit"? Wäre ja auch eine Option gewesen. </text:p>
            <text:p>Kritik aus der Presse á la "mit der Hochzeit geht man Pflichten ein" etc. ist mir ein Rätsel. Ist das die Vereinbarung, die man bei einer Hochzeit trifft? Gibt es nicht viele Paare die sich von Ihren Familien lösen und "ihr eigenes Ding" machen? Sind das nicht die meisten? Vielleicht kann man das nicht direkt vergleichen, aber das Argument, dass sie mit der Hochzeit alles angenommen hat was ihr Partner, das Königshaus etc mit sich bringt, ist veraltet. Und untergräbt jede Form von freier Meinungsäußerung und selbstbestimmtem Verhalten.</text:p>
            <text:p>Vielen Dank auch für den kleinen reminder, dass es nicht die Aufgabe der Frauen ist, die Welt um sie herum "zu reparieren, umerziehen oder zu retten". Wenn ich mir die Kommentare so durchlese, hat die Aussage ja kaum jemand verstanden...</text:p>
          </table:table-cell>
          <table:table-cell table:number-columns-repeated="2"/>
        </table:table-row>
        <table:table-row table:style-name="ro1">
          <table:table-cell office:value-type="float" office:value="7700664">
            <text:p>7700664</text:p>
          </table:table-cell>
          <table:table-cell office:value-type="string">
            <text:p>0.735052208105723</text:p>
          </table:table-cell>
          <table:table-cell office:value-type="string">
            <text:p>Stimmt - Merz ist jetzt schon Geschichte.</text:p>
          </table:table-cell>
          <table:table-cell table:number-columns-repeated="2"/>
        </table:table-row>
        <table:table-row table:style-name="ro8">
          <table:table-cell office:value-type="float" office:value="4592753">
            <text:p>4592753</text:p>
          </table:table-cell>
          <table:table-cell office:value-type="string">
            <text:p>0.73461788892746</text:p>
          </table:table-cell>
          <table:table-cell office:value-type="string">
            <text:p>Ich finde die Umstellung Winterzeit zu Sommerzeit und umgekehrt super. Im Sommer ist es abends schön lange hell und im Winter wird es nicht zu spät hell. Die Menschen fliegen kreuz und quer um den Globus und nehmen hierbei allergrößte Zeitzonen Verschiebungen ohne jedes Problem in Kauf. Und hier soll eine einzige Stunde zu einem ernsthaften Problem werden? Das ist doch völlig irre! Dazu kommt, <text:s/>dass diese Volksbefragung zu dem Thema absolut nicht auch nur ansatzweise repräsentativ war. <text:s/>Darauf kann man doch nicht ernsthaft eine Entscheidung stützen. <text:s/></text:p>
          </table:table-cell>
          <table:table-cell table:number-columns-repeated="2"/>
        </table:table-row>
        <table:table-row table:style-name="ro4">
          <table:table-cell office:value-type="float" office:value="4179039">
            <text:p>4179039</text:p>
          </table:table-cell>
          <table:table-cell office:value-type="string">
            <text:p>0.733960787455241</text:p>
          </table:table-cell>
          <table:table-cell office:value-type="string">
            <text:p>Ein Mitglied der CDU Fraktion hatte mal gesagt, Herr Röttgen *ich zitiere* "sei bis hin zum Autismus unzugänglich". Das macht ihn widerum sehr sympathisch, wie ich finde. Man sollte nicht verlangen, dass er allen zuhört. Lasst den Röttgen ran und Mutti bleibt erhalten. Ich bin dafür.</text:p>
          </table:table-cell>
          <table:table-cell table:number-columns-repeated="2"/>
        </table:table-row>
        <table:table-row table:style-name="ro11">
          <table:table-cell office:value-type="float" office:value="5403983">
            <text:p>5403983</text:p>
          </table:table-cell>
          <table:table-cell office:value-type="string">
            <text:p>0.733542660872141</text:p>
          </table:table-cell>
          <table:table-cell office:value-type="string">
            <text:p>Endlich hat Herr Röttgen eine Gelegenheit sich mal zu Wort zu melden.</text:p>
            <text:p>Als ausgewiesener Transatlantiker ist der Mann eine Bank der USA in der deutschen Regierung, nur noch übertroffen vom US-Lautsprecher Jens Stoltenberg.</text:p>
            <text:p>Klar, Nordstream 2 <text:s/>canceln ist das erste, was einem einfallen muß.</text:p>
            <text:p>O.K. also zum Verständnis: Herr Navalny wurde wie es scheint, von wem auch immer, vergiftet. Aber er lebt, sein Zustand ist stabil. Ich wünsche ihm eine rasche Besserung und Aufklärung des Sachverhaltes ohne politische Agenda.</text:p>
            <text:p>Welche Sanktionen haben wir eigentlich gegen die USA ausgesprochen, nachdem die mit erlogenen Begründungen einen Angriffskrieg mit hunderttausenden Toten gefüht haben.?</text:p>
          </table:table-cell>
          <table:table-cell table:number-columns-repeated="2"/>
        </table:table-row>
        <table:table-row table:style-name="ro11">
          <table:table-cell office:value-type="float" office:value="6796736">
            <text:p>6796736</text:p>
          </table:table-cell>
          <table:table-cell office:value-type="string">
            <text:p>0.733349899450938</text:p>
          </table:table-cell>
          <table:table-cell office:value-type="string">
            <text:p>Ich empfehle festtackern. Das geht ganz einfach mit einem haushalts- oder Büroüblichen Tacker. Auf jeder Seite mindesten drei, besser vier Klammern mit festen Druck in die Wange tackern. Dann noch jeweils eine in jeden Nasenflügel.</text:p>
            <text:p/>
            <text:p>Wer einen Heimwerker im Bekanntenkreis hat greift natürlich zu dessen Profimaschine für Gipskartonplatten. Das hält dann auch mal drei bis vier Tage ohne dass man immer wieder lästig nachtackern muss.</text:p>
            <text:p/>
            <text:p>Falls jemand beim Tackern Schmerzen verspürt, ist das nicht so schlimm. Das ist nur eine Folge des Geräuschs, das bei einigen Menschen ein Schmerzempfinden auslösen kann. Die Schmerzen vergehen in der Regel nach wenigen Wochen vollständig.</text:p>
          </table:table-cell>
          <table:table-cell table:number-columns-repeated="2"/>
        </table:table-row>
        <table:table-row table:style-name="ro3">
          <table:table-cell office:value-type="float" office:value="7212804">
            <text:p>7212804</text:p>
          </table:table-cell>
          <table:table-cell office:value-type="string">
            <text:p>0.733190894126892</text:p>
          </table:table-cell>
          <table:table-cell office:value-type="string">
            <text:p>Ich finde es gut, dass Merkel die Politik der kleinen Schritte bzgl des Corona Lock downs macht, sprich: auf Nummer sicher geht. Wenn ich sehe, wie ein Laschet mit der zweifelhaften Heinsberg-Studie gefährliche Poilitk hier in NRW macht, bekomme ich Angst. Merkel und Söder machen es richtig, ich vertraue ihnen voll und ganz.</text:p>
          </table:table-cell>
          <table:table-cell table:number-columns-repeated="2"/>
        </table:table-row>
        <table:table-row table:style-name="ro4">
          <table:table-cell office:value-type="float" office:value="4017411">
            <text:p>4017411</text:p>
          </table:table-cell>
          <table:table-cell office:value-type="string">
            <text:p>0.733172396818797</text:p>
          </table:table-cell>
          <table:table-cell office:value-type="string">
            <text:p>Ich glaube Merz wäre das beste, was GRR passieren könnte.</text:p>
            <text:p>Wenn es denn <text:s/>nur so einfach wäre, mal sehen - ein Lager nur stark reden hat noch nie richtig funktioniert. Bin sehr gespannt.</text:p>
          </table:table-cell>
          <table:table-cell table:number-columns-repeated="2"/>
        </table:table-row>
        <table:table-row table:style-name="ro4">
          <table:table-cell office:value-type="float" office:value="11405360">
            <text:p>11405360</text:p>
          </table:table-cell>
          <table:table-cell office:value-type="string">
            <text:p>0.732402761777242</text:p>
          </table:table-cell>
          <table:table-cell office:value-type="string">
            <text:p>Das hilft mir sehr bei der zu treffenden Entscheidung zur BTW, danke dafür..... Wenn so kommt hätte ich wohl auf Dauer eine attraktive Immobilie zu vermieten in D.... </text:p>
          </table:table-cell>
          <table:table-cell table:number-columns-repeated="2"/>
        </table:table-row>
        <table:table-row table:style-name="ro3">
          <table:table-cell office:value-type="float" office:value="11222612">
            <text:p>11222612</text:p>
          </table:table-cell>
          <table:table-cell office:value-type="string">
            <text:p>0.731968939304352</text:p>
          </table:table-cell>
          <table:table-cell office:value-type="string">
            <text:p>Ich finde den Vorschlag für sinnvoll und nachvollziehbar. Es besteht für den Veranstalter keine Pflicht, jedem ein Ticket verkaufen zu müssen, wenn etwas dagegen spricht. Und wenn eine Impfung für alle zur Verfügung steht, dann ist es eine individuelle Entscheidung, ob ich mich impfen lassen will oder nicht. Ich muss ja auch keinen Führerschein machen, wenn ich nicht will, darf dann aber auch kein Auto fahren. </text:p>
          </table:table-cell>
          <table:table-cell table:number-columns-repeated="2"/>
        </table:table-row>
        <table:table-row table:style-name="ro5">
          <table:table-cell office:value-type="float" office:value="358076">
            <text:p>358076</text:p>
          </table:table-cell>
          <table:table-cell office:value-type="string">
            <text:p>0.731891771157583</text:p>
          </table:table-cell>
          <table:table-cell office:value-type="string">
            <text:p>Genau so ist es. Lieber eventuell ein bisschen Kopfschmerzen, aber danach ein normales Leben.</text:p>
            <text:p>Ich habe den ganzen Mist so satt.</text:p>
            <text:p>Die Arbeit als Krankenschwester war schon immer anstrengend, momentan kommt man von einer Schicht nach Hause und ist fix und fertig.</text:p>
            <text:p>Ich werde immer wütender, wenn ich diesen ganzen Schwachsinn von Leugnern und Impfgegnern höre.</text:p>
            <text:p>Bleibt alle gesund.</text:p>
          </table:table-cell>
          <table:table-cell table:number-columns-repeated="2"/>
        </table:table-row>
        <table:table-row table:style-name="ro1">
          <table:table-cell office:value-type="float" office:value="6225273">
            <text:p>6225273</text:p>
          </table:table-cell>
          <table:table-cell office:value-type="string">
            <text:p>0.7318101922671</text:p>
          </table:table-cell>
          <table:table-cell office:value-type="string">
            <text:p>Ein guter Weg. Vielleicht schmerzhaft für die REPs, aber lehrreich für die Un-Staaten von Amerika.</text:p>
          </table:table-cell>
          <table:table-cell table:number-columns-repeated="2"/>
        </table:table-row>
        <table:table-row table:style-name="ro15">
          <table:table-cell office:value-type="float" office:value="4532084">
            <text:p>4532084</text:p>
          </table:table-cell>
          <table:table-cell office:value-type="string">
            <text:p>0.731744666894277</text:p>
          </table:table-cell>
          <table:table-cell office:value-type="string">
            <text:p>Man muss sich das mal überlegen. Religionen haben denkende Menschen, denkende Menschen davon überzeugt, dass da im Himmel ein alter Mann wohnt. Der schaut den ganzen Tag auf jeden von uns runter, jede Bewegung, jede Sekunde. Und der alte Mann hat uns eine Liste mit 10 Dingen gegeben, die wir auf gar keinen Fall tun dürfen. Und falls wir dagegen verstoßen, schickt er uns an einen Ort voller Feuer und Qualm und Schmerzen und Schreie... wo wir alle Arten von Qualen erleiden für immer bis in alle Ewigkeit....</text:p>
            <text:p>Aber er liebt uns!</text:p>
            <text:p>Er liebt uns, und er braucht: Geld!!</text:p>
            <text:p>Allwissend, allumfassend, .... hat aber Probleme beim Umgang mit Geld. </text:p>
            <text:p>Und er braucht jedes Jahr ein bisschen mehr. </text:p>
            <text:p>Religionen nehmen Milliardensummen ein, zahlen keine Steuern, bauen sich Villen und Paläste, predigen Wasser und trinken Spätlese. </text:p>
            <text:p>Holy Shit!!</text:p>
          </table:table-cell>
          <table:table-cell table:number-columns-repeated="2"/>
        </table:table-row>
        <table:table-row table:style-name="ro8">
          <table:table-cell office:value-type="float" office:value="4423830">
            <text:p>4423830</text:p>
          </table:table-cell>
          <table:table-cell office:value-type="string">
            <text:p>0.73144793510437</text:p>
          </table:table-cell>
          <table:table-cell office:value-type="string">
            <text:p>Das man als junger Mensch schon alt sein kann, diesen Beweis hat die "Junge Union" hiermit erbracht, Glückwunsch! Mit Merz zurück in die Vergangenheit, eine bessere Wahlempfehlung für RRG kann man nicht geben, nochmal Glückwunsch dafür. Ich drücke euch liebe CDU, ganz fest die Daumen das es mit euren Wunschkandidaten Friederich klappt, das wäre die beste Wahlkampfhilfe, für alle Parteien, die sich links von der CDU befinden. Also kürt ihn, den Merz, den Friedrich, ich freu mich drauf und ihr habt euch, dann auch nach 16 Jahren, redlich eine Auszeit verdient. Allen einen guten Dienstag.</text:p>
          </table:table-cell>
          <table:table-cell table:number-columns-repeated="2"/>
        </table:table-row>
        <table:table-row table:style-name="ro1">
          <table:table-cell office:value-type="float" office:value="7712040">
            <text:p>7712040</text:p>
          </table:table-cell>
          <table:table-cell office:value-type="string">
            <text:p>0.731402556101481</text:p>
          </table:table-cell>
          <table:table-cell office:value-type="string">
            <text:p>Laschet/Günther gehen auch? Danke für die gute Nachricht!</text:p>
          </table:table-cell>
          <table:table-cell table:number-columns-repeated="2"/>
        </table:table-row>
        <table:table-row table:style-name="ro1">
          <table:table-cell office:value-type="float" office:value="8409496">
            <text:p>8409496</text:p>
          </table:table-cell>
          <table:table-cell office:value-type="string">
            <text:p>0.731350819269816</text:p>
          </table:table-cell>
          <table:table-cell office:value-type="string">
            <text:p>Sehr gut, kein Merz. Aber am liebsten wäre mir dann echt der Söder als Kanzlerkandidat.</text:p>
          </table:table-cell>
          <table:table-cell table:number-columns-repeated="2"/>
        </table:table-row>
        <table:table-row table:style-name="ro1">
          <table:table-cell office:value-type="float" office:value="410701">
            <text:p>410701</text:p>
          </table:table-cell>
          <table:table-cell office:value-type="string">
            <text:p>0.730947077274323</text:p>
          </table:table-cell>
          <table:table-cell office:value-type="string">
            <text:p>Ein Kanzler Laschet macht mir mehr Angst, als Corona es je könnte.</text:p>
          </table:table-cell>
          <table:table-cell table:number-columns-repeated="2"/>
        </table:table-row>
        <table:table-row table:style-name="ro4">
          <table:table-cell office:value-type="float" office:value="4153680">
            <text:p>4153680</text:p>
          </table:table-cell>
          <table:table-cell office:value-type="string">
            <text:p>0.730512857437134</text:p>
          </table:table-cell>
          <table:table-cell office:value-type="string">
            <text:p>Ich fand, dass Frau Baerbock ziemlich kompetent Herrn Merz auf den Topf gesetzt hat. Hat mir sehr gut gefallen wir fachkundig sie auftrat und auch menschlich, wie dem Merz regelmäßig das herablassende Grinsen einfror.</text:p>
          </table:table-cell>
          <table:table-cell table:number-columns-repeated="2"/>
        </table:table-row>
        <table:table-row table:style-name="ro3">
          <table:table-cell office:value-type="float" office:value="8328697">
            <text:p>8328697</text:p>
          </table:table-cell>
          <table:table-cell office:value-type="string">
            <text:p>0.730348388353984</text:p>
          </table:table-cell>
          <table:table-cell office:value-type="string">
            <text:p>Ich finde Merz hat (fast) alle Qualitäten. Er ist intelligent, kann gut reden, aber auch zuhören, kommt in letzter Zeit auch zunehmend lässig (z.B. gestern bei Markus Lanz) und freundlich rüber. Vor allem aber ist er sehr kompetent auf vielen Gebieten. Ohne vollends mit der Vergangenheit zu brechen, könnte er die CDU und Deutschland in eine gute Zukunft führen.</text:p>
          </table:table-cell>
          <table:table-cell table:number-columns-repeated="2"/>
        </table:table-row>
        <table:table-row table:style-name="ro7">
          <table:table-cell office:value-type="float" office:value="4122383">
            <text:p>4122383</text:p>
          </table:table-cell>
          <table:table-cell office:value-type="string">
            <text:p>0.730079134305318</text:p>
          </table:table-cell>
          <table:table-cell office:value-type="string">
            <text:p>Den Ratschlag des RKI finde ich genial, zweimal niesen oder husten und man bleibt 5 Tage zu Hause, nach 5 Tagen muss <text:s/>jemand statt niesen auch noch einmal husten und bleibt wieder 5 Tage zu Hause.</text:p>
            <text:p/>
            <text:p>Das klappt allerdings nur auf Behörden. Wo diverse Kollegen sich mit einem eingerissenen Zehennagel 3 Wochen krankschreiben lassen und danach 6 Wochen in die Reha gehen.</text:p>
            <text:p>Hier neben mir sitzt so ein Mensch, abhängig vom kommenden Wetter meldet es sich Montags mit Kopfshmerzen 2 -3 Tage krank. Ist das Wetter besonders gut auch mal eine Woche, bei schlechten Wetter geht es ihm gut.</text:p>
            <text:p/>
            <text:p>Auch gut finde ich die Strafsteuer der SPD für die Leute die sich gesund gehalten haben und nicht auf eine Massenhochzeit mit 500Leuten oder einer Party in der Stuttgarter Innenstadt gegangen sind.</text:p>
            <text:p>Na ich bin mal gespannt welche Hirnflatulenzen unseren Politikern sonst noch entweichen.</text:p>
            <text:p/>
          </table:table-cell>
          <table:table-cell table:number-columns-repeated="2"/>
        </table:table-row>
        <table:table-row table:style-name="ro4">
          <table:table-cell office:value-type="float" office:value="8485288">
            <text:p>8485288</text:p>
          </table:table-cell>
          <table:table-cell office:value-type="string">
            <text:p>0.730059564113617</text:p>
          </table:table-cell>
          <table:table-cell office:value-type="string">
            <text:p>Daran erkennt man ganz gut, worum es Merz geht. Um sich selbst. </text:p>
            <text:p>Er soll einfach wieder abtauchen. Niemand braucht ihn.</text:p>
          </table:table-cell>
          <table:table-cell table:number-columns-repeated="2"/>
        </table:table-row>
        <table:table-row table:style-name="ro8">
          <table:table-cell office:value-type="float" office:value="6861775">
            <text:p>6861775</text:p>
          </table:table-cell>
          <table:table-cell office:value-type="string">
            <text:p>0.729912261168162</text:p>
          </table:table-cell>
          <table:table-cell office:value-type="string">
            <text:p>Ich möchte Mal eine Lanze für Herrn Laschet brechen. Ich habe ihn als jemanden erlebt der vorausdenkt und sich der Verantwortung in allen Belangen bewusst ist. Ganz im Gegensatz zu Herrn Söder, dem man die Machtlust irgendwann angesehen hat, sein Verhalten wirkt auf mich unreif und er profiliert sich gerne. Ich bin kein Fan der CDU oder CSU, aber aber Laumann und Laschet haben meinen vollsten Respekt. Sie haben ihre Sache sehr gut gemacht.</text:p>
            <text:p>Manchmal istiist es schwierigen Momenten innezuhalten und nachzudenken der bessere, der erwachsenere Weg.</text:p>
          </table:table-cell>
          <table:table-cell table:number-columns-repeated="2"/>
        </table:table-row>
        <table:table-row table:style-name="ro4">
          <table:table-cell office:value-type="float" office:value="4581214">
            <text:p>4581214</text:p>
          </table:table-cell>
          <table:table-cell office:value-type="string">
            <text:p>0.729240854581197</text:p>
          </table:table-cell>
          <table:table-cell office:value-type="string">
            <text:p>MIr gefällt es wie MErz vorgeht! </text:p>
            <text:p>Es sollen doch alle wissen wie die Sache steht, Merkel und die MEdien gegen MErz und die CDU-BAsis</text:p>
          </table:table-cell>
          <table:table-cell table:number-columns-repeated="2"/>
        </table:table-row>
        <table:table-row table:style-name="ro1">
          <table:table-cell office:value-type="float" office:value="11111141">
            <text:p>11111141</text:p>
          </table:table-cell>
          <table:table-cell office:value-type="string">
            <text:p>0.728929221630096</text:p>
          </table:table-cell>
          <table:table-cell office:value-type="string">
            <text:p>Unsere 600 Euro reichen für fünf Jahre Netflix und Prime im Doppelpack. Also 24/7-Kinderbetreuung und damit Ruhe im Homeoffice!</text:p>
          </table:table-cell>
          <table:table-cell table:number-columns-repeated="2"/>
        </table:table-row>
        <table:table-row table:style-name="ro4">
          <table:table-cell office:value-type="float" office:value="8349361">
            <text:p>8349361</text:p>
          </table:table-cell>
          <table:table-cell office:value-type="string">
            <text:p>0.728812257448832</text:p>
          </table:table-cell>
          <table:table-cell office:value-type="string">
            <text:p>Ich dachte doch tatsächlich Politiker wären in erster Linie Diener ihres Landes. Es ist bewundernswert und edel von Herrn Röttgen mit diesem Irrglauben zu brechen und den Wählern reinen Wein einzuschenken. Bravo! </text:p>
          </table:table-cell>
          <table:table-cell table:number-columns-repeated="2"/>
        </table:table-row>
        <table:table-row table:style-name="ro8">
          <table:table-cell office:value-type="float" office:value="7825803">
            <text:p>7825803</text:p>
          </table:table-cell>
          <table:table-cell office:value-type="string">
            <text:p>0.728761037190755</text:p>
          </table:table-cell>
          <table:table-cell office:value-type="string">
            <text:p>gekauft und bin zufrieden. Wer nicht selbstbewusst genug ist, mit dem Teil arbeitet und sich nicht fremd bestimmt fühlt (fühlen lässt), für den ist es gut. Und für alle Fortschrittsgegner: die Gruppe der Patienten mit Rückenschmerzen übersteigt die Gruppe mit kardialen Problemen: Motto: ja nichts tun. Heißt auch nichts zur Sportgruppe um's Eck und etwas aktiv gegen Rückenschmerz tun. Das Teil hilft als kleine Erinnerung, es ersetzt mitnichten die aktive Bewegung und gezielte Übungen unter professioneller Leitung bei Rückenschmerzen. PS der Kleber auf den austauschbaren Plättchen sollte besser sein....</text:p>
          </table:table-cell>
          <table:table-cell table:number-columns-repeated="2"/>
        </table:table-row>
        <table:table-row table:style-name="ro1">
          <table:table-cell office:value-type="float" office:value="21756">
            <text:p>21756</text:p>
          </table:table-cell>
          <table:table-cell office:value-type="string">
            <text:p>0.728243887424469</text:p>
          </table:table-cell>
          <table:table-cell office:value-type="string">
            <text:p>Damit hat sich Merz endgültig selbst ins Aus geschossen und das ist gut so!</text:p>
          </table:table-cell>
          <table:table-cell table:number-columns-repeated="2"/>
        </table:table-row>
        <table:table-row table:style-name="ro9">
          <table:table-cell office:value-type="float" office:value="6343546">
            <text:p>6343546</text:p>
          </table:table-cell>
          <table:table-cell office:value-type="string">
            <text:p>0.727279166380564</text:p>
          </table:table-cell>
          <table:table-cell office:value-type="string">
            <text:p>Wohlgemerkt! Er hat die Tätigkeit aus gesundheitlichen Gründen aufgegeben, nicht etwa weil er erkannt hat, dass dort mehr als 1000 Mitarbeiter mit Werkverträgen skrupellos ausgebeutet werden, und er daran nichts ändern kann. </text:p>
            <text:p>Er passt wirklich gut zu Gerhard Schröder und Joschka Fischer, die es geschafft haben, sich aufgrund ihrer politischen Kontakte nach ihrer aktiven Tätigkeit die Taschen voll zu stopfen. Von einem Friedrich Merz habe ich nichts anderes erwartet, der macht es ja schon zu seiner aktiven Zeit.</text:p>
            <text:p>Kein Wunder, dass die SPD bei 15 % herum dümpelt. Sie hat eben vergessen, wo ihre Wurzeln sind! Aber die Arbeitnehmerschaft ist nicht blöd, und hat das längst erkannt.</text:p>
            <text:p>Mit Gerhard Schröder, der Agenda 2010 und Hartz IV begann deren Niedergang!! </text:p>
          </table:table-cell>
          <table:table-cell table:number-columns-repeated="2"/>
        </table:table-row>
        <table:table-row table:style-name="ro1">
          <table:table-cell office:value-type="float" office:value="4472145">
            <text:p>4472145</text:p>
          </table:table-cell>
          <table:table-cell office:value-type="string">
            <text:p>0.727214237054189</text:p>
          </table:table-cell>
          <table:table-cell office:value-type="string">
            <text:p>Genau. Ein KK Merz wäre die ideale Vorlage für Scholz/Habeck ....</text:p>
          </table:table-cell>
          <table:table-cell table:number-columns-repeated="2"/>
        </table:table-row>
        <table:table-row table:style-name="ro4">
          <table:table-cell office:value-type="float" office:value="7698524">
            <text:p>7698524</text:p>
          </table:table-cell>
          <table:table-cell office:value-type="string">
            <text:p>0.726045687993368</text:p>
          </table:table-cell>
          <table:table-cell office:value-type="string">
            <text:p>Komme nicht aus NRW und habe Herrn Laschet bisher auch eher für einen Langweiler gehalten. Aber in der Bütt ist er richtig gut und mit 1-2 Atü auf dem Kessel hat er echte Entertainerqualitäten. Also ideal für den Wahlkampf.</text:p>
          </table:table-cell>
          <table:table-cell table:number-columns-repeated="2"/>
        </table:table-row>
        <table:table-row table:style-name="ro1">
          <table:table-cell office:value-type="float" office:value="11111297">
            <text:p>11111297</text:p>
          </table:table-cell>
          <table:table-cell office:value-type="string">
            <text:p>0.72592822710673</text:p>
          </table:table-cell>
          <table:table-cell office:value-type="string">
            <text:p>Hab damit erstmal für unseren kleinen Tesla Aktien gekauft. Wird sich in 20 Jahren freuen </text:p>
          </table:table-cell>
          <table:table-cell table:number-columns-repeated="2"/>
        </table:table-row>
        <table:table-row table:style-name="ro8">
          <table:table-cell office:value-type="float" office:value="4921101">
            <text:p>4921101</text:p>
          </table:table-cell>
          <table:table-cell office:value-type="string">
            <text:p>0.725768148899078</text:p>
          </table:table-cell>
          <table:table-cell office:value-type="string">
            <text:p>Das Volk ist heterogen. Auf der einen Seite wünscht sich die Bevölkerung mehr Umweltschutz und mehr Absicherung, auf der anderen Seite will man den eigenen Wohlstand nicht übermäßig gefährden, die Migration begrenzen und die innere Sicherheit und Ordnung stärken. Es läuft alles auf Schwarz/Grün raus. Beide Seiten werden dann ihren Stammwählern „schmerzhafte“ Kompromisse vermitteln müssen. Das würde ein Merz - als ausgewiesener Konservativer- besser und glaubhafter können als andere. Deswegen: Alles gut</text:p>
          </table:table-cell>
          <table:table-cell table:number-columns-repeated="2"/>
        </table:table-row>
        <table:table-row table:style-name="ro11">
          <table:table-cell office:value-type="float" office:value="2195529">
            <text:p>2195529</text:p>
          </table:table-cell>
          <table:table-cell office:value-type="string">
            <text:p>0.72476589679718</text:p>
          </table:table-cell>
          <table:table-cell office:value-type="string">
            <text:p>Ich bin sehr zufrieden mit meinem 3 Jahre alten Elektrospielzeug. Wir brauchen mehr Schnellladesäulen CCS für unterwegs. Für Fernstrecken fahren wir innerhalb der Familie mit 5 Kinder und 11 Enkeln eine T6 Diesel Bus mit Euro 6. Wir sind also keine Autogegner. Aber im Nahbereich brauchen wir das E Auto und den Anschluss zur Schiene/Bahn. Der Verbrenner muss ins Gebäude zur Wärme und Stromerzeugung. <text:s/>So brauchen wir auch nicht mehr Windräder mit Infraschall. Hier im Vogelsberg steht alles voll mit Windräder und keine elektrische Bahnverbindung. An der Braunkohleabbaugebiete haben wir ca. 80 Quadratkilometer große Solarstromflächen und über 200 Meter Höhenunterschied für Pumpspeicherwerke. Die Infrastruktur ist ja schon vorhanden. Die Dampfturbienen können auch bleiben. Die Kohlewärme wird einfach durch Power to Heat ersetzt aus dem Stromüberschuss. So einfach kann es sein. Der Staat muss nur regulieren. Wer bricht die Macht der Stromkonzerne und ihre Lobbyisten. </text:p>
            <text:p/>
          </table:table-cell>
          <table:table-cell table:number-columns-repeated="2"/>
        </table:table-row>
        <table:table-row table:style-name="ro1">
          <table:table-cell office:value-type="float" office:value="4932313">
            <text:p>4932313</text:p>
          </table:table-cell>
          <table:table-cell office:value-type="string">
            <text:p>0.723992049694061</text:p>
          </table:table-cell>
          <table:table-cell office:value-type="string">
            <text:p>Sie werden eines Tages lernen, mit den Schmerzen zu leben...</text:p>
          </table:table-cell>
          <table:table-cell table:number-columns-repeated="2"/>
        </table:table-row>
        <table:table-row table:style-name="ro5">
          <table:table-cell office:value-type="float" office:value="11363415">
            <text:p>11363415</text:p>
          </table:table-cell>
          <table:table-cell office:value-type="string">
            <text:p>0.72369650999705</text:p>
          </table:table-cell>
          <table:table-cell office:value-type="string">
            <text:p>Danke, gut zusammengefasst. Man könnte noch ergänzen: Dieselbe Mentalität beschwert uns jetzt den Dauerlockdown bei immer noch zu hohen Infektionszahlen. Man wollte im Oktober/November nur ein bisschen Lockdown, weil zu teuer. Wetten, dass der Langzeit-Lockdown + Spätfolgen (Insolvenzen, Arbeitsplatzabbau, H4, Gesundheitskosten durch Burnout und andere psychischen Probleme) weit teurer wird als es zwei Wochen einschließlich Betriebsferien für alles, was nicht Homeoffice-tauglich oder systemrelevant ist, gewesen wäre. Von den vielfach mehr Toten und Langzeit-Kranken nochmal zu sprechen...</text:p>
          </table:table-cell>
          <table:table-cell table:number-columns-repeated="2"/>
        </table:table-row>
        <table:table-row table:style-name="ro1">
          <table:table-cell office:value-type="float" office:value="6043324">
            <text:p>6043324</text:p>
          </table:table-cell>
          <table:table-cell office:value-type="string">
            <text:p>0.72357577085495</text:p>
          </table:table-cell>
          <table:table-cell office:value-type="string">
            <text:p>Es ist richtig das man Rechtsmittel einlegen kann. Dies zeichnet ein faires Rechtssystem aus, auch wenn es gelegentlich "schmerzt". </text:p>
          </table:table-cell>
          <table:table-cell table:number-columns-repeated="2"/>
        </table:table-row>
        <table:table-row table:style-name="ro1">
          <table:table-cell office:value-type="float" office:value="7049605">
            <text:p>7049605</text:p>
          </table:table-cell>
          <table:table-cell office:value-type="string">
            <text:p>0.723468522230784</text:p>
          </table:table-cell>
          <table:table-cell office:value-type="string">
            <text:p>Laschet hat seine eigenen Experten - und das ist auch gut so. </text:p>
          </table:table-cell>
          <table:table-cell table:number-columns-repeated="2"/>
        </table:table-row>
        <table:table-row table:style-name="ro4">
          <table:table-cell office:value-type="float" office:value="7260359">
            <text:p>7260359</text:p>
          </table:table-cell>
          <table:table-cell office:value-type="string">
            <text:p>0.722796519597371</text:p>
          </table:table-cell>
          <table:table-cell office:value-type="string">
            <text:p>Kurz ist viel weiter als Söder. Selbst Laschet ist inzwischen mutiger als Söder. Die Frage ist nur wieso? Erst machen und dann zögern. Schon bemerkenswert.</text:p>
          </table:table-cell>
          <table:table-cell table:number-columns-repeated="2"/>
        </table:table-row>
        <table:table-row table:style-name="ro4">
          <table:table-cell office:value-type="float" office:value="11283590">
            <text:p>11283590</text:p>
          </table:table-cell>
          <table:table-cell office:value-type="string">
            <text:p>0.721702953179677</text:p>
          </table:table-cell>
          <table:table-cell office:value-type="string">
            <text:p>Wie wäre es mal mit Renten kürzen? Dann können sich die Hauptnutznießer der Maßnahmen endlich mal an den Kosten beteiligen. Machen die doch sicher gerne aus Solidarität.</text:p>
          </table:table-cell>
          <table:table-cell table:number-columns-repeated="2"/>
        </table:table-row>
        <table:table-row table:style-name="ro3">
          <table:table-cell office:value-type="float" office:value="4956135">
            <text:p>4956135</text:p>
          </table:table-cell>
          <table:table-cell office:value-type="string">
            <text:p>0.721330841382345</text:p>
          </table:table-cell>
          <table:table-cell office:value-type="string">
            <text:p>Eine Geburt ist schönes Erlebnis, aber nicht nur, es ist auch sehr schmerzhaft , blutig , brutal und eine große Herausforderung für das medizinische Personal. Muß wirklich das intime Erlebnis unbedingt von Ehemännern-Partner begleitet werden? Manche Herren sind dafür geeignet und manche nicht, sollte man diesen Trend vielleicht kritisch hinterfragen? Es ist mit Sicherheit nicht nur gut für eine Partnerschaft.</text:p>
          </table:table-cell>
          <table:table-cell table:number-columns-repeated="2"/>
        </table:table-row>
        <table:table-row table:style-name="ro5">
          <table:table-cell office:value-type="float" office:value="11154725">
            <text:p>11154725</text:p>
          </table:table-cell>
          <table:table-cell office:value-type="string">
            <text:p>0.721284071604411</text:p>
          </table:table-cell>
          <table:table-cell office:value-type="string">
            <text:p>Sehr interessanter Artikel! wobei ich etwas Ähnliches schon vor längerer Zeit schon einmal gelesen habe. Dort war das Fazit ähnlich, dass Hunde verglichen mit menschlichen Entwicklungsstadien anfangs schneller altern, in den mittleren Jahren bis etwa 9 Jahren etwas langsamer und dann wieder schneller. <text:s text:c="2"/>&gt;&gt;&gt;Seinen eigenen Hund sehe er jetzt mit anderen Augen, sagte Ideker. „Ich habe eine sechs Jahre alte Hündin. Sie geht noch mit mir joggen, aber ich realisiere jetzt, dass sie vielleicht doch nicht mehr ganz so jung ist, wie ich dachte.“&lt;&lt;&lt; <text:s/>Nur über diesen letzten Satz musste ich schmunzeln. Auch nach der alten Faustregel wäre der Hund mit 6 Jahren immerhin schon 42 Jahre. Auch das wäre ja nicht mehr so ganz jung^^.</text:p>
          </table:table-cell>
          <table:table-cell table:number-columns-repeated="2"/>
        </table:table-row>
        <table:table-row table:style-name="ro4">
          <table:table-cell office:value-type="float" office:value="7003451">
            <text:p>7003451</text:p>
          </table:table-cell>
          <table:table-cell office:value-type="string">
            <text:p>0.720527768135071</text:p>
          </table:table-cell>
          <table:table-cell office:value-type="string">
            <text:p>Er ist offenbar der einzige besonnene Ministerpräsident, der jetzt nicht in einen aus Profilierungssucht gespeisten Alleingang a la Söder, Laschet etc. verfällt. Gut so und weiter so, Winfried!</text:p>
          </table:table-cell>
          <table:table-cell table:number-columns-repeated="2"/>
        </table:table-row>
        <table:table-row table:style-name="ro4">
          <table:table-cell office:value-type="float" office:value="8297821">
            <text:p>8297821</text:p>
          </table:table-cell>
          <table:table-cell office:value-type="string">
            <text:p>0.72030911842982</text:p>
          </table:table-cell>
          <table:table-cell office:value-type="string">
            <text:p>Und wen 500€ nicht schmerzen, der steckt eben einfach einen Schein ein, um die Sache direkt vor Ort zu erledigen, damit man woanders gleich weitermachen kann. Der Lerneffekt: Ich darf´s, denn ich kann´s mir schließlich leisten. </text:p>
          </table:table-cell>
          <table:table-cell table:number-columns-repeated="2"/>
        </table:table-row>
        <table:table-row table:style-name="ro3">
          <table:table-cell office:value-type="float" office:value="7111328">
            <text:p>7111328</text:p>
          </table:table-cell>
          <table:table-cell office:value-type="string">
            <text:p>0.720104912916819</text:p>
          </table:table-cell>
          <table:table-cell office:value-type="string">
            <text:p>Das kaum gezügelte Vorpreschen von Herrn Laschet hat auch eine gute Seite: Alle Unwissenden, zu denen ich mich auch zähle, werden alsbald sehen, welche tatsächlichen Auswirkungen sein menschlich total verständlicher Kurs auf die Epidemie hat. </text:p>
            <text:p>Es ist wohl eine Wette, mit hohem Einsatz. </text:p>
          </table:table-cell>
          <table:table-cell table:number-columns-repeated="2"/>
        </table:table-row>
        <table:table-row table:style-name="ro1">
          <table:table-cell office:value-type="float" office:value="6872248">
            <text:p>6872248</text:p>
          </table:table-cell>
          <table:table-cell office:value-type="string">
            <text:p>0.720051785310109</text:p>
          </table:table-cell>
          <table:table-cell office:value-type="string">
            <text:p>Laschet tut alles den R Wert deutlich über 1 zu pushen</text:p>
          </table:table-cell>
          <table:table-cell table:number-columns-repeated="2"/>
        </table:table-row>
        <table:table-row table:style-name="ro4">
          <table:table-cell office:value-type="float" office:value="6021862">
            <text:p>6021862</text:p>
          </table:table-cell>
          <table:table-cell office:value-type="string">
            <text:p>0.719939430554708</text:p>
          </table:table-cell>
          <table:table-cell office:value-type="string">
            <text:p>Ruhe er in Frieden. Hochengagiert, Parteisoldat 1. Güte, sehr fleißig, immer gut vorbereitet. Sein Abgang verdeutlicht nur einmal mehr schmerzlich, was von der SPD bleibt....</text:p>
          </table:table-cell>
          <table:table-cell table:number-columns-repeated="2"/>
        </table:table-row>
        <table:table-row table:style-name="ro1">
          <table:table-cell office:value-type="float" office:value="8582920">
            <text:p>8582920</text:p>
          </table:table-cell>
          <table:table-cell office:value-type="string">
            <text:p>0.719564914703369</text:p>
          </table:table-cell>
          <table:table-cell office:value-type="string">
            <text:p>Merz schon.</text:p>
          </table:table-cell>
          <table:table-cell table:number-columns-repeated="2"/>
        </table:table-row>
        <table:table-row table:style-name="ro9">
          <table:table-cell office:value-type="float" office:value="4028773">
            <text:p>4028773</text:p>
          </table:table-cell>
          <table:table-cell office:value-type="string">
            <text:p>0.719286243120829</text:p>
          </table:table-cell>
          <table:table-cell office:value-type="string">
            <text:p>Und ihren Schülern Freunde und Lebenslust vermitteln. Und nicht diesen verknickerten Hass gegen Menschen, der hier praktiziert wird. </text:p>
            <text:p/>
            <text:p>"Heute hab ich gute Laune, Laune</text:p>
            <text:p>Heute ist ein schöner Tag"</text:p>
            <text:p/>
            <text:p>Die Fröhlichkeit kommt aus dem Herzen,</text:p>
            <text:p>nur Griesgrame haben dabei Schmerzen.</text:p>
          </table:table-cell>
          <table:table-cell table:number-columns-repeated="2"/>
        </table:table-row>
        <table:table-row table:style-name="ro5">
          <table:table-cell office:value-type="float" office:value="4380813">
            <text:p>4380813</text:p>
          </table:table-cell>
          <table:table-cell office:value-type="string">
            <text:p>0.71856023867925</text:p>
          </table:table-cell>
          <table:table-cell office:value-type="string">
            <text:p>Sehr guter Kommentar. Ja, es wäre äußerst naiv, wenn Alaba sich nicht mit einem solchen Szenario befasst hätte. Zumal die Verhandlungen ja bereits eine ganze Zeit andauern und er bzw. seine Berater aus den Gesprächen herausgehört haben müssten, dass der FC Bayern eine Schmerzgrenze hat. Ich schätze Herbert Hainer als sehr seriös ein, der würde nicht vorpreschen, ohne vorher noch einmal alle Möglichkeiten abzuklopfen. Es ist legitim, dass Alaba versucht, für sich das beste herauszuholen. Dann sollte er sich aber nicht beklagen, wenn es anders als erwartet läuft. Kein Verein der Welt ist abhängig von einem Spieler. </text:p>
          </table:table-cell>
          <table:table-cell table:number-columns-repeated="2"/>
        </table:table-row>
        <table:table-row table:style-name="ro8">
          <table:table-cell office:value-type="float" office:value="21517">
            <text:p>21517</text:p>
          </table:table-cell>
          <table:table-cell office:value-type="string">
            <text:p>0.717724084854126</text:p>
          </table:table-cell>
          <table:table-cell office:value-type="string">
            <text:p>Ich habe es hier im Forum schon mal in einem anderen Zusammenhang geschrieben, wenn Herr Merz als CDU Vorsitzender gewählt werden sollte und dann wahrscheinlich zum Kanzlerkandidaten ausgerufen wird, dann gibt es wieder einen richtigen Wahlkampf, mit klaren Positionen! Und übrigens, eine bessere Wahlkampfhilfe könnte RRG nicht bekommen, also liebe CDU, traut euch und inthronisiert ihn. Würde auch dem politischen Klima in Deutschland gut tun. Allen einen guten Abend. </text:p>
          </table:table-cell>
          <table:table-cell table:number-columns-repeated="2"/>
        </table:table-row>
        <table:table-row table:style-name="ro3">
          <table:table-cell office:value-type="float" office:value="575977">
            <text:p>575977</text:p>
          </table:table-cell>
          <table:table-cell office:value-type="string">
            <text:p>0.717714011669159</text:p>
          </table:table-cell>
          <table:table-cell office:value-type="string">
            <text:p>Ich denke, diese Lektion haben die Bayern im CL Finale gegen ManU gelernt und seitdem verinnerlicht. Nicht aufgeben, bis zur letzten Sekunde dranbleiben. Nicht viele Teams haben das so schmerzlich gelernt. Und noch weniger Teams haben solch eine Erfahrung so erfolgreich aufgearbeitet und bis heute umgesetzt.</text:p>
          </table:table-cell>
          <table:table-cell table:number-columns-repeated="2"/>
        </table:table-row>
        <table:table-row table:style-name="ro3">
          <table:table-cell office:value-type="float" office:value="8410447">
            <text:p>8410447</text:p>
          </table:table-cell>
          <table:table-cell office:value-type="string">
            <text:p>0.717311243216197</text:p>
          </table:table-cell>
          <table:table-cell office:value-type="string">
            <text:p>2021: Wow, das wird ein historisches Wahljahr. </text:p>
            <text:p/>
            <text:p>Deutschland: Hmm, Laschet oder Scholz, beides sehr aufregende Charaktere... </text:p>
          </table:table-cell>
          <table:table-cell table:number-columns-repeated="2"/>
        </table:table-row>
        <table:table-row table:style-name="ro5">
          <table:table-cell office:value-type="float" office:value="4509371">
            <text:p>4509371</text:p>
          </table:table-cell>
          <table:table-cell office:value-type="string">
            <text:p>0.716755072275797</text:p>
          </table:table-cell>
          <table:table-cell office:value-type="string">
            <text:p>In einer ersten Reaktion war ich über Merzens Verhalten verärgert. Heute meine ich, dass seine emotionale Stellungnahme ihm mehr genutzt hat als geschadet. Die Medien quellen über von Berichten über seine Person. Für ihn, der lange ein mediales Schattendasein führte ein wahres Manna. Der Mann ist gnadenlos ehrlich. Und das kommt bei den Menschen draußen gut an. Seine Chancen sind nach wie vor intakt. Die Delegierten, die am 4. Dezember für Merz gestimmt hätten, werden dies wohl auch 2021 tun. Und da der Kandidat Merz viel Sachverstand hat und rundum kompetent erscheint, kann er von der Zeit profitieren und neue Delegierte für sich gewinnen. Wenn Merz nach vorne schaut anstatt zu lamentieren, dann wird er auch die Wahlen gewinnen.</text:p>
          </table:table-cell>
          <table:table-cell table:number-columns-repeated="2"/>
        </table:table-row>
        <table:table-row table:style-name="ro2">
          <table:table-cell office:value-type="float" office:value="5434637">
            <text:p>5434637</text:p>
          </table:table-cell>
          <table:table-cell office:value-type="string">
            <text:p>0.716661036014557</text:p>
          </table:table-cell>
          <table:table-cell office:value-type="string">
            <text:p>Läuft doch alles bestens. Frau Merkel entdeckt ihre moralischen Prinzipien immer dann, wenn es gegen die „Feinde“ Amerikas geht. Wo war die gleiche Reaktion beim Mord an Kashoggi? Die USA, die Deutschland vor guten politischen und wirtschaftlichen Beziehungen zu Russland schützen will, haben ohr Ziel erreicht. Und natürlich ist Röttgen der Gewinner des Tages. Der Atlantikbrücken-Spezi gehört ja seit Jahren zu den Scharfmachern im Auftrag der USA. Und was hat die NATO mit alldem zu tun? <text:s/>Dass selbst die NATO laut Merkel zur (militärischen?) Reaktion gezwungen ist, weil, wie der Oberscharfmacher Stoltenberg sagt, durch den Giftanschlag der Weltfrieden gefährdet ist, läßt Schlimmes erahnen. Wir leben in einer verrückten Welt. Moral als Begründung für Aggression.</text:p>
          </table:table-cell>
          <table:table-cell table:number-columns-repeated="2"/>
        </table:table-row>
        <table:table-row table:style-name="ro16">
          <table:table-cell office:value-type="float" office:value="4537251">
            <text:p>4537251</text:p>
          </table:table-cell>
          <table:table-cell office:value-type="string">
            <text:p>0.716592848300934</text:p>
          </table:table-cell>
          <table:table-cell office:value-type="string">
            <text:p>Die Merz-"Attacke" auf das CDU-Establishment erläuterten</text:p>
            <text:p>finde ich durchaus berechtigt.</text:p>
            <text:p/>
            <text:p>Dass er dabei eigene Interesse vertritt, ist nachvollziehbar.</text:p>
            <text:p>Seine Gegenspieler tun es ja auch!</text:p>
            <text:p/>
            <text:p>Seine Gründe, wie er sie u.a. bei den gestrigen Tagesthemen ausführlich erläuterte,</text:p>
            <text:p>sind stichhaltig und überzeugen mich.</text:p>
            <text:p/>
            <text:p>Dass die CDU-Oberen durch ihren Kurs </text:p>
            <text:p>der eigenen Partei keinen Gefallen tun,</text:p>
            <text:p>wird die nächste Zukunft bestätigen!</text:p>
            <text:p/>
            <text:p/>
            <text:p/>
            <text:p/>
          </table:table-cell>
          <table:table-cell table:number-columns-repeated="2"/>
        </table:table-row>
        <table:table-row table:style-name="ro8">
          <table:table-cell office:value-type="float" office:value="7122996">
            <text:p>7122996</text:p>
          </table:table-cell>
          <table:table-cell office:value-type="string">
            <text:p>0.714816848436991</text:p>
          </table:table-cell>
          <table:table-cell office:value-type="string">
            <text:p>Endlich mal ein differenzierter Beitrag. Danke dafür! Ich bin kein Fußball-Fan, mir könnte es also egal sein, ob die spielen oder nicht. Aber auch ich denke, dass es für große Teile der Gesellschaft wichtig wäre, wenn es mal wieder Fußball im Fernsehen zu sehen gäbe, grade für diejenigen, die nunmehr ständig zu Hause sind. Die Frage ist, ob Fußball nur für Vereine und Spieler aus kommerziellen Gründen wichtig ist (dann weiterhin verbieten) oder ob der Fußball für einen beachtlichen Teil der Gesellschaft wichtig ist (dann unter Auflagen erlauben). Darum muss sich die Diskussion drehen. </text:p>
          </table:table-cell>
          <table:table-cell table:number-columns-repeated="2"/>
        </table:table-row>
        <table:table-row table:style-name="ro2">
          <table:table-cell office:value-type="float" office:value="7033077">
            <text:p>7033077</text:p>
          </table:table-cell>
          <table:table-cell office:value-type="string">
            <text:p>0.714769303798676</text:p>
          </table:table-cell>
          <table:table-cell office:value-type="string">
            <text:p>Eine hervorragende Analyse der Situation und der völlig neuen Fronten. Voll einverstanden. Ich war traditionell Sympathisant der FDP. Denn diese hat sich glaubhaft als Partei der Vernunft dargestellt, wie Sie richtig schreiben. Vorbei. Jetzt agiert sie offen wissenschaftsfeindlich (bis hin zur Verbreitung von Verschwörungstheorien) und gegen jede Vernunft. Denn wenn Covid-19 erneut explodiert, werden die Wirtschaft und unsere liberale Kultur ultimativ sterben. Dessen sollte man sich in der gegenwärtigen Diskussion stets bewusst sein. Wenn allerdings alle Zeitgenossen sich vernünftig und verantwortlich verhielten, weniger hemdsärmeligen Egoismus zeigen würden, dann könnte man jetzt schon ziemlich gefahrlos viel weiter öffnen. Leider ist dem nicht so. Zu oft domineren die Bauchgefühle und die Emotionen, von Lindner über Laschet und Palmer bis hin zur Antifa.</text:p>
          </table:table-cell>
          <table:table-cell table:number-columns-repeated="2"/>
        </table:table-row>
        <table:table-row table:style-name="ro1">
          <table:table-cell office:value-type="float" office:value="581469">
            <text:p>581469</text:p>
          </table:table-cell>
          <table:table-cell office:value-type="string">
            <text:p>0.714487532774607</text:p>
          </table:table-cell>
          <table:table-cell office:value-type="string">
            <text:p>Das mit dem umerziehen haben die Christen in Afrika und Amerika auch gut hinbekommen......</text:p>
          </table:table-cell>
          <table:table-cell table:number-columns-repeated="2"/>
        </table:table-row>
        <table:table-row table:style-name="ro3">
          <table:table-cell office:value-type="float" office:value="4901270">
            <text:p>4901270</text:p>
          </table:table-cell>
          <table:table-cell office:value-type="string">
            <text:p>0.713907619317373</text:p>
          </table:table-cell>
          <table:table-cell office:value-type="string">
            <text:p>Sehr gut dargestellt. Söder ist gerade auf einem sehr erfolgreichen Kurs, sich angesichts sehr guter Wähleranerkennung für seine Corona-Politik selbst zu demontieren. Das kann offenbar nicht nur ein Laschet.</text:p>
            <text:p>Seine Reflex-Äußerungen wird ihm außerhalb Bayerns kein einziger Wähler goutieren.</text:p>
          </table:table-cell>
          <table:table-cell table:number-columns-repeated="2"/>
        </table:table-row>
        <table:table-row table:style-name="ro4">
          <table:table-cell office:value-type="float" office:value="237231">
            <text:p>237231</text:p>
          </table:table-cell>
          <table:table-cell office:value-type="string">
            <text:p>0.71361635128657</text:p>
          </table:table-cell>
          <table:table-cell office:value-type="string">
            <text:p>Aber genau, günstige FAULE Kredite, also wie es bei Merkel immer läuft. Verschenken passt, gibt dann keine Probleme mit Gläubigern. </text:p>
            <text:p>Und läuft doch, der DE Michel ist schmerzfrei.</text:p>
          </table:table-cell>
          <table:table-cell table:number-columns-repeated="2"/>
        </table:table-row>
        <table:table-row table:style-name="ro1">
          <table:table-cell office:value-type="float" office:value="6860090">
            <text:p>6860090</text:p>
          </table:table-cell>
          <table:table-cell office:value-type="string">
            <text:p>0.712879459063212</text:p>
          </table:table-cell>
          <table:table-cell office:value-type="string">
            <text:p>Der Armin-Laschet-Fanclub scheint zahlreich vertreten zu sein...;-)</text:p>
          </table:table-cell>
          <table:table-cell table:number-columns-repeated="2"/>
        </table:table-row>
        <table:table-row table:style-name="ro8">
          <table:table-cell office:value-type="float" office:value="4945124">
            <text:p>4945124</text:p>
          </table:table-cell>
          <table:table-cell office:value-type="string">
            <text:p>0.71193915605545</text:p>
          </table:table-cell>
          <table:table-cell office:value-type="string">
            <text:p>Auch das wird ihn nicht daran hindern, wie Phönix aus der Asche seinen Krankheitsverlauf stoisch wegzulächeln. Wenn er es irgendwie noch vor der Wahl auf seinen eigenen zwei Beinen zu einem Mikrofon schafft, wird er höchstens von leichtem Husten und Kopfschmerzen berichten. Außerdem wird er den Leuten weismachen wollen, dass die diversen Wundermittelchen und Salben ihn kuriert haben. Er wird ihnen das sofortige Ende von Covid-19 versprechen. Er selbst hat dies möglich gemacht und bewiesen. Jede Wette!</text:p>
          </table:table-cell>
          <table:table-cell table:number-columns-repeated="2"/>
        </table:table-row>
        <table:table-row table:style-name="ro4">
          <table:table-cell office:value-type="float" office:value="11385496">
            <text:p>11385496</text:p>
          </table:table-cell>
          <table:table-cell office:value-type="string">
            <text:p>0.711870948473612</text:p>
          </table:table-cell>
          <table:table-cell office:value-type="string">
            <text:p>Für mich eine sehr klare und verständliche Analyse. Sehr ungeschickt von der EU das Thema Exportverbote anzupacken. Absehbar ist doch, dass Grossbritannien das Gleiche tut und damit wäre AZ fein raus. Ich hoffe das Thma ist vom Tisch und man hat das den Briten auch mitgeteilt</text:p>
          </table:table-cell>
          <table:table-cell table:number-columns-repeated="2"/>
        </table:table-row>
        <table:table-row table:style-name="ro8">
          <table:table-cell office:value-type="float" office:value="4153230">
            <text:p>4153230</text:p>
          </table:table-cell>
          <table:table-cell office:value-type="string">
            <text:p>0.711780190467834</text:p>
          </table:table-cell>
          <table:table-cell office:value-type="string">
            <text:p>Merz wird Kanzler und Baerbock wird Vicekanzlerin, das wäre noch </text:p>
            <text:p>besser! ;-)</text:p>
            <text:p>Ein Team, das prächtig harmoniert, garantiert! Michael, Sie sind auf dem richtigen Weg!</text:p>
            <text:p/>
          </table:table-cell>
          <table:table-cell table:number-columns-repeated="2"/>
        </table:table-row>
        <table:table-row table:style-name="ro8">
          <table:table-cell office:value-type="float" office:value="11146021">
            <text:p>11146021</text:p>
          </table:table-cell>
          <table:table-cell office:value-type="string">
            <text:p>0.71112581094106</text:p>
          </table:table-cell>
          <table:table-cell office:value-type="string">
            <text:p>Genau diese Diskussionen finden in allen Familien derzeitig statt. Ich glaube aber, dass es hier nicht um richtig und falsch geht. Wer die Impfung nicht als Lösung sieht, ist doch okay. Mir geht es aber darum, dass der , der sich impfen lassen will, auch die Möglichkeit haben sollte. Und das zeitnah! Ich würde mir aber insgesamt wünschen, dass wir unterschiedlichen Meinung vielleicht entspannter annehmen. Und vielleicht mal nachfragen. Wir müssen nicht alle die gleiche Meinung haben. Und ihre Meinung höre ich zu hauf und kann damit leben. Kein Problem! Ich wünsche einen sonnigen Tag! </text:p>
          </table:table-cell>
          <table:table-cell table:number-columns-repeated="2"/>
        </table:table-row>
        <table:table-row table:style-name="ro1">
          <table:table-cell office:value-type="float" office:value="6657451">
            <text:p>6657451</text:p>
          </table:table-cell>
          <table:table-cell office:value-type="string">
            <text:p>0.710900704065959</text:p>
          </table:table-cell>
          <table:table-cell office:value-type="string">
            <text:p>Jedes noch so kleine übel ausmerzen zu wollen ist fanatisch</text:p>
          </table:table-cell>
          <table:table-cell table:number-columns-repeated="2"/>
        </table:table-row>
        <table:table-row table:style-name="ro3">
          <table:table-cell office:value-type="float" office:value="4393357">
            <text:p>4393357</text:p>
          </table:table-cell>
          <table:table-cell office:value-type="string">
            <text:p>0.710512200991313</text:p>
          </table:table-cell>
          <table:table-cell office:value-type="string">
            <text:p>Sehr guter Kommentar. Ich hoffe, dass die EU auch diese Sichtweise hat und in ihm den Antidemokraten sieht. Ausführungen von deutschen Politikern (Röttgen, Özdemir, Riexinger, Gisy .. Lambsdorff) zeigen dies zumindest. Wenn dieses Grauen der Wiederwahl Realität werden sollte, kann es nur heißen: standhaft bleiben gegenüber Antidemokraten. Auch nichts mehr akzeptieren, was z.B. mit EU Klimazielen nicht mehr vereinbar ist. </text:p>
          </table:table-cell>
          <table:table-cell table:number-columns-repeated="2"/>
        </table:table-row>
        <table:table-row table:style-name="ro1">
          <table:table-cell office:value-type="float" office:value="11229534">
            <text:p>11229534</text:p>
          </table:table-cell>
          <table:table-cell office:value-type="string">
            <text:p>0.709875166416168</text:p>
          </table:table-cell>
          <table:table-cell office:value-type="string">
            <text:p>Am besten noch mit ihm an der Spitze...</text:p>
          </table:table-cell>
          <table:table-cell table:number-columns-repeated="2"/>
        </table:table-row>
        <table:table-row table:style-name="ro4">
          <table:table-cell office:value-type="float" office:value="6110624">
            <text:p>6110624</text:p>
          </table:table-cell>
          <table:table-cell office:value-type="string">
            <text:p>0.709465503692627</text:p>
          </table:table-cell>
          <table:table-cell office:value-type="string">
            <text:p>Ja wunderbar, die einzige Zeit am Tag in die Natur und auch die Wildtiere endlich mal zur Ruhe kommen wird jetzt auch noch kommerziell ausgeschlachtet in die man Bücher drüber schreibt und die Leute dazu an leitet auch die letzte verbleibende Ruhezeit kaputt zu machen.</text:p>
          </table:table-cell>
          <table:table-cell table:number-columns-repeated="2"/>
        </table:table-row>
        <table:table-row table:style-name="ro1">
          <table:table-cell office:value-type="float" office:value="5865799">
            <text:p>5865799</text:p>
          </table:table-cell>
          <table:table-cell office:value-type="string">
            <text:p>0.709117790063222</text:p>
          </table:table-cell>
          <table:table-cell office:value-type="string">
            <text:p>Sehr gut - nur so geht‘s. Zweite positive Überraschung in Laschet-NRW innerhalb kurzer Zeit nach Maskenpflicht in Schulen!</text:p>
          </table:table-cell>
          <table:table-cell table:number-columns-repeated="2"/>
        </table:table-row>
        <table:table-row table:style-name="ro8">
          <table:table-cell office:value-type="float" office:value="507976">
            <text:p>507976</text:p>
          </table:table-cell>
          <table:table-cell office:value-type="string">
            <text:p>0.709068497021993</text:p>
          </table:table-cell>
          <table:table-cell office:value-type="string">
            <text:p>Also das überrascht mich. Merz gegen Baerbock. <text:s/>Das klingt wie eine Satire.</text:p>
            <text:p>In Amerika hat auch einer gedacht er könnte. Ich glaube das kostet die Grünen Stimmen, sowie Merz die CDU Stimmen kostet. Scholz lacht sich eins im Verborgenen.</text:p>
            <text:p/>
          </table:table-cell>
          <table:table-cell table:number-columns-repeated="2"/>
        </table:table-row>
        <table:table-row table:style-name="ro3">
          <table:table-cell office:value-type="float" office:value="3601143">
            <text:p>3601143</text:p>
          </table:table-cell>
          <table:table-cell office:value-type="string">
            <text:p>0.708371579647064</text:p>
          </table:table-cell>
          <table:table-cell office:value-type="string">
            <text:p>Guter Mann, der Friedrich!</text:p>
            <text:p>Ich habe bisher niemals CDU gewählt, aber wenn Merz CDU-Vorsitzender und KK wird, mache ich das.</text:p>
            <text:p>Wenigstens mal einer der weiß wovon er spricht.</text:p>
          </table:table-cell>
          <table:table-cell table:number-columns-repeated="2"/>
        </table:table-row>
        <table:table-row table:style-name="ro2">
          <table:table-cell office:value-type="float" office:value="4017773">
            <text:p>4017773</text:p>
          </table:table-cell>
          <table:table-cell office:value-type="string">
            <text:p>0.708310127258301</text:p>
          </table:table-cell>
          <table:table-cell office:value-type="string">
            <text:p>Habe noch nie CDU gewählt, aber mit dem richtigen Kandidaten bzw. der richtigen Kandidatin, warum nicht? Unter den dreien halte ich aber auch nur einen für entwicklungsfähig, dass Kanzleramt auch auszufüllen zu können. Nämlich Röttgen. Er ist smart, sympathisch, kommt noch jugendlich rüber und hat einiges an politischer Erfahrung auf das er aufbauen kann. Und er hat sich in den letzten Jahren Kompetenz als Aussenpolitiker erworben und würde auch gegenüber so problematischen Kandidaten wie Erdogan und Putin den richtigen Ton treffen. Oder auch gegenüber politischen Gegnern wie der AFD oder den Linken. Und bei den vielfältigen Themen, <text:s text:c="2"/>die ein ein Kanzler auch mit bedienen muss - Wirtschaft, Klimawandel, Ökologie, Extremismus usw. - halte ich ihn auch für lernfähig. Also viel Erfolg!</text:p>
          </table:table-cell>
          <table:table-cell table:number-columns-repeated="2"/>
        </table:table-row>
        <table:table-row table:style-name="ro1">
          <table:table-cell office:value-type="float" office:value="4634909">
            <text:p>4634909</text:p>
          </table:table-cell>
          <table:table-cell office:value-type="string">
            <text:p>0.70732174317042</text:p>
          </table:table-cell>
          <table:table-cell office:value-type="string">
            <text:p>Keine Bange: Merz ist Mittelstand!</text:p>
          </table:table-cell>
          <table:table-cell table:number-columns-repeated="2"/>
        </table:table-row>
        <table:table-row table:style-name="ro4">
          <table:table-cell office:value-type="float" office:value="7462717">
            <text:p>7462717</text:p>
          </table:table-cell>
          <table:table-cell office:value-type="string">
            <text:p>0.706404666105906</text:p>
          </table:table-cell>
          <table:table-cell office:value-type="string">
            <text:p>Markus Söder erscheint mir persönlich im Vergleich zu einem Armin Laschet eine größere Entschlossenheit und Führungsstärke zu haben. Er gefällt mir derzeit in der Rolle des Leithammels. </text:p>
          </table:table-cell>
          <table:table-cell table:number-columns-repeated="2"/>
        </table:table-row>
        <table:table-row table:style-name="ro4">
          <table:table-cell office:value-type="float" office:value="5659317">
            <text:p>5659317</text:p>
          </table:table-cell>
          <table:table-cell office:value-type="string">
            <text:p>0.705975929896037</text:p>
          </table:table-cell>
          <table:table-cell office:value-type="string">
            <text:p>Danke für den Artikel. Sehr wohl höre ich die Worte, allein fehlt mir der Glaube das sich etwas ändern wird. Das wird auch eine Frage des zukünftigen CDU Vorsitzenden sein. Falls Merz oder Röttgen gewinnen, wird die derzeitig USA Hörigkeit noch ausgebaut werden, Das zeigt deren Vergangenheit. LUCIUS</text:p>
          </table:table-cell>
          <table:table-cell table:number-columns-repeated="2"/>
        </table:table-row>
        <table:table-row table:style-name="ro1">
          <table:table-cell office:value-type="float" office:value="11155182">
            <text:p>11155182</text:p>
          </table:table-cell>
          <table:table-cell office:value-type="string">
            <text:p>0.705813745657603</text:p>
          </table:table-cell>
          <table:table-cell office:value-type="string">
            <text:p>Bald auch wirtschaftlich!</text:p>
          </table:table-cell>
          <table:table-cell table:number-columns-repeated="2"/>
        </table:table-row>
        <table:table-row table:style-name="ro1">
          <table:table-cell office:value-type="float" office:value="11408934">
            <text:p>11408934</text:p>
          </table:table-cell>
          <table:table-cell office:value-type="string">
            <text:p>0.705813745657603</text:p>
          </table:table-cell>
          <table:table-cell office:value-type="string">
            <text:p>Bald auch wirtschaftlich!</text:p>
          </table:table-cell>
          <table:table-cell table:number-columns-repeated="2"/>
        </table:table-row>
        <table:table-row table:style-name="ro8">
          <table:table-cell office:value-type="float" office:value="7694260">
            <text:p>7694260</text:p>
          </table:table-cell>
          <table:table-cell office:value-type="string">
            <text:p>0.703637381394704</text:p>
          </table:table-cell>
          <table:table-cell office:value-type="string">
            <text:p>Eine spannende Entwicklung, und schwer zu sagen, wie es ausgehen wird. Während die FDP (hoffentlich) in der Bedeutungslosigkeit verschwinden wird, muss man sehen, wie weit große Teile der CDU bereit sind, mit den Neo-Braunen zusammenzuarbeiten. Geschützt davor wäre die Partei am ehesten noch mit Merz, der glaubhaft eine große Abneigung gegen die Neo-Braunen erkennen lässt, und mit Daniel Günther. Letzterer wäre mein Wunschkandidat für den CDU-Vorsitz.</text:p>
          </table:table-cell>
          <table:table-cell table:number-columns-repeated="2"/>
        </table:table-row>
        <table:table-row table:style-name="ro3">
          <table:table-cell office:value-type="float" office:value="6146270">
            <text:p>6146270</text:p>
          </table:table-cell>
          <table:table-cell office:value-type="string">
            <text:p>0.703420519828796</text:p>
          </table:table-cell>
          <table:table-cell office:value-type="string">
            <text:p>Der Präsident mit einem Weitblick, der ziemlich schmerzhaft ist. </text:p>
            <text:p>Das Ziel: weg mit allen kompetenten Leuten.</text:p>
            <text:p>Bewundernswert, wie lange Dr. Fauci durchgehalten hat.</text:p>
          </table:table-cell>
          <table:table-cell table:number-columns-repeated="2"/>
        </table:table-row>
        <table:table-row table:style-name="ro1">
          <table:table-cell office:value-type="float" office:value="4017723">
            <text:p>4017723</text:p>
          </table:table-cell>
          <table:table-cell office:value-type="string">
            <text:p>0.703373610973358</text:p>
          </table:table-cell>
          <table:table-cell office:value-type="string">
            <text:p>Merz, natürlich. Ich war schon immer Fan der späten 80iger. Schlage mal gleich meine Sakkoärmel um und schaue eine Folge Miami Vice.</text:p>
          </table:table-cell>
          <table:table-cell table:number-columns-repeated="2"/>
        </table:table-row>
        <table:table-row table:style-name="ro4">
          <table:table-cell office:value-type="float" office:value="5434623">
            <text:p>5434623</text:p>
          </table:table-cell>
          <table:table-cell office:value-type="string">
            <text:p>0.70252138376236</text:p>
          </table:table-cell>
          <table:table-cell office:value-type="string">
            <text:p>Herr Röttgen hat mir gut gefallen gestern Abend im heute Journal.</text:p>
            <text:p>Es besteht Hoffnung, dass nun Moskau nachhaltige Konsequenzen zu spüren bekommt.</text:p>
          </table:table-cell>
          <table:table-cell table:number-columns-repeated="2"/>
        </table:table-row>
        <table:table-row table:style-name="ro3">
          <table:table-cell office:value-type="float" office:value="11331769">
            <text:p>11331769</text:p>
          </table:table-cell>
          <table:table-cell office:value-type="string">
            <text:p>0.702035049597422</text:p>
          </table:table-cell>
          <table:table-cell office:value-type="string">
            <text:p>Das Gute an der PS5 ist, dass die diesen Sommer noch genau so gut ist, wie aktuell. Auch die Spiele werden nicht schlechter. Ich freue mich schon, so wie damals 2019 einfach in einen Laden zu gehen und eine der Konsolen von einem Stapel zu nehmen und zur Kasse zu gehen. Solange halte ich noch aus :)</text:p>
          </table:table-cell>
          <table:table-cell table:number-columns-repeated="2"/>
        </table:table-row>
        <table:table-row table:style-name="ro4">
          <table:table-cell office:value-type="float" office:value="11112779">
            <text:p>11112779</text:p>
          </table:table-cell>
          <table:table-cell office:value-type="string">
            <text:p>0.701995074748993</text:p>
          </table:table-cell>
          <table:table-cell office:value-type="string">
            <text:p>Teilleder ist kein Quatsch. Besonders empfindliche Teile des Sitzes, z.B. die Sitzwangen, sind haltbarer und verschleißen langsamer. Kennt jeder Porsche Fahrer.</text:p>
          </table:table-cell>
          <table:table-cell table:number-columns-repeated="2"/>
        </table:table-row>
        <table:table-row table:style-name="ro1">
          <table:table-cell office:value-type="float" office:value="11170715">
            <text:p>11170715</text:p>
          </table:table-cell>
          <table:table-cell office:value-type="string">
            <text:p>0.701444685459137</text:p>
          </table:table-cell>
          <table:table-cell office:value-type="string">
            <text:p>Schöne Gedanken, danke ! </text:p>
          </table:table-cell>
          <table:table-cell table:number-columns-repeated="2"/>
        </table:table-row>
        <table:table-row table:style-name="ro1">
          <table:table-cell office:value-type="float" office:value="2183618">
            <text:p>2183618</text:p>
          </table:table-cell>
          <table:table-cell office:value-type="string">
            <text:p>0.701295991738637</text:p>
          </table:table-cell>
          <table:table-cell office:value-type="string">
            <text:p>Wenn ich etwas an Herrn Merz mag, dann ist es die Klarheit in seinen Aussagen. Danke!</text:p>
          </table:table-cell>
          <table:table-cell table:number-columns-repeated="2"/>
        </table:table-row>
        <table:table-row table:style-name="ro5">
          <table:table-cell office:value-type="float" office:value="6902906">
            <text:p>6902906</text:p>
          </table:table-cell>
          <table:table-cell office:value-type="string">
            <text:p>0.700754344463348</text:p>
          </table:table-cell>
          <table:table-cell office:value-type="string">
            <text:p>Die Blase jener Mitbürger könnte man mit folgender Aufforderung testen:</text:p>
            <text:p>"Wenn Sie glauben, dass Corona Fake ist, dann unterschreiben Sie hier eine Patientenverfügung, in der Sie auf medizinische Betreuung jenseits von Schmerztherapie verzichten im Falle einer COVID-19-Erkrankung."</text:p>
            <text:p>Damit fängt man nicht alle, aber einige fangen vielleicht doch an zu denken.</text:p>
            <text:p>Schwätzen und Parolen sind wohlfeil, persönliches Risiko und Verantwortung trennt die Spreu vom Weizen.</text:p>
          </table:table-cell>
          <table:table-cell table:number-columns-repeated="2"/>
        </table:table-row>
        <table:table-row table:style-name="ro4">
          <table:table-cell office:value-type="float" office:value="4475678">
            <text:p>4475678</text:p>
          </table:table-cell>
          <table:table-cell office:value-type="string">
            <text:p>0.699880639712016</text:p>
          </table:table-cell>
          <table:table-cell office:value-type="string">
            <text:p>Sehr guter Kommentar... die CDU in der Krise, Merz sei Dank.</text:p>
            <text:p/>
          </table:table-cell>
          <table:table-cell table:number-columns-repeated="2"/>
        </table:table-row>
        <table:table-row table:style-name="ro1">
          <table:table-cell office:value-type="float" office:value="6389963">
            <text:p>6389963</text:p>
          </table:table-cell>
          <table:table-cell office:value-type="string">
            <text:p>0.698719958464305</text:p>
          </table:table-cell>
          <table:table-cell office:value-type="string">
            <text:p>Tippe mal, Laschet und FDP Kollegen haben hier bei der nächsten Landtagswahl ausgedient. </text:p>
          </table:table-cell>
          <table:table-cell table:number-columns-repeated="2"/>
        </table:table-row>
        <table:table-row table:style-name="ro8">
          <table:table-cell office:value-type="float" office:value="4698620">
            <text:p>4698620</text:p>
          </table:table-cell>
          <table:table-cell office:value-type="string">
            <text:p>0.698512574036916</text:p>
          </table:table-cell>
          <table:table-cell office:value-type="string">
            <text:p>Dieser Artikel zielt ja auch genau darauf. Es wird eine persönliche Geschichte bis zum Zahnschmerz erzählt um an die Nächstenliebe zu appellieren. Kann man alles machen, aber am Ende kann man viele solcher Geschichten erzählen, unter Anderem aus meiner Heimat.</text:p>
            <text:p/>
            <text:p>Ich finde es reichlich anmaßend jemand das Menschsein abzuerkennen nur weil derjenige nicht bei so einer Geschichte die Grenzen öffnen möchte. </text:p>
          </table:table-cell>
          <table:table-cell table:number-columns-repeated="2"/>
        </table:table-row>
        <table:table-row table:style-name="ro3">
          <table:table-cell office:value-type="float" office:value="11238588">
            <text:p>11238588</text:p>
          </table:table-cell>
          <table:table-cell office:value-type="string">
            <text:p>0.698083917299906</text:p>
          </table:table-cell>
          <table:table-cell office:value-type="string">
            <text:p>Zuerst dachte ich, das ist doch super. Jemand, der sich in kürzester Zeit integriert hat und nun seiner neuen Heimat ‚dienen‘ will. Weit gefehlt, das will er natürlich nicht, er will seine und die Interessen seiner Randgruppe durchsetzen. Mit deutschen und deren Interessen hat der Mann nichts am Hut. Berechtigt natürlich auch die Frage nach der Staatsbürgerschaft.</text:p>
          </table:table-cell>
          <table:table-cell table:number-columns-repeated="2"/>
        </table:table-row>
        <table:table-row table:style-name="ro5">
          <table:table-cell office:value-type="float" office:value="7919713">
            <text:p>7919713</text:p>
          </table:table-cell>
          <table:table-cell office:value-type="string">
            <text:p>0.697948773701986</text:p>
          </table:table-cell>
          <table:table-cell office:value-type="string">
            <text:p>"Interpunktion schmerzt nicht."</text:p>
            <text:p/>
            <text:p>Ich habe immer noch Schmerzen🤣</text:p>
            <text:p/>
            <text:p>Danke für Ihren Kommentar.</text:p>
          </table:table-cell>
          <table:table-cell table:number-columns-repeated="2"/>
        </table:table-row>
        <table:table-row table:style-name="ro4">
          <table:table-cell office:value-type="float" office:value="6956338">
            <text:p>6956338</text:p>
          </table:table-cell>
          <table:table-cell office:value-type="string">
            <text:p>0.696728765964508</text:p>
          </table:table-cell>
          <table:table-cell office:value-type="string">
            <text:p>Diese Strategie dürften Sie sich von Herrn Johnson aus UK abgeschaut haben - ob der noch Hände schüttelt halte ich allerdings für fraglich, ich schätze, der hat seine Lektion gelernt, Prinzip: Lernen durch Schmerzen. Ich hoffe, Ihnen bleibt dies erspart. Viel Glück!</text:p>
          </table:table-cell>
          <table:table-cell table:number-columns-repeated="2"/>
        </table:table-row>
        <table:table-row table:style-name="ro11">
          <table:table-cell office:value-type="float" office:value="7143311">
            <text:p>7143311</text:p>
          </table:table-cell>
          <table:table-cell office:value-type="string">
            <text:p>0.696536958217621</text:p>
          </table:table-cell>
          <table:table-cell office:value-type="string">
            <text:p>Ich habe mir erst kürzlich für 160 Euro den Samsung C27F398F gekauft. Da das Arbeitslaptop derzeit ohnehin immer am selben Platz steht, muss der Monitor den Laptop nicht laden (USB C halte ich also für überflüssig). </text:p>
            <text:p/>
            <text:p>Und viel wichtiger als auf 4k zu achten finde ich, dass man sich zum Monitor noch eine verstellbare Halterung kauft, um Höhe und Neigung des Bildschirms anpassen zu können. Die hat in meinem Fall nochmal 45 Euro gekostet und lässt sich problemlos am Schreibtisch befestigen.</text:p>
            <text:p/>
            <text:p>Der Laptop selbst dient noch als zweiter Bildschirm für Kommunikationstools und der "richtige" Monitor zum wirklichen Arbeiten. So funktioniert, zumindest bei mir, Homeoffice gut ohne Kopf-, Rücken- und Nackenschmerzen zu überschaubarem Preis. </text:p>
          </table:table-cell>
          <table:table-cell table:number-columns-repeated="2"/>
        </table:table-row>
        <table:table-row table:style-name="ro8">
          <table:table-cell office:value-type="float" office:value="11365695">
            <text:p>11365695</text:p>
          </table:table-cell>
          <table:table-cell office:value-type="string">
            <text:p>0.695666750272115</text:p>
          </table:table-cell>
          <table:table-cell office:value-type="string">
            <text:p>Die Indische Regierung ist dort sehr Kreativ.</text:p>
            <text:p>Am besten fand ich immer noch die Aktion mit dem übernacht entwerten gewisser Geldscheine. Da viele Inder kein Bank Konto haben wurden einige über nacht mittellos und der Staat mal eben schnell einige Milliarden an Schulden. </text:p>
            <text:p>Natürlich gibt das keinen Aufschrei, da die besser betuchten ihr Geld auf dem Konto haben.</text:p>
          </table:table-cell>
          <table:table-cell table:number-columns-repeated="2"/>
        </table:table-row>
        <table:table-row table:style-name="ro10">
          <table:table-cell office:value-type="float" office:value="8626601">
            <text:p>8626601</text:p>
          </table:table-cell>
          <table:table-cell office:value-type="string">
            <text:p>0.695485572020213</text:p>
          </table:table-cell>
          <table:table-cell office:value-type="string">
            <text:p>Sehr schöner Artikel! Abschließend hätte man noch den Unterschied erwähnen sollen, dass bei der Wahl des Vorsitzenden, anders als in der Tragödie, die Mehrheit entschieden hat. Anstatt über die Kandidaten zu lästern sollte man doch eher festhalten, dass es eine echte Wahl war. Es gab echte Optionen die jeweils eine politische Ausrichtung sehr unterschiedliche Rollen vertreten haben. Es hat die nicht die ewige Kanzlerin entschieden (und ihren Favoriten Laschet weniger unterstützt als weiland AKK), sondern die Partei. Sie hat damit auch über die Ausrichtung für die kommende Wahl entschieden. Es kann nun viel spekuliert werden was die Folgen sind und ob der Weg erfolgreich seien wird. Ich bin so oder so nicht die Zielgruppe, empfinde aber den demokratischen und offenen Charakter der Vorsitzendenwahl der CDU als wichtiges Signal. Auch bei der SPD kann/konnte man über das Ergebnis der Wahl streiten, in jedem Fall rückt aber eine doch bürgernähere Basis im Verhältnis zur Parteielite (wieder im Fall der SPD) zumindest kurzfristig in den Vordergrund. Der Erfolg Laschets wird vermutlich auch maßgeblich davon abhängen, ob es nun gelingt, die Reihen wieder zu schließen, der Lakmustest wird die Wahl des Kanzlerkandidaten werden. </text:p>
          </table:table-cell>
          <table:table-cell table:number-columns-repeated="2"/>
        </table:table-row>
        <table:table-row table:style-name="ro1">
          <table:table-cell office:value-type="float" office:value="11331660">
            <text:p>11331660</text:p>
          </table:table-cell>
          <table:table-cell office:value-type="string">
            <text:p>0.694699982802073</text:p>
          </table:table-cell>
          <table:table-cell office:value-type="string">
            <text:p>CDU/CSU wir machen es mit jedem. </text:p>
          </table:table-cell>
          <table:table-cell table:number-columns-repeated="2"/>
        </table:table-row>
        <table:table-row table:style-name="ro8">
          <table:table-cell office:value-type="float" office:value="7397411">
            <text:p>7397411</text:p>
          </table:table-cell>
          <table:table-cell office:value-type="string">
            <text:p>0.693602939446767</text:p>
          </table:table-cell>
          <table:table-cell office:value-type="string">
            <text:p>Die Begeisterung für Baum hat etwas nostalgisches. Eine Erinnerung an das alte untergegangene Westdeutschland. Baum hat mehr Auftritte als die aktuelle FDP Spitze. Und Baum ist auch nur zu bereitwillig dabei wenn es darum geht die FDP zu kritisieren. Er ist offenbar ein glaubwürdiger Zeuge der Anklage. Denn angeklagt wird die FDP immer. Das Ganze so ist fadenscheinig wie staatstragend. Und es ist schmerzlich. Baum weiß genau was von ihm erwartet wird. Er liefert zuverlässig.</text:p>
          </table:table-cell>
          <table:table-cell table:number-columns-repeated="2"/>
        </table:table-row>
        <table:table-row table:style-name="ro3">
          <table:table-cell office:value-type="float" office:value="4535771">
            <text:p>4535771</text:p>
          </table:table-cell>
          <table:table-cell office:value-type="string">
            <text:p>0.693483630816142</text:p>
          </table:table-cell>
          <table:table-cell office:value-type="string">
            <text:p>Der Friedrich hat wirklich ein Händchen dafür, auch trotz seiner "Nicht-Position" innerhalb der CDU Aufmerksamkeit zu generieren. Kurzarbeit, Mittelschicht und nun der Kampf gegen das Partei-Establishment! Aber warum nicht, "Ekel" Alfred war ja auch ein Strassenfeger! Deshalb: Merz for Bundeskanzler, make Finanzindustrie great again!</text:p>
          </table:table-cell>
          <table:table-cell table:number-columns-repeated="2"/>
        </table:table-row>
        <table:table-row table:style-name="ro3">
          <table:table-cell office:value-type="float" office:value="7672287">
            <text:p>7672287</text:p>
          </table:table-cell>
          <table:table-cell office:value-type="string">
            <text:p>0.693080008029938</text:p>
          </table:table-cell>
          <table:table-cell office:value-type="string">
            <text:p>Eine lustige Antwort. Schon Frau von der Leyen oder Röttgen vergessen?</text:p>
            <text:p>Sogar unsere Kanzlerin gratulierte nach seiner Wahl artig, aber mit erhobenem Zeigefinger.</text:p>
            <text:p>Auch aktuell überschütten die Politiker bei den Talkshows Trump mit Lob.</text:p>
          </table:table-cell>
          <table:table-cell table:number-columns-repeated="2"/>
        </table:table-row>
        <table:table-row table:style-name="ro1">
          <table:table-cell office:value-type="float" office:value="1456866">
            <text:p>1456866</text:p>
          </table:table-cell>
          <table:table-cell office:value-type="string">
            <text:p>0.693075577418009</text:p>
          </table:table-cell>
          <table:table-cell office:value-type="string">
            <text:p>Ich kann mir sehr gut vorstellen, wie Merz das Land in eine Krise führt, während er auf den Markt geht.</text:p>
          </table:table-cell>
          <table:table-cell table:number-columns-repeated="2"/>
        </table:table-row>
        <table:table-row table:style-name="ro4">
          <table:table-cell office:value-type="float" office:value="8480712">
            <text:p>8480712</text:p>
          </table:table-cell>
          <table:table-cell office:value-type="string">
            <text:p>0.692587633927663</text:p>
          </table:table-cell>
          <table:table-cell office:value-type="string">
            <text:p>Merkel : Ursula von der Leyen statt Weber, Laschet statt Röttgen ...</text:p>
            <text:p>Heute ist wieder einer der Tage, an denen ich froh bin, dass meine Kinder mit Enkeln nicht mehr in Europa leben.</text:p>
          </table:table-cell>
          <table:table-cell table:number-columns-repeated="2"/>
        </table:table-row>
        <table:table-row table:style-name="ro4">
          <table:table-cell office:value-type="float" office:value="5112044">
            <text:p>5112044</text:p>
          </table:table-cell>
          <table:table-cell office:value-type="string">
            <text:p>0.692190766334534</text:p>
          </table:table-cell>
          <table:table-cell office:value-type="string">
            <text:p>Herr Röttgen möge genau die aufnehmen, die auf dem Foto drauf sind - also persönlich. Sind ja vielleicht gerade mal 30 oder so - also easy. Und ich finde die sehen auch sehr umgänglich aus. </text:p>
          </table:table-cell>
          <table:table-cell table:number-columns-repeated="2"/>
        </table:table-row>
        <table:table-row table:style-name="ro4">
          <table:table-cell office:value-type="float" office:value="11349730">
            <text:p>11349730</text:p>
          </table:table-cell>
          <table:table-cell office:value-type="string">
            <text:p>0.691580216089884</text:p>
          </table:table-cell>
          <table:table-cell office:value-type="string">
            <text:p>Da hat er recht ! <text:s/>Ich bin ebenfalls dieser Auffassung ! <text:s/>Die Wähler werden die Schreihälse und Nöler nicht wählen ! Es verspricht ein innovatives, spannendes , inspiratives Bündnis zu werden ! </text:p>
          </table:table-cell>
          <table:table-cell table:number-columns-repeated="2"/>
        </table:table-row>
        <table:table-row table:style-name="ro2">
          <table:table-cell office:value-type="float" office:value="11405809">
            <text:p>11405809</text:p>
          </table:table-cell>
          <table:table-cell office:value-type="string">
            <text:p>0.691397349039714</text:p>
          </table:table-cell>
          <table:table-cell office:value-type="string">
            <text:p>Liebe Luisa, ich empfinde es als schoen, dass Sie scheinbar ein sorgenfreies Leben weitab der Lebensrealitaet des Gros der Bevoelkerung geniessen. <text:s/>Anders kann ich mir das Zustandekommen solcher Artikel oder Debatten nicht erklaeren. <text:s/>Verstaendniss koennte ich gerade noch aufbringen wenn die "klagende und angesprochene" Volksgruppe ebenfalls auf intellektuellem sowie leistungstechnischem Niveau ein gewinnbringender und integrierter Teil der Bevoelkerung waere. <text:s/>Da dem aber, von natuerlich auch nicht wenigen Ausnahmen abgesehen, nicht so ist. Eruebrigt sich fuer mich eine Debatte. Zumal der Begriff als Name fuer ein Gericht etwas vollkommen anderes ist als die direkte Bezeichnung eines Sinti oder Roma als Zigeuner. <text:s/>Ich drehe den Spiess einfach mal um... nennen sie mal aus Versehen einen Sinti als Roma oder umgekehrt. Viel Spass. Sie wissen wie ich das meine.</text:p>
          </table:table-cell>
          <table:table-cell table:number-columns-repeated="2"/>
        </table:table-row>
        <table:table-row table:style-name="ro3">
          <table:table-cell office:value-type="float" office:value="8386647">
            <text:p>8386647</text:p>
          </table:table-cell>
          <table:table-cell office:value-type="string">
            <text:p>0.690032482147217</text:p>
          </table:table-cell>
          <table:table-cell office:value-type="string">
            <text:p>Die 'Merkelei' muss endlich mal aufhören. Röttgen und Laschet sind da auch nicht anders als Muttchen. </text:p>
            <text:p>Daher ist Merz die erste Wahl. </text:p>
            <text:p>Der weis wie die Pappenheimer aus der Wirtschaft ticken, hat Ideen und kann nicht nur reaktives Krisenmanagement.</text:p>
          </table:table-cell>
          <table:table-cell table:number-columns-repeated="2"/>
        </table:table-row>
        <table:table-row table:style-name="ro1">
          <table:table-cell office:value-type="float" office:value="11155403">
            <text:p>11155403</text:p>
          </table:table-cell>
          <table:table-cell office:value-type="string">
            <text:p>0.690012017885844</text:p>
          </table:table-cell>
          <table:table-cell office:value-type="string">
            <text:p>Ein Sonntagswert. Wir wissen doch alle, dass sonntags nicht alle Gesundheitsämter Zahlen melden.</text:p>
          </table:table-cell>
          <table:table-cell table:number-columns-repeated="2"/>
        </table:table-row>
        <table:table-row table:style-name="ro1">
          <table:table-cell office:value-type="float" office:value="11409155">
            <text:p>11409155</text:p>
          </table:table-cell>
          <table:table-cell office:value-type="string">
            <text:p>0.690012017885844</text:p>
          </table:table-cell>
          <table:table-cell office:value-type="string">
            <text:p>Ein Sonntagswert. Wir wissen doch alle, dass sonntags nicht alle Gesundheitsämter Zahlen melden.</text:p>
          </table:table-cell>
          <table:table-cell table:number-columns-repeated="2"/>
        </table:table-row>
        <table:table-row table:style-name="ro3">
          <table:table-cell office:value-type="float" office:value="386915">
            <text:p>386915</text:p>
          </table:table-cell>
          <table:table-cell office:value-type="string">
            <text:p>0.689903398354848</text:p>
          </table:table-cell>
          <table:table-cell office:value-type="string">
            <text:p>Contergan war kein Impfstoff, das ist klar. Ändert das den Kontext der Aussage? Aber diesmal wird quasi die gesamte Weltbevölkerung geimpft/behandelt, und dieser Vorgang ist einzigartig. Selbst winzige Prozentzahlen gravierender Nebenwirkungen <text:s/>würden bei der gigantischen Teilnehmerzahl riesige Probleme bedeuten, unberechenbarer als Covid 19, das wir ja schon ein bisschen kennen.</text:p>
          </table:table-cell>
          <table:table-cell table:number-columns-repeated="2"/>
        </table:table-row>
        <table:table-row table:style-name="ro1">
          <table:table-cell office:value-type="float" office:value="11394639">
            <text:p>11394639</text:p>
          </table:table-cell>
          <table:table-cell office:value-type="string">
            <text:p>0.689640680948893</text:p>
          </table:table-cell>
          <table:table-cell office:value-type="string">
            <text:p>Ich bin gespannt auf die Kommentare 🙃</text:p>
          </table:table-cell>
          <table:table-cell table:number-columns-repeated="2"/>
        </table:table-row>
        <table:table-row table:style-name="ro9">
          <table:table-cell office:value-type="float" office:value="5004103">
            <text:p>5004103</text:p>
          </table:table-cell>
          <table:table-cell office:value-type="string">
            <text:p>0.688291549682617</text:p>
          </table:table-cell>
          <table:table-cell office:value-type="string">
            <text:p>Ich bin fest davon überzeugt, dass Herr Merz gar keine Vorstellung davon hat, was es bedeutet, Lehrer zu sein. Erst recht seit Corona muss jeder Lehrer - egal welchen Alters - sich mit Videokonferenzen, der Bedienung von Schulclouds und weiteren digitalen Medien auseinandersetzen.</text:p>
            <text:p>Einigen fällt dieses eventuell leicht, aber man darf nicht vergessen, dass ein Großteil der Lehrer über 50 ist. Als diese jung waren, also vor 30 jahren, wurde das World-wide-web gerade "erfunden" (1989).</text:p>
            <text:p>Man erwartet aber, dass jeder Lehrer heute wie selbstverständlich ein <text:s/>Smartphone, ein Notebook, und alle damit zusammenhängenden "neuen digitalen Medien" beherrscht.</text:p>
            <text:p/>
          </table:table-cell>
          <table:table-cell table:number-columns-repeated="2"/>
        </table:table-row>
        <table:table-row table:style-name="ro3">
          <table:table-cell office:value-type="float" office:value="5112334">
            <text:p>5112334</text:p>
          </table:table-cell>
          <table:table-cell office:value-type="string">
            <text:p>0.688121557235718</text:p>
          </table:table-cell>
          <table:table-cell office:value-type="string">
            <text:p>Bravo, das ist exakt die Lösung, die ich hier in den Foren zu diesem Thema beschrieben habe, <text:s/>inkl. des beschäftigungslosen Kreuzfahrtschiffes. Sas Griechenland gar nicht möchte, dass diese Menschen verteilt werden, spielte, warum auch immer seit Tagen keine Rolle. Hoffentlich wird Herr Merz unser Kanzler. </text:p>
          </table:table-cell>
          <table:table-cell table:number-columns-repeated="2"/>
        </table:table-row>
        <table:table-row table:style-name="ro4">
          <table:table-cell office:value-type="float" office:value="4154222">
            <text:p>4154222</text:p>
          </table:table-cell>
          <table:table-cell office:value-type="string">
            <text:p>0.687919040520986</text:p>
          </table:table-cell>
          <table:table-cell office:value-type="string">
            <text:p>Ja, das wird toll. Dann können wir die ganzen alten Diskussionen noch mal führen, die eigentlich seit 15 Jahren durch sind, nur weils der Merz noch nicht mitgekriegt hat.</text:p>
          </table:table-cell>
          <table:table-cell table:number-columns-repeated="2"/>
        </table:table-row>
        <table:table-row table:style-name="ro4">
          <table:table-cell office:value-type="float" office:value="7633511">
            <text:p>7633511</text:p>
          </table:table-cell>
          <table:table-cell office:value-type="string">
            <text:p>0.68763275941213</text:p>
          </table:table-cell>
          <table:table-cell office:value-type="string">
            <text:p>He, Berliner Luft ist ein tolles Getränk! </text:p>
            <text:p>Bitte nicht mit dem Merz in Verbindung bringen und schlecht machen...</text:p>
          </table:table-cell>
          <table:table-cell table:number-columns-repeated="2"/>
        </table:table-row>
        <table:table-row table:style-name="ro4">
          <table:table-cell office:value-type="float" office:value="5669358">
            <text:p>5669358</text:p>
          </table:table-cell>
          <table:table-cell office:value-type="string">
            <text:p>0.685882806777954</text:p>
          </table:table-cell>
          <table:table-cell office:value-type="string">
            <text:p>Hier ist es wie mit Hochzeiten. Die erste ist immer die beeindruckendere und die zweite sieht aus wie nachgemacht. Die Gegenüberstellung macht das noch deutlicher. Was plant das Eventteam von Merz im Münsterland?</text:p>
          </table:table-cell>
          <table:table-cell table:number-columns-repeated="2"/>
        </table:table-row>
        <table:table-row table:style-name="ro1">
          <table:table-cell office:value-type="float" office:value="568196">
            <text:p>568196</text:p>
          </table:table-cell>
          <table:table-cell office:value-type="string">
            <text:p>0.684773862361908</text:p>
          </table:table-cell>
          <table:table-cell office:value-type="string">
            <text:p>Das ist richtig. Röttgen müsste es werden. Ich will ja nicht schwammig bleiben in meiner Aussage.</text:p>
          </table:table-cell>
          <table:table-cell table:number-columns-repeated="2"/>
        </table:table-row>
        <table:table-row table:style-name="ro8">
          <table:table-cell office:value-type="float" office:value="3994459">
            <text:p>3994459</text:p>
          </table:table-cell>
          <table:table-cell office:value-type="string">
            <text:p>0.684674799442291</text:p>
          </table:table-cell>
          <table:table-cell office:value-type="string">
            <text:p>Gut, schön zu lesen.-</text:p>
            <text:p/>
            <text:p>Nicht nur die CDU hat einen Herrn Merz, die SPD auch.</text:p>
            <text:p/>
          </table:table-cell>
          <table:table-cell table:number-columns-repeated="2"/>
        </table:table-row>
        <table:table-row table:style-name="ro3">
          <table:table-cell office:value-type="float" office:value="8190327">
            <text:p>8190327</text:p>
          </table:table-cell>
          <table:table-cell office:value-type="string">
            <text:p>0.684179405371348</text:p>
          </table:table-cell>
          <table:table-cell office:value-type="string">
            <text:p>An Friedrich Merz!</text:p>
            <text:p>Der weiß worauf und vor allem auf wen es ankommt!</text:p>
            <text:p>Und das "Frau Dr." Merkel ein Totalausfall ist ist schon seit 2015 klar!</text:p>
          </table:table-cell>
          <table:table-cell table:number-columns-repeated="2"/>
        </table:table-row>
        <table:table-row table:style-name="ro4">
          <table:table-cell office:value-type="float" office:value="4778725">
            <text:p>4778725</text:p>
          </table:table-cell>
          <table:table-cell office:value-type="string">
            <text:p>0.682996869087219</text:p>
          </table:table-cell>
          <table:table-cell office:value-type="string">
            <text:p>Juhu, ein satirischer Text, der alles überspitzt; genau das, was ich brauche. Einmal musste ich sogar schmunzeln. Dabei habe ich leider bemerkt, dass ich Zahnschmerzen habe. Gleich gehe ich mit einem schlechten Gefühl ins Bett. Wie fast immer also.</text:p>
          </table:table-cell>
          <table:table-cell table:number-columns-repeated="2"/>
        </table:table-row>
        <table:table-row table:style-name="ro1">
          <table:table-cell office:value-type="float" office:value="8622166">
            <text:p>8622166</text:p>
          </table:table-cell>
          <table:table-cell office:value-type="string">
            <text:p>0.682970027128855</text:p>
          </table:table-cell>
          <table:table-cell office:value-type="string">
            <text:p>Und Trump will Präsident bleiben. Merz hat offenbar noch nicht kapiert, dass er verloren hat. Was ich übrigens sehr gut finde. </text:p>
          </table:table-cell>
          <table:table-cell table:number-columns-repeated="2"/>
        </table:table-row>
        <table:table-row table:style-name="ro4">
          <table:table-cell office:value-type="float" office:value="11388383">
            <text:p>11388383</text:p>
          </table:table-cell>
          <table:table-cell office:value-type="string">
            <text:p>0.682630280653636</text:p>
          </table:table-cell>
          <table:table-cell office:value-type="string">
            <text:p>Ach jetzt die EU-Experten. Sie sollten einfach mal auf die Zahlen in Asien schauen und worauf deren Experten die Erfolge zurückführen, bei Corona seit letztem Januar und bei den Pandemien davor auch schon. Überraschung KN95-Masken und noch ein paar andere Massnahmen. </text:p>
          </table:table-cell>
          <table:table-cell table:number-columns-repeated="2"/>
        </table:table-row>
        <table:table-row table:style-name="ro3">
          <table:table-cell office:value-type="float" office:value="7717942">
            <text:p>7717942</text:p>
          </table:table-cell>
          <table:table-cell office:value-type="string">
            <text:p>0.681776960690816</text:p>
          </table:table-cell>
          <table:table-cell office:value-type="string">
            <text:p>Realistisch betrachtet ist die Union nach dem Abgang von Merkel doch gar nicht mehr in der Lage unser Land zu regieren. Mir scheint - Laschet ist das klar und daher wird er auch nicht als Kanzlerkandidat antreten. Als Parteivorsitzenden kann ich ihn mir sehr gut vorstellen. Er bringt genug Sachlichkeit mit um aus dem Hühnerhaufen Union - in der Opposition - wieder eine Partei zu formen.</text:p>
          </table:table-cell>
          <table:table-cell table:number-columns-repeated="2"/>
        </table:table-row>
        <table:table-row table:style-name="ro8">
          <table:table-cell office:value-type="float" office:value="4429230">
            <text:p>4429230</text:p>
          </table:table-cell>
          <table:table-cell office:value-type="string">
            <text:p>0.681601742903391</text:p>
          </table:table-cell>
          <table:table-cell office:value-type="string">
            <text:p>Frau Stokowski spricht nur aus was so gut wie alle Menschen in diesem Land wissen! Bitter und traurig ist diese Tatsache....</text:p>
            <text:p>Aber dann kommt zu Glück der Herr Merz,wird mindestens CDU Vorsitzender oder auch noch mehr! Er verrät uns dann allen wie man mit Aktien umgeht und stinkreich wird wie er selber....Obdachlose gibt es dann bestimmt auch nicht mehr!</text:p>
            <text:p>Gaaaanz toll! </text:p>
          </table:table-cell>
          <table:table-cell table:number-columns-repeated="2"/>
        </table:table-row>
        <table:table-row table:style-name="ro1">
          <table:table-cell office:value-type="float" office:value="8324233">
            <text:p>8324233</text:p>
          </table:table-cell>
          <table:table-cell office:value-type="string">
            <text:p>0.681207716464996</text:p>
          </table:table-cell>
          <table:table-cell office:value-type="string">
            <text:p>Kohl und Genscher hat gut funktioniert. Merz und Lindner ist auch versuchswert. Grüne sollen die alte Liebe zur <text:s/>SPD wiederbeleben. </text:p>
          </table:table-cell>
          <table:table-cell table:number-columns-repeated="2"/>
        </table:table-row>
        <table:table-row table:style-name="ro3">
          <table:table-cell office:value-type="float" office:value="7005667">
            <text:p>7005667</text:p>
          </table:table-cell>
          <table:table-cell office:value-type="string">
            <text:p>0.68071856101354</text:p>
          </table:table-cell>
          <table:table-cell office:value-type="string">
            <text:p>Ob Blome, Lindner, Suding, Laschet und wie sie alle heißen, sich zu dem Thema äußern, ist genauso hilfreich wie meine Meinung dazu. Mit einem Unterschied, ich weiß, dass ich keine Ahnung von Pandemien und Viren habe, deshalb verlasse ich mich auf Fachleute. Das machen Merkel und große Teile der Regierung (besonders der SPD-Teil) zum Glück auch.</text:p>
          </table:table-cell>
          <table:table-cell table:number-columns-repeated="2"/>
        </table:table-row>
        <table:table-row table:style-name="ro1">
          <table:table-cell office:value-type="float" office:value="561310">
            <text:p>561310</text:p>
          </table:table-cell>
          <table:table-cell office:value-type="string">
            <text:p>0.680595616499583</text:p>
          </table:table-cell>
          <table:table-cell office:value-type="string">
            <text:p>Das gute an dem Generve ist, jedes mal wenn Laschet zu Worte kommt, hat er weniger Anhänger, TOLL!</text:p>
          </table:table-cell>
          <table:table-cell table:number-columns-repeated="2"/>
        </table:table-row>
        <table:table-row table:style-name="ro4">
          <table:table-cell office:value-type="float" office:value="4478253">
            <text:p>4478253</text:p>
          </table:table-cell>
          <table:table-cell office:value-type="string">
            <text:p>0.680020074049632</text:p>
          </table:table-cell>
          <table:table-cell office:value-type="string">
            <text:p>Herr Merz als Black Rocker und Mitglied des cDU Wirtschaftsausschusses ist Establishment par excellence und macht einen auf Gaulandsche Opferrolle. Sind die cDU Wähler so dumm ?</text:p>
          </table:table-cell>
          <table:table-cell table:number-columns-repeated="2"/>
        </table:table-row>
        <table:table-row table:style-name="ro1">
          <table:table-cell office:value-type="float" office:value="8350186">
            <text:p>8350186</text:p>
          </table:table-cell>
          <table:table-cell office:value-type="string">
            <text:p>0.679788013299306</text:p>
          </table:table-cell>
          <table:table-cell office:value-type="string">
            <text:p>Mit Friedrich Merz als Spitzenkandidat sind die Chancen für eine Grün-Rot-Rote Mehrheit gar nicht so schlecht! Es bleibt spannend </text:p>
          </table:table-cell>
          <table:table-cell table:number-columns-repeated="2"/>
        </table:table-row>
        <table:table-row table:style-name="ro15">
          <table:table-cell office:value-type="float" office:value="6390619">
            <text:p>6390619</text:p>
          </table:table-cell>
          <table:table-cell office:value-type="string">
            <text:p>0.67968362569809</text:p>
          </table:table-cell>
          <table:table-cell office:value-type="string">
            <text:p>Diese '300 Meter Ballermann Kampftrinkerarena' kann man ja leicht vermeiden - wenn man will - und sich stattdessen an den nur sehr moderat überfüllten Stränden und/oder in den wirklich wunderschönen höheren Lagen der Insel aufhalten und sich dabei bestens erholen. 'Kampftrinken' (oder auch laue Abende rund um einen mitgemieteten Pool genießen) geht auch - und wahrscheinlich weitaus 'bewusst lustvoller' - auf einer angemieteten Finca, weitab vom Mallorquinischen Partywahnsinn. So geschehen, erlebt und grenzenlos genossen mit großer Familie beim allerersten Mallorca-Urlaub überhaupt.</text:p>
            <text:p>Wer braucht da noch Deutsches Bier, Jürgen Drews oder gar den noch unsäglicheren Wendler? </text:p>
            <text:p>Ich vermute - und glaube auch es quantitativ und qualitativ begründen zu können - dass der leisere Teil der mallorquinischen 'Tour'isten finanziell wichtiger und nachhaltiger ist als die 'laute 300 Meter Partymeile' einschließlich ihrem Strandanteil, und einschließlich der spiegelbildlich britisch-dominierten Dauerbesäufnisexklave Magaluf.</text:p>
            <text:p>Fazit: Mallorca kann 'Corona' auch als Weckruf und Katalysator in Richtung eines nachhaltigeren, kommerziell aber ähnlich erfolgreichen Tourismus auffassen.</text:p>
          </table:table-cell>
          <table:table-cell table:number-columns-repeated="2"/>
        </table:table-row>
        <table:table-row table:style-name="ro1">
          <table:table-cell office:value-type="float" office:value="7260342">
            <text:p>7260342</text:p>
          </table:table-cell>
          <table:table-cell office:value-type="string">
            <text:p>0.677715679009755</text:p>
          </table:table-cell>
          <table:table-cell office:value-type="string">
            <text:p>Laschet ist Realist - also kommt in NRW die Öffnung. Das ist gut und richtig - Sie können gerne zu Hause bleiben bis zum Impfstoff.</text:p>
          </table:table-cell>
          <table:table-cell table:number-columns-repeated="2"/>
        </table:table-row>
        <table:table-row table:style-name="ro2">
          <table:table-cell office:value-type="float" office:value="7033015">
            <text:p>7033015</text:p>
          </table:table-cell>
          <table:table-cell office:value-type="string">
            <text:p>0.675147712230682</text:p>
          </table:table-cell>
          <table:table-cell office:value-type="string">
            <text:p>Eine hervorragende Analyse der Situation und der völlig neuen Fronten. Volle Zustimmung. Ich war traditionell FDP-Sympathisant, weil die Partei sich glaubhaft als “Partei der Vernunft“ dargestellt hat, wie Sie richtig schreiben. Vorbei. Denn derzeit agiert die FDP offen wissenschaftsfeindlich und gegen jede Vernunft ( bis hin zur Verbreitung von Verschwörungstheorien), denn eine erneute Covid-19-Explosion würde die Wirtschaft und unsere Kultur ultimativ töten. Diesen Aspekt sollte man ganz rational in der derzeitigen Diskussion immer berücksichtigen. Wenn sich allerdings alle vernünftig, diszipliniert und verantwortlich verhalten, weniger hemdsärmeligen Egoismus zeigen würden, könnte man jetzt schon relativ weit öffnen. Leider ist dem nicht so. Denn Emotion und Argumentierten aus dem Bauch heraus behalten bei vielen die Oberhand. Von Lindner über Llaschet</text:p>
          </table:table-cell>
          <table:table-cell table:number-columns-repeated="2"/>
        </table:table-row>
        <table:table-row table:style-name="ro3">
          <table:table-cell office:value-type="float" office:value="8413048">
            <text:p>8413048</text:p>
          </table:table-cell>
          <table:table-cell office:value-type="string">
            <text:p>0.675038238366445</text:p>
          </table:table-cell>
          <table:table-cell office:value-type="string">
            <text:p>»Friedrich Merz, leader of the free world.« – »Norbert Röttgen, mächtigster Mann der Welt.« – »Armin Laschet, Friedensnobelpreisträger.«</text:p>
            <text:p/>
            <text:p>In der Tat ein effektiver Wecker...</text:p>
          </table:table-cell>
          <table:table-cell table:number-columns-repeated="2"/>
        </table:table-row>
        <table:table-row table:style-name="ro4">
          <table:table-cell office:value-type="float" office:value="2317455">
            <text:p>2317455</text:p>
          </table:table-cell>
          <table:table-cell office:value-type="string">
            <text:p>0.674825052420298</text:p>
          </table:table-cell>
          <table:table-cell office:value-type="string">
            <text:p>Na, das freut doch die Stromerzeuger in unseren Nachbarländern, insbesondere die mit dem AKW‘s. Optimale Auslastung, kombiniert mit maximalen Gewinn, bei unseren Nachbarn und wir ? Ein sauberes grünes <text:s/>Gewissen. ..... und weiter steigende Strompreise. Gut gemacht Deutschland!</text:p>
          </table:table-cell>
          <table:table-cell table:number-columns-repeated="2"/>
        </table:table-row>
        <table:table-row table:style-name="ro4">
          <table:table-cell office:value-type="float" office:value="4582613">
            <text:p>4582613</text:p>
          </table:table-cell>
          <table:table-cell office:value-type="string">
            <text:p>0.674355804920197</text:p>
          </table:table-cell>
          <table:table-cell office:value-type="string">
            <text:p>Och nö, 2020 ist schon schlimm genug - Werter Herr Merz, bleiben Sie doch einfach weiterhin einer der Besserverdienenden, geniessen Sie Ihren Wohlstand und halten Sie sich von der Politik fern. Damit ist allen geholfen, nicht zuletzt auch Ihnen.</text:p>
          </table:table-cell>
          <table:table-cell table:number-columns-repeated="2"/>
        </table:table-row>
        <table:table-row table:style-name="ro4">
          <table:table-cell office:value-type="float" office:value="11351426">
            <text:p>11351426</text:p>
          </table:table-cell>
          <table:table-cell office:value-type="string">
            <text:p>0.673855861028036</text:p>
          </table:table-cell>
          <table:table-cell office:value-type="string">
            <text:p>Jede Nation bekommt die Regierung die sie verdient. Unsere Gesellschaft hat anscheinend nichts besseres verdient und bekommt genau das Mittelmaß, in dem sich die meisten Menschen wohlfühlen.</text:p>
          </table:table-cell>
          <table:table-cell table:number-columns-repeated="2"/>
        </table:table-row>
        <table:table-row table:style-name="ro8">
          <table:table-cell office:value-type="float" office:value="4875851">
            <text:p>4875851</text:p>
          </table:table-cell>
          <table:table-cell office:value-type="string">
            <text:p>0.673174103101095</text:p>
          </table:table-cell>
          <table:table-cell office:value-type="string">
            <text:p>Deutschland braucht einen Kanzler von Format, und der einen klaren und vernünftigen Kurs vorgibt. Das sehe ich zur Zeit nur bei Friedrich Merz. Kein "Weiter so", aber auch keinen Bruch um jeden Preis und in allen Punkten. Ich bin äußerst gespannt auf sein Buch "Neue Zeit - Neue Verantwortung". Dem Titel nach zu urteilen, scheint es dabei nicht nur um die Person Merz zu gehen, sondern auch und vor allem um die optimale Zukunftsgestaltung Deutschlands und Europas.</text:p>
          </table:table-cell>
          <table:table-cell table:number-columns-repeated="2"/>
        </table:table-row>
        <table:table-row table:style-name="ro3">
          <table:table-cell office:value-type="float" office:value="7398600">
            <text:p>7398600</text:p>
          </table:table-cell>
          <table:table-cell office:value-type="string">
            <text:p>0.67273865143458</text:p>
          </table:table-cell>
          <table:table-cell office:value-type="string">
            <text:p>Richtig. Wir erkennen eben früher einen Populisten, deswegen geht es uns auch relativ gut. </text:p>
            <text:p/>
            <text:p>Wenn allerdings Söder die einzige Alternative zu Merz ist, bin ich 100% für Söder. </text:p>
          </table:table-cell>
          <table:table-cell table:number-columns-repeated="2"/>
        </table:table-row>
        <table:table-row table:style-name="ro5">
          <table:table-cell office:value-type="float" office:value="4308917">
            <text:p>4308917</text:p>
          </table:table-cell>
          <table:table-cell office:value-type="string">
            <text:p>0.671675006548564</text:p>
          </table:table-cell>
          <table:table-cell office:value-type="string">
            <text:p>Sehr gute Überlegung. Ich kann Ihnen nur zustimmen. Aufgrund der weit fortgeschrittenen Kommerzialisierung der Medien haben diese heutzutage Anreize, "reißerische" Beiträge zu veröffentlichen: extreme Position -&gt; viele Zuschauer/Leser/Klicks -&gt; hohe Werbeeinnahmen. <text:s/>Guter, ausgeglichener Journalismus gerät somit ins Hintertreffen. Nur wenige Menschen machen sich die Mühe, Medien verschiedenster Spektren zu lesen, um sich selbst ausgewogener zu informieren und eine gemäßigtere Meinung zu bilden. Dieses Problem wird durch keine Änderung des Wahlsystems adressiert, mehr Basisdemokratie würde es allerdings noch schlimmer machen. </text:p>
          </table:table-cell>
          <table:table-cell table:number-columns-repeated="2"/>
        </table:table-row>
        <table:table-row table:style-name="ro1">
          <table:table-cell office:value-type="float" office:value="11230098">
            <text:p>11230098</text:p>
          </table:table-cell>
          <table:table-cell office:value-type="string">
            <text:p>0.67155510187149</text:p>
          </table:table-cell>
          <table:table-cell office:value-type="string">
            <text:p>Ein richtiger Schritt in die richtige Richtung. Bleibt nur die Frage, warum es in Deutschland keine Lehrmittel Freiheit gibt!</text:p>
          </table:table-cell>
          <table:table-cell table:number-columns-repeated="2"/>
        </table:table-row>
        <table:table-row table:style-name="ro1">
          <table:table-cell office:value-type="float" office:value="6426228">
            <text:p>6426228</text:p>
          </table:table-cell>
          <table:table-cell office:value-type="string">
            <text:p>0.668860077857971</text:p>
          </table:table-cell>
          <table:table-cell office:value-type="string">
            <text:p>Gefällt dir das <text:s/>"es wird alles gut, denn wir haben alles im Griff" von Laschet und Klöckner besser?</text:p>
          </table:table-cell>
          <table:table-cell table:number-columns-repeated="2"/>
        </table:table-row>
        <table:table-row table:style-name="ro4">
          <table:table-cell office:value-type="float" office:value="11383785">
            <text:p>11383785</text:p>
          </table:table-cell>
          <table:table-cell office:value-type="string">
            <text:p>0.667938550313314</text:p>
          </table:table-cell>
          <table:table-cell office:value-type="string">
            <text:p>Besser mit den Grünen als mit der FDP! Herr Lindner will nicht schlecht regieren obwohl er nichts anderes kann. Noch besser wäre weiter mit der SPD. Die sind am zuverlässigsten.</text:p>
          </table:table-cell>
          <table:table-cell table:number-columns-repeated="2"/>
        </table:table-row>
        <table:table-row table:style-name="ro4">
          <table:table-cell office:value-type="float" office:value="5140857">
            <text:p>5140857</text:p>
          </table:table-cell>
          <table:table-cell office:value-type="string">
            <text:p>0.667609771092733</text:p>
          </table:table-cell>
          <table:table-cell office:value-type="string">
            <text:p>So,so Karl der Große sieht man sofort!</text:p>
            <text:p>Sein Auftreten hat Laschet auf jeden Fall von Ihm. </text:p>
          </table:table-cell>
          <table:table-cell table:number-columns-repeated="2"/>
        </table:table-row>
        <table:table-row table:style-name="ro4">
          <table:table-cell office:value-type="float" office:value="4523849">
            <text:p>4523849</text:p>
          </table:table-cell>
          <table:table-cell office:value-type="string">
            <text:p>0.666646023591359</text:p>
          </table:table-cell>
          <table:table-cell office:value-type="string">
            <text:p>Röttgen ist ein überzeugter Transatlantiker. Möge uns der Souverän vor DEM bewahren. Merz ist eigentlich der bessere Kandidat und hat natürlich völlig recht, wenn er vom Establishment spricht.</text:p>
          </table:table-cell>
          <table:table-cell table:number-columns-repeated="2"/>
        </table:table-row>
        <table:table-row table:style-name="ro4">
          <table:table-cell office:value-type="float" office:value="5141885">
            <text:p>5141885</text:p>
          </table:table-cell>
          <table:table-cell office:value-type="string">
            <text:p>0.666299641132355</text:p>
          </table:table-cell>
          <table:table-cell office:value-type="string">
            <text:p>"Familie Laschet glaubt an Abstammung von Karl dem Großen", Karl der Große wurde um 800 Kaiser - das sind mehr als 1.200 Jahre - allein was alles im 2.Weltkrieg 1944/45 an Kirchendokumenten verlorenging - den Stammbaum will sehen, das ist Größenwahn!</text:p>
          </table:table-cell>
          <table:table-cell table:number-columns-repeated="2"/>
        </table:table-row>
        <table:table-row table:style-name="ro3">
          <table:table-cell office:value-type="float" office:value="4269475">
            <text:p>4269475</text:p>
          </table:table-cell>
          <table:table-cell office:value-type="string">
            <text:p>0.664802094300588</text:p>
          </table:table-cell>
          <table:table-cell office:value-type="string">
            <text:p>Ja, finde ich auch gut. Siehe Artikel von Janina Kugler ex-Siemens Vorständin dazu. Der sagt alles. Der Vorstoß von Herrn Söder allerdings ist wohl CDU intern politisch motiviert. Und jetzt alle Augenpaare zu Merz, Laschet und Röttgen. Aber keiner scheint zu reagieren. Traut sich keiner? Vielleicht kommt noch was. Ist jedenfalls spannend.</text:p>
          </table:table-cell>
          <table:table-cell table:number-columns-repeated="2"/>
        </table:table-row>
        <table:table-row table:style-name="ro8">
          <table:table-cell office:value-type="float" office:value="7704786">
            <text:p>7704786</text:p>
          </table:table-cell>
          <table:table-cell office:value-type="string">
            <text:p>0.663915475209554</text:p>
          </table:table-cell>
          <table:table-cell office:value-type="string">
            <text:p>Finde ich echt gelungen. Natürlich nicht kommerziell aber ein netter technischer Gag.</text:p>
            <text:p>Übrigens, der Fachbegriff für Wählscheibe ist Nummernschalter. Und der steuerte zu seiner Zeit in der Ortsvermittlungsstelle Anrufsucher, Gruppenwähler und Leitungswähler an.</text:p>
            <text:p>So, genug kluggeschissen für heute.</text:p>
          </table:table-cell>
          <table:table-cell table:number-columns-repeated="2"/>
        </table:table-row>
        <table:table-row table:style-name="ro1">
          <table:table-cell office:value-type="float" office:value="6841001">
            <text:p>6841001</text:p>
          </table:table-cell>
          <table:table-cell office:value-type="string">
            <text:p>0.662881930669149</text:p>
          </table:table-cell>
          <table:table-cell office:value-type="string">
            <text:p>"Kommerzfußball"- Das was's- Hirnloer Artikel einfach.</text:p>
          </table:table-cell>
          <table:table-cell table:number-columns-repeated="2"/>
        </table:table-row>
        <table:table-row table:style-name="ro9">
          <table:table-cell office:value-type="float" office:value="6639635">
            <text:p>6639635</text:p>
          </table:table-cell>
          <table:table-cell office:value-type="string">
            <text:p>0.662384470303853</text:p>
          </table:table-cell>
          <table:table-cell office:value-type="string">
            <text:p>Mal sehen, wie lange "Deutsche Wohnen" in dem erlauchten Kreis bleibt.</text:p>
            <text:p/>
            <text:p>Genau wie bei Vonovia werden hier beste Rendite verdient!</text:p>
            <text:p>Über beide Firmen waren doch schon TV-Berichte:</text:p>
            <text:p>Die Mieter haben nur stress mit den beiden Läden, beide wollen eben nur deren "Bestes"! (Unfreundliche Grüße an Merz mit "e")</text:p>
            <text:p/>
            <text:p>Mal sehen, wann die Immobilienblase platzt, dann wird man wieder einen Nachfolger für den oben erwähnten erlauchten Kreis suchen müssen...</text:p>
          </table:table-cell>
          <table:table-cell table:number-columns-repeated="2"/>
        </table:table-row>
        <table:table-row table:style-name="ro1">
          <table:table-cell office:value-type="float" office:value="8067034">
            <text:p>8067034</text:p>
          </table:table-cell>
          <table:table-cell office:value-type="string">
            <text:p>0.659838140010834</text:p>
          </table:table-cell>
          <table:table-cell office:value-type="string">
            <text:p>Das trifft sich gut, ich fordere nämlich einen raschen Shutdown für Merz.</text:p>
          </table:table-cell>
          <table:table-cell table:number-columns-repeated="2"/>
        </table:table-row>
        <table:table-row table:style-name="ro3">
          <table:table-cell office:value-type="float" office:value="7620801">
            <text:p>7620801</text:p>
          </table:table-cell>
          <table:table-cell office:value-type="string">
            <text:p>0.65924084186554</text:p>
          </table:table-cell>
          <table:table-cell office:value-type="string">
            <text:p>Merz ist der Hoffnungsträger von ca. 40% aller CDU-Mitglieder die im Kohl-Zeitalter der Anfang-90er-Jahre hängen geblieben sind. Bei denen kann er punkten ! Wird Merz Parteivorsitzender werden sich von den Übrigen viele Richtung Grüne orientieren. Wenn Merz es wird, wird eine/ein Grüner der nächste Kanzler ;-) jedenfalls bleibt es spannend - danke CDU</text:p>
          </table:table-cell>
          <table:table-cell table:number-columns-repeated="2"/>
        </table:table-row>
        <table:table-row table:style-name="ro3">
          <table:table-cell office:value-type="float" office:value="8788381">
            <text:p>8788381</text:p>
          </table:table-cell>
          <table:table-cell office:value-type="string">
            <text:p>0.65916109085083</text:p>
          </table:table-cell>
          <table:table-cell office:value-type="string">
            <text:p>Merz Spezial-Dragees. Denn natürliche Schönheit kommt von innen.</text:p>
            <text:p/>
            <text:p>"HUALP!"</text:p>
          </table:table-cell>
          <table:table-cell table:number-columns-repeated="2"/>
        </table:table-row>
        <table:table-row table:style-name="ro3">
          <table:table-cell office:value-type="float" office:value="6860079">
            <text:p>6860079</text:p>
          </table:table-cell>
          <table:table-cell office:value-type="string">
            <text:p>0.659107327461243</text:p>
          </table:table-cell>
          <table:table-cell office:value-type="string">
            <text:p>Armin Laschet: bitte auch bald die unsinnige Maskenpflicht fallen lassen.</text:p>
            <text:p/>
            <text:p>Insgesamt: guter Job!</text:p>
          </table:table-cell>
          <table:table-cell table:number-columns-repeated="2"/>
        </table:table-row>
        <table:table-row table:style-name="ro1">
          <table:table-cell office:value-type="float" office:value="8386796">
            <text:p>8386796</text:p>
          </table:table-cell>
          <table:table-cell office:value-type="string">
            <text:p>0.658978641033173</text:p>
          </table:table-cell>
          <table:table-cell office:value-type="string">
            <text:p>Und genau deswegen braucht es Merz. </text:p>
          </table:table-cell>
          <table:table-cell table:number-columns-repeated="2"/>
        </table:table-row>
        <table:table-row table:style-name="ro4">
          <table:table-cell office:value-type="float" office:value="4387296">
            <text:p>4387296</text:p>
          </table:table-cell>
          <table:table-cell office:value-type="string">
            <text:p>0.657567977905273</text:p>
          </table:table-cell>
          <table:table-cell office:value-type="string">
            <text:p>Respekt. Alles richtig gemacht. Die rote Karte für die Landesregierung. Leider wird sich Merz darüber freuen. Ich erwarte einen geheuchelten Meinungsbeitrag seinerseits, um Laschet zu dissen.</text:p>
          </table:table-cell>
          <table:table-cell table:number-columns-repeated="2"/>
        </table:table-row>
        <table:table-row table:style-name="ro3">
          <table:table-cell office:value-type="float" office:value="5141072">
            <text:p>5141072</text:p>
          </table:table-cell>
          <table:table-cell office:value-type="string">
            <text:p>0.656127075354258</text:p>
          </table:table-cell>
          <table:table-cell office:value-type="string">
            <text:p>Patrick Laschet ist mein Arbeitskollege. Bisher hatte ich ihn als wohltuend anders zu seinem Bruder empfunden. Vielleicht muss ich nun meinen Kompass neu justieren......</text:p>
            <text:p/>
          </table:table-cell>
          <table:table-cell table:number-columns-repeated="2"/>
        </table:table-row>
        <table:table-row table:style-name="ro8">
          <table:table-cell office:value-type="float" office:value="4478223">
            <text:p>4478223</text:p>
          </table:table-cell>
          <table:table-cell office:value-type="string">
            <text:p>0.654812932014465</text:p>
          </table:table-cell>
          <table:table-cell office:value-type="string">
            <text:p>Sollte die CDU tatsächlich Merz als Vorsitzenden wählen, kann sie das „C“ direkt aus dem Namen streichen, auch wenn mir noch nie so richtig klar war, warum es da bisher stand.</text:p>
            <text:p>Wird wohl historische Gründe haben, die schon lange nicht mehr bedeutsam sind.</text:p>
            <text:p>Insgesamt eine gute Kolumne, die man den CDUlern nur ans Herz legen mag.</text:p>
          </table:table-cell>
          <table:table-cell table:number-columns-repeated="2"/>
        </table:table-row>
        <table:table-row table:style-name="ro4">
          <table:table-cell office:value-type="float" office:value="2056895">
            <text:p>2056895</text:p>
          </table:table-cell>
          <table:table-cell office:value-type="string">
            <text:p>0.654304881890615</text:p>
          </table:table-cell>
          <table:table-cell office:value-type="string">
            <text:p>Wirecard, Blackrock, dann der Merz, alles auf einer gleichen Sympathieebene, passt wunderbar. Irgendwie fällt mir zu Herrn Merz immer der Mister Burns ein.</text:p>
          </table:table-cell>
          <table:table-cell table:number-columns-repeated="2"/>
        </table:table-row>
        <table:table-row table:style-name="ro8">
          <table:table-cell office:value-type="float" office:value="7121911">
            <text:p>7121911</text:p>
          </table:table-cell>
          <table:table-cell office:value-type="string">
            <text:p>0.652021984259287</text:p>
          </table:table-cell>
          <table:table-cell office:value-type="string">
            <text:p>Ein sehr guter Artikel. These, Antithese dann Synthese, also das Gegensatzpaar These und Antithese tranformieren in Synthese, dh. der Wahrheit annähern. Das Virus ist neu und der Analyseprozess beginnt quasi bei Null.(These, Antithese, Synthese ein laufender Prozess). Hier hat die Regierung mit ihren Experten analytisch und vorrausschauend sehr, sehr gut gehandelt. STEUERN AUF SICHT, das ist in dieser Situation exakt das Richtige. Herr Laschet hat diesen Prozess nicht verstanden und ein Herr Lindner schon zweimal nicht. Ich habe volles Vertrauen in die Regierung.</text:p>
          </table:table-cell>
          <table:table-cell table:number-columns-repeated="2"/>
        </table:table-row>
        <table:table-row table:style-name="ro3">
          <table:table-cell office:value-type="float" office:value="6973816">
            <text:p>6973816</text:p>
          </table:table-cell>
          <table:table-cell office:value-type="string">
            <text:p>0.651444792747498</text:p>
          </table:table-cell>
          <table:table-cell office:value-type="string">
            <text:p>Richtig. Sie denken umgangssprachlich an Kinder- und Jugendheime. Ich auch, Seil ich in der Jugendhilfe/ Jugendamt tätig bin. Wir sind nur in telefonischem Kontakt und ich vermisse meine Hausbesuche. „Unsere“ Kinder sind alle in ganz hervorragenden Kleinstheimen untergebracht. Danke auch an dieser Stelle an alle Heimerzieher, Sozialarbeiter, Heilpädagogen .......... auch sehr wichtiges Betreuungspersonal, das leider wenig Aufmerksamkeit erhält. </text:p>
          </table:table-cell>
          <table:table-cell table:number-columns-repeated="2"/>
        </table:table-row>
        <table:table-row table:style-name="ro1">
          <table:table-cell office:value-type="float" office:value="4472893">
            <text:p>4472893</text:p>
          </table:table-cell>
          <table:table-cell office:value-type="string">
            <text:p>0.650245606899261</text:p>
          </table:table-cell>
          <table:table-cell office:value-type="string">
            <text:p>Aktion "Merz verhindern!" finde ich gut und Her Merz anscheinend auch, denn er tut ja alles dafür um es zu verhindern. </text:p>
          </table:table-cell>
          <table:table-cell table:number-columns-repeated="2"/>
        </table:table-row>
        <table:table-row table:style-name="ro3">
          <table:table-cell office:value-type="float" office:value="4770690">
            <text:p>4770690</text:p>
          </table:table-cell>
          <table:table-cell office:value-type="string">
            <text:p>0.650193631649017</text:p>
          </table:table-cell>
          <table:table-cell office:value-type="string">
            <text:p>Wow es schmerzt Sie, dass ich recht habe, anders kann ich mir Ihr Plädoyer a la Guilliani nicht erklären. Als ob man nicht bis <text:s/>zum 12.10 warten konnte, um über das Duell zu entscheiden, Ihr BIDEN hat einfach Pech gehabt, dass sich Trump so schnell erholt hat, und ich denke, dass die meisten Amis (auch die die ihn wählen werden) es fast genauso sehen wie ich das ausgeführt habe. </text:p>
          </table:table-cell>
          <table:table-cell table:number-columns-repeated="2"/>
        </table:table-row>
        <table:table-row table:style-name="ro1">
          <table:table-cell office:value-type="float" office:value="3958870">
            <text:p>3958870</text:p>
          </table:table-cell>
          <table:table-cell office:value-type="string">
            <text:p>0.649733980496724</text:p>
          </table:table-cell>
          <table:table-cell office:value-type="string">
            <text:p>verglichen Weidel, Gauland, Merz und Lindner.. auf jeden Fall</text:p>
          </table:table-cell>
          <table:table-cell table:number-columns-repeated="2"/>
        </table:table-row>
        <table:table-row table:style-name="ro4">
          <table:table-cell office:value-type="float" office:value="11331601">
            <text:p>11331601</text:p>
          </table:table-cell>
          <table:table-cell office:value-type="string">
            <text:p>0.649691641330719</text:p>
          </table:table-cell>
          <table:table-cell office:value-type="string">
            <text:p>Ich kann es mir sehr gut vorstellen. Klimapolitik die möglichst viele mitnimmt sollte im Fokus stehen. Weltanschauungs-Themen dürften in der Koalition jedoch erstmal im Patt verbleiben. Ehe als Heilige Institution und Gendern sind doch arg konträr </text:p>
          </table:table-cell>
          <table:table-cell table:number-columns-repeated="2"/>
        </table:table-row>
        <table:table-row table:style-name="ro3">
          <table:table-cell office:value-type="float" office:value="4472599">
            <text:p>4472599</text:p>
          </table:table-cell>
          <table:table-cell office:value-type="string">
            <text:p>0.648676832516988</text:p>
          </table:table-cell>
          <table:table-cell office:value-type="string">
            <text:p>Die Reaktionen hier im Forum zeigen : eigentlich wäre es gut, wenn Merz die Wahl gewinnt. Da hat man jemanden, an dem man sich reiben kann. Kein Teflon wie in den letzten Jahren.</text:p>
            <text:p>Kann der politischen Debatte nur gut tun. </text:p>
          </table:table-cell>
          <table:table-cell table:number-columns-repeated="2"/>
        </table:table-row>
        <table:table-row table:style-name="ro3">
          <table:table-cell office:value-type="float" office:value="6254352">
            <text:p>6254352</text:p>
          </table:table-cell>
          <table:table-cell office:value-type="string">
            <text:p>0.647076348463694</text:p>
          </table:table-cell>
          <table:table-cell office:value-type="string">
            <text:p>Auch in Deutschland gibt es eine Partei die genau diese Vorstellungen hat wie es in den USA ist. Freier Markt über alles. </text:p>
            <text:p>Heißt FDP.</text:p>
            <text:p>Und Merz von der CDU wäre in einer Koalition der perfekte Erfüllungsgehilfe.</text:p>
          </table:table-cell>
          <table:table-cell table:number-columns-repeated="2"/>
        </table:table-row>
        <table:table-row table:style-name="ro1">
          <table:table-cell office:value-type="float" office:value="5982521">
            <text:p>5982521</text:p>
          </table:table-cell>
          <table:table-cell office:value-type="string">
            <text:p>0.646669745445251</text:p>
          </table:table-cell>
          <table:table-cell office:value-type="string">
            <text:p>Er macht den Laschet.</text:p>
          </table:table-cell>
          <table:table-cell table:number-columns-repeated="2"/>
        </table:table-row>
        <table:table-row table:style-name="ro1">
          <table:table-cell office:value-type="float" office:value="8478484">
            <text:p>8478484</text:p>
          </table:table-cell>
          <table:table-cell office:value-type="string">
            <text:p>0.645368238290151</text:p>
          </table:table-cell>
          <table:table-cell office:value-type="string">
            <text:p>Der Herr Merz hat auch bestimmt einen sehr guten Freund mit Migrationshintergrund und kann deswegen ja kein Rassist sein ...</text:p>
          </table:table-cell>
          <table:table-cell table:number-columns-repeated="2"/>
        </table:table-row>
        <table:table-row table:style-name="ro4">
          <table:table-cell office:value-type="float" office:value="7575021">
            <text:p>7575021</text:p>
          </table:table-cell>
          <table:table-cell office:value-type="string">
            <text:p>0.645258108774821</text:p>
          </table:table-cell>
          <table:table-cell office:value-type="string">
            <text:p>Der ist wirklich gut - der Beitrag! Merz und "erneuern". Merz führt die CDU in die 80er zurück. Aber mir soll es recht sein. Wird zeit das Merz dann Oppositionsführer wird - vermutlich tritt er dann wieder ab - setzt ja auf Sieg!</text:p>
          </table:table-cell>
          <table:table-cell table:number-columns-repeated="2"/>
        </table:table-row>
        <table:table-row table:style-name="ro2">
          <table:table-cell office:value-type="float" office:value="7392520">
            <text:p>7392520</text:p>
          </table:table-cell>
          <table:table-cell office:value-type="string">
            <text:p>0.644946654637655</text:p>
          </table:table-cell>
          <table:table-cell office:value-type="string">
            <text:p>Ich war nie ein Söder-Fan, aber im Moment ist er der einzige, der klar und strukturiert denkt und handelt. <text:s/>Herr Kretschmann ist ebenfalls sehr vernünftig, Frau Merkel ist im Grunde präsidial untergetaucht, Friedrich Merz wohl selbst erkrankt, bei Herrn Laschet ist wenig Handlungsfähigkeit erkennbar, gerade angesichts des Schwerpunktes in Heinsberg ist das hochnotpeinlich. Die Grünen und die SPD ergehen sich in Kritikversuchen, Handlungsfähigkeit ist da nicht zu erkennen. Ich bin kein CDU-Fan, aber im Moment fühle ich mich bestens aufgehoben. Es ist richtig, dass die Politik in Bayern und Baden-Württemberg klare Ansagen macht und eine weitere schnell Ausbreitung bremst. Wie schon geschrieben, klares Lob für Söder und Kretschmann, während die Berliner Riege jetzt versucht, irgendwie wieder Boden unter die Füße und Entscheidungskompetenzen zu bekommen.</text:p>
          </table:table-cell>
          <table:table-cell table:number-columns-repeated="2"/>
        </table:table-row>
        <table:table-row table:style-name="ro2">
          <table:table-cell office:value-type="float" office:value="7428923">
            <text:p>7428923</text:p>
          </table:table-cell>
          <table:table-cell office:value-type="string">
            <text:p>0.643919547398885</text:p>
          </table:table-cell>
          <table:table-cell office:value-type="string">
            <text:p>Bis heute morgen dachte ich, Corona hätte doch auch etwas Gutes: <text:s/>Das halbjährliche Geheule der Umstellungs-Hypochonder war bis jetzt noch nicht aufgetaucht. <text:s/>Auch ich freue mich bereits jetzt auf die "Sommerzeit" ab morgen. <text:s/>Auf das Zurückstellen eigentlich nie, aber sehe es trotzdem als zwingend an. <text:s/>Das geht nun seit 40 Jahren so, wovon sich wahrscheinlich mindestens 25 Jahre lang kein Mensch beschwert hat. <text:s/>Ich finde die Zeitumstellung von jeher einfach toll.</text:p>
            <text:p/>
            <text:p>Der Downvote-Knopf ist übrigens unten in der Mitte.</text:p>
          </table:table-cell>
          <table:table-cell table:number-columns-repeated="2"/>
        </table:table-row>
        <table:table-row table:style-name="ro5">
          <table:table-cell office:value-type="float" office:value="283076">
            <text:p>283076</text:p>
          </table:table-cell>
          <table:table-cell office:value-type="string">
            <text:p>0.643444736798604</text:p>
          </table:table-cell>
          <table:table-cell office:value-type="string">
            <text:p>"endlich wieder politische Lager"</text:p>
            <text:p/>
            <text:p>Das sind meines Erachtens alles Illusionen. In der Realität wird die Linie Merz auf verschärften Klassenkampf von oben hinauslaufen mit der langfristigen Folge des weiteren Niedergangs des Landes.</text:p>
            <text:p/>
          </table:table-cell>
          <table:table-cell table:number-columns-repeated="2"/>
        </table:table-row>
        <table:table-row table:style-name="ro3">
          <table:table-cell office:value-type="float" office:value="7678876">
            <text:p>7678876</text:p>
          </table:table-cell>
          <table:table-cell office:value-type="string">
            <text:p>0.641822318236033</text:p>
          </table:table-cell>
          <table:table-cell office:value-type="string">
            <text:p>Das stimmt. Herr Röttgen bräuchte noch dazu ein bisschen Nachhilfe in Geschichte. Um das Erbe der SED-Vergangenheit aufzuarbeiten, gehören da nämlich auch die Blockflöten-Parteien Ost-CDU und Liberale LDPD dazu. Man kann es nicht ewig totschweigen. Höchste Zeit, dass das jetzt die Historiker aufgreifen.</text:p>
          </table:table-cell>
          <table:table-cell table:number-columns-repeated="2"/>
        </table:table-row>
        <table:table-row table:style-name="ro8">
          <table:table-cell office:value-type="float" office:value="4309">
            <text:p>4309</text:p>
          </table:table-cell>
          <table:table-cell office:value-type="string">
            <text:p>0.64132018884023</text:p>
          </table:table-cell>
          <table:table-cell office:value-type="string">
            <text:p>Sehr richtig, fragen wir doch mal Krebspatienten oder Patienten anderer chronischer Erkrankungen, ich habe rheumatoide Arthrose, kann nicht mehr joggen, Ski fahren und beginne meinen Tag mit Schmerzmitteln und das den Rest meines Lebens. </text:p>
            <text:p>Corona Spätfogen sind schlimm, aber man hat im Moment den Eindruck, nur noch Corona zählt. </text:p>
            <text:p>Rehas werden abgelehnt, da man die Kliniken für Corona Rehapatienten braucht, finde ich echt klasse. </text:p>
          </table:table-cell>
          <table:table-cell table:number-columns-repeated="2"/>
        </table:table-row>
        <table:table-row table:style-name="ro4">
          <table:table-cell office:value-type="float" office:value="276230">
            <text:p>276230</text:p>
          </table:table-cell>
          <table:table-cell office:value-type="string">
            <text:p>0.640252689520518</text:p>
          </table:table-cell>
          <table:table-cell office:value-type="string">
            <text:p>Dritter Versuch: Schauen Sie sich das grandiose Interview von Frau Miosga und Herrn Laschet vom letzten Freitag an, dann verstehen Sie, was ich meine. Jemanden mit seinen alten Aussagen zu konfrontieren, ist durchaus "hilfreich" im weiteren Diskurs.</text:p>
          </table:table-cell>
          <table:table-cell table:number-columns-repeated="2"/>
        </table:table-row>
        <table:table-row table:style-name="ro1">
          <table:table-cell office:value-type="float" office:value="8409612">
            <text:p>8409612</text:p>
          </table:table-cell>
          <table:table-cell office:value-type="string">
            <text:p>0.639228641986847</text:p>
          </table:table-cell>
          <table:table-cell office:value-type="string">
            <text:p>Damit ist Laschets Qualifikation umfassend beschrieben...</text:p>
          </table:table-cell>
          <table:table-cell table:number-columns-repeated="2"/>
        </table:table-row>
        <table:table-row table:style-name="ro3">
          <table:table-cell office:value-type="float" office:value="7823290">
            <text:p>7823290</text:p>
          </table:table-cell>
          <table:table-cell office:value-type="string">
            <text:p>0.63818613688151</text:p>
          </table:table-cell>
          <table:table-cell office:value-type="string">
            <text:p>Sewing hat die DBK auf einen guten Weg gebracht. <text:s/>Eine Fusion mit der Commerzbank macht aus vielen Gründen keinen Sinn und steht auch nicht zur Debatte. <text:s/>Gabriel bringt viele Erfahrungen und Kontakte in den Aufsichtsrat das kann für viele Dinge zum Beispiel Außenwirkung, Kontakte in die Politik oder Kontakte Richtung Asien und USA gut sein. <text:s/>Nächste Woche kommen die Q4 Zahlen. Als Aktionär sehe ich die Bank auf einem guten Weg. </text:p>
          </table:table-cell>
          <table:table-cell table:number-columns-repeated="2"/>
        </table:table-row>
        <table:table-row table:style-name="ro4">
          <table:table-cell office:value-type="float" office:value="6407906">
            <text:p>6407906</text:p>
          </table:table-cell>
          <table:table-cell office:value-type="string">
            <text:p>0.638063093026479</text:p>
          </table:table-cell>
          <table:table-cell office:value-type="string">
            <text:p>Popcorn, Bier und alles ist bereit.</text:p>
            <text:p>Vorhang auf für die große Laschet-Lindner-Lockdownshow!</text:p>
          </table:table-cell>
          <table:table-cell table:number-columns-repeated="2"/>
        </table:table-row>
        <table:table-row table:style-name="ro4">
          <table:table-cell office:value-type="float" office:value="574528">
            <text:p>574528</text:p>
          </table:table-cell>
          <table:table-cell office:value-type="string">
            <text:p>0.637998342514038</text:p>
          </table:table-cell>
          <table:table-cell office:value-type="string">
            <text:p>Laschet hat recht</text:p>
            <text:p>Auch wenn die Gemeinden kleiner werden - der Gottesdienst gerade zu den hohen Feiertagen ist immer noch für viele Menschen sehr wichtig.</text:p>
          </table:table-cell>
          <table:table-cell table:number-columns-repeated="2"/>
        </table:table-row>
        <table:table-row table:style-name="ro4">
          <table:table-cell office:value-type="float" office:value="568048">
            <text:p>568048</text:p>
          </table:table-cell>
          <table:table-cell office:value-type="string">
            <text:p>0.635916431744893</text:p>
          </table:table-cell>
          <table:table-cell office:value-type="string">
            <text:p>Ich stimme Ihnen voll und ganz bei.</text:p>
            <text:p>Nur eine Frage hab ich: Sind Sie wirklich überrascht über die Ausrichtung der FDP und dass die den Merz wollen?</text:p>
          </table:table-cell>
          <table:table-cell table:number-columns-repeated="2"/>
        </table:table-row>
        <table:table-row table:style-name="ro2">
          <table:table-cell office:value-type="float" office:value="4938122">
            <text:p>4938122</text:p>
          </table:table-cell>
          <table:table-cell office:value-type="string">
            <text:p>0.635661244392395</text:p>
          </table:table-cell>
          <table:table-cell office:value-type="string">
            <text:p>Unsere Erinnerungskultur hat uns doch gut getan, hat die Demokratie und Gesellschaft gestärkt, Dialoge mit ehemaligen "Feinden" ermöglicht, neue Freundschaften und Bindungen geschlossen, Versöhnung ermöglicht und internationale Anerkennung gebracht. Die dunkle Vergangenheit nicht auszuklammern, sondern sich damit auseinander zusetzen, auch wenn es schmerzhaft ist, bescherte uns die Möglichkeiten und Hoffnungen, die unmittelbar nach der Katastrophe des zweiten Weltkriegs noch undenkbar waren. Ich sehe auch keine andere Möglichkeit, die zu einem besseren Verständnis oder Ergebnis hätte führen können. Da kann man schon ein bisschen Stolz drauf sein, wenn man das braucht. Einen "Schuldkult" oder ähnliches sehe ich da nicht, nur die einzige Möglichkeit die Verantwortung für eine bessere Zukunft des Landes zu übernehmen. Quasi ein patriotischer Akt. </text:p>
          </table:table-cell>
          <table:table-cell table:number-columns-repeated="2"/>
        </table:table-row>
        <table:table-row table:style-name="ro5">
          <table:table-cell office:value-type="float" office:value="8409378">
            <text:p>8409378</text:p>
          </table:table-cell>
          <table:table-cell office:value-type="string">
            <text:p>0.635237793127696</text:p>
          </table:table-cell>
          <table:table-cell office:value-type="string">
            <text:p>Klar wir brauchen mehr Frauen wie Merkel, v.d.Leyen, AKK, die immer sehr</text:p>
            <text:p>intelligent für unser Land sorgen. Und Laschet ist genau der richtige Typ dafür sowas durchzusetzen. Am besten über Quotenregeln, da die Eignung ja ohnehin nicht vorrangig wichtig ist. Siehe Bundeswehr, Impfstrategie,</text:p>
            <text:p>Coronabekämpfung. </text:p>
            <text:p><text:s text:c="2"/></text:p>
          </table:table-cell>
          <table:table-cell table:number-columns-repeated="2"/>
        </table:table-row>
        <table:table-row table:style-name="ro1">
          <table:table-cell office:value-type="float" office:value="2410680">
            <text:p>2410680</text:p>
          </table:table-cell>
          <table:table-cell office:value-type="string">
            <text:p>0.634802083174388</text:p>
          </table:table-cell>
          <table:table-cell office:value-type="string">
            <text:p>Und das ist auch gut so. Wie schon der Alt-Konservative Merz zu sagen pflegte.</text:p>
          </table:table-cell>
          <table:table-cell table:number-columns-repeated="2"/>
        </table:table-row>
        <table:table-row table:style-name="ro4">
          <table:table-cell office:value-type="float" office:value="324000">
            <text:p>324000</text:p>
          </table:table-cell>
          <table:table-cell office:value-type="string">
            <text:p>0.633723596731822</text:p>
          </table:table-cell>
          <table:table-cell office:value-type="string">
            <text:p>Hoffentlich verträgt Herr Laschet das Echo von Amazon. Na und sein Sohn Joe wird da sicher nicht Influencer</text:p>
            <text:p>Nichts desto Trotz .ich finde den Aufruf richtig</text:p>
          </table:table-cell>
          <table:table-cell table:number-columns-repeated="2"/>
        </table:table-row>
        <table:table-row table:style-name="ro1">
          <table:table-cell office:value-type="float" office:value="7125471">
            <text:p>7125471</text:p>
          </table:table-cell>
          <table:table-cell office:value-type="string">
            <text:p>0.632996420065562</text:p>
          </table:table-cell>
          <table:table-cell office:value-type="string">
            <text:p>Sowohl Laschet wie auch Söder wissen genau: Wer die Spiele freigibt (Fußball, Gladioren, egal) wird gewählt. :)</text:p>
          </table:table-cell>
          <table:table-cell table:number-columns-repeated="2"/>
        </table:table-row>
        <table:table-row table:style-name="ro1">
          <table:table-cell office:value-type="float" office:value="5860782">
            <text:p>5860782</text:p>
          </table:table-cell>
          <table:table-cell office:value-type="string">
            <text:p>0.632525602976481</text:p>
          </table:table-cell>
          <table:table-cell office:value-type="string">
            <text:p>Ich fände es toll, mehr stimmen für das linke Spektrum, weniger für die AfD (denn merz klaut dort). </text:p>
          </table:table-cell>
          <table:table-cell table:number-columns-repeated="2"/>
        </table:table-row>
        <table:table-row table:style-name="ro3">
          <table:table-cell office:value-type="float" office:value="5141042">
            <text:p>5141042</text:p>
          </table:table-cell>
          <table:table-cell office:value-type="string">
            <text:p>0.632145742575328</text:p>
          </table:table-cell>
          <table:table-cell office:value-type="string">
            <text:p>Das Laschet eine Abstammung von Karl dem Großen sein soll, ist ein schöner Witz in heutiger Zeit!</text:p>
            <text:p/>
            <text:p>Gottfried Josef Bertram </text:p>
          </table:table-cell>
          <table:table-cell table:number-columns-repeated="2"/>
        </table:table-row>
        <table:table-row table:style-name="ro1">
          <table:table-cell office:value-type="float" office:value="11238670">
            <text:p>11238670</text:p>
          </table:table-cell>
          <table:table-cell office:value-type="string">
            <text:p>0.629829744497935</text:p>
          </table:table-cell>
          <table:table-cell office:value-type="string">
            <text:p>Alles schön und gut. Die Frage ist doch nur, wieso in Deutschland? Wieso nicht in anderen Ländern? Wegen mir in andern EU-Ländern?</text:p>
          </table:table-cell>
          <table:table-cell table:number-columns-repeated="2"/>
        </table:table-row>
        <table:table-row table:style-name="ro1">
          <table:table-cell office:value-type="float" office:value="11333872">
            <text:p>11333872</text:p>
          </table:table-cell>
          <table:table-cell office:value-type="string">
            <text:p>0.629004160563151</text:p>
          </table:table-cell>
          <table:table-cell office:value-type="string">
            <text:p>Ein guter Anfang wäre endlich die Elektrifizierung aller Bahnstrecken und der Güterverkehr muss auf die Schiene und nicht auf der Straße. </text:p>
          </table:table-cell>
          <table:table-cell table:number-columns-repeated="2"/>
        </table:table-row>
        <table:table-row table:style-name="ro8">
          <table:table-cell office:value-type="float" office:value="2184835">
            <text:p>2184835</text:p>
          </table:table-cell>
          <table:table-cell office:value-type="string">
            <text:p>0.628400405248006</text:p>
          </table:table-cell>
          <table:table-cell office:value-type="string">
            <text:p>Vollkommen richtig.</text:p>
            <text:p>Denn Herr Merz ist immer wieder mal für legales aber unethisches Verhalten aufgefallen. </text:p>
            <text:p>Während BlackRock konsistent auffällt für unethische Geschäftspraktiken für die Herr Merz auch noch arbeitet. </text:p>
            <text:p/>
          </table:table-cell>
          <table:table-cell table:number-columns-repeated="2"/>
        </table:table-row>
        <table:table-row table:style-name="ro4">
          <table:table-cell office:value-type="float" office:value="4905063">
            <text:p>4905063</text:p>
          </table:table-cell>
          <table:table-cell office:value-type="string">
            <text:p>0.628379027048747</text:p>
          </table:table-cell>
          <table:table-cell office:value-type="string">
            <text:p>Die zwei als "Spitzenduo", kein Problem, solange nicht Merz mit seiner gebalten Lobbyerfahrung als Wirtschafts- oder Finanzminister ins Spiel kommt. Alles gut.</text:p>
          </table:table-cell>
          <table:table-cell table:number-columns-repeated="2"/>
        </table:table-row>
        <table:table-row table:style-name="ro1">
          <table:table-cell office:value-type="float" office:value="11385442">
            <text:p>11385442</text:p>
          </table:table-cell>
          <table:table-cell office:value-type="string">
            <text:p>0.627427339553833</text:p>
          </table:table-cell>
          <table:table-cell office:value-type="string">
            <text:p>Der Besoz muss halt auch sehen wo er bleibt...</text:p>
          </table:table-cell>
          <table:table-cell table:number-columns-repeated="2"/>
        </table:table-row>
        <table:table-row table:style-name="ro4">
          <table:table-cell office:value-type="float" office:value="5302683">
            <text:p>5302683</text:p>
          </table:table-cell>
          <table:table-cell office:value-type="string">
            <text:p>0.62576961517334</text:p>
          </table:table-cell>
          <table:table-cell office:value-type="string">
            <text:p>Tolles Vorbild, der Herr Laschet! Kommt aus einem Gebiet mit hohen Infektionszahlen, läuft aber ohne Maske und Abstand durch Sachsen... Wie wäre es, wenn er Verantwortung übernähme und andere schützt? Oder gelten die Regeln nur für das Landesvolk?</text:p>
          </table:table-cell>
          <table:table-cell table:number-columns-repeated="2"/>
        </table:table-row>
        <table:table-row table:style-name="ro1">
          <table:table-cell office:value-type="float" office:value="1456854">
            <text:p>1456854</text:p>
          </table:table-cell>
          <table:table-cell office:value-type="string">
            <text:p>0.625582059224447</text:p>
          </table:table-cell>
          <table:table-cell office:value-type="string">
            <text:p>Die Grünen sind so flexibel, die Arbeiten mit jedem zusammen. Völlig egal ob nun Merz, Laschet oder Söder.</text:p>
          </table:table-cell>
          <table:table-cell table:number-columns-repeated="2"/>
        </table:table-row>
        <table:table-row table:style-name="ro1">
          <table:table-cell office:value-type="float" office:value="7648187">
            <text:p>7648187</text:p>
          </table:table-cell>
          <table:table-cell office:value-type="string">
            <text:p>0.624548256397247</text:p>
          </table:table-cell>
          <table:table-cell office:value-type="string">
            <text:p>Herr Merz ist gut für die SPD, die ja im stillen immerhin gute Arbeit macht.</text:p>
          </table:table-cell>
          <table:table-cell table:number-columns-repeated="2"/>
        </table:table-row>
        <table:table-row table:style-name="ro4">
          <table:table-cell office:value-type="float" office:value="4478385">
            <text:p>4478385</text:p>
          </table:table-cell>
          <table:table-cell office:value-type="string">
            <text:p>0.624224285284678</text:p>
          </table:table-cell>
          <table:table-cell office:value-type="string">
            <text:p>Es wäre für die CDU einfach mal wieder gut, ein paar Jahre in der Opposition zu verbringen. Demut kann man da lernen. Demut bräuchte auch Herr Merz mal. </text:p>
          </table:table-cell>
          <table:table-cell table:number-columns-repeated="2"/>
        </table:table-row>
        <table:table-row table:style-name="ro1">
          <table:table-cell office:value-type="float" office:value="8217316">
            <text:p>8217316</text:p>
          </table:table-cell>
          <table:table-cell office:value-type="string">
            <text:p>0.622917354106903</text:p>
          </table:table-cell>
          <table:table-cell office:value-type="string">
            <text:p>Spahn ist immer noch besser als Merz, der selbstproklamierte Mittelschichtmillionär und BlackRock Lobbyistenkönig.</text:p>
          </table:table-cell>
          <table:table-cell table:number-columns-repeated="2"/>
        </table:table-row>
        <table:table-row table:style-name="ro11">
          <table:table-cell office:value-type="float" office:value="4671754">
            <text:p>4671754</text:p>
          </table:table-cell>
          <table:table-cell office:value-type="string">
            <text:p>0.621570587158203</text:p>
          </table:table-cell>
          <table:table-cell office:value-type="string">
            <text:p>Danke an alle die Party gemacht haben! Jetzt dürfen auch die Geschäfte die den ersten Lockdown überlebt haben, Pleite gehen! Jetzt dürfen so viele Leute denken wie die weiter überleben. Diese Partys können nur mit richtigen Strafen gestoppt werden! Solidarität, Mitdenken, Unterstützung, Verantwortung sind leider nur fremde Wörter! Bis die Strafen nicht richtig schmerzhaft sind, werden wir keine Verbesserungen sehen! </text:p>
            <text:p>Die Krankheit der Schwäche der Menschen! Man kann einfach nicht ohne Party und Saufen mehr leben! Und wegen Gottesdiensten...da sammeln sich sowieso viel weniger Leute als im Wirtshaus. </text:p>
            <text:p>Eigentlich wäre es so einfach, Abstand halten, Maske tragen, Kontakte nur auf nötigste beschränken. </text:p>
            <text:p>Es geht uns viel zu gut heute in Deutschland! </text:p>
            <text:p>Weiterhin mit den Verschwörungstheorien! Das können wir sehr gut! Gratuliere!</text:p>
          </table:table-cell>
          <table:table-cell table:number-columns-repeated="2"/>
        </table:table-row>
        <table:table-row table:style-name="ro2">
          <table:table-cell office:value-type="float" office:value="8584177">
            <text:p>8584177</text:p>
          </table:table-cell>
          <table:table-cell office:value-type="string">
            <text:p>0.6201517979304</text:p>
          </table:table-cell>
          <table:table-cell office:value-type="string">
            <text:p>Armin Laschet hat eine hervorragende, sehr sympathische Rede gehalten - - das mag wohl heute den Ausschlag gegeben haben. Immerhin hat er ein wichtiges Bundesland weitgehend gut geführt, dann kann er auch Kanzler werden. Die Pandemie-Situation ist in NRW auch nicht schlechter als anderswo, sogar besser als in Bayern.</text:p>
            <text:p/>
            <text:p>Was erwarten die Leute eigentlich? Auch Angela Merkel hat oft abgewartet wie der Wind weht, bevor sie handelte, und gilt dennoch weltweit als Referenz für Verlässlichkeit und Kompetenz einer Regierung. </text:p>
          </table:table-cell>
          <table:table-cell table:number-columns-repeated="2"/>
        </table:table-row>
        <table:table-row table:style-name="ro2">
          <table:table-cell office:value-type="float" office:value="8616657">
            <text:p>8616657</text:p>
          </table:table-cell>
          <table:table-cell office:value-type="string">
            <text:p>0.6201517979304</text:p>
          </table:table-cell>
          <table:table-cell office:value-type="string">
            <text:p>Armin Laschet hat eine hervorragende, sehr sympathische Rede gehalten - - das mag wohl heute den Ausschlag gegeben haben. Immerhin hat er ein wichtiges Bundesland weitgehend gut geführt, dann kann er auch Kanzler werden. Die Pandemie-Situation ist in NRW auch nicht schlechter als anderswo, sogar besser als in Bayern.</text:p>
            <text:p/>
            <text:p>Was erwarten die Leute eigentlich? Auch Angela Merkel hat oft abgewartet wie der Wind weht, bevor sie handelte, und gilt dennoch weltweit als Referenz für Verlässlichkeit und Kompetenz einer Regierung. </text:p>
          </table:table-cell>
          <table:table-cell table:number-columns-repeated="2"/>
        </table:table-row>
        <table:table-row table:style-name="ro1">
          <table:table-cell office:value-type="float" office:value="8410348">
            <text:p>8410348</text:p>
          </table:table-cell>
          <table:table-cell office:value-type="string">
            <text:p>0.618293543656667</text:p>
          </table:table-cell>
          <table:table-cell office:value-type="string">
            <text:p>Ach wie schön das es nicht Blackrock äähh sorry, Merz geworden ist. Ein guter Tag. </text:p>
          </table:table-cell>
          <table:table-cell table:number-columns-repeated="2"/>
        </table:table-row>
        <table:table-row table:style-name="ro8">
          <table:table-cell office:value-type="float" office:value="7111594">
            <text:p>7111594</text:p>
          </table:table-cell>
          <table:table-cell office:value-type="string">
            <text:p>0.616834322611491</text:p>
          </table:table-cell>
          <table:table-cell office:value-type="string">
            <text:p>Guter Kommentar- ich bewundere Herrn Laschet, ein Politiker der die Nöte der Menschen sieht .</text:p>
            <text:p>Und er hat Recht, die Ziele sind immer wieder verschärft <text:s/>worden wenn sie erreicht wurden .</text:p>
            <text:p>Ich wünsche mir mehr mutige Politiker die ansprechen, dass es nicht nur in eine Richtung gehen kann und ebenso für unsere Gesellschaft gefährlich wird wenn wir die Ausgangssperre weiter hart durchsetzen . </text:p>
          </table:table-cell>
          <table:table-cell table:number-columns-repeated="2"/>
        </table:table-row>
        <table:table-row table:style-name="ro1">
          <table:table-cell office:value-type="float" office:value="4153227">
            <text:p>4153227</text:p>
          </table:table-cell>
          <table:table-cell office:value-type="string">
            <text:p>0.615588804086049</text:p>
          </table:table-cell>
          <table:table-cell office:value-type="string">
            <text:p>Merz wird Kanzler, und das ist gut so.</text:p>
          </table:table-cell>
          <table:table-cell table:number-columns-repeated="2"/>
        </table:table-row>
        <table:table-row table:style-name="ro2">
          <table:table-cell office:value-type="float" office:value="6980182">
            <text:p>6980182</text:p>
          </table:table-cell>
          <table:table-cell office:value-type="string">
            <text:p>0.612787902355194</text:p>
          </table:table-cell>
          <table:table-cell office:value-type="string">
            <text:p>Herr Laschet, haben Sie denn überhaupt keinen Hintern in der Hose? </text:p>
            <text:p>Es ist mir inzwischen fast schon egal, was Sie entscheiden aber bitte entscheiden Sie doch endlich mal was und bleiben Sie vor allem auch mal dabei! Es würde auch wirklich nicht schaden, wenn Sie mal eine Woche vorher schon was entschieden anstatt immer erst am Vorabend. Irgendwie muß man sich ja auch mal auf was einstellen und dafür dann auch planen können.</text:p>
            <text:p/>
            <text:p>Die nächsten Landtagswahlen sind zwar leider erst 2022, aber vielleicht suchen Sie sich trotzdem schon mal einen weichen Landeplatz ...</text:p>
          </table:table-cell>
          <table:table-cell table:number-columns-repeated="2"/>
        </table:table-row>
        <table:table-row table:style-name="ro4">
          <table:table-cell office:value-type="float" office:value="4469277">
            <text:p>4469277</text:p>
          </table:table-cell>
          <table:table-cell office:value-type="string">
            <text:p>0.612611869970957</text:p>
          </table:table-cell>
          <table:table-cell office:value-type="string">
            <text:p>Dank Merz habe ich seit 10 Jahren meine Steuererklärungen immer auf Bierdeckeln abgegeben. Geht auch ohne Steuerreform einwandfrei. Wenn er jetzt noch erklärt, wie die Belege drauf passen gewinnt er noch den Preis für Klartext-Geschwätz. Aber das wäre ja wohl ganz Ihr Geschmack. <text:s/></text:p>
          </table:table-cell>
          <table:table-cell table:number-columns-repeated="2"/>
        </table:table-row>
        <table:table-row table:style-name="ro4">
          <table:table-cell office:value-type="float" office:value="6304467">
            <text:p>6304467</text:p>
          </table:table-cell>
          <table:table-cell office:value-type="string">
            <text:p>0.611678381760915</text:p>
          </table:table-cell>
          <table:table-cell office:value-type="string">
            <text:p>Mit Ihren Ratschlägen kommen Sie ca. zwanzig Jahre zu spät. Sonderlich geschadet hatte die 180° Grad Wende den Grünen damals nicht. Sie haben einfach ihre Klientel gewechselt. Merz passt ganz gut zu den neuen Grünen.</text:p>
          </table:table-cell>
          <table:table-cell table:number-columns-repeated="2"/>
        </table:table-row>
        <table:table-row table:style-name="ro8">
          <table:table-cell office:value-type="float" office:value="6344669">
            <text:p>6344669</text:p>
          </table:table-cell>
          <table:table-cell office:value-type="string">
            <text:p>0.609079480171204</text:p>
          </table:table-cell>
          <table:table-cell office:value-type="string">
            <text:p>Danke für dieses offene und gute Feedback. Heißt für mich, dass Herr Richter in NRW derjenige ist, der das ganze Chaos zu verantworten hat. Einen Teil dieser Erlasse haben wir als Eltern auch zu sehen bekommen. </text:p>
            <text:p>Dann werden Herr Richter, Frau Gebauer und Herr Laschet einen Brief bekommen. Mal sehen, ob es da nicht eine gesetzliche Grundlage gibt, um hier mehr Dampf auf den Kessel zu bekommen, damit für die Zielgruppe des Bildungssystems tragfähige Lösungen für die restliche Coronazeit herauskommen.</text:p>
          </table:table-cell>
          <table:table-cell table:number-columns-repeated="2"/>
        </table:table-row>
        <table:table-row table:style-name="ro1">
          <table:table-cell office:value-type="float" office:value="4016998">
            <text:p>4016998</text:p>
          </table:table-cell>
          <table:table-cell office:value-type="string">
            <text:p>0.609030783176422</text:p>
          </table:table-cell>
          <table:table-cell office:value-type="string">
            <text:p>Bei Laschet muss man nur e und t weglassen. Dann weiß man, was man bekommt. Parteifilz, wie immer </text:p>
          </table:table-cell>
          <table:table-cell table:number-columns-repeated="2"/>
        </table:table-row>
        <table:table-row table:style-name="ro4">
          <table:table-cell office:value-type="float" office:value="11332665">
            <text:p>11332665</text:p>
          </table:table-cell>
          <table:table-cell office:value-type="string">
            <text:p>0.608686506748199</text:p>
          </table:table-cell>
          <table:table-cell office:value-type="string">
            <text:p>Herr Lobo, manchmal sollte man erst denken und dann einfach seinen Laptop ausschalten und nicht solchen Unsinn verzapfen. Aber klar, in Ihrer Blase wissen Sie alles besser - hinterher. </text:p>
          </table:table-cell>
          <table:table-cell table:number-columns-repeated="2"/>
        </table:table-row>
        <table:table-row table:style-name="ro5">
          <table:table-cell office:value-type="float" office:value="6782733">
            <text:p>6782733</text:p>
          </table:table-cell>
          <table:table-cell office:value-type="string">
            <text:p>0.608653128147125</text:p>
          </table:table-cell>
          <table:table-cell office:value-type="string">
            <text:p>Klar kann ich bei der Tötung dabei sein, wenn man das denn möchte. Ich empfehle das sogar jedem, das zumindest einmal im Leben zu tun.</text:p>
            <text:p/>
            <text:p>Ehrlich: Ich vertraue einem Jäger, der dieser Tätigkeit aus nicht kommerziellem Interesse nachgeht mehr als Süd-Süd-Ost-Fleisch.</text:p>
            <text:p/>
            <text:p>Und die aktuelle Diskussion gibt mir Recht.</text:p>
          </table:table-cell>
          <table:table-cell table:number-columns-repeated="2"/>
        </table:table-row>
        <table:table-row table:style-name="ro4">
          <table:table-cell office:value-type="float" office:value="7115010">
            <text:p>7115010</text:p>
          </table:table-cell>
          <table:table-cell office:value-type="string">
            <text:p>0.603804409503937</text:p>
          </table:table-cell>
          <table:table-cell office:value-type="string">
            <text:p>genau... <text:s/>Das sich mit jeder neuen Erkenntnis über den Virus auch andere Dinge ändern scheint bei Laschet nicht angekommen zu sein.</text:p>
            <text:p>Aber wo kein Licht ist.......</text:p>
          </table:table-cell>
          <table:table-cell table:number-columns-repeated="2"/>
        </table:table-row>
        <table:table-row table:style-name="ro3">
          <table:table-cell office:value-type="float" office:value="7879038">
            <text:p>7879038</text:p>
          </table:table-cell>
          <table:table-cell office:value-type="string">
            <text:p>0.60373196999232</text:p>
          </table:table-cell>
          <table:table-cell office:value-type="string">
            <text:p>Was ich schmerzlich vermisse ist die Möglichkeit Text und Bilder auf meinem Tablett zu vergrößern. Das war bereits bei den Bento-Artikeln nicht mögkich aber jetzt gilt dies offenbar auch für das neue Spiegeldesign. </text:p>
            <text:p>Denken Sie daran: Sie haben nicht nur junge Leser mit guter Sehkraft! </text:p>
          </table:table-cell>
          <table:table-cell table:number-columns-repeated="2"/>
        </table:table-row>
        <table:table-row table:style-name="ro2">
          <table:table-cell office:value-type="float" office:value="8410673">
            <text:p>8410673</text:p>
          </table:table-cell>
          <table:table-cell office:value-type="string">
            <text:p>0.601768394311269</text:p>
          </table:table-cell>
          <table:table-cell office:value-type="string">
            <text:p>Glückwunsch zur Wahl Herr Laschet - </text:p>
            <text:p>erstmals digital, ungewohnt anzusehen! </text:p>
            <text:p>Sachliches Ambiente und ansprechend. </text:p>
            <text:p>Gut gelungen. </text:p>
            <text:p>Das Ergebnis war erwartet knapp - ich hoffe die CDU weiß was zu tun ist. Verantwortung und Teamarbeit. </text:p>
            <text:p>Auf denn!</text:p>
          </table:table-cell>
          <table:table-cell table:number-columns-repeated="2"/>
        </table:table-row>
        <table:table-row table:style-name="ro1">
          <table:table-cell office:value-type="float" office:value="5109876">
            <text:p>5109876</text:p>
          </table:table-cell>
          <table:table-cell office:value-type="string">
            <text:p>0.600191315015157</text:p>
          </table:table-cell>
          <table:table-cell office:value-type="string">
            <text:p>Hmm jetzt bin ich überrascht das sich Merz als Rassist Outet</text:p>
          </table:table-cell>
          <table:table-cell table:number-columns-repeated="2"/>
        </table:table-row>
        <table:table-row table:style-name="ro8">
          <table:table-cell office:value-type="float" office:value="1254366">
            <text:p>1254366</text:p>
          </table:table-cell>
          <table:table-cell office:value-type="string">
            <text:p>0.599719186623891</text:p>
          </table:table-cell>
          <table:table-cell office:value-type="string">
            <text:p>Wow, so kurz und schmerzlos hat es noch keiner verstanden die Blase in der er lebt aufzuzeigen. </text:p>
            <text:p/>
            <text:p>Danke!</text:p>
            <text:p/>
          </table:table-cell>
          <table:table-cell table:number-columns-repeated="2"/>
        </table:table-row>
        <table:table-row table:style-name="ro8">
          <table:table-cell office:value-type="float" office:value="11230832">
            <text:p>11230832</text:p>
          </table:table-cell>
          <table:table-cell office:value-type="string">
            <text:p>0.599623600641886</text:p>
          </table:table-cell>
          <table:table-cell office:value-type="string">
            <text:p>Damit haben sie genau den richtigen Profi (Bock) zum italienischen Staatslenker (Gärtner) gemacht. Wenn einer sich auskennt, wie er an die Gelder anderer Leute kommt, dann Mario Draghi. Er hat doch in seiner Amtszeit bei der EZB die entsprechende Vorarbeit geleistet. Er wird fachgerecht die Sparer, und da vorzugsweise die deutschen Sparer, bluten lassen. Wie gut, dass wir eine so kompetente und durchsetzungsfähige Regierung haben, die darin auch noch einen großen Vorteil für uns sieht und das durch winkt.</text:p>
          </table:table-cell>
          <table:table-cell table:number-columns-repeated="2"/>
        </table:table-row>
        <table:table-row table:style-name="ro1">
          <table:table-cell office:value-type="float" office:value="2576715">
            <text:p>2576715</text:p>
          </table:table-cell>
          <table:table-cell office:value-type="string">
            <text:p>0.595768749713898</text:p>
          </table:table-cell>
          <table:table-cell office:value-type="string">
            <text:p>Danke! Ich habe vor allem eine weitere Frage: Was genau hat Merz bisher nochmal genau politisch geleistet? </text:p>
          </table:table-cell>
          <table:table-cell table:number-columns-repeated="2"/>
        </table:table-row>
        <table:table-row table:style-name="ro3">
          <table:table-cell office:value-type="float" office:value="8485627">
            <text:p>8485627</text:p>
          </table:table-cell>
          <table:table-cell office:value-type="string">
            <text:p>0.595475892225901</text:p>
          </table:table-cell>
          <table:table-cell office:value-type="string">
            <text:p>Die Drohung, dass Merz nach der Bundestagswahl Wirtschaftsminister werden will, freut sicher die anderen Parteien.</text:p>
            <text:p>Das lässt sich im Wahlkampf gut verwenden.</text:p>
            <text:p>Danke, Friedrich Merz.</text:p>
          </table:table-cell>
          <table:table-cell table:number-columns-repeated="2"/>
        </table:table-row>
        <table:table-row table:style-name="ro5">
          <table:table-cell office:value-type="float" office:value="5711101">
            <text:p>5711101</text:p>
          </table:table-cell>
          <table:table-cell office:value-type="string">
            <text:p>0.590224305788676</text:p>
          </table:table-cell>
          <table:table-cell office:value-type="string">
            <text:p>Barkha Dutt hat ja Recht für Soldat*innen: Better get your ass up that hill. Aber das hier ist ein Essenslieferdienst. Nicht jeder muss hart sein, deshalb ja unterschiedliche Jobs für unterschiedliche Leute.</text:p>
            <text:p/>
            <text:p>Einen Tag Menstruationsschmerzen daheim aussitzen, für diejenigen die eben nicht auf den Mond fliegen oder professionell Leute ins Gesicht schießen: Scheint mir angemessen und zeigt Mitgefühl.</text:p>
          </table:table-cell>
          <table:table-cell table:number-columns-repeated="2"/>
        </table:table-row>
        <table:table-row table:style-name="ro3">
          <table:table-cell office:value-type="float" office:value="4772441">
            <text:p>4772441</text:p>
          </table:table-cell>
          <table:table-cell office:value-type="string">
            <text:p>0.584422965844472</text:p>
          </table:table-cell>
          <table:table-cell office:value-type="string">
            <text:p>Mich überrascht vor allen Dingen ,dass in den USA sich keiner darum stört das es bei den Kandidaten sich um"alte Männer" handelt. Hier in Deutschland läuft ja die Kampange gegen Herrn Merz-"weil er so alt ist,wäre er nicht der richtige Mann"Wir sollten unser eigenes Haus sauber halten bevor wir in anderen Häusern versuchen die Mieter zu bestimmen.</text:p>
          </table:table-cell>
          <table:table-cell table:number-columns-repeated="2"/>
        </table:table-row>
        <table:table-row table:style-name="ro4">
          <table:table-cell office:value-type="float" office:value="166021">
            <text:p>166021</text:p>
          </table:table-cell>
          <table:table-cell office:value-type="string">
            <text:p>0.582026819388072</text:p>
          </table:table-cell>
          <table:table-cell office:value-type="string">
            <text:p>Da wird Trump darüber jammern, dass diese Meldung erst nach der Wahl kommt. Ich finde das toll. Die Niederlage für ihn wird dadurch noch schmerzhafter. </text:p>
          </table:table-cell>
          <table:table-cell table:number-columns-repeated="2"/>
        </table:table-row>
        <table:table-row table:style-name="ro3">
          <table:table-cell office:value-type="float" office:value="5620650">
            <text:p>5620650</text:p>
          </table:table-cell>
          <table:table-cell office:value-type="string">
            <text:p>0.580536723136902</text:p>
          </table:table-cell>
          <table:table-cell office:value-type="string">
            <text:p>Es gibt auch Leute, die einmal im Jahr, <text:s/>in Ihre Heimat fahren müßen, weil Sie da noch Verpflichtungen haben. Meine damit nicht die Türkei oder früheres Jugoslawien. Daran sollte man auch mal denken. Herr Laschet hat manchmal Einfälle, da kann man nur ganz feste den Kopf schütteln. Kanzlerkandidatur ade!!</text:p>
          </table:table-cell>
          <table:table-cell table:number-columns-repeated="2"/>
        </table:table-row>
        <table:table-row table:style-name="ro11">
          <table:table-cell office:value-type="float" office:value="7670099">
            <text:p>7670099</text:p>
          </table:table-cell>
          <table:table-cell office:value-type="string">
            <text:p>0.577809075514475</text:p>
          </table:table-cell>
          <table:table-cell office:value-type="string">
            <text:p>Ich wundere mich, wieviele jetzt schon wissen wollen, dass Merz es nicht</text:p>
            <text:p>kann oder den Grünen die Wähler zutreibt. Merz und Röttgen wurden beide</text:p>
            <text:p>von Merkel schon mal aus dem Weg geräumt, was für beide spricht. Was</text:p>
            <text:p>noch für beide spricht, ist, dass es keine Taktiker und falsche Fuffzger sind</text:p>
            <text:p>wie Laschet und Span, letzterer hat außer Ehrgeiz nichts vorzuweisen, außer dass er Bankkaufmann ist, ohne Studium. Ich selbst habe auch kein</text:p>
            <text:p>Studium, aber für den Job des Bundeskanzlers halte ich ein solches für</text:p>
            <text:p>dringend geboten. Deshalb Glück auf für Röttgen und Merz!</text:p>
            <text:p>Willi D.</text:p>
          </table:table-cell>
          <table:table-cell table:number-columns-repeated="2"/>
        </table:table-row>
        <table:table-row table:style-name="ro4">
          <table:table-cell office:value-type="float" office:value="8622242">
            <text:p>8622242</text:p>
          </table:table-cell>
          <table:table-cell office:value-type="string">
            <text:p>0.576364874839783</text:p>
          </table:table-cell>
          <table:table-cell office:value-type="string">
            <text:p>Also die Tante meiner Nichte und deren Omas sind voll informiert. Merz ist derzeit im Vatikan und bittet um höheren Beistand. Erste Meldungen deuten jedoch darauf hin, das der da oben nicht mitmacht.</text:p>
          </table:table-cell>
          <table:table-cell table:number-columns-repeated="2"/>
        </table:table-row>
        <table:table-row table:style-name="ro4">
          <table:table-cell office:value-type="float" office:value="7179065">
            <text:p>7179065</text:p>
          </table:table-cell>
          <table:table-cell office:value-type="string">
            <text:p>0.574955801169078</text:p>
          </table:table-cell>
          <table:table-cell office:value-type="string">
            <text:p>Laschet mal wieder. Als MP von NRW sollte er sich doch zuerst einmal um den eigenen Stall kümmern. Zum Beispiel darum, wie er seine Schulen für kommende Woche schutzmäßig ausgestattet sieht und ob alle Corona-Vorkehrungen greifen. Das hat Priorität. </text:p>
          </table:table-cell>
          <table:table-cell table:number-columns-repeated="2"/>
        </table:table-row>
        <table:table-row table:style-name="ro1">
          <table:table-cell office:value-type="float" office:value="8324146">
            <text:p>8324146</text:p>
          </table:table-cell>
          <table:table-cell office:value-type="string">
            <text:p>0.568647503852844</text:p>
          </table:table-cell>
          <table:table-cell office:value-type="string">
            <text:p>Eine Schwarz-Grüne Regierung wird auf jeden Fall kommen, egal ob mit Laschet, Röttgen oder Merz.</text:p>
          </table:table-cell>
          <table:table-cell table:number-columns-repeated="2"/>
        </table:table-row>
        <table:table-row table:style-name="ro4">
          <table:table-cell office:value-type="float" office:value="7703700">
            <text:p>7703700</text:p>
          </table:table-cell>
          <table:table-cell office:value-type="string">
            <text:p>0.562791228294373</text:p>
          </table:table-cell>
          <table:table-cell office:value-type="string">
            <text:p>Ich könnte mir gut vorstellen, bei der Lobhudelei des Schweigers für Merz, die Beratung durch den CDU Mann und Empfehlung für Blackrock ins Auge gefasst zu haben.</text:p>
          </table:table-cell>
          <table:table-cell table:number-columns-repeated="2"/>
        </table:table-row>
        <table:table-row table:style-name="ro16">
          <table:table-cell office:value-type="float" office:value="6497131">
            <text:p>6497131</text:p>
          </table:table-cell>
          <table:table-cell office:value-type="string">
            <text:p>0.556836346785227</text:p>
          </table:table-cell>
          <table:table-cell office:value-type="string">
            <text:p>wow wow wow Essen - ganz heißes Eisen.</text:p>
            <text:p>Haben Sie gesehen, wie jungen Stieren, auf der Südhalbkugel die Augen ausgestochen werden, dass die nicht aggressiv werden?</text:p>
            <text:p/>
            <text:p>Oder wie Schweinezucht abgeht?</text:p>
            <text:p/>
            <text:p>Dann wird dieses Fleisch als Luxusfleisch verkauft.</text:p>
            <text:p/>
            <text:p>Rassismus beginnt nicht beim Menschen.</text:p>
            <text:p>Rassismus beginnt beim Umgang mit Tieren - und dann werden bestimmte Menschen den Tieren gleichgestellt, und ebenso (schlecht) behandelt.</text:p>
            <text:p/>
            <text:p>Denn der Tierzüchter weiß wohl, was er den Tieren antut.</text:p>
            <text:p>(Und endet beim ignoranten Fleischesser - oder meinen Sie, nur Menschen in der Vorstadtvilla sind Schmerz empfindlich? Oder wissen Sie das - empfinden das aber beim Essen des Steaks als zusätzlichen Reiz?)</text:p>
            <text:p/>
            <text:p>Und komisch ist das das Anti PETA Symbol auf den US Trucks direkt neben der Südstaatenflagge prangt. (mit dem sarkastischen Aufkleber: "Loud Pipes Save Lives")</text:p>
          </table:table-cell>
          <table:table-cell table:number-columns-repeated="2"/>
        </table:table-row>
        <table:table-row table:style-name="ro15">
          <table:table-cell office:value-type="float" office:value="6819352">
            <text:p>6819352</text:p>
          </table:table-cell>
          <table:table-cell office:value-type="string">
            <text:p>0.553103307882945</text:p>
          </table:table-cell>
          <table:table-cell office:value-type="string">
            <text:p>Operationen werden gern als das "auswechseln von Ersatzteilen" und völlig problemlos dargestellt, Kliniken machen damit viel Geld, was sie für andere notwendige Dingen, nämlich Zuwendung nicht bekommen.</text:p>
            <text:p>Eine Operation ist immer ein Risiko und mit Folgeschäden steht man ziemlich alleine da, wie hier die Kommentare auch zeigen. </text:p>
            <text:p>Man muss nicht alles machbare machen lassen, es ist schon wichtig sich Gedanken zu machen, was sein könnte und eine Abwägung treffen, was einem mehr Wert ist. </text:p>
            <text:p>Frau Lierhaus hatte ein Leben auf der Überholspur, nicht immer toll, aber etwas worum sie viele Menschen beneidet haben. Heute wird sie keiner beneiden und wenn sie dann doch noch etwas vom Glanz früherer Tage abstauben will, dann wird ihr das auch geneidet.</text:p>
            <text:p>Es ist nicht einfach damit zu leben, dass man nie mehr schmerzfrei sein wird (und nein Schmerzmittel helfen da nur bedingt, ein Restschmerz bleibt immer!), immer auf Hilfe angewiesen und die Lebensaufgabe einfach darin besteht das Leben zu meistern. Das ist kein Schicksal, dass ich mir oder jemandem anderes wünsche, es gehört viel Kraft und Lebensmut dazu damit klar zu kommen.</text:p>
          </table:table-cell>
          <table:table-cell table:number-columns-repeated="2"/>
        </table:table-row>
        <table:table-row table:style-name="ro17">
          <table:table-cell office:value-type="float" office:value="7118340">
            <text:p>7118340</text:p>
          </table:table-cell>
          <table:table-cell office:value-type="string">
            <text:p>0.553071280320485</text:p>
          </table:table-cell>
          <table:table-cell office:value-type="string">
            <text:p>Ein Politiker, der selbstkritisch ist. </text:p>
            <text:p>Ruhig. Sachlich. Angenehm zurückhaltend. </text:p>
            <text:p/>
            <text:p>Also das komplette Gegenteil von Merz oder Söder. </text:p>
            <text:p>Mögen uns die beiden auf erspart bleiben, wenigstens in bundesweiter Verantwortung.</text:p>
            <text:p/>
            <text:p/>
            <text:p/>
            <text:p/>
            <text:p/>
            <text:p/>
            <text:p/>
            <text:p/>
            <text:p/>
          </table:table-cell>
          <table:table-cell table:number-columns-repeated="2"/>
        </table:table-row>
        <table:table-row table:style-name="ro4">
          <table:table-cell office:value-type="float" office:value="6365988">
            <text:p>6365988</text:p>
          </table:table-cell>
          <table:table-cell office:value-type="string">
            <text:p>0.548199435075124</text:p>
          </table:table-cell>
          <table:table-cell office:value-type="string">
            <text:p>Stimmt wohl. Aus einigen aufgelassenen US-Kasernen könnte man doch Umerziehungslager für unsere Elite-Soldaten machen. "Pädagogische Werkzeuge" finden sich evtl. noch in den Kellern.</text:p>
          </table:table-cell>
          <table:table-cell table:number-columns-repeated="2"/>
        </table:table-row>
        <table:table-row table:style-name="ro8">
          <table:table-cell office:value-type="float" office:value="11414446">
            <text:p>11414446</text:p>
          </table:table-cell>
          <table:table-cell office:value-type="string">
            <text:p>0.545015056927999</text:p>
          </table:table-cell>
          <table:table-cell office:value-type="string">
            <text:p>Gibt es eigentlich eine verlässliche Quelle, die die Selbstmordrate für 2020 aufzeigt? Wenn ja, kann man ja mal hochrechnen, wie die sich im Bezug auf die Lockdowns und die Zerstörungen des Einzelhandels in diesem Jahr auswirken könnte. Da die Zählung für Corona auch untypischerweise fortgeführt wird, obwohl wir ein neues Jahr haben, muß man diese verzweifelten Menschen auch dazu rechnen. Welche Kurve steigt und welche Kurve fällt? Ich bin sehr gespannt. Lockdown forever kann keine Lösung sein und "wenn man vom Ende her denkt", ist der Tod immer sicher. </text:p>
          </table:table-cell>
          <table:table-cell table:number-columns-repeated="2"/>
        </table:table-row>
        <table:table-row table:style-name="ro4">
          <table:table-cell office:value-type="float" office:value="283109">
            <text:p>283109</text:p>
          </table:table-cell>
          <table:table-cell office:value-type="string">
            <text:p>0.544408599535624</text:p>
          </table:table-cell>
          <table:table-cell office:value-type="string">
            <text:p>ChatdeMaison, sehr viele Deutsche leben in ähnlichen Verhältnissen wie Herr Merz. Beruflich erfolgreich, kleines Vermögen, sichere Perspektive bis jetzt. Statt dem Flugzeug eben ein gehobenes Wohnmobil, Ferienhaus oder eine Yacht. </text:p>
          </table:table-cell>
          <table:table-cell table:number-columns-repeated="2"/>
        </table:table-row>
        <table:table-row table:style-name="ro1">
          <table:table-cell office:value-type="float" office:value="7659532">
            <text:p>7659532</text:p>
          </table:table-cell>
          <table:table-cell office:value-type="string">
            <text:p>0.512847602367401</text:p>
          </table:table-cell>
          <table:table-cell office:value-type="string">
            <text:p>Röttgen will doch nur den Merz voranbringen! In dem Fall ein guter Vorstoß!</text:p>
          </table:table-cell>
          <table:table-cell table:number-columns-repeated="2"/>
        </table:table-row>
        <table:table-row table:style-name="ro1">
          <table:table-cell office:value-type="float" office:value="8409756">
            <text:p>8409756</text:p>
          </table:table-cell>
          <table:table-cell office:value-type="string">
            <text:p>0.506276309490204</text:p>
          </table:table-cell>
          <table:table-cell office:value-type="string">
            <text:p>Merz ist und bleibt ein Verlierer. Gut so.</text:p>
          </table:table-cell>
          <table:table-cell table:number-columns-repeated="2"/>
        </table:table-row>
        <table:table-row table:style-name="ro1" table:number-rows-repeated="1047530">
          <table:table-cell table:number-columns-repeated="5"/>
        </table:table-row>
        <table:table-row table:style-name="ro1">
          <table:table-cell table:number-columns-repeated="5"/>
        </table:table-row>
      </table:table>
      <table:database-ranges>
        <table:database-range table:name="__Anonymous_Sheet_DB__1" table:target-range-address="Tabelle1.A1:Tabelle1.E104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0">10.02.2021</text:date>, <text:time>15:32: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10T15:32:20.71</dc:date>
    <dc:creator>P K</dc:creator>
    <meta:generator>OpenOffice/4.1.8$Win32 OpenOffice.org_project/418m3$Build-9803</meta:generator>
    <meta:editing-duration>PT1H3M3S</meta:editing-duration>
    <meta:editing-cycles>2</meta:editing-cycles>
    <meta:document-statistic meta:table-count="1" meta:cell-count="3504" meta:object-count="0"/>
  </office:meta>
</office:document-meta>
</file>